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8.71pt"/>
    </style:style>
    <style:style style:name="co4" style:family="table-column">
      <style:table-column-properties fo:break-before="auto" style:column-width="168.89pt"/>
    </style:style>
    <style:style style:name="co5" style:family="table-column">
      <style:table-column-properties fo:break-before="auto" style:column-width="173.79pt"/>
    </style:style>
    <style:style style:name="co6" style:family="table-column">
      <style:table-column-properties fo:break-before="auto" style:column-width="33.36pt"/>
    </style:style>
    <style:style style:name="co7" style:family="table-column">
      <style:table-column-properties fo:break-before="auto" style:column-width="27.64pt"/>
    </style:style>
    <style:style style:name="co8" style:family="table-column">
      <style:table-column-properties fo:break-before="auto" style:column-width="26.84pt"/>
    </style:style>
    <style:style style:name="co9" style:family="table-column">
      <style:table-column-properties fo:break-before="auto" style:column-width="30.1pt"/>
    </style:style>
    <style:style style:name="co10" style:family="table-column">
      <style:table-column-properties fo:break-before="auto" style:column-width="17.86pt"/>
    </style:style>
    <style:style style:name="co11" style:family="table-column">
      <style:table-column-properties fo:break-before="auto" style:column-width="18.74pt"/>
    </style:style>
    <style:style style:name="co12" style:family="table-column">
      <style:table-column-properties fo:break-before="auto" style:column-width="15.39pt"/>
    </style:style>
    <style:style style:name="co13" style:family="table-column">
      <style:table-column-properties fo:break-before="auto" style:column-width="17.04pt"/>
    </style:style>
    <style:style style:name="co14" style:family="table-column">
      <style:table-column-properties fo:break-before="auto" style:column-width="14.6pt"/>
    </style:style>
    <style:style style:name="co15" style:family="table-column">
      <style:table-column-properties fo:break-before="auto" style:column-width="16.24pt"/>
    </style:style>
    <style:style style:name="co16" style:family="table-column">
      <style:table-column-properties fo:break-before="auto" style:column-width="12.39pt"/>
    </style:style>
    <style:style style:name="co17" style:family="table-column">
      <style:table-column-properties fo:break-before="auto" style:column-width="34.21pt"/>
    </style:style>
    <style:style style:name="co18" style:family="table-column">
      <style:table-column-properties fo:break-before="auto" style:column-width="89.69pt"/>
    </style:style>
    <style:style style:name="co19" style:family="table-column">
      <style:table-column-properties fo:break-before="auto" style:column-width="92.15pt"/>
    </style:style>
    <style:style style:name="co20" style:family="table-column">
      <style:table-column-properties fo:break-before="auto" style:column-width="36.71pt"/>
    </style:style>
    <style:style style:name="co21" style:family="table-column">
      <style:table-column-properties fo:break-before="auto" style:column-width="125.86pt"/>
    </style:style>
    <style:style style:name="co22" style:family="table-column">
      <style:table-column-properties fo:break-before="auto" style:column-width="12.19pt"/>
    </style:style>
    <style:style style:name="co23" style:family="table-column">
      <style:table-column-properties fo:break-before="auto" style:column-width="16.5pt"/>
    </style:style>
    <style:style style:name="co24" style:family="table-column">
      <style:table-column-properties fo:break-before="auto" style:column-width="97.85pt"/>
    </style:style>
    <style:style style:name="co25" style:family="table-column">
      <style:table-column-properties fo:break-before="auto" style:column-width="53.01pt"/>
    </style:style>
    <style:style style:name="co26" style:family="table-column">
      <style:table-column-properties fo:break-before="auto" style:column-width="33.79pt"/>
    </style:style>
    <style:style style:name="co27" style:family="table-column">
      <style:table-column-properties fo:break-before="auto" style:column-width="25.99pt"/>
    </style:style>
    <style:style style:name="co28" style:family="table-column">
      <style:table-column-properties fo:break-before="auto" style:column-width="118.29pt"/>
    </style:style>
    <style:style style:name="co29" style:family="table-column">
      <style:table-column-properties fo:break-before="auto" style:column-width="34.75pt"/>
    </style:style>
    <style:style style:name="co30" style:family="table-column">
      <style:table-column-properties fo:break-before="auto" style:column-width="233.29pt"/>
    </style:style>
    <style:style style:name="ro1" style:family="table-row">
      <style:table-row-properties style:row-height="30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ro5" style:family="table-row">
      <style:table-row-properties style:row-height="23.19pt" fo:break-before="auto" style:use-optimal-row-height="true"/>
    </style:style>
    <style:style style:name="ro6" style:family="table-row">
      <style:table-row-properties style:row-height="21.74pt" fo:break-before="auto" style:use-optimal-row-height="true"/>
    </style:style>
    <style:style style:name="ro7" style:family="table-row">
      <style:table-row-properties style:row-height="12.76pt" fo:break-before="auto" style:use-optimal-row-height="false"/>
    </style:style>
    <style:style style:name="ro8" style:family="table-row">
      <style:table-row-properties style:row-height="23.41pt" fo:break-before="auto" style:use-optimal-row-height="true"/>
    </style:style>
    <style:style style:name="ro9" style:family="table-row">
      <style:table-row-properties style:row-height="20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cfe7f5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17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ackground-color="#ffcc99" style:text-align-source="fix" style:repeat-content="false" fo:wrap-option="wrap" fo:border-left="none" fo:border-right="none" fo:border-top="0.06pt solid #000000" style:vertical-align="bottom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fo:background-color="#ff99ff" style:text-align-source="fix" style:repeat-content="false" fo:wrap-option="wrap" fo:border-left="none" fo:border-right="none" fo:border-top="0.06pt solid #000000" style:vertical-align="bottom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fo:background-color="#ff99ff" style:text-align-source="fix" style:repeat-content="false" fo:wrap-option="wrap" fo:border-left="none" fo:border-right="none" fo:border-top="0.06pt solid #000000" style:vertical-align="bottom"/>
      <style:paragraph-properties fo:text-align="center" fo:margin-left="0pt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0.06pt solid #000000" fo:background-color="#cfe7f5" style:text-align-source="fix" style:repeat-content="false" fo:wrap-option="wrap" fo:border-left="none" fo:border-right="none" fo:border-top="0.06pt solid #000000" style:vertical-align="bottom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ackground-color="#cfe7f5" style:text-align-source="fix" style:repeat-content="false" fo:wrap-option="wrap" fo:border-left="none" fo:border-right="none" fo:border-top="0.06pt solid #000000" style:vertical-align="bottom"/>
      <style:paragraph-properties fo:text-align="center" fo:margin-left="0p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-bottom="0.06pt solid #000000" fo:background-color="#ffffcc" style:text-align-source="fix" style:repeat-content="false" fo:wrap-option="wrap" fo:border-left="none" fo:border-right="none" fo:border-top="0.06pt solid #000000" style:vertical-align="bottom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fo:background-color="#ffffcc" style:text-align-source="fix" style:repeat-content="false" fo:wrap-option="wrap" fo:border-left="none" fo:border-right="none" fo:border-top="0.06pt solid #000000" style:vertical-align="bottom"/>
      <style:paragraph-properties fo:text-align="center" fo:margin-left="0pt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0.06pt solid #000000" fo:background-color="#ccff99" style:text-align-source="fix" style:repeat-content="false" fo:wrap-option="wrap" fo:border-left="none" fo:border-right="none" fo:border-top="0.06pt solid #000000" style:vertical-align="bottom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background-color="#ffff70" style:text-align-source="fix" style:repeat-content="false" fo:wrap-option="wrap" fo:border-left="none" fo:border-right="none" fo:border-top="0.06pt solid #000000" style:vertical-align="bottom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0.06pt solid #000000" style:vertical-align="bottom"/>
      <style:paragraph-properties fo:text-align="center"/>
      <style:text-properties style:font-name="Liberation Sans"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bottom"/>
      <style:paragraph-properties fo:text-align="center" fo:margin-left="0pt"/>
    </style:style>
    <style:style style:name="ce6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bottom"/>
      <style:paragraph-properties fo:text-align="center"/>
    </style:style>
    <style:style style:name="ce6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bottom"/>
      <style:paragraph-properties fo:text-align="center" fo:margin-left="0pt"/>
      <style:text-properties fo:color="#ff6600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/>
      <style:text-properties style:font-name="Liberation Sans Narrow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0.06pt solid #000000" style:vertical-align="bottom"/>
      <style:paragraph-properties fo:text-align="center"/>
      <style:text-properties style:font-name="Liberation Sans Narrow"/>
    </style:style>
    <style:style style:name="ce7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bottom"/>
      <style:paragraph-properties fo:text-align="center"/>
      <style:text-properties style:font-name="Liberation Sans Narrow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pt"/>
      <style:text-properties style:font-name="Liberation Sans Narrow"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0.06pt solid #000000"/>
      <style:paragraph-properties fo:text-align="center" fo:margin-left="0pt"/>
      <style:text-properties style:font-name="Liberation Sans Narrow"/>
    </style:style>
    <style:style style:name="ce7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bottom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color="#004586" fo:font-weight="bold" style:font-weight-asian="bold" style:font-weight-complex="bold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bottom"/>
      <style:paragraph-properties fo:text-align="center" fo:margin-left="0pt"/>
      <style:text-properties style:font-name="Liberation Sans Narrow" fo:font-weight="bold" style:font-weight-asian="bold" style:font-weight-complex="bold"/>
    </style:style>
    <style:style style:name="ce17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color="#004586" style:font-name="Arial" fo:font-weight="bold" style:font-name-asian="Arial Unicode MS" style:font-weight-asian="bold" style:font-name-complex="Mangal" style:font-weight-complex="bold"/>
    </style:style>
    <style:style style:name="ce1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fo:color="#004586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style:rotation-angle="90" fo:border-top="0.06pt solid #000000" style:vertical-align="bottom"/>
      <style:paragraph-properties fo:text-align="center"/>
      <style:text-properties fo:color="#808080" style:font-name="Liberation Sans" fo:font-size="8pt" fo:font-weight="bold" style:font-size-asian="8pt" style:font-weight-asian="bold" style:font-size-complex="8pt" style:font-weight-complex="bold"/>
    </style:style>
    <style:style style:name="ce8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bottom"/>
      <style:paragraph-properties fo:text-align="center" fo:margin-left="0pt"/>
      <style:text-properties fo:color="#808080" fo:font-size="8pt" fo:font-weight="normal" style:font-size-asian="8pt" style:font-weight-asian="normal" style:font-size-complex="8pt" style:font-weight-complex="normal"/>
    </style:style>
    <style:style style:name="ce8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bottom"/>
      <style:paragraph-properties fo:text-align="center"/>
      <style:text-properties fo:color="#808080" fo:font-size="8pt" fo:font-weight="normal" style:font-size-asian="8pt" style:font-weight-asian="normal" style:font-size-complex="8pt" style:font-weight-complex="normal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0.06pt solid #000000" style:vertical-align="bottom"/>
      <style:paragraph-properties fo:text-align="center" fo:margin-left="0pt"/>
      <style:text-properties fo:color="#808080" style:font-name="Liberation Sans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0.06pt solid #000000" style:vertical-align="bottom"/>
      <style:paragraph-properties fo:text-align="center" fo:margin-left="0pt"/>
      <style:text-properties fo:color="#000000" style:font-name="Liberation Sans"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9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9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9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9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9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9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9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1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4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4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4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6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6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7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7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7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7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7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8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8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8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8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8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8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8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9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9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19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0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0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0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0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0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0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0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1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1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1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1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1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1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1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1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1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1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2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3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3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5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5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6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6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6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7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7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7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7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8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8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8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8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8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8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8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9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9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9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30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30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30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30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30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30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31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bottom"/>
      <style:paragraph-properties fo:text-align="center" fo:margin-left="0pt"/>
      <style:text-properties fo:font-weight="normal" style:font-weight-asian="normal" style:font-weight-complex="normal"/>
    </style:style>
    <style:style style:name="ce31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bottom"/>
      <style:paragraph-properties fo:text-align="center"/>
      <style:text-properties fo:font-weight="normal" style:font-weight-asian="normal" style:font-weight-complex="normal"/>
    </style:style>
    <style:style style:name="ce312" style:family="table-cell" style:parent-style-name="Default" style:data-style-name="N0">
      <style:table-cell-properties fo:border-bottom="0.06pt solid #000000" fo:background-color="#eeeeee" style:text-align-source="fix" style:repeat-content="false" fo:border-left="none" fo:border-right="none" fo:border-top="0.06pt solid #000000" style:vertical-align="bottom"/>
      <style:paragraph-properties fo:text-align="center" fo:margin-left="0pt"/>
      <style:text-properties fo:font-weight="normal" style:font-weight-asian="normal" style:font-weight-complex="normal"/>
    </style:style>
    <style:style style:name="ce313" style:family="table-cell" style:parent-style-name="Default" style:data-style-name="N0">
      <style:table-cell-properties fo:border-bottom="0.06pt solid #000000" fo:background-color="#f7e0b0" style:text-align-source="fix" style:repeat-content="false" fo:border-left="none" fo:border-right="none" fo:border-top="0.06pt solid #000000" style:vertical-align="bottom"/>
      <style:paragraph-properties fo:text-align="center" fo:margin-left="0pt"/>
      <style:text-properties fo:font-weight="normal" style:font-weight-asian="normal" style:font-weight-complex="normal"/>
    </style:style>
    <style:style style:name="ce314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315" style:family="table-cell" style:parent-style-name="Default">
      <style:table-cell-properties fo:background-color="#e5e5e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6" style:family="table-cell" style:parent-style-name="Default">
      <style:table-cell-properties fo:background-color="#e5e5e5" style:text-align-source="fix" style:repeat-content="false" fo:border="none" style:rotation-angle="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317" style:family="table-cell" style:parent-style-name="Default">
      <style:table-cell-properties fo:background-color="#e5e5e5"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8" style:family="table-cell" style:parent-style-name="Default">
      <style:table-cell-properties fo:background-color="#e5e5e5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319" style:family="table-cell" style:parent-style-name="Default">
      <style:table-cell-properties fo:background-color="#e5e5e5" style:text-align-source="fix" style:repeat-content="false" fo:border="none" style:rotation-angle="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20" style:family="table-cell" style:parent-style-name="Default">
      <style:table-cell-properties fo:background-color="#e5e5e5" style:text-align-source="fix" style:repeat-content="false" fo:border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321" style:family="table-cell" style:parent-style-name="Default">
      <style:table-cell-properties fo:background-color="#e5e5e5" style:text-align-source="fix" style:repeat-content="false" fo:border="none" style:vertical-align="middle"/>
      <style:paragraph-properties fo:text-align="center" fo:margin-left="0pt"/>
    </style:style>
    <style:style style:name="ce322" style:family="table-cell" style:parent-style-name="Default">
      <style:table-cell-properties fo:background-color="#e5e5e5" style:text-align-source="fix" style:repeat-content="false" fo:border="none"/>
      <style:paragraph-properties fo:text-align="center" fo:margin-left="0pt"/>
    </style:style>
    <style:style style:name="ce323" style:family="table-cell" style:parent-style-name="Default">
      <style:table-cell-properties fo:background-color="#e5e5e5" style:text-align-source="fix" style:repeat-content="false" fo:border="none" style:rotation-angle="0" style:vertical-align="middle"/>
      <style:paragraph-properties fo:text-align="center"/>
      <style:text-properties fo:font-style="italic" fo:font-weight="normal" style:font-weight-asian="bold" style:font-weight-complex="bold"/>
    </style:style>
    <style:style style:name="ce224" style:family="table-cell" style:parent-style-name="Default">
      <style:table-cell-properties fo:background-color="#dddddd"/>
    </style:style>
    <style:style style:name="ce325" style:family="table-cell" style:parent-style-name="Default">
      <style:table-cell-properties fo:background-color="#dddddd"/>
      <style:text-properties style:font-name="Liberation Sans Narrow"/>
    </style:style>
    <style:style style:name="ce326" style:family="table-cell" style:parent-style-name="Default">
      <style:table-cell-properties fo:background-color="#dddddd" style:text-align-source="fix" style:repeat-content="false" fo:border="none"/>
      <style:paragraph-properties fo:text-align="end" fo:margin-left="0pt"/>
      <style:text-properties fo:font-weight="bold" style:font-weight-asian="bold" style:font-weight-complex="bold"/>
    </style:style>
    <style:style style:name="ce327" style:family="table-cell" style:parent-style-name="Default">
      <style:table-cell-properties fo:background-color="#eeeeee" style:text-align-source="fix" style:repeat-content="false" fo:border="0.06pt solid #808080" style:vertical-align="middl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346" style:family="table-cell" style:parent-style-name="Default">
      <style:table-cell-properties fo:border-bottom="none" fo:background-color="#eeeeee" style:text-align-source="fix" style:repeat-content="false" fo:border-left="0.06pt solid #808080" fo:border-right="0.06pt solid #808080" fo:border-top="0.06pt solid #808080"/>
      <style:paragraph-properties fo:text-align="end" fo:margin-left="0pt"/>
      <style:text-properties style:font-name="Liberation Sans" fo:font-weight="bold" style:font-weight-asian="bold" style:font-weight-complex="bold"/>
    </style:style>
    <style:style style:name="ce370" style:family="table-cell" style:parent-style-name="Default">
      <style:table-cell-properties fo:border-bottom="none" fo:background-color="#eeeeee" style:text-align-source="fix" style:repeat-content="false" fo:border-left="0.06pt solid #808080" fo:border-right="0.06pt solid #808080" fo:border-top="none"/>
      <style:paragraph-properties fo:text-align="end" fo:margin-left="0pt"/>
      <style:text-properties style:font-name="Liberation Sans" fo:font-weight="bold" style:font-weight-asian="bold" style:font-weight-complex="bold"/>
    </style:style>
    <style:style style:name="ce377" style:family="table-cell" style:parent-style-name="Default">
      <style:table-cell-properties fo:border-bottom="none" fo:background-color="#eeeeee" style:text-align-source="fix" style:repeat-content="false" fo:border-left="0.06pt solid #808080" fo:border-right="0.06pt solid #808080" fo:border-top="none"/>
      <style:paragraph-properties fo:text-align="end" fo:margin-left="0pt"/>
      <style:text-properties style:font-name="Liberation Sans"/>
    </style:style>
    <style:style style:name="ce378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end" fo:margin-left="0pt"/>
      <style:text-properties style:font-name="Liberation Sans" fo:font-weight="bold" style:font-weight-asian="bold" style:font-weight-complex="bold"/>
    </style:style>
    <style:style style:name="ce379" style:family="table-cell" style:parent-style-name="Default">
      <style:table-cell-properties fo:border-bottom="none" fo:background-color="#eeeeee" style:text-align-source="fix" style:repeat-content="false" fo:border-left="1.11pt double-thin #000000" style:border-line-width-left="0.51pt 0.11pt 0.51pt" fo:border-right="1.11pt double-thin #000000" style:border-line-width-right="0.51pt 0.11pt 0.51pt" fo:border-top="1.11pt double-thin #000000" style:border-line-width-top="0.51pt 0.11pt 0.51pt" style:vertical-align="middl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384" style:family="table-cell" style:parent-style-name="Default" style:data-style-name="N0">
      <style:table-cell-properties fo:border-bottom="none" fo:background-color="#eeeeee" style:text-align-source="fix" style:repeat-content="false" fo:border-left="1.11pt double-thin #000000" style:border-line-width-left="0.51pt 0.11pt 0.51pt" fo:border-right="1.11pt double-thin #000000" style:border-line-width-right="0.51pt 0.11pt 0.51pt" fo:border-top="none" style:vertical-align="middl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385" style:family="table-cell" style:parent-style-name="Default" style:data-style-name="N0">
      <style:table-cell-properties fo:border-bottom="none" fo:background-color="#eeeeee" style:text-align-source="fix" style:repeat-content="false" fo:border-left="1.11pt double-thin #000000" style:border-line-width-left="0.51pt 0.11pt 0.51pt" fo:border-right="1.11pt double-thin #000000" style:border-line-width-right="0.51pt 0.11pt 0.51pt" fo:border-top="none" style:vertical-align="top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386" style:family="table-cell" style:parent-style-name="Default">
      <style:table-cell-properties fo:border-bottom="none" fo:background-color="#eeeeee" style:text-align-source="fix" style:repeat-content="false" fo:border-left="1.11pt double-thin #000000" style:border-line-width-left="0.51pt 0.11pt 0.51pt" fo:border-right="1.11pt double-thin #000000" style:border-line-width-right="0.51pt 0.11pt 0.51pt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87" style:family="table-cell" style:parent-style-name="Default">
      <style:table-cell-properties fo:border-bottom="none" fo:background-color="#eeeeee" fo:border-left="1.11pt double-thin #000000" style:border-line-width-left="0.51pt 0.11pt 0.51pt" fo:border-right="none" fo:border-top="none"/>
    </style:style>
    <style:style style:name="ce394" style:family="table-cell" style:parent-style-name="Default">
      <style:table-cell-properties fo:border-bottom="1.11pt double-thin #000000" style:border-line-width-bottom="0.51pt 0.11pt 0.51pt" fo:background-color="#eeeeee" fo:border-left="1.11pt double-thin #000000" style:border-line-width-left="0.51pt 0.11pt 0.51pt" fo:border-right="none" fo:border-top="none"/>
    </style:style>
    <style:style style:name="ce39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9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weight="bold" style:font-weight-asian="bold" style:font-weight-complex="bold"/>
    </style:style>
    <style:style style:name="ce39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weight="bold" style:font-weight-asian="bold" style:font-weight-complex="bold"/>
    </style:style>
    <style:style style:name="ce39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font-name="Liberation Sans Narrow" fo:font-weight="bold" style:font-weight-asian="bold" style:font-weight-complex="bold"/>
    </style:style>
    <style:style style:name="ce40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end" fo:margin-left="0pt"/>
      <style:text-properties style:font-name="Liberation Sans Narrow"/>
    </style:style>
    <style:style style:name="ce401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end" fo:margin-left="0pt"/>
      <style:text-properties style:font-name="Liberation Sans Narrow"/>
    </style:style>
    <style:style style:name="ce402" style:family="table-cell" style:parent-style-name="Default">
      <style:table-cell-properties fo:background-color="#dddddd" style:text-align-source="fix" style:repeat-content="false"/>
      <style:paragraph-properties fo:text-align="end" fo:margin-left="0pt"/>
    </style:style>
    <style:style style:name="ce40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04" style:family="table-cell" style:parent-style-name="Default" style:data-style-name="N1">
      <style:table-cell-properties fo:background-color="#dddddd" style:text-align-source="fix" style:repeat-content="false" fo:border="none"/>
      <style:paragraph-properties fo:text-align="start" fo:margin-left="0pt"/>
      <style:text-properties fo:font-weight="bold" style:font-weight-asian="bold" style:font-weight-complex="bold"/>
    </style:style>
    <style:style style:name="ce405" style:family="table-cell" style:parent-style-name="Default" style:data-style-name="N1">
      <style:table-cell-properties fo:border-bottom="none" fo:background-color="#dddddd" style:text-align-source="fix" style:repeat-content="false" fo:border-left="none" fo:border-right="none" fo:border-top="0.06pt solid #808080"/>
      <style:paragraph-properties fo:text-align="start" fo:margin-left="0pt"/>
      <style:text-properties fo:font-weight="bold" style:font-weight-asian="bold" style:font-weight-complex="bold"/>
    </style:style>
    <style:style style:name="ce406" style:family="table-cell" style:parent-style-name="Default" style:data-style-name="N1">
      <style:table-cell-properties fo:border-bottom="none" fo:background-color="#ffffff" style:text-align-source="fix" style:repeat-content="false" fo:border-left="none" fo:border-right="0.06pt solid #808080" fo:border-top="0.06pt solid #808080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407" style:family="table-cell" style:parent-style-name="Default" style:data-style-name="N123">
      <style:table-cell-properties fo:border-bottom="none" fo:background-color="#ffffff" style:text-align-source="fix" style:repeat-content="false" fo:border-left="none" fo:border-right="0.06pt solid #808080" fo:border-top="non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408" style:family="table-cell" style:parent-style-name="Default" style:data-style-name="N1">
      <style:table-cell-properties fo:border-bottom="none" fo:background-color="#ffffff" style:text-align-source="fix" style:repeat-content="false" fo:border-left="none" fo:border-right="0.06pt solid #808080" fo:border-top="none"/>
      <style:paragraph-properties fo:text-align="center" fo:margin-left="0pt"/>
      <style:text-properties style:font-name="Liberation Sans"/>
    </style:style>
    <style:style style:name="ce409" style:family="table-cell" style:parent-style-name="Default" style:data-style-name="N1">
      <style:table-cell-properties fo:border-bottom="none" fo:background-color="#ffffff" style:text-align-source="fix" style:repeat-content="false" fo:border-left="none" fo:border-right="0.06pt solid #808080" fo:border-top="non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410" style:family="table-cell" style:parent-style-name="Default" style:data-style-name="N1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412" style:family="table-cell" style:parent-style-name="Default" style:data-style-name="N1">
      <style:table-cell-properties fo:border-bottom="none" fo:background-color="#eeeeee" style:text-align-source="fix" style:repeat-content="false" fo:border-left="none" fo:border-right="none" fo:border-top="1.11pt double-thin #000000" style:border-line-width-top="0.51pt 0.11pt 0.51pt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413" style:family="table-cell" style:parent-style-name="Default" style:data-style-name="N1">
      <style:table-cell-properties fo:background-color="#eeeeee" style:text-align-source="fix" style:repeat-content="false" fo:border="non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416" style:family="table-cell" style:parent-style-name="Default" style:data-style-name="N1">
      <style:table-cell-properties fo:background-color="#eeeeee" style:text-align-source="fix" style:repeat-content="false"/>
      <style:paragraph-properties fo:text-align="start" fo:margin-left="0pt"/>
    </style:style>
    <style:style style:name="ce418" style:family="table-cell" style:parent-style-name="Default">
      <style:table-cell-properties fo:background-color="#eeeeee"/>
    </style:style>
    <style:style style:name="ce419" style:family="table-cell" style:parent-style-name="Default">
      <style:table-cell-properties fo:border-bottom="1.11pt double-thin #000000" style:border-line-width-bottom="0.51pt 0.11pt 0.51pt" fo:background-color="#eeeeee" fo:border-left="none" fo:border-right="none" fo:border-top="none"/>
    </style:style>
    <style:style style:name="ce420" style:family="table-cell" style:parent-style-name="Default" style:data-style-name="N1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start" fo:margin-left="0pt"/>
    </style:style>
    <style:style style:name="ce421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  <style:text-properties style:font-name="Liberation Sans Narrow" fo:font-weight="bold" style:font-weight-asian="bold" style:font-weight-complex="bold"/>
    </style:style>
    <style:style style:name="ce269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style:font-name="Arial" fo:font-weight="bold" style:font-weight-asian="bold" style:font-weight-complex="bold"/>
    </style:style>
    <style:style style:name="ce424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style:font-name="Liberation Sans Narrow" fo:font-weight="bold" style:font-weight-asian="bold" style:font-weight-complex="bold"/>
    </style:style>
    <style:style style:name="ce425" style:family="table-cell" style:parent-style-name="Default" style:data-style-name="N1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808080" style:font-name="Arial" fo:font-weight="bold" style:font-weight-asian="bold" style:font-weight-complex="bold"/>
    </style:style>
    <style:style style:name="ce426" style:family="table-cell" style:parent-style-name="Default" style:data-style-name="N1">
      <style:table-cell-properties fo:border-bottom="none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pt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427" style:family="table-cell" style:parent-style-name="Default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style:font-name="Arial" fo:font-weight="bold" style:font-weight-asian="bold" style:font-weight-complex="bold"/>
    </style:style>
    <style:style style:name="ce428" style:family="table-cell" style:parent-style-name="Default" style:data-style-name="N1">
      <style:table-cell-properties fo:background-color="#dddddd" style:text-align-source="fix" style:repeat-content="false"/>
      <style:paragraph-properties fo:text-align="start" fo:margin-left="0pt"/>
    </style:style>
    <style:style style:name="ce429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43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31" style:family="table-cell" style:parent-style-name="Default">
      <style:table-cell-properties fo:border-bottom="none" fo:background-color="#dddddd" fo:border-left="none" fo:border-right="0.06pt solid #808080" fo:border-top="0.06pt solid #808080"/>
    </style:style>
    <style:style style:name="ce432" style:family="table-cell" style:parent-style-name="Default">
      <style:table-cell-properties fo:border-bottom="none" fo:background-color="#eeeeee" fo:border-left="none" fo:border-right="0.06pt solid #808080" fo:border-top="none"/>
    </style:style>
    <style:style style:name="ce433" style:family="table-cell" style:parent-style-name="Default">
      <style:table-cell-properties fo:border-bottom="none" fo:background-color="#eeeeee" fo:border-left="none" fo:border-right="0.06pt solid #808080" fo:border-top="none"/>
      <style:text-properties style:font-name="Liberation Sans Narrow"/>
    </style:style>
    <style:style style:name="ce434" style:family="table-cell" style:parent-style-name="Default">
      <style:table-cell-properties fo:border-bottom="none" fo:background-color="#eeeeee" style:text-align-source="fix" style:repeat-content="false" fo:border-left="none" fo:border-right="0.06pt solid #808080" fo:border-top="none"/>
      <style:paragraph-properties fo:text-align="start" fo:margin-left="0pt"/>
      <style:text-properties style:font-name="Liberation Sans Narrow" fo:font-weight="bold" style:font-weight-asian="bold" style:font-weight-complex="bold"/>
    </style:style>
    <style:style style:name="ce435" style:family="table-cell" style:parent-style-name="Default">
      <style:table-cell-properties fo:border-bottom="0.74pt solid #000000" fo:background-color="#eeeeee" fo:border-left="0.74pt solid #000000" fo:border-right="0.74pt solid #000000" fo:border-top="none"/>
      <style:text-properties style:font-name="Liberation Sans Narrow" fo:font-weight="bold" style:font-weight-asian="bold" style:font-weight-complex="bold"/>
    </style:style>
    <style:style style:name="ce436" style:family="table-cell" style:parent-style-name="Default">
      <style:table-cell-properties fo:border-bottom="none" fo:background-color="#eeeeee" fo:border-left="none" fo:border-right="1.11pt double-thin #000000" style:border-line-width-right="0.51pt 0.11pt 0.51pt" fo:border-top="1.11pt double-thin #000000" style:border-line-width-top="0.51pt 0.11pt 0.51pt"/>
    </style:style>
    <style:style style:name="ce298" style:family="table-cell" style:parent-style-name="Default">
      <style:table-cell-properties fo:border-bottom="none" fo:background-color="#eeeeee" fo:border-left="none" fo:border-right="1.11pt double-thin #000000" style:border-line-width-right="0.51pt 0.11pt 0.51pt" fo:border-top="none"/>
    </style:style>
    <style:style style:name="ce438" style:family="table-cell" style:parent-style-name="Default">
      <style:table-cell-properties fo:border-bottom="1.11pt double-thin #000000" style:border-line-width-bottom="0.51pt 0.11pt 0.51pt" fo:background-color="#eeeeee" fo:border-left="none" fo:border-right="1.11pt double-thin #000000" style:border-line-width-right="0.51pt 0.11pt 0.51pt" fo:border-top="none"/>
    </style:style>
    <style:style style:name="ce444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445" style:family="table-cell" style:parent-style-name="Default">
      <style:table-cell-properties fo:border-bottom="none" fo:background-color="#eeeeee" fo:border-left="none" fo:border-right="0.06pt solid #000000" fo:border-top="none"/>
      <style:text-properties style:font-name="Liberation Sans Narrow" fo:font-weight="bold" style:font-weight-asian="bold" style:font-weight-complex="bold"/>
    </style:style>
    <style:style style:name="ce44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pt"/>
      <style:text-properties style:font-name="Liberation Sans Narrow" fo:font-weight="bold" style:font-weight-asian="bold" style:font-weight-complex="bold"/>
    </style:style>
    <style:style style:name="ce306" style:family="table-cell" style:parent-style-name="Default">
      <style:table-cell-properties fo:border-bottom="none" fo:background-color="#eeeeee" fo:border-left="none" fo:border-right="0.06pt solid #000000" fo:border-top="none"/>
      <style:text-properties style:font-name="Liberation Sans Narrow"/>
    </style:style>
    <style:style style:name="ce457" style:family="table-cell" style:parent-style-name="Default">
      <style:table-cell-properties fo:border-bottom="none" fo:background-color="#eeeeee" fo:wrap-option="wrap" fo:border-left="none" fo:border-right="0.06pt solid #000000" fo:border-top="none"/>
      <style:text-properties style:font-name="Liberation Sans Narrow" fo:hyphenate="true"/>
    </style:style>
    <style:style style:name="ce458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font-name="Liberation Sans Narrow"/>
    </style:style>
    <style:style style:name="ce460" style:family="table-cell" style:parent-style-name="Default">
      <style:table-cell-properties fo:background-color="#dddddd"/>
      <style:text-properties style:font-name="Liberation Sans Narrow" fo:font-weight="bold" style:font-weight-asian="bold" style:font-weight-complex="bold"/>
    </style:style>
    <style:style style:name="ce463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style:font-name="Liberation Sans Narrow" fo:font-weight="bold" style:font-weight-asian="bold" style:font-weight-complex="bold"/>
    </style:style>
    <style:style style:name="ce4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650" style:family="table-cell" style:parent-style-name="Default">
      <style:table-cell-properties fo:background-color="transparent"/>
    </style:style>
    <style:style style:name="ce483" style:family="table-cell" style:parent-style-name="Default">
      <style:table-cell-properties fo:background-color="transparent"/>
      <style:text-properties style:font-name="Liberation Sans Narrow" fo:font-weight="bold" style:font-weight-asian="bold" style:font-weight-complex="bold"/>
    </style:style>
    <style:style style:name="ce48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ans Narrow" fo:font-weight="bold" style:font-weight-asian="bold" style:font-weight-complex="bold"/>
    </style:style>
    <style:style style:name="ce491" style:family="table-cell" style:parent-style-name="Default">
      <style:table-cell-properties fo:background-color="transparent"/>
      <style:text-properties style:font-name="Liberation Sans Narrow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7" style:family="table-cell" style:parent-style-name="Default">
      <style:table-cell-properties fo:background-color="#dddddd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0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39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03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05" style:family="table-cell" style:parent-style-name="Default" style:data-style-name="N122">
      <style:table-cell-properties fo:background-color="#ddddd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43" style:family="table-cell" style:parent-style-name="Default" style:data-style-name="N122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07" style:family="table-cell" style:parent-style-name="Default" style:data-style-name="N122">
      <style:table-cell-properties fo:background-color="#dddddd" style:text-align-source="fix" style:repeat-content="false"/>
      <style:paragraph-properties fo:text-align="center" fo:margin-left="0pt"/>
      <style:text-properties fo:color="#000000"/>
    </style:style>
    <style:style style:name="ce508" style:family="table-cell" style:parent-style-name="Default" style:data-style-name="N122">
      <style:table-cell-properties fo:background-color="#dddddd" style:text-align-source="fix" style:repeat-content="false"/>
      <style:paragraph-properties fo:text-align="center" fo:margin-left="0pt"/>
    </style:style>
    <style:style style:name="ce511" style:family="table-cell" style:parent-style-name="Default" style:data-style-name="N122">
      <style:table-cell-properties fo:background-color="#dddddd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12" style:family="table-cell" style:parent-style-name="Default" style:data-style-name="N122">
      <style:table-cell-properties fo:background-color="#dddddd" style:text-align-source="fix" style:repeat-content="false"/>
      <style:paragraph-properties fo:text-align="center" fo:margin-left="0pt"/>
      <style:text-properties style:use-window-font-color="true" style:font-name="Liberation Sans" style:font-name-asian="Arial Unicode MS" style:font-name-complex="Arial Unicode MS"/>
    </style:style>
    <style:style style:name="ce515" style:family="table-cell" style:parent-style-name="Default">
      <style:table-cell-properties fo:background-color="transparent" fo:wrap-option="no-wrap"/>
    </style:style>
    <style:style style:name="ce516" style:family="table-cell" style:parent-style-name="Default">
      <style:table-cell-properties fo:background-color="#dddddd" fo:wrap-option="no-wrap"/>
    </style:style>
    <style:style style:name="ce351" style:family="table-cell" style:parent-style-name="Default">
      <style:table-cell-properties fo:background-color="#dddddd" style:text-align-source="fix" style:repeat-content="false" style:vertical-align="top"/>
      <style:paragraph-properties fo:text-align="end" fo:margin-left="0pt"/>
      <style:text-properties fo:font-weight="bold" style:font-weight-asian="bold" style:font-weight-complex="bold"/>
    </style:style>
    <style:style style:name="ce519" style:family="table-cell" style:parent-style-name="Default">
      <style:table-cell-properties fo:background-color="#dddddd" style:text-align-source="fix" style:repeat-content="false" fo:wrap-option="no-wrap" style:vertical-align="top"/>
      <style:paragraph-properties fo:text-align="end" fo:margin-left="0pt"/>
      <style:text-properties fo:font-weight="bold" style:font-weight-asian="bold" style:font-weight-complex="bold"/>
    </style:style>
    <style:style style:name="ce52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28" style:family="table-cell" style:parent-style-name="Default">
      <style:table-cell-properties fo:background-color="#dddddd" style:text-align-source="value-type" style:repeat-content="false" fo:wrap-option="wrap" style:vertical-align="middle"/>
    </style:style>
    <style:style style:name="ce529" style:family="table-cell" style:parent-style-name="Default">
      <style:table-cell-properties fo:background-color="#dddddd"/>
      <style:text-properties style:font-name="Arial" style:font-name-asian="Arial Unicode MS" style:font-name-complex="Mang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P.SFM" table:style-name="ta1">
        <office:forms form:automatic-focus="false" form:apply-design-mode="false"/>
        <table:table-column table:style-name="co1" table:default-cell-style-name="ce117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75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Tag</text:p>
          </table:table-cell>
          <table:table-cell table:style-name="ce4" office:value-type="string" calcext:value-type="string">
            <text:p>Tag syntax</text:p>
          </table:table-cell>
          <table:table-cell table:style-name="ce14" office:value-type="string" calcext:value-type="string">
            <text:p>Type</text:p>
          </table:table-cell>
          <table:table-cell table:style-name="ce18" office:value-type="string" calcext:value-type="string">
            <text:p>Description</text:p>
          </table:table-cell>
          <table:table-cell table:style-name="ce21" office:value-type="string" calcext:value-type="string">
            <text:p>Special</text:p>
          </table:table-cell>
          <table:table-cell table:style-name="ce24" office:value-type="string" calcext:value-type="string">
            <text:p>Base</text:p>
          </table:table-cell>
          <table:table-cell table:style-name="ce21" office:value-type="string" calcext:value-type="string">
            <text:p>Face</text:p>
          </table:table-cell>
          <table:table-cell table:style-name="ce27" office:value-type="string" calcext:value-type="string">
            <text:p>Vert</text:p>
          </table:table-cell>
          <table:table-cell table:style-name="ce21" office:value-type="string" calcext:value-type="string">
            <office:annotation draw:style-name="gr1" draw:text-style-name="P2" svg:width="82.18pt" svg:height="84.08pt" svg:x="1124.65pt" svg:y="0pt" draw:caption-point-x="-541.7pt" draw:caption-point-y="0.28pt">
              <dc:date>2016-02-03T00:00:00</dc:date>
              <text:p text:style-name="P1"><text:span text:style-name="T1">B – Balanced</text:span><text:span text:style-name="T1"><text:line-break/></text:span><text:span text:style-name="T1">C – Center</text:span></text:p>
              <text:p text:style-name="P1"><text:span text:style-name="T1">H – Hanging </text:span></text:p>
              <text:p text:style-name="P1"><text:span text:style-name="T1">M – Margin</text:span></text:p>
              <text:p text:style-name="P1"><text:span text:style-name="T1">P – indented p</text:span></text:p>
              <text:p text:style-name="P1"><text:span text:style-name="T1">R – Right Align</text:span><text:span text:style-name="T1"><text:line-break/></text:span><text:span text:style-name="T1">S - Span</text:span></text:p>
            </office:annotation>
            <text:p>Horz</text:p>
          </table:table-cell>
          <table:table-cell table:style-name="ce27" office:value-type="string" calcext:value-type="string">
            <text:p>Extra</text:p>
          </table:table-cell>
          <table:table-cell table:style-name="ce27" office:value-type="string" calcext:value-type="string">
            <text:p>X2</text:p>
          </table:table-cell>
          <table:table-cell table:style-name="ce30" office:value-type="string" calcext:value-type="string">
            <text:p>U2.3</text:p>
          </table:table-cell>
          <table:table-cell table:style-name="ce33" office:value-type="string" calcext:value-type="string">
            <text:p>U2.35</text:p>
          </table:table-cell>
          <table:table-cell table:style-name="ce33" office:value-type="string" calcext:value-type="string">
            <text:p>U2.4</text:p>
          </table:table-cell>
          <table:table-cell table:style-name="ce33" office:value-type="string" calcext:value-type="string">
            <text:p>U2.404</text:p>
          </table:table-cell>
          <table:table-cell table:style-name="ce33" office:value-type="string" calcext:value-type="string">
            <text:p>U3.0P</text:p>
          </table:table-cell>
          <table:table-cell table:style-name="ce35" office:value-type="string" calcext:value-type="string">
            <text:p>M1707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C</text:p>
          </table:table-cell>
          <table:table-cell table:style-name="ce314" table:number-columns-repeated="996"/>
        </table:table-row>
        <table:table-row table:style-name="ro2">
          <table:table-cell table:style-name="ce34" table:formula="of:=IF(ISERR(FIND(&quot; &quot;;[.B2]));[.B2];LEFT([.B2];FIND(&quot; &quot;;[.B2])-1))" office:value-type="string" office:string-value="n" calcext:value-type="string">
            <text:p>n</text:p>
          </table:table-cell>
          <table:table-cell table:style-name="ce45" office:value-type="string" calcext:value-type="string">
            <text:p>n ... n*</text:p>
          </table:table-cell>
          <table:table-cell table:style-name="ce59" office:value-type="string" calcext:value-type="string">
            <text:p>X</text:p>
          </table:table-cell>
          <table:table-cell table:style-name="ce64" office:value-type="string" calcext:value-type="string">
            <text:p>(P.SFM) Note (handwritten)</text:p>
          </table:table-cell>
          <table:table-cell table:style-name="ce74"/>
          <table:table-cell table:style-name="ce167"/>
          <table:table-cell table:style-name="ce167" office:value-type="string" calcext:value-type="string">
            <text:p>V50</text:p>
          </table:table-cell>
          <table:table-cell table:style-name="ce167" table:number-columns-repeated="4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]));[.B3];LEFT([.B3];FIND(&quot; &quot;;[.B3])-1))" office:value-type="string" office:string-value="nh" calcext:value-type="string">
            <text:p>nh</text:p>
          </table:table-cell>
          <table:table-cell table:style-name="ce45" office:value-type="string" calcext:value-type="string">
            <text:p>nh ... nh*</text:p>
          </table:table-cell>
          <table:table-cell table:style-name="ce59" office:value-type="string" calcext:value-type="string">
            <text:p>X</text:p>
          </table:table-cell>
          <table:table-cell table:style-name="ce64" office:value-type="string" calcext:value-type="string">
            <text:p>(P.SFM) Note Heavy (handwritten)</text:p>
          </table:table-cell>
          <table:table-cell table:style-name="ce74"/>
          <table:table-cell table:style-name="ce167"/>
          <table:table-cell table:style-name="ce167" office:value-type="string" calcext:value-type="string">
            <text:p>V70</text:p>
          </table:table-cell>
          <table:table-cell table:style-name="ce167" table:number-columns-repeated="4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]));[.B4];LEFT([.B4];FIND(&quot; &quot;;[.B4])-1))" office:value-type="string" office:string-value="nl" calcext:value-type="string">
            <text:p>nl</text:p>
          </table:table-cell>
          <table:table-cell table:style-name="ce45" office:value-type="string" calcext:value-type="string">
            <text:p>nl ... nl*</text:p>
          </table:table-cell>
          <table:table-cell table:style-name="ce59" office:value-type="string" calcext:value-type="string">
            <text:p>X</text:p>
          </table:table-cell>
          <table:table-cell table:style-name="ce64" office:value-type="string" calcext:value-type="string">
            <text:p>(P.SFM) Note Light (handwritten)</text:p>
          </table:table-cell>
          <table:table-cell table:style-name="ce74"/>
          <table:table-cell table:style-name="ce167"/>
          <table:table-cell table:style-name="ce167" office:value-type="string" calcext:value-type="string">
            <text:p>V30</text:p>
          </table:table-cell>
          <table:table-cell table:style-name="ce167" table:number-columns-repeated="4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5]));[.B5];LEFT([.B5];FIND(&quot; &quot;;[.B5])-1))" office:value-type="string" office:string-value="_" calcext:value-type="string">
            <text:p>_</text:p>
          </table:table-cell>
          <table:table-cell table:style-name="ce46" office:value-type="string" calcext:value-type="string">
            <text:p>_ [ ... ]($)</text:p>
          </table:table-cell>
          <table:table-cell table:style-name="ce59" office:value-type="string" calcext:value-type="string">
            <text:p>S</text:p>
          </table:table-cell>
          <table:table-cell table:style-name="ce64" office:value-type="string" calcext:value-type="string">
            <text:p>Styled space after verse</text:p>
          </table:table-cell>
          <table:table-cell table:style-name="ce74" office:value-type="string" calcext:value-type="string">
            <text:p>no break</text:p>
          </table:table-cell>
          <table:table-cell table:style-name="ce167"/>
          <table:table-cell table:style-name="ce167" office:value-type="string" calcext:value-type="string">
            <text:p>B40</text:p>
          </table:table-cell>
          <table:table-cell table:style-name="ce167" table:number-columns-repeated="2"/>
          <table:table-cell table:style-name="ce167" office:value-type="string" calcext:value-type="string">
            <text:p>NB50</text:p>
          </table:table-cell>
          <table:table-cell table:style-name="ce167"/>
          <table:table-cell table:style-name="ce85" office:value-type="float" office:value="25" calcext:value-type="float">
            <text:p>25</text:p>
          </table:table-cell>
          <table:table-cell table:style-name="ce85" table:number-columns-repeated="4"/>
          <table:table-cell table:style-name="ce89" office:value-type="float" office:value="1" calcext:value-type="float">
            <text:p>1</text:p>
          </table:table-cell>
          <table:table-cell table:style-name="ce310" office:value-type="float" office:value="1" calcext:value-type="float">
            <text:p>1</text:p>
          </table:table-cell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6]));[.B6];LEFT([.B6];FIND(&quot; &quot;;[.B6])-1))" office:value-type="string" office:string-value="//" calcext:value-type="string">
            <text:p>//</text:p>
          </table:table-cell>
          <table:table-cell table:style-name="ce48" office:value-type="string" calcext:value-type="string">
            <text:p>// ... ($)</text:p>
          </table:table-cell>
          <table:table-cell table:style-name="ce61" office:value-type="string" calcext:value-type="string">
            <text:p>S</text:p>
          </table:table-cell>
          <table:table-cell table:style-name="ce64" office:value-type="string" calcext:value-type="string">
            <text:p>Optional breakpoint</text:p>
          </table:table-cell>
          <table:table-cell table:style-name="ce74" office:value-type="string" calcext:value-type="string">
            <text:p>rest of Paragraph &gt; <text:s/>nb space (~)</text:p>
          </table:table-cell>
          <table:table-cell table:style-name="ce167" table:number-columns-repeated="3"/>
          <table:table-cell table:style-name="ce171" table:number-columns-repeated="3"/>
          <table:table-cell table:style-name="ce85" office:value-type="float" office:value="53" calcext:value-type="float">
            <text:p>53</text:p>
          </table:table-cell>
          <table:table-cell table:number-columns-repeated="2" table:style-name="ce85" office:value-type="float" office:value="56" calcext:value-type="float">
            <text:p>5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 office:value-type="float" office:value="1" calcext:value-type="float">
            <text:p>1</text:p>
          </table:table-cell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7]));[.B7];LEFT([.B7];FIND(&quot; &quot;;[.B7])-1))" office:value-type="string" office:string-value="~" calcext:value-type="string">
            <text:p>~</text:p>
          </table:table-cell>
          <table:table-cell table:style-name="ce46" office:value-type="string" calcext:value-type="string">
            <text:p>~ [ ... ]</text:p>
          </table:table-cell>
          <table:table-cell table:style-name="ce59" office:value-type="string" calcext:value-type="string">
            <text:p>S</text:p>
          </table:table-cell>
          <table:table-cell table:style-name="ce64" office:value-type="string" calcext:value-type="string">
            <text:p>Non-breaking space Character</text:p>
          </table:table-cell>
          <table:table-cell table:style-name="ce74" office:value-type="string" calcext:value-type="string">
            <text:p>Replace with nbsp</text:p>
          </table:table-cell>
          <table:table-cell table:style-name="ce167" table:number-columns-repeated="4"/>
          <table:table-cell table:style-name="ce167" office:value-type="string" calcext:value-type="string">
            <text:p>NB</text:p>
          </table:table-cell>
          <table:table-cell table:style-name="ce167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 office:value-type="float" office:value="1" calcext:value-type="float">
            <text:p>1</text:p>
          </table:table-cell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8]));[.B8];LEFT([.B8];FIND(&quot; &quot;;[.B8])-1))" office:value-type="string" office:string-value="c" calcext:value-type="string">
            <text:p>c</text:p>
          </table:table-cell>
          <table:table-cell table:style-name="ce46" office:value-type="string" calcext:value-type="string">
            <text:p>c (.) ( $)</text:p>
          </table:table-cell>
          <table:table-cell table:style-name="ce61" office:value-type="string" calcext:value-type="string">
            <text:p>S</text:p>
          </table:table-cell>
          <table:table-cell table:style-name="ce64" office:value-type="string" calcext:value-type="string">
            <text:p>Chapter Number</text:p>
          </table:table-cell>
          <table:table-cell table:style-name="ce74" office:value-type="string" calcext:value-type="string">
            <text:p>Drop Caps</text:p>
          </table:table-cell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71"/>
          <table:table-cell table:style-name="ce171" office:value-type="string" calcext:value-type="string">
            <text:p>DC</text:p>
          </table:table-cell>
          <table:table-cell table:style-name="ce171"/>
          <table:table-cell table:style-name="ce85" office:value-type="float" office:value="23" calcext:value-type="float">
            <text:p>23</text:p>
          </table:table-cell>
          <table:table-cell table:number-columns-repeated="2" table:style-name="ce85" office:value-type="float" office:value="26" calcext:value-type="float">
            <text:p>2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 office:value-type="float" office:value="1" calcext:value-type="float">
            <text:p>1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9]));[.B9];LEFT([.B9];FIND(&quot; &quot;;[.B9])-1))" office:value-type="string" office:string-value="cat" calcext:value-type="string">
            <text:p>cat</text:p>
          </table:table-cell>
          <table:table-cell table:style-name="ce46" office:value-type="string" calcext:value-type="string">
            <text:p>cat ... cat* ($)</text:p>
          </table:table-cell>
          <table:table-cell table:style-name="ce61" office:value-type="string" calcext:value-type="string">
            <text:p>S</text:p>
          </table:table-cell>
          <table:table-cell table:style-name="ce64" office:value-type="string" calcext:value-type="string">
            <text:p>Category</text:p>
          </table:table-cell>
          <table:table-cell table:style-name="ce74" office:value-type="string" calcext:value-type="string">
            <text:p>TextVariable: character</text:p>
          </table:table-cell>
          <table:table-cell table:style-name="ce167" table:number-columns-repeated="2"/>
          <table:table-cell table:style-name="ce167" office:value-type="string" calcext:value-type="string">
            <text:p>R00</text:p>
          </table:table-cell>
          <table:table-cell table:style-name="ce167"/>
          <table:table-cell table:style-name="ce167" office:value-type="string" calcext:value-type="string">
            <text:p>Clear</text:p>
          </table:table-cell>
          <table:table-cell table:style-name="ce167"/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86" calcext:value-type="float">
            <text:p>86</text:p>
          </table:table-cell>
          <table:table-cell table:style-name="ce85" office:value-type="float" office:value="88" calcext:value-type="float">
            <text:p>8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10]));[.B10];LEFT([.B10];FIND(&quot; &quot;;[.B10])-1))" office:value-type="string" office:string-value="cl" calcext:value-type="string">
            <text:p>cl</text:p>
          </table:table-cell>
          <table:table-cell table:style-name="ce46" office:value-type="string" calcext:value-type="string">
            <text:p>cl ( $)</text:p>
          </table:table-cell>
          <table:table-cell table:style-name="ce61" office:value-type="string" calcext:value-type="string">
            <text:p>S</text:p>
          </table:table-cell>
          <table:table-cell table:style-name="ce64" office:value-type="string" calcext:value-type="string">
            <text:p>Chapter Label</text:p>
          </table:table-cell>
          <table:table-cell table:style-name="ce74" office:value-type="string" calcext:value-type="string">
            <text:p>If exist, \c stays up.</text:p>
          </table:table-cell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20</text:p>
          </table:table-cell>
          <table:table-cell table:style-name="ce167" office:value-type="string" calcext:value-type="string">
            <text:p>C</text:p>
          </table:table-cell>
          <table:table-cell table:style-name="ce171" office:value-type="string" calcext:value-type="string">
            <text:p>VC1</text:p>
          </table:table-cell>
          <table:table-cell table:style-name="ce171" office:value-type="string" calcext:value-type="string">
            <text:p>FPL</text:p>
          </table:table-cell>
          <table:table-cell table:style-name="ce85" office:value-type="float" office:value="24" calcext:value-type="float">
            <text:p>24</text:p>
          </table:table-cell>
          <table:table-cell table:number-columns-repeated="2" table:style-name="ce85" office:value-type="float" office:value="27" calcext:value-type="float">
            <text:p>27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 office:value-type="float" office:value="1" calcext:value-type="float">
            <text:p>1</text:p>
          </table:table-cell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1]));[.B11];LEFT([.B11];FIND(&quot; &quot;;[.B11])-1))" office:value-type="string" office:string-value="col" calcext:value-type="string">
            <text:p>col</text:p>
          </table:table-cell>
          <table:table-cell table:style-name="ce46" office:value-type="string" calcext:value-type="string">
            <text:p>col</text:p>
          </table:table-cell>
          <table:table-cell table:style-name="ce61" office:value-type="string" calcext:value-type="string">
            <text:p>S</text:p>
          </table:table-cell>
          <table:table-cell table:style-name="ce64" office:value-type="string" calcext:value-type="string">
            <text:p>Paramter of \fig: stays in column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C</text:p>
          </table:table-cell>
          <table:table-cell table:style-name="ce167" table:number-columns-repeated="2"/>
          <table:table-cell table:style-name="ce85" office:value-type="float" office:value="54" calcext:value-type="float">
            <text:p>54</text:p>
          </table:table-cell>
          <table:table-cell table:number-columns-repeated="2" table:style-name="ce85" office:value-type="float" office:value="57" calcext:value-type="float">
            <text:p>57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2]));[.B12];LEFT([.B12];FIND(&quot; &quot;;[.B12])-1))" office:value-type="string" office:string-value="cp" calcext:value-type="string">
            <text:p>cp</text:p>
          </table:table-cell>
          <table:table-cell table:style-name="ce46" office:value-type="string" calcext:value-type="string">
            <text:p>cp ( $)</text:p>
          </table:table-cell>
          <table:table-cell table:style-name="ce61" office:value-type="string" calcext:value-type="string">
            <text:p>S</text:p>
          </table:table-cell>
          <table:table-cell table:style-name="ce64" office:value-type="string" calcext:value-type="string">
            <text:p>Published Chapter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3"/>
          <table:table-cell table:style-name="ce171" table:number-columns-repeated="2"/>
          <table:table-cell table:style-name="ce85" office:value-type="float" office:value="24" calcext:value-type="float">
            <text:p>24</text:p>
          </table:table-cell>
          <table:table-cell table:number-columns-repeated="2" table:style-name="ce85" office:value-type="float" office:value="27" calcext:value-type="float">
            <text:p>27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 office:value-type="float" office:value="1" calcext:value-type="float">
            <text:p>1</text:p>
          </table:table-cell>
          <table:table-cell table:style-name="ce312" table:number-columns-repeated="5"/>
          <table:table-cell table:number-columns-repeated="996"/>
        </table:table-row>
        <table:table-row table:style-name="ro2">
          <table:table-cell table:style-name="ce34" table:formula="of:=IF(ISERR(FIND(&quot; &quot;;[.B13]));[.B13];LEFT([.B13];FIND(&quot; &quot;;[.B13])-1))" office:value-type="string" office:string-value="fig" calcext:value-type="string">
            <text:p>fig</text:p>
          </table:table-cell>
          <table:table-cell table:style-name="ce46" office:value-type="string" calcext:value-type="string">
            <text:p>fig ... fig* ($)</text:p>
          </table:table-cell>
          <table:table-cell table:style-name="ce61" office:value-type="string" calcext:value-type="string">
            <text:p>S</text:p>
          </table:table-cell>
          <table:table-cell table:style-name="ce64" office:value-type="string" calcext:value-type="string">
            <text:p>Illustration (S/E)</text:p>
          </table:table-cell>
          <table:table-cell table:style-name="ce74" office:value-type="string" calcext:value-type="string">
            <text:p>Insert Illustration</text:p>
          </table:table-cell>
          <table:table-cell table:style-name="ce167" table:number-columns-repeated="3"/>
          <table:table-cell table:style-name="ce171" table:number-columns-repeated="3"/>
          <table:table-cell table:style-name="ce85" office:value-type="float" office:value="54" calcext:value-type="float">
            <text:p>54</text:p>
          </table:table-cell>
          <table:table-cell table:number-columns-repeated="2" table:style-name="ce85" office:value-type="float" office:value="57" calcext:value-type="float">
            <text:p>57</text:p>
          </table:table-cell>
          <table:table-cell table:style-name="ce85" table:number-columns-repeated="2"/>
          <table:table-cell table:style-name="ce89" office:value-type="float" office:value="0.5" calcext:value-type="float">
            <text:p>0.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14]));[.B14];LEFT([.B14];FIND(&quot; &quot;;[.B14])-1))" office:value-type="string" office:string-value="jmp" calcext:value-type="string">
            <text:p>jmp</text:p>
          </table:table-cell>
          <table:table-cell table:style-name="ce46" office:value-type="string" calcext:value-type="string">
            <text:p>jmp ...|...jmp*</text:p>
          </table:table-cell>
          <table:table-cell table:style-name="ce59" office:value-type="string" calcext:value-type="string">
            <text:p>S</text:p>
          </table:table-cell>
          <table:table-cell table:style-name="ce64" office:value-type="string" calcext:value-type="string">
            <text:p>jump to target (within document)</text:p>
          </table:table-cell>
          <table:table-cell table:style-name="ce74" office:value-type="string" calcext:value-type="string">
            <text:p>NEEDS pipe handling</text:p>
          </table:table-cell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0.5" calcext:value-type="float">
            <text:p>0.5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15]));[.B15];LEFT([.B15];FIND(&quot; &quot;;[.B15])-1))" office:value-type="string" office:string-value="qs" calcext:value-type="string">
            <text:p>qs</text:p>
          </table:table-cell>
          <table:table-cell table:style-name="ce46" office:value-type="string" calcext:value-type="string">
            <text:p>qs ... qs*</text:p>
          </table:table-cell>
          <table:table-cell table:style-name="ce59" office:value-type="string" calcext:value-type="string">
            <text:p>S</text:p>
          </table:table-cell>
          <table:table-cell table:style-name="ce64" office:value-type="string" calcext:value-type="string">
            <text:p>Selah</text:p>
          </table:table-cell>
          <table:table-cell table:style-name="ce74" office:value-type="string" calcext:value-type="string">
            <text:p>need \u0008 before style (shift-tab)</text:p>
          </table:table-cell>
          <table:table-cell table:style-name="ce167"/>
          <table:table-cell table:style-name="ce167" office:value-type="string" calcext:value-type="string">
            <text:p>B41</text:p>
          </table:table-cell>
          <table:table-cell table:style-name="ce167" table:number-columns-repeated="4"/>
          <table:table-cell table:style-name="ce85" office:value-type="float" office:value="35" calcext:value-type="float">
            <text:p>35</text:p>
          </table:table-cell>
          <table:table-cell table:number-columns-repeated="2" table:style-name="ce85" office:value-type="float" office:value="38" calcext:value-type="float">
            <text:p>38</text:p>
          </table:table-cell>
          <table:table-cell table:style-name="ce85" table:number-columns-repeated="2"/>
          <table:table-cell table:style-name="ce89" office:value-type="float" office:value="0.8" calcext:value-type="float">
            <text:p>0.8</text:p>
          </table:table-cell>
          <table:table-cell table:style-name="ce310" office:value-type="float" office:value="1" calcext:value-type="float">
            <text:p>1</text:p>
          </table:table-cell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16]));[.B16];LEFT([.B16];FIND(&quot; &quot;;[.B16])-1))" office:value-type="string" office:string-value="span" calcext:value-type="string">
            <text:p>span</text:p>
          </table:table-cell>
          <table:table-cell table:style-name="ce46" office:value-type="string" calcext:value-type="string">
            <text:p>span</text:p>
          </table:table-cell>
          <table:table-cell table:style-name="ce61" office:value-type="string" calcext:value-type="string">
            <text:p>S</text:p>
          </table:table-cell>
          <table:table-cell table:style-name="ce64" office:value-type="string" calcext:value-type="string">
            <text:p>Parameter of \fig: spans columns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SPN</text:p>
          </table:table-cell>
          <table:table-cell table:style-name="ce167"/>
          <table:table-cell table:style-name="ce85" office:value-type="float" office:value="54" calcext:value-type="float">
            <text:p>54</text:p>
          </table:table-cell>
          <table:table-cell table:number-columns-repeated="2" table:style-name="ce85" office:value-type="float" office:value="57" calcext:value-type="float">
            <text:p>57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7]));[.B17];LEFT([.B17];FIND(&quot; &quot;;[.B17])-1))" office:value-type="string" office:string-value="v" calcext:value-type="string">
            <text:p>v</text:p>
          </table:table-cell>
          <table:table-cell table:style-name="ce46" office:value-type="string" calcext:value-type="string">
            <text:p>v (.) ( $)</text:p>
          </table:table-cell>
          <table:table-cell table:style-name="ce61" office:value-type="string" calcext:value-type="string">
            <text:p>S</text:p>
          </table:table-cell>
          <table:table-cell table:style-name="ce64" office:value-type="string" calcext:value-type="string">
            <text:p>Verse Number</text:p>
          </table:table-cell>
          <table:table-cell table:style-name="ce74" office:value-type="string" calcext:value-type="string">
            <text:p>1 word style</text:p>
          </table:table-cell>
          <table:table-cell table:style-name="ce167"/>
          <table:table-cell table:style-name="ce167" office:value-type="string" calcext:value-type="string">
            <text:p>C76</text:p>
          </table:table-cell>
          <table:table-cell table:style-name="ce167" table:number-columns-repeated="2"/>
          <table:table-cell table:style-name="ce167" office:value-type="string" calcext:value-type="string">
            <text:p>SUP</text:p>
          </table:table-cell>
          <table:table-cell table:style-name="ce167" office:value-type="string" calcext:value-type="string">
            <text:p>FPL</text:p>
          </table:table-cell>
          <table:table-cell table:style-name="ce85" office:value-type="float" office:value="25" calcext:value-type="float">
            <text:p>25</text:p>
          </table:table-cell>
          <table:table-cell table:number-columns-repeated="2" table:style-name="ce85" office:value-type="float" office:value="28" calcext:value-type="float">
            <text:p>2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 office:value-type="float" office:value="1" calcext:value-type="float">
            <text:p>1</text:p>
          </table:table-cell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18]));[.B18];LEFT([.B18];FIND(&quot; &quot;;[.B18])-1))" office:value-type="string" office:string-value="vp" calcext:value-type="string">
            <text:p>vp</text:p>
          </table:table-cell>
          <table:table-cell table:style-name="ce46" office:value-type="string" calcext:value-type="string">
            <text:p>vp ... vp* ( $)</text:p>
          </table:table-cell>
          <table:table-cell table:style-name="ce61" office:value-type="string" calcext:value-type="string">
            <text:p>S</text:p>
          </table:table-cell>
          <table:table-cell table:style-name="ce64" office:value-type="string" calcext:value-type="string">
            <text:p>Published Verse</text:p>
          </table:table-cell>
          <table:table-cell table:style-name="ce74" office:value-type="string" calcext:value-type="string">
            <text:p>untested</text:p>
          </table:table-cell>
          <table:table-cell table:style-name="ce167" table:number-columns-repeated="2"/>
          <table:table-cell table:style-name="ce167" office:value-type="string" calcext:value-type="string">
            <text:p>B10</text:p>
          </table:table-cell>
          <table:table-cell table:style-name="ce167"/>
          <table:table-cell table:style-name="ce167" office:value-type="string" calcext:value-type="string">
            <text:p>Clear</text:p>
          </table:table-cell>
          <table:table-cell table:style-name="ce167"/>
          <table:table-cell table:style-name="ce85" office:value-type="float" office:value="26" calcext:value-type="float">
            <text:p>26</text:p>
          </table:table-cell>
          <table:table-cell table:number-columns-repeated="2" table:style-name="ce85" office:value-type="float" office:value="29" calcext:value-type="float">
            <text:p>29</text:p>
          </table:table-cell>
          <table:table-cell table:style-name="ce85" table:number-columns-repeated="2"/>
          <table:table-cell table:style-name="ce89" office:value-type="float" office:value="0.8" calcext:value-type="float">
            <text:p>0.8</text:p>
          </table:table-cell>
          <table:table-cell table:style-name="ce310" office:value-type="float" office:value="1" calcext:value-type="float">
            <text:p>1</text:p>
          </table:table-cell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19]));[.B19];LEFT([.B19];FIND(&quot; &quot;;[.B19])-1))" office:value-type="string" office:string-value="w" calcext:value-type="string">
            <text:p>w</text:p>
          </table:table-cell>
          <table:table-cell table:style-name="ce46" office:value-type="string" calcext:value-type="string">
            <text:p>w ...<text:span text:style-name="T2">|... w*</text:span></text:p>
          </table:table-cell>
          <table:table-cell table:style-name="ce62" office:value-type="string" calcext:value-type="string">
            <text:p>S</text:p>
          </table:table-cell>
          <table:table-cell table:style-name="ce64" office:value-type="string" calcext:value-type="string">
            <text:p>Wordlist Marker w metadata</text:p>
          </table:table-cell>
          <table:table-cell table:style-name="ce74" office:value-type="string" calcext:value-type="string">
            <text:p>NEEDS pipe handling</text:p>
          </table:table-cell>
          <table:table-cell table:style-name="ce168" table:number-columns-repeated="6"/>
          <table:table-cell table:style-name="ce85" office:value-type="float" office:value="55" calcext:value-type="float">
            <text:p>55</text:p>
          </table:table-cell>
          <table:table-cell table:number-columns-repeated="2" table:style-name="ce85" office:value-type="float" office:value="58" calcext:value-type="float">
            <text:p>58</text:p>
          </table:table-cell>
          <table:table-cell table:style-name="ce85"/>
          <table:table-cell table:style-name="ce85" office:value-type="string" calcext:value-type="string">
            <text:p>N</text:p>
          </table:table-cell>
          <table:table-cell table:style-name="ce89" office:value-type="float" office:value="0.5" calcext:value-type="float">
            <text:p>0.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20]));[.B20];LEFT([.B20];FIND(&quot; &quot;;[.B20])-1))" office:value-type="string" office:string-value="conc" calcext:value-type="string">
            <text:p>conc</text:p>
          </table:table-cell>
          <table:table-cell table:style-name="ce49" office:value-type="string" calcext:value-type="string">
            <text:p>conc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OBSOLETE Concordance division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9" calcext:value-type="float">
            <text:p>9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1]));[.B21];LEFT([.B21];FIND(&quot; &quot;;[.B21])-1))" office:value-type="string" office:string-value="cov" calcext:value-type="string">
            <text:p>cov</text:p>
          </table:table-cell>
          <table:table-cell table:style-name="ce49" office:value-type="string" calcext:value-type="string">
            <text:p>cov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OBSOLETE Cover division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2]));[.B22];LEFT([.B22];FIND(&quot; &quot;;[.B22])-1))" office:value-type="string" office:string-value="esb" calcext:value-type="string">
            <text:p>esb</text:p>
          </table:table-cell>
          <table:table-cell table:style-name="ce53" office:value-type="string" calcext:value-type="string">
            <text:p>esb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Study Bible Sidebar Start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/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86" calcext:value-type="float">
            <text:p>8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3]));[.B23];LEFT([.B23];FIND(&quot; &quot;;[.B23])-1))" office:value-type="string" office:string-value="esbe" calcext:value-type="string">
            <text:p>esbe</text:p>
          </table:table-cell>
          <table:table-cell table:style-name="ce53" office:value-type="string" calcext:value-type="string">
            <text:p>esbe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Study Bible Sidebar End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/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86" calcext:value-type="float">
            <text:p>8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4]));[.B24];LEFT([.B24];FIND(&quot; &quot;;[.B24])-1))" office:value-type="string" office:string-value="glo" calcext:value-type="string">
            <text:p>glo</text:p>
          </table:table-cell>
          <table:table-cell table:style-name="ce49" office:value-type="string" calcext:value-type="string">
            <text:p>glo (&amp;)</text:p>
          </table:table-cell>
          <table:table-cell table:style-name="ce61" office:value-type="string" calcext:value-type="string">
            <text:p>R</text:p>
          </table:table-cell>
          <table:table-cell table:style-name="ce72" office:value-type="string" calcext:value-type="string">
            <text:p>OBSOLETE Glossary division</text:p>
          </table:table-cell>
          <table:table-cell table:style-name="ce76"/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6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1"/>
          <table:table-cell table:number-columns-repeated="2" table:style-name="ce312" office:value-type="float" office:value="1" calcext:value-type="float">
            <text:p>1</text:p>
          </table:table-cell>
          <table:table-cell table:style-name="ce311" table:number-columns-repeated="3"/>
          <table:table-cell table:number-columns-repeated="996"/>
        </table:table-row>
        <table:table-row table:style-name="ro3">
          <table:table-cell table:style-name="ce34" table:formula="of:=IF(ISERR(FIND(&quot; &quot;;[.B25]));[.B25];LEFT([.B25];FIND(&quot; &quot;;[.B25])-1))" office:value-type="string" office:string-value="h" calcext:value-type="string">
            <text:p>h</text:p>
          </table:table-cell>
          <table:table-cell table:style-name="ce49" office:value-type="string" calcext:value-type="string">
            <text:p>h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header text (scripture spelling of book name for heading, simple)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4">
          <table:table-cell table:style-name="ce34" table:formula="of:=IF(ISERR(FIND(&quot; &quot;;[.B26]));[.B26];LEFT([.B26];FIND(&quot; &quot;;[.B26])-1))" office:value-type="string" office:string-value="h0" calcext:value-type="string">
            <text:p>h0</text:p>
          </table:table-cell>
          <table:table-cell table:style-name="ce53" office:value-type="string" calcext:value-type="string">
            <text:p>h0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header text (even page primary)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4">
          <table:table-cell table:style-name="ce34" table:formula="of:=IF(ISERR(FIND(&quot; &quot;;[.B27]));[.B27];LEFT([.B27];FIND(&quot; &quot;;[.B27])-1))" office:value-type="string" office:string-value="h1" calcext:value-type="string">
            <text:p>h1</text:p>
          </table:table-cell>
          <table:table-cell table:style-name="ce53" office:value-type="string" calcext:value-type="string">
            <text:p>h1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header text (odd page primary)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9" calcext:value-type="float">
            <text:p>9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4">
          <table:table-cell table:style-name="ce34" table:formula="of:=IF(ISERR(FIND(&quot; &quot;;[.B28]));[.B28];LEFT([.B28];FIND(&quot; &quot;;[.B28])-1))" office:value-type="string" office:string-value="h2" calcext:value-type="string">
            <text:p>h2</text:p>
          </table:table-cell>
          <table:table-cell table:style-name="ce53" office:value-type="string" calcext:value-type="string">
            <text:p>h2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header text (even page alternate)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9" calcext:value-type="float">
            <text:p>9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4">
          <table:table-cell table:style-name="ce34" table:formula="of:=IF(ISERR(FIND(&quot; &quot;;[.B29]));[.B29];LEFT([.B29];FIND(&quot; &quot;;[.B29])-1))" office:value-type="string" office:string-value="h3" calcext:value-type="string">
            <text:p>h3</text:p>
          </table:table-cell>
          <table:table-cell table:style-name="ce53" office:value-type="string" calcext:value-type="string">
            <text:p>h3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header text (odd page alternate)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9" calcext:value-type="float">
            <text:p>9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4">
          <table:table-cell table:style-name="ce34" table:formula="of:=IF(ISERR(FIND(&quot; &quot;;[.B30]));[.B30];LEFT([.B30];FIND(&quot; &quot;;[.B30])-1))" office:value-type="string" office:string-value="h4" calcext:value-type="string">
            <text:p>h4</text:p>
          </table:table-cell>
          <table:table-cell table:style-name="ce53" office:value-type="string" calcext:value-type="string">
            <text:p>h4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header text (even page tertiary)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9" calcext:value-type="float">
            <text:p>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4">
          <table:table-cell table:style-name="ce34" table:formula="of:=IF(ISERR(FIND(&quot; &quot;;[.B31]));[.B31];LEFT([.B31];FIND(&quot; &quot;;[.B31])-1))" office:value-type="string" office:string-value="h5" calcext:value-type="string">
            <text:p>h5</text:p>
          </table:table-cell>
          <table:table-cell table:style-name="ce53" office:value-type="string" calcext:value-type="string">
            <text:p>h5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header text (odd page tertiary)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9" calcext:value-type="float">
            <text:p>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4">
          <table:table-cell table:style-name="ce34" table:formula="of:=IF(ISERR(FIND(&quot; &quot;;[.B32]));[.B32];LEFT([.B32];FIND(&quot; &quot;;[.B32])-1))" office:value-type="string" office:string-value="h6" calcext:value-type="string">
            <text:p>h6</text:p>
          </table:table-cell>
          <table:table-cell table:style-name="ce53" office:value-type="string" calcext:value-type="string">
            <text:p>h6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footer text (even page primary)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9" calcext:value-type="float">
            <text:p>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4">
          <table:table-cell table:style-name="ce34" table:formula="of:=IF(ISERR(FIND(&quot; &quot;;[.B33]));[.B33];LEFT([.B33];FIND(&quot; &quot;;[.B33])-1))" office:value-type="string" office:string-value="h7" calcext:value-type="string">
            <text:p>h7</text:p>
          </table:table-cell>
          <table:table-cell table:style-name="ce53" office:value-type="string" calcext:value-type="string">
            <text:p>h7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footer text (odd page primary)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9" calcext:value-type="float">
            <text:p>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4">
          <table:table-cell table:style-name="ce34" table:formula="of:=IF(ISERR(FIND(&quot; &quot;;[.B34]));[.B34];LEFT([.B34];FIND(&quot; &quot;;[.B34])-1))" office:value-type="string" office:string-value="h8" calcext:value-type="string">
            <text:p>h8</text:p>
          </table:table-cell>
          <table:table-cell table:style-name="ce53" office:value-type="string" calcext:value-type="string">
            <text:p>h8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footer text (even page alternate)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9" calcext:value-type="float">
            <text:p>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4">
          <table:table-cell table:style-name="ce34" table:formula="of:=IF(ISERR(FIND(&quot; &quot;;[.B35]));[.B35];LEFT([.B35];FIND(&quot; &quot;;[.B35])-1))" office:value-type="string" office:string-value="h9" calcext:value-type="string">
            <text:p>h9</text:p>
          </table:table-cell>
          <table:table-cell table:style-name="ce53" office:value-type="string" calcext:value-type="string">
            <text:p>h9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footer text (odd page alternate)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9" calcext:value-type="float">
            <text:p>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6]));[.B36];LEFT([.B36];FIND(&quot; &quot;;[.B36])-1))" office:value-type="string" office:string-value="id" calcext:value-type="string">
            <text:p>id</text:p>
          </table:table-cell>
          <table:table-cell table:style-name="ce49" office:value-type="string" calcext:value-type="string">
            <text:p>id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Project ID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3"/>
          <table:table-cell table:style-name="ce167" office:value-type="string" calcext:value-type="string">
            <text:p>PB</text:p>
          </table:table-cell>
          <table:table-cell table:style-name="ce167"/>
          <table:table-cell table:number-columns-repeated="3" table:style-name="ce85" office:value-type="float" office:value="8" calcext:value-type="float">
            <text:p>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7]));[.B37];LEFT([.B37];FIND(&quot; &quot;;[.B37])-1))" office:value-type="string" office:string-value="ide" calcext:value-type="string">
            <text:p>ide</text:p>
          </table:table-cell>
          <table:table-cell table:style-name="ce49" office:value-type="string" calcext:value-type="string">
            <text:p>ide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Project encoding (UTF8)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8" calcext:value-type="float">
            <text:p>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8]));[.B38];LEFT([.B38];FIND(&quot; &quot;;[.B38])-1))" office:value-type="string" office:string-value="idx" calcext:value-type="string">
            <text:p>idx</text:p>
          </table:table-cell>
          <table:table-cell table:style-name="ce49" office:value-type="string" calcext:value-type="string">
            <text:p>idx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OBSOLETE Index division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3"/>
          <table:table-cell table:style-name="ce85" office:value-type="string" calcext:value-type="string">
            <text:p>O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9]));[.B39];LEFT([.B39];FIND(&quot; &quot;;[.B39])-1))" office:value-type="string" office:string-value="intro" calcext:value-type="string">
            <text:p>intro</text:p>
          </table:table-cell>
          <table:table-cell table:style-name="ce49" office:value-type="string" calcext:value-type="string">
            <text:p>intro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OBSOLETE Introduction division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3"/>
          <table:table-cell table:style-name="ce85" office:value-type="string" calcext:value-type="string">
            <text:p>O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40]));[.B40];LEFT([.B40];FIND(&quot; &quot;;[.B40])-1))" office:value-type="string" office:string-value="maps" calcext:value-type="string">
            <text:p>maps</text:p>
          </table:table-cell>
          <table:table-cell table:style-name="ce49" office:value-type="string" calcext:value-type="string">
            <text:p>maps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OBSOLETE Maps division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3"/>
          <table:table-cell table:style-name="ce85" office:value-type="string" calcext:value-type="string">
            <text:p>O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41]));[.B41];LEFT([.B41];FIND(&quot; &quot;;[.B41])-1))" office:value-type="string" office:string-value="periph" calcext:value-type="string">
            <text:p>periph</text:p>
          </table:table-cell>
          <table:table-cell table:style-name="ce49" office:value-type="string" calcext:value-type="string">
            <text:p>periph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New section of Peripheral text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3"/>
          <table:table-cell table:style-name="ce167" office:value-type="string" calcext:value-type="string">
            <text:p>SPN</text:p>
          </table:table-cell>
          <table:table-cell table:style-name="ce167" office:value-type="string" calcext:value-type="string">
            <text:p>PB</text:p>
          </table:table-cell>
          <table:table-cell table:style-name="ce85" office:value-type="float" office:value="56" calcext:value-type="float">
            <text:p>56</text:p>
          </table:table-cell>
          <table:table-cell table:style-name="ce85" office:value-type="float" office:value="59" calcext:value-type="float">
            <text:p>59</text:p>
          </table:table-cell>
          <table:table-cell table:style-name="ce85" office:value-type="float" office:value="61" calcext:value-type="float">
            <text:p>61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42]));[.B42];LEFT([.B42];FIND(&quot; &quot;;[.B42])-1))" office:value-type="string" office:string-value="pref" calcext:value-type="string">
            <text:p>pref</text:p>
          </table:table-cell>
          <table:table-cell table:style-name="ce49" office:value-type="string" calcext:value-type="string">
            <text:p>pref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OBSOLETE Preface division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3"/>
          <table:table-cell table:style-name="ce85" office:value-type="string" calcext:value-type="string">
            <text:p>O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43]));[.B43];LEFT([.B43];FIND(&quot; &quot;;[.B43])-1))" office:value-type="string" office:string-value="pub" calcext:value-type="string">
            <text:p>pub</text:p>
          </table:table-cell>
          <table:table-cell table:style-name="ce49" office:value-type="string" calcext:value-type="string">
            <text:p>pub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OBSOLETE Publication division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3"/>
          <table:table-cell table:style-name="ce85" office:value-type="string" calcext:value-type="string">
            <text:p>O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44]));[.B44];LEFT([.B44];FIND(&quot; &quot;;[.B44])-1))" office:value-type="string" office:string-value="pubinfo" calcext:value-type="string">
            <text:p>pubinfo</text:p>
          </table:table-cell>
          <table:table-cell table:style-name="ce49" office:value-type="string" calcext:value-type="string">
            <text:p>pubinfo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OBSOLETE Publication Information div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3"/>
          <table:table-cell table:style-name="ce85" office:value-type="string" calcext:value-type="string">
            <text:p>O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45]));[.B45];LEFT([.B45];FIND(&quot; &quot;;[.B45])-1))" office:value-type="string" office:string-value="rem" calcext:value-type="string">
            <text:p>rem</text:p>
          </table:table-cell>
          <table:table-cell table:style-name="ce49" office:value-type="string" calcext:value-type="string">
            <text:p>rem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USFM notes (Remark)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B40</text:p>
          </table:table-cell>
          <table:table-cell table:style-name="ce167" office:value-type="string" calcext:value-type="string">
            <text:p>R00</text:p>
          </table:table-cell>
          <table:table-cell table:style-name="ce167" office:value-type="string" calcext:value-type="string">
            <text:p>M0</text:p>
          </table:table-cell>
          <table:table-cell table:style-name="ce167" office:value-type="string" calcext:value-type="string">
            <text:p>Clear</text:p>
          </table:table-cell>
          <table:table-cell table:style-name="ce167"/>
          <table:table-cell table:number-columns-repeated="3" table:style-name="ce85" office:value-type="float" office:value="9" calcext:value-type="float">
            <text:p>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4">
          <table:table-cell table:style-name="ce34" table:formula="of:=IF(ISERR(FIND(&quot; &quot;;[.B46]));[.B46];LEFT([.B46];FIND(&quot; &quot;;[.B46])-1))" office:value-type="string" office:string-value="spine" calcext:value-type="string">
            <text:p>spine</text:p>
          </table:table-cell>
          <table:table-cell table:style-name="ce49" office:value-type="string" calcext:value-type="string">
            <text:p>spine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OBSOLETE Spine division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47]));[.B47];LEFT([.B47];FIND(&quot; &quot;;[.B47])-1))" office:value-type="string" office:string-value="sts" calcext:value-type="string">
            <text:p>sts</text:p>
          </table:table-cell>
          <table:table-cell table:style-name="ce49" office:value-type="string" calcext:value-type="string">
            <text:p>sts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Project status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8" calcext:value-type="float">
            <text:p>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4">
          <table:table-cell table:style-name="ce34" table:formula="of:=IF(ISERR(FIND(&quot; &quot;;[.B48]));[.B48];LEFT([.B48];FIND(&quot; &quot;;[.B48])-1))" office:value-type="string" office:string-value="toc" calcext:value-type="string">
            <text:p>toc</text:p>
          </table:table-cell>
          <table:table-cell table:style-name="ce49" office:value-type="string" calcext:value-type="string">
            <text:p>toc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OBSOLETE Table of Contents division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4" table:style-name="ce85" office:value-type="string" calcext:value-type="string">
            <text:p>O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4">
          <table:table-cell table:style-name="ce34" table:formula="of:=IF(ISERR(FIND(&quot; &quot;;[.B49]));[.B49];LEFT([.B49];FIND(&quot; &quot;;[.B49])-1))" office:value-type="string" office:string-value="toc0" calcext:value-type="string">
            <text:p>toc0</text:p>
          </table:table-cell>
          <table:table-cell table:style-name="ce49" office:value-type="string" calcext:value-type="string">
            <text:p>toc0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Table of Contents Section level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4">
          <table:table-cell table:style-name="ce34" table:formula="of:=IF(ISERR(FIND(&quot; &quot;;[.B50]));[.B50];LEFT([.B50];FIND(&quot; &quot;;[.B50])-1))" office:value-type="string" office:string-value="toc1" calcext:value-type="string">
            <text:p>toc1</text:p>
          </table:table-cell>
          <table:table-cell table:style-name="ce49" office:value-type="string" calcext:value-type="string">
            <text:p>toc1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Full Title to appear in Table of Contents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9" calcext:value-type="float">
            <text:p>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3">
          <table:table-cell table:style-name="ce34" table:formula="of:=IF(ISERR(FIND(&quot; &quot;;[.B51]));[.B51];LEFT([.B51];FIND(&quot; &quot;;[.B51])-1))" office:value-type="string" office:string-value="toc2" calcext:value-type="string">
            <text:p>toc2</text:p>
          </table:table-cell>
          <table:table-cell table:style-name="ce49" office:value-type="string" calcext:value-type="string">
            <text:p>toc2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Short Book Name to appear in Table of Contents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9" calcext:value-type="float">
            <text:p>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5">
          <table:table-cell table:style-name="ce34" table:formula="of:=IF(ISERR(FIND(&quot; &quot;;[.B52]));[.B52];LEFT([.B52];FIND(&quot; &quot;;[.B52])-1))" office:value-type="string" office:string-value="toc3" calcext:value-type="string">
            <text:p>toc3</text:p>
          </table:table-cell>
          <table:table-cell table:style-name="ce49" office:value-type="string" calcext:value-type="string">
            <text:p>toc3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Book Abbr to appear in Table of Contents (matches footnotes)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number-columns-repeated="3" table:style-name="ce85" office:value-type="float" office:value="9" calcext:value-type="float">
            <text:p>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3">
          <table:table-cell table:style-name="ce34" table:formula="of:=IF(ISERR(FIND(&quot; &quot;;[.B53]));[.B53];LEFT([.B53];FIND(&quot; &quot;;[.B53])-1))" office:value-type="string" office:string-value="toc4" calcext:value-type="string">
            <text:p>toc4</text:p>
          </table:table-cell>
          <table:table-cell table:style-name="ce49" office:value-type="string" calcext:value-type="string">
            <text:p>toc4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Number of Chapters to appear in Table of Contents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3">
          <table:table-cell table:style-name="ce34" table:formula="of:=IF(ISERR(FIND(&quot; &quot;;[.B54]));[.B54];LEFT([.B54];FIND(&quot; &quot;;[.B54])-1))" office:value-type="string" office:string-value="toc5" calcext:value-type="string">
            <text:p>toc5</text:p>
          </table:table-cell>
          <table:table-cell table:style-name="ce49" office:value-type="string" calcext:value-type="string">
            <text:p>toc5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Summary/Description row to appear in Table of Contents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55]));[.B55];LEFT([.B55];FIND(&quot; &quot;;[.B55])-1))" office:value-type="string" office:string-value="toc6" calcext:value-type="string">
            <text:p>toc6</text:p>
          </table:table-cell>
          <table:table-cell table:style-name="ce49" office:value-type="string" calcext:value-type="string">
            <text:p>toc6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Tiered Table of Contents Entry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56]));[.B56];LEFT([.B56];FIND(&quot; &quot;;[.B56])-1))" office:value-type="string" office:string-value="toc7" calcext:value-type="string">
            <text:p>toc7</text:p>
          </table:table-cell>
          <table:table-cell table:style-name="ce49" office:value-type="string" calcext:value-type="string">
            <text:p>toc7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Tiered Table of Contents Entry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4">
          <table:table-cell table:style-name="ce34" table:formula="of:=IF(ISERR(FIND(&quot; &quot;;[.B57]));[.B57];LEFT([.B57];FIND(&quot; &quot;;[.B57])-1))" office:value-type="string" office:string-value="toc8" calcext:value-type="string">
            <text:p>toc8</text:p>
          </table:table-cell>
          <table:table-cell table:style-name="ce49" office:value-type="string" calcext:value-type="string">
            <text:p>toc8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Section Divider to appear in TOC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4">
          <table:table-cell table:style-name="ce34" table:formula="of:=IF(ISERR(FIND(&quot; &quot;;[.B58]));[.B58];LEFT([.B58];FIND(&quot; &quot;;[.B58])-1))" office:value-type="string" office:string-value="toc9" calcext:value-type="string">
            <text:p>toc9</text:p>
          </table:table-cell>
          <table:table-cell table:style-name="ce49" office:value-type="string" calcext:value-type="string">
            <text:p>toc9 (&amp;)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Blank Row to appear in TOC</text:p>
          </table:table-cell>
          <table:table-cell table:style-name="ce74" office:value-type="string" calcext:value-type="string">
            <text:p>TextVariable: paragraph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59]));[.B59];LEFT([.B59];FIND(&quot; &quot;;[.B59])-1))" office:value-type="string" office:string-value="ts" calcext:value-type="string">
            <text:p>ts</text:p>
          </table:table-cell>
          <table:table-cell table:style-name="ce49" office:value-type="string" calcext:value-type="string">
            <text:p>ts</text:p>
          </table:table-cell>
          <table:table-cell table:style-name="ce61" office:value-type="string" calcext:value-type="string">
            <text:p>R</text:p>
          </table:table-cell>
          <table:table-cell table:style-name="ce64" office:value-type="string" calcext:value-type="string">
            <text:p>Translator's Chunk Marker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5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number-columns-repeated="2"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60]));[.B60];LEFT([.B60];FIND(&quot; &quot;;[.B60])-1))" office:value-type="string" office:string-value="b" calcext:value-type="string">
            <text:p>b</text:p>
          </table:table-cell>
          <table:table-cell table:style-name="ce54" office:value-type="string" calcext:value-type="string">
            <text:p>b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Blank Lin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R00</text:p>
          </table:table-cell>
          <table:table-cell table:style-name="ce167" office:value-type="string" calcext:value-type="string">
            <text:p>B10</text:p>
          </table:table-cell>
          <table:table-cell table:style-name="ce167" table:number-columns-repeated="3"/>
          <table:table-cell table:style-name="ce85" office:value-type="float" office:value="33" calcext:value-type="float">
            <text:p>33</text:p>
          </table:table-cell>
          <table:table-cell table:number-columns-repeated="2" table:style-name="ce85" office:value-type="float" office:value="36" calcext:value-type="float">
            <text:p>3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61]));[.B61];LEFT([.B61];FIND(&quot; &quot;;[.B61])-1))" office:value-type="string" office:string-value="b0" calcext:value-type="string">
            <text:p>b0</text:p>
          </table:table-cell>
          <table:table-cell table:style-name="ce54" office:value-type="string" calcext:value-type="string">
            <text:p>b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R00</text:p>
          </table:table-cell>
          <table:table-cell table:style-name="ce167" office:value-type="string" calcext:value-type="string">
            <text:p>R05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62]));[.B62];LEFT([.B62];FIND(&quot; &quot;;[.B62])-1))" office:value-type="string" office:string-value="b1" calcext:value-type="string">
            <text:p>b1</text:p>
          </table:table-cell>
          <table:table-cell table:style-name="ce54" office:value-type="string" calcext:value-type="string">
            <text:p>b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R00</text:p>
          </table:table-cell>
          <table:table-cell table:style-name="ce167" office:value-type="string" calcext:value-type="string">
            <text:p>B1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63]));[.B63];LEFT([.B63];FIND(&quot; &quot;;[.B63])-1))" office:value-type="string" office:string-value="b2" calcext:value-type="string">
            <text:p>b2</text:p>
          </table:table-cell>
          <table:table-cell table:style-name="ce54" office:value-type="string" calcext:value-type="string">
            <text:p>b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R00</text:p>
          </table:table-cell>
          <table:table-cell table:style-name="ce167" office:value-type="string" calcext:value-type="string">
            <text:p>B2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64]));[.B64];LEFT([.B64];FIND(&quot; &quot;;[.B64])-1))" office:value-type="string" office:string-value="b3" calcext:value-type="string">
            <text:p>b3</text:p>
          </table:table-cell>
          <table:table-cell table:style-name="ce54" office:value-type="string" calcext:value-type="string">
            <text:p>b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R00</text:p>
          </table:table-cell>
          <table:table-cell table:style-name="ce167" office:value-type="string" calcext:value-type="string">
            <text:p>B3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65]));[.B65];LEFT([.B65];FIND(&quot; &quot;;[.B65])-1))" office:value-type="string" office:string-value="b4" calcext:value-type="string">
            <text:p>b4</text:p>
          </table:table-cell>
          <table:table-cell table:style-name="ce54" office:value-type="string" calcext:value-type="string">
            <text:p>b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R00</text:p>
          </table:table-cell>
          <table:table-cell table:style-name="ce167" office:value-type="string" calcext:value-type="string">
            <text:p>B4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66]));[.B66];LEFT([.B66];FIND(&quot; &quot;;[.B66])-1))" office:value-type="string" office:string-value="b5" calcext:value-type="string">
            <text:p>b5</text:p>
          </table:table-cell>
          <table:table-cell table:style-name="ce54" office:value-type="string" calcext:value-type="string">
            <text:p>b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R00</text:p>
          </table:table-cell>
          <table:table-cell table:style-name="ce167" office:value-type="string" calcext:value-type="string">
            <text:p>B5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67]));[.B67];LEFT([.B67];FIND(&quot; &quot;;[.B67])-1))" office:value-type="string" office:string-value="b6" calcext:value-type="string">
            <text:p>b6</text:p>
          </table:table-cell>
          <table:table-cell table:style-name="ce54" office:value-type="string" calcext:value-type="string">
            <text:p>b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R00</text:p>
          </table:table-cell>
          <table:table-cell table:style-name="ce167" office:value-type="string" calcext:value-type="string">
            <text:p>B6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68]));[.B68];LEFT([.B68];FIND(&quot; &quot;;[.B68])-1))" office:value-type="string" office:string-value="b7" calcext:value-type="string">
            <text:p>b7</text:p>
          </table:table-cell>
          <table:table-cell table:style-name="ce54" office:value-type="string" calcext:value-type="string">
            <text:p>b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R00</text:p>
          </table:table-cell>
          <table:table-cell table:style-name="ce167" office:value-type="string" calcext:value-type="string">
            <text:p>B7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69]));[.B69];LEFT([.B69];FIND(&quot; &quot;;[.B69])-1))" office:value-type="string" office:string-value="b8" calcext:value-type="string">
            <text:p>b8</text:p>
          </table:table-cell>
          <table:table-cell table:style-name="ce54" office:value-type="string" calcext:value-type="string">
            <text:p>b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R00</text:p>
          </table:table-cell>
          <table:table-cell table:style-name="ce167" office:value-type="string" calcext:value-type="string">
            <text:p>B8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70]));[.B70];LEFT([.B70];FIND(&quot; &quot;;[.B70])-1))" office:value-type="string" office:string-value="b9" calcext:value-type="string">
            <text:p>b9</text:p>
          </table:table-cell>
          <table:table-cell table:style-name="ce54" office:value-type="string" calcext:value-type="string">
            <text:p>b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R00</text:p>
          </table:table-cell>
          <table:table-cell table:style-name="ce167" office:value-type="string" calcext:value-type="string">
            <text:p>B9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71]));[.B71];LEFT([.B71];FIND(&quot; &quot;;[.B71])-1))" office:value-type="string" office:string-value="cd" calcext:value-type="string">
            <text:p>cd</text:p>
          </table:table-cell>
          <table:table-cell table:style-name="ce54" office:value-type="string" calcext:value-type="string">
            <text:p>cd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Chapter Description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S60</text:p>
          </table:table-cell>
          <table:table-cell table:style-name="ce167" office:value-type="string" calcext:value-type="string">
            <text:p>L08</text:p>
          </table:table-cell>
          <table:table-cell table:style-name="ce167" office:value-type="string" calcext:value-type="string">
            <text:p>M1</text:p>
          </table:table-cell>
          <table:table-cell table:style-name="ce167" table:number-columns-repeated="2"/>
          <table:table-cell table:style-name="ce85" office:value-type="float" office:value="25" calcext:value-type="float">
            <text:p>25</text:p>
          </table:table-cell>
          <table:table-cell table:number-columns-repeated="2" table:style-name="ce85" office:value-type="float" office:value="28" calcext:value-type="float">
            <text:p>2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72]));[.B72];LEFT([.B72];FIND(&quot; &quot;;[.B72])-1))" office:value-type="string" office:string-value="cls" calcext:value-type="string">
            <text:p>cls</text:p>
          </table:table-cell>
          <table:table-cell table:style-name="ce54" office:value-type="string" calcext:value-type="string">
            <text:p>cls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Closing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5"/>
          <table:table-cell table:style-name="ce85" office:value-type="float" office:value="31" calcext:value-type="float">
            <text:p>31</text:p>
          </table:table-cell>
          <table:table-cell table:number-columns-repeated="2" table:style-name="ce85" office:value-type="float" office:value="34" calcext:value-type="float">
            <text:p>34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73]));[.B73];LEFT([.B73];FIND(&quot; &quot;;[.B73])-1))" office:value-type="string" office:string-value="d" calcext:value-type="string">
            <text:p>d</text:p>
          </table:table-cell>
          <table:table-cell table:style-name="ce54" office:value-type="string" calcext:value-type="string">
            <text:p>d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Directives/Descriptive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B70</text:p>
          </table:table-cell>
          <table:table-cell table:style-name="ce167" office:value-type="string" calcext:value-type="string">
            <text:p>L08</text:p>
          </table:table-cell>
          <table:table-cell table:style-name="ce167" table:number-columns-repeated="3"/>
          <table:table-cell table:style-name="ce85" office:value-type="float" office:value="22" calcext:value-type="float">
            <text:p>22</text:p>
          </table:table-cell>
          <table:table-cell table:number-columns-repeated="2" table:style-name="ce85" office:value-type="float" office:value="25" calcext:value-type="float">
            <text:p>2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74]));[.B74];LEFT([.B74];FIND(&quot; &quot;;[.B74])-1))" office:value-type="string" office:string-value="erq" calcext:value-type="string">
            <text:p>erq</text:p>
          </table:table-cell>
          <table:table-cell table:style-name="ce54" office:value-type="string" calcext:value-type="string">
            <text:p>erq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tudy Reflective Question Pargraph</text:p>
          </table:table-cell>
          <table:table-cell table:style-name="ce74"/>
          <table:table-cell table:style-name="ce167" office:value-type="string" calcext:value-type="string">
            <text:p>f</text:p>
          </table:table-cell>
          <table:table-cell table:style-name="ce167" table:number-columns-repeated="5"/>
          <table:table-cell table:style-name="ce85" office:value-type="float" office:value="77" calcext:value-type="float">
            <text:p>77</text:p>
          </table:table-cell>
          <table:table-cell table:style-name="ce85" office:value-type="string" calcext:value-type="string">
            <text:p>D</text:p>
          </table:table-cell>
          <table:table-cell table:style-name="ce85" table:number-columns-repeated="3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75]));[.B75];LEFT([.B75];FIND(&quot; &quot;;[.B75])-1))" office:value-type="string" office:string-value="ib" calcext:value-type="string">
            <text:p>ib</text:p>
          </table:table-cell>
          <table:table-cell table:style-name="ce54" office:value-type="string" calcext:value-type="string">
            <text:p>ib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Blank Line (Intro)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10</text:p>
          </table:table-cell>
          <table:table-cell table:style-name="ce167" table:number-columns-repeated="3"/>
          <table:table-cell table:style-name="ce85" office:value-type="float" office:value="14" calcext:value-type="float">
            <text:p>14</text:p>
          </table:table-cell>
          <table:table-cell table:number-columns-repeated="2" table:style-name="ce85" office:value-type="float" office:value="17" calcext:value-type="float">
            <text:p>17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76]));[.B76];LEFT([.B76];FIND(&quot; &quot;;[.B76])-1))" office:value-type="string" office:string-value="ib0" calcext:value-type="string">
            <text:p>ib0</text:p>
          </table:table-cell>
          <table:table-cell table:style-name="ce54" office:value-type="string" calcext:value-type="string">
            <text:p>ib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R05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77]));[.B77];LEFT([.B77];FIND(&quot; &quot;;[.B77])-1))" office:value-type="string" office:string-value="ib1" calcext:value-type="string">
            <text:p>ib1</text:p>
          </table:table-cell>
          <table:table-cell table:style-name="ce54" office:value-type="string" calcext:value-type="string">
            <text:p>ib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1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78]));[.B78];LEFT([.B78];FIND(&quot; &quot;;[.B78])-1))" office:value-type="string" office:string-value="ib2" calcext:value-type="string">
            <text:p>ib2</text:p>
          </table:table-cell>
          <table:table-cell table:style-name="ce54" office:value-type="string" calcext:value-type="string">
            <text:p>ib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2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79]));[.B79];LEFT([.B79];FIND(&quot; &quot;;[.B79])-1))" office:value-type="string" office:string-value="ib3" calcext:value-type="string">
            <text:p>ib3</text:p>
          </table:table-cell>
          <table:table-cell table:style-name="ce54" office:value-type="string" calcext:value-type="string">
            <text:p>ib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3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80]));[.B80];LEFT([.B80];FIND(&quot; &quot;;[.B80])-1))" office:value-type="string" office:string-value="ib4" calcext:value-type="string">
            <text:p>ib4</text:p>
          </table:table-cell>
          <table:table-cell table:style-name="ce54" office:value-type="string" calcext:value-type="string">
            <text:p>ib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4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81]));[.B81];LEFT([.B81];FIND(&quot; &quot;;[.B81])-1))" office:value-type="string" office:string-value="ib5" calcext:value-type="string">
            <text:p>ib5</text:p>
          </table:table-cell>
          <table:table-cell table:style-name="ce54" office:value-type="string" calcext:value-type="string">
            <text:p>ib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5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82]));[.B82];LEFT([.B82];FIND(&quot; &quot;;[.B82])-1))" office:value-type="string" office:string-value="ib6" calcext:value-type="string">
            <text:p>ib6</text:p>
          </table:table-cell>
          <table:table-cell table:style-name="ce54" office:value-type="string" calcext:value-type="string">
            <text:p>ib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6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83]));[.B83];LEFT([.B83];FIND(&quot; &quot;;[.B83])-1))" office:value-type="string" office:string-value="ib7" calcext:value-type="string">
            <text:p>ib7</text:p>
          </table:table-cell>
          <table:table-cell table:style-name="ce54" office:value-type="string" calcext:value-type="string">
            <text:p>ib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7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84]));[.B84];LEFT([.B84];FIND(&quot; &quot;;[.B84])-1))" office:value-type="string" office:string-value="ib8" calcext:value-type="string">
            <text:p>ib8</text:p>
          </table:table-cell>
          <table:table-cell table:style-name="ce54" office:value-type="string" calcext:value-type="string">
            <text:p>ib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8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85]));[.B85];LEFT([.B85];FIND(&quot; &quot;;[.B85])-1))" office:value-type="string" office:string-value="ib9" calcext:value-type="string">
            <text:p>ib9</text:p>
          </table:table-cell>
          <table:table-cell table:style-name="ce54" office:value-type="string" calcext:value-type="string">
            <text:p>ib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Blank Line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90</text:p>
          </table:table-cell>
          <table:table-cell table:style-name="ce167" table:number-columns-repeated="3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86]));[.B86];LEFT([.B86];FIND(&quot; &quot;;[.B86])-1))" office:value-type="string" office:string-value="ie" calcext:value-type="string">
            <text:p>ie</text:p>
          </table:table-cell>
          <table:table-cell table:style-name="ce54" office:value-type="string" calcext:value-type="string">
            <text:p>ie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Intro End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71</text:p>
          </table:table-cell>
          <table:table-cell table:style-name="ce167"/>
          <table:table-cell table:style-name="ce167" office:value-type="string" calcext:value-type="string">
            <text:p>CB</text:p>
          </table:table-cell>
          <table:table-cell table:style-name="ce167" table:number-columns-repeated="2"/>
          <table:table-cell table:style-name="ce85" office:value-type="float" office:value="17" calcext:value-type="float">
            <text:p>17</text:p>
          </table:table-cell>
          <table:table-cell table:number-columns-repeated="2" table:style-name="ce85" office:value-type="float" office:value="20" calcext:value-type="float">
            <text:p>2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87]));[.B87];LEFT([.B87];FIND(&quot; &quot;;[.B87])-1))" office:value-type="string" office:string-value="iex" calcext:value-type="string">
            <text:p>iex</text:p>
          </table:table-cell>
          <table:table-cell table:style-name="ce54" office:value-type="string" calcext:value-type="string">
            <text:p>iex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Explanation/Bridge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41</text:p>
          </table:table-cell>
          <table:table-cell table:style-name="ce167"/>
          <table:table-cell table:style-name="ce167" office:value-type="string" calcext:value-type="string">
            <text:p>CB</text:p>
          </table:table-cell>
          <table:table-cell table:style-name="ce167" table:number-columns-repeated="2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88]));[.B88];LEFT([.B88];FIND(&quot; &quot;;[.B88])-1))" office:value-type="string" office:string-value="ili" calcext:value-type="string">
            <text:p>ili</text:p>
          </table:table-cell>
          <table:table-cell table:style-name="ce54" office:value-type="string" calcext:value-type="string">
            <text:p>ili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List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1</text:p>
          </table:table-cell>
          <table:table-cell table:style-name="ce167" table:number-columns-repeated="2"/>
          <table:table-cell table:style-name="ce85" office:value-type="float" office:value="15" calcext:value-type="float">
            <text:p>15</text:p>
          </table:table-cell>
          <table:table-cell table:number-columns-repeated="2" table:style-name="ce85" office:value-type="float" office:value="18" calcext:value-type="float">
            <text:p>1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89]));[.B89];LEFT([.B89];FIND(&quot; &quot;;[.B89])-1))" office:value-type="string" office:string-value="ili0" calcext:value-type="string">
            <text:p>ili0</text:p>
          </table:table-cell>
          <table:table-cell table:style-name="ce55" office:value-type="string" calcext:value-type="string">
            <text:p>ili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 (intro) 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0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90]));[.B90];LEFT([.B90];FIND(&quot; &quot;;[.B90])-1))" office:value-type="string" office:string-value="ili1" calcext:value-type="string">
            <text:p>ili1</text:p>
          </table:table-cell>
          <table:table-cell table:style-name="ce55" office:value-type="string" calcext:value-type="string">
            <text:p>ili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 (intro) 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1</text:p>
          </table:table-cell>
          <table:table-cell table:style-name="ce167" table:number-columns-repeated="2"/>
          <table:table-cell table:style-name="ce85" office:value-type="float" office:value="15" calcext:value-type="float">
            <text:p>15</text:p>
          </table:table-cell>
          <table:table-cell table:number-columns-repeated="2" table:style-name="ce85" office:value-type="float" office:value="18" calcext:value-type="float">
            <text:p>1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91]));[.B91];LEFT([.B91];FIND(&quot; &quot;;[.B91])-1))" office:value-type="string" office:string-value="ili2" calcext:value-type="string">
            <text:p>ili2</text:p>
          </table:table-cell>
          <table:table-cell table:style-name="ce55" office:value-type="string" calcext:value-type="string">
            <text:p>ili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 (intro) 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2</text:p>
          </table:table-cell>
          <table:table-cell table:style-name="ce167" table:number-columns-repeated="2"/>
          <table:table-cell table:style-name="ce85" office:value-type="float" office:value="15" calcext:value-type="float">
            <text:p>15</text:p>
          </table:table-cell>
          <table:table-cell table:number-columns-repeated="2" table:style-name="ce85" office:value-type="float" office:value="18" calcext:value-type="float">
            <text:p>1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92]));[.B92];LEFT([.B92];FIND(&quot; &quot;;[.B92])-1))" office:value-type="string" office:string-value="ili3" calcext:value-type="string">
            <text:p>ili3</text:p>
          </table:table-cell>
          <table:table-cell table:style-name="ce55" office:value-type="string" calcext:value-type="string">
            <text:p>ili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 (intro) 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3</text:p>
          </table:table-cell>
          <table:table-cell table:style-name="ce167" table:number-columns-repeated="2"/>
          <table:table-cell table:style-name="ce85" office:value-type="float" office:value="15" calcext:value-type="float">
            <text:p>15</text:p>
          </table:table-cell>
          <table:table-cell table:number-columns-repeated="2" table:style-name="ce85" office:value-type="float" office:value="18" calcext:value-type="float">
            <text:p>1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93]));[.B93];LEFT([.B93];FIND(&quot; &quot;;[.B93])-1))" office:value-type="string" office:string-value="ili4" calcext:value-type="string">
            <text:p>ili4</text:p>
          </table:table-cell>
          <table:table-cell table:style-name="ce55" office:value-type="string" calcext:value-type="string">
            <text:p>ili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 (intro) 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4</text:p>
          </table:table-cell>
          <table:table-cell table:style-name="ce167" table:number-columns-repeated="2"/>
          <table:table-cell table:style-name="ce85" office:value-type="float" office:value="15" calcext:value-type="float">
            <text:p>15</text:p>
          </table:table-cell>
          <table:table-cell table:number-columns-repeated="2" table:style-name="ce85" office:value-type="float" office:value="18" calcext:value-type="float">
            <text:p>1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94]));[.B94];LEFT([.B94];FIND(&quot; &quot;;[.B94])-1))" office:value-type="string" office:string-value="ili5" calcext:value-type="string">
            <text:p>ili5</text:p>
          </table:table-cell>
          <table:table-cell table:style-name="ce55" office:value-type="string" calcext:value-type="string">
            <text:p>ili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 (intro) 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5</text:p>
          </table:table-cell>
          <table:table-cell table:style-name="ce167" table:number-columns-repeated="2"/>
          <table:table-cell table:style-name="ce85" office:value-type="float" office:value="15" calcext:value-type="float">
            <text:p>15</text:p>
          </table:table-cell>
          <table:table-cell table:number-columns-repeated="2" table:style-name="ce85" office:value-type="float" office:value="18" calcext:value-type="float">
            <text:p>1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95]));[.B95];LEFT([.B95];FIND(&quot; &quot;;[.B95])-1))" office:value-type="string" office:string-value="ili6" calcext:value-type="string">
            <text:p>ili6</text:p>
          </table:table-cell>
          <table:table-cell table:style-name="ce55" office:value-type="string" calcext:value-type="string">
            <text:p>ili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 (intro) 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6</text:p>
          </table:table-cell>
          <table:table-cell table:style-name="ce167" table:number-columns-repeated="2"/>
          <table:table-cell table:style-name="ce85" office:value-type="float" office:value="15" calcext:value-type="float">
            <text:p>15</text:p>
          </table:table-cell>
          <table:table-cell table:number-columns-repeated="2" table:style-name="ce85" office:value-type="float" office:value="18" calcext:value-type="float">
            <text:p>1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96]));[.B96];LEFT([.B96];FIND(&quot; &quot;;[.B96])-1))" office:value-type="string" office:string-value="ili7" calcext:value-type="string">
            <text:p>ili7</text:p>
          </table:table-cell>
          <table:table-cell table:style-name="ce55" office:value-type="string" calcext:value-type="string">
            <text:p>ili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 (intro) 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7</text:p>
          </table:table-cell>
          <table:table-cell table:style-name="ce167" table:number-columns-repeated="2"/>
          <table:table-cell table:style-name="ce85" office:value-type="float" office:value="15" calcext:value-type="float">
            <text:p>15</text:p>
          </table:table-cell>
          <table:table-cell table:number-columns-repeated="2" table:style-name="ce85" office:value-type="float" office:value="18" calcext:value-type="float">
            <text:p>1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97]));[.B97];LEFT([.B97];FIND(&quot; &quot;;[.B97])-1))" office:value-type="string" office:string-value="ili8" calcext:value-type="string">
            <text:p>ili8</text:p>
          </table:table-cell>
          <table:table-cell table:style-name="ce55" office:value-type="string" calcext:value-type="string">
            <text:p>ili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 (intro) 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8</text:p>
          </table:table-cell>
          <table:table-cell table:style-name="ce167" table:number-columns-repeated="2"/>
          <table:table-cell table:style-name="ce85" office:value-type="float" office:value="15" calcext:value-type="float">
            <text:p>15</text:p>
          </table:table-cell>
          <table:table-cell table:number-columns-repeated="2" table:style-name="ce85" office:value-type="float" office:value="18" calcext:value-type="float">
            <text:p>1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98]));[.B98];LEFT([.B98];FIND(&quot; &quot;;[.B98])-1))" office:value-type="string" office:string-value="ili9" calcext:value-type="string">
            <text:p>ili9</text:p>
          </table:table-cell>
          <table:table-cell table:style-name="ce55" office:value-type="string" calcext:value-type="string">
            <text:p>ili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 (intro) 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9</text:p>
          </table:table-cell>
          <table:table-cell table:style-name="ce167" table:number-columns-repeated="2"/>
          <table:table-cell table:style-name="ce85" office:value-type="float" office:value="15" calcext:value-type="float">
            <text:p>15</text:p>
          </table:table-cell>
          <table:table-cell table:number-columns-repeated="2" table:style-name="ce85" office:value-type="float" office:value="18" calcext:value-type="float">
            <text:p>1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99]));[.B99];LEFT([.B99];FIND(&quot; &quot;;[.B99])-1))" office:value-type="string" office:string-value="im" calcext:value-type="string">
            <text:p>im</text:p>
          </table:table-cell>
          <table:table-cell table:style-name="ce54" office:value-type="string" calcext:value-type="string">
            <text:p>im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Margin Paragraph (intro)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S40</text:p>
          </table:table-cell>
          <table:table-cell table:style-name="ce167"/>
          <table:table-cell table:style-name="ce167" office:value-type="string" calcext:value-type="string">
            <text:p>M0</text:p>
          </table:table-cell>
          <table:table-cell table:style-name="ce167" office:value-type="string" calcext:value-type="string">
            <text:p>SPN</text:p>
          </table:table-cell>
          <table:table-cell table:style-name="ce167"/>
          <table:table-cell table:style-name="ce85" office:value-type="float" office:value="12" calcext:value-type="float">
            <text:p>12</text:p>
          </table:table-cell>
          <table:table-cell table:number-columns-repeated="2" table:style-name="ce85" office:value-type="float" office:value="15" calcext:value-type="float">
            <text:p>1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00]));[.B100];LEFT([.B100];FIND(&quot; &quot;;[.B100])-1))" office:value-type="string" office:string-value="imi" calcext:value-type="string">
            <text:p>imi</text:p>
          </table:table-cell>
          <table:table-cell table:style-name="ce54" office:value-type="string" calcext:value-type="string">
            <text:p>imi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Indented Margin Paragraph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M2</text:p>
          </table:table-cell>
          <table:table-cell table:style-name="ce167" table:number-columns-repeated="2"/>
          <table:table-cell table:style-name="ce85" office:value-type="float" office:value="12" calcext:value-type="float">
            <text:p>12</text:p>
          </table:table-cell>
          <table:table-cell table:number-columns-repeated="2" table:style-name="ce85" office:value-type="float" office:value="15" calcext:value-type="float">
            <text:p>1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01]));[.B101];LEFT([.B101];FIND(&quot; &quot;;[.B101])-1))" office:value-type="string" office:string-value="imq" calcext:value-type="string">
            <text:p>imq</text:p>
          </table:table-cell>
          <table:table-cell table:style-name="ce54" office:value-type="string" calcext:value-type="string">
            <text:p>imq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Margin Quote Par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M2</text:p>
          </table:table-cell>
          <table:table-cell table:style-name="ce167" table:number-columns-repeated="2"/>
          <table:table-cell table:style-name="ce85" office:value-type="float" office:value="13" calcext:value-type="float">
            <text:p>13</text:p>
          </table:table-cell>
          <table:table-cell table:number-columns-repeated="2" table:style-name="ce85" office:value-type="float" office:value="16" calcext:value-type="float">
            <text:p>1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02]));[.B102];LEFT([.B102];FIND(&quot; &quot;;[.B102])-1))" office:value-type="string" office:string-value="imt" calcext:value-type="string">
            <text:p>imt</text:p>
          </table:table-cell>
          <table:table-cell table:style-name="ce54" office:value-type="string" calcext:value-type="string">
            <text:p>imt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Major Title (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9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03]));[.B103];LEFT([.B103];FIND(&quot; &quot;;[.B103])-1))" office:value-type="string" office:string-value="imt0" calcext:value-type="string">
            <text:p>imt0</text:p>
          </table:table-cell>
          <table:table-cell table:style-name="ce55" office:value-type="string" calcext:value-type="string">
            <text:p>imt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8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04]));[.B104];LEFT([.B104];FIND(&quot; &quot;;[.B104])-1))" office:value-type="string" office:string-value="imt1" calcext:value-type="string">
            <text:p>imt1</text:p>
          </table:table-cell>
          <table:table-cell table:style-name="ce55" office:value-type="string" calcext:value-type="string">
            <text:p>imt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7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05]));[.B105];LEFT([.B105];FIND(&quot; &quot;;[.B105])-1))" office:value-type="string" office:string-value="imt2" calcext:value-type="string">
            <text:p>imt2</text:p>
          </table:table-cell>
          <table:table-cell table:style-name="ce55" office:value-type="string" calcext:value-type="string">
            <text:p>imt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6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06]));[.B106];LEFT([.B106];FIND(&quot; &quot;;[.B106])-1))" office:value-type="string" office:string-value="imt3" calcext:value-type="string">
            <text:p>imt3</text:p>
          </table:table-cell>
          <table:table-cell table:style-name="ce55" office:value-type="string" calcext:value-type="string">
            <text:p>imt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5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07]));[.B107];LEFT([.B107];FIND(&quot; &quot;;[.B107])-1))" office:value-type="string" office:string-value="imt4" calcext:value-type="string">
            <text:p>imt4</text:p>
          </table:table-cell>
          <table:table-cell table:style-name="ce55" office:value-type="string" calcext:value-type="string">
            <text:p>imt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4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08]));[.B108];LEFT([.B108];FIND(&quot; &quot;;[.B108])-1))" office:value-type="string" office:string-value="imt5" calcext:value-type="string">
            <text:p>imt5</text:p>
          </table:table-cell>
          <table:table-cell table:style-name="ce55" office:value-type="string" calcext:value-type="string">
            <text:p>imt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R00</text:p>
          </table:table-cell>
          <table:table-cell table:style-name="ce167" table:number-columns-repeated="3"/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09]));[.B109];LEFT([.B109];FIND(&quot; &quot;;[.B109])-1))" office:value-type="string" office:string-value="imt6" calcext:value-type="string">
            <text:p>imt6</text:p>
          </table:table-cell>
          <table:table-cell table:style-name="ce55" office:value-type="string" calcext:value-type="string">
            <text:p>imt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10</text:p>
          </table:table-cell>
          <table:table-cell table:style-name="ce167" table:number-columns-repeated="3"/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10]));[.B110];LEFT([.B110];FIND(&quot; &quot;;[.B110])-1))" office:value-type="string" office:string-value="imt7" calcext:value-type="string">
            <text:p>imt7</text:p>
          </table:table-cell>
          <table:table-cell table:style-name="ce55" office:value-type="string" calcext:value-type="string">
            <text:p>imt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10</text:p>
          </table:table-cell>
          <table:table-cell table:style-name="ce167" table:number-columns-repeated="3"/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11]));[.B111];LEFT([.B111];FIND(&quot; &quot;;[.B111])-1))" office:value-type="string" office:string-value="imt8" calcext:value-type="string">
            <text:p>imt8</text:p>
          </table:table-cell>
          <table:table-cell table:style-name="ce55" office:value-type="string" calcext:value-type="string">
            <text:p>imt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08</text:p>
          </table:table-cell>
          <table:table-cell table:style-name="ce167" table:number-columns-repeated="3"/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12]));[.B112];LEFT([.B112];FIND(&quot; &quot;;[.B112])-1))" office:value-type="string" office:string-value="imt9" calcext:value-type="string">
            <text:p>imt9</text:p>
          </table:table-cell>
          <table:table-cell table:style-name="ce55" office:value-type="string" calcext:value-type="string">
            <text:p>imt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08</text:p>
          </table:table-cell>
          <table:table-cell table:style-name="ce167" table:number-columns-repeated="3"/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13]));[.B113];LEFT([.B113];FIND(&quot; &quot;;[.B113])-1))" office:value-type="string" office:string-value="imte" calcext:value-type="string">
            <text:p>imte</text:p>
          </table:table-cell>
          <table:table-cell table:style-name="ce54" office:value-type="string" calcext:value-type="string">
            <text:p>imte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Major Title (end of the 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9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0" calcext:value-type="float">
            <text:p>2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14]));[.B114];LEFT([.B114];FIND(&quot; &quot;;[.B114])-1))" office:value-type="string" office:string-value="imte0" calcext:value-type="string">
            <text:p>imte0</text:p>
          </table:table-cell>
          <table:table-cell table:style-name="ce54" office:value-type="string" calcext:value-type="string">
            <text:p>imte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end of the 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8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15]));[.B115];LEFT([.B115];FIND(&quot; &quot;;[.B115])-1))" office:value-type="string" office:string-value="imte1" calcext:value-type="string">
            <text:p>imte1</text:p>
          </table:table-cell>
          <table:table-cell table:style-name="ce54" office:value-type="string" calcext:value-type="string">
            <text:p>imte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end of the 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7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0" calcext:value-type="float">
            <text:p>2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16]));[.B116];LEFT([.B116];FIND(&quot; &quot;;[.B116])-1))" office:value-type="string" office:string-value="imte2" calcext:value-type="string">
            <text:p>imte2</text:p>
          </table:table-cell>
          <table:table-cell table:style-name="ce54" office:value-type="string" calcext:value-type="string">
            <text:p>imte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end of the 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6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0" calcext:value-type="float">
            <text:p>2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17]));[.B117];LEFT([.B117];FIND(&quot; &quot;;[.B117])-1))" office:value-type="string" office:string-value="imte3" calcext:value-type="string">
            <text:p>imte3</text:p>
          </table:table-cell>
          <table:table-cell table:style-name="ce54" office:value-type="string" calcext:value-type="string">
            <text:p>imte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end of the 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5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0" calcext:value-type="float">
            <text:p>2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18]));[.B118];LEFT([.B118];FIND(&quot; &quot;;[.B118])-1))" office:value-type="string" office:string-value="imte4" calcext:value-type="string">
            <text:p>imte4</text:p>
          </table:table-cell>
          <table:table-cell table:style-name="ce54" office:value-type="string" calcext:value-type="string">
            <text:p>imte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end of the 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4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0" calcext:value-type="float">
            <text:p>2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19]));[.B119];LEFT([.B119];FIND(&quot; &quot;;[.B119])-1))" office:value-type="string" office:string-value="imte5" calcext:value-type="string">
            <text:p>imte5</text:p>
          </table:table-cell>
          <table:table-cell table:style-name="ce54" office:value-type="string" calcext:value-type="string">
            <text:p>imte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end of the 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3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0" calcext:value-type="float">
            <text:p>2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20]));[.B120];LEFT([.B120];FIND(&quot; &quot;;[.B120])-1))" office:value-type="string" office:string-value="imte6" calcext:value-type="string">
            <text:p>imte6</text:p>
          </table:table-cell>
          <table:table-cell table:style-name="ce54" office:value-type="string" calcext:value-type="string">
            <text:p>imte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end of the 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2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0" calcext:value-type="float">
            <text:p>2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21]));[.B121];LEFT([.B121];FIND(&quot; &quot;;[.B121])-1))" office:value-type="string" office:string-value="imte7" calcext:value-type="string">
            <text:p>imte7</text:p>
          </table:table-cell>
          <table:table-cell table:style-name="ce54" office:value-type="string" calcext:value-type="string">
            <text:p>imte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end of the 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1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0" calcext:value-type="float">
            <text:p>2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22]));[.B122];LEFT([.B122];FIND(&quot; &quot;;[.B122])-1))" office:value-type="string" office:string-value="imte8" calcext:value-type="string">
            <text:p>imte8</text:p>
          </table:table-cell>
          <table:table-cell table:style-name="ce54" office:value-type="string" calcext:value-type="string">
            <text:p>imte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end of the intro)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08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0" calcext:value-type="float">
            <text:p>2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23]));[.B123];LEFT([.B123];FIND(&quot; &quot;;[.B123])-1))" office:value-type="string" office:string-value="imte9" calcext:value-type="string">
            <text:p>imte9</text:p>
          </table:table-cell>
          <table:table-cell table:style-name="ce54" office:value-type="string" calcext:value-type="string">
            <text:p>imte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 (end of the intro)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3"/>
          <table:table-cell table:style-name="ce167" office:value-type="string" calcext:value-type="string">
            <text:p>SPN</text:p>
          </table:table-cell>
          <table:table-cell table:style-name="ce167"/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0" calcext:value-type="float">
            <text:p>2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24]));[.B124];LEFT([.B124];FIND(&quot; &quot;;[.B124])-1))" office:value-type="string" office:string-value="io" calcext:value-type="string">
            <text:p>io</text:p>
          </table:table-cell>
          <table:table-cell table:style-name="ce54" office:value-type="string" calcext:value-type="string">
            <text:p>io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Outline level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1</text:p>
          </table:table-cell>
          <table:table-cell table:style-name="ce167" table:number-columns-repeated="2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25]));[.B125];LEFT([.B125];FIND(&quot; &quot;;[.B125])-1))" office:value-type="string" office:string-value="io0" calcext:value-type="string">
            <text:p>io0</text:p>
          </table:table-cell>
          <table:table-cell table:style-name="ce55" office:value-type="string" calcext:value-type="string">
            <text:p>io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Outline level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0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26]));[.B126];LEFT([.B126];FIND(&quot; &quot;;[.B126])-1))" office:value-type="string" office:string-value="io1" calcext:value-type="string">
            <text:p>io1</text:p>
          </table:table-cell>
          <table:table-cell table:style-name="ce55" office:value-type="string" calcext:value-type="string">
            <text:p>io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Outline level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1</text:p>
          </table:table-cell>
          <table:table-cell table:style-name="ce167" table:number-columns-repeated="2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27]));[.B127];LEFT([.B127];FIND(&quot; &quot;;[.B127])-1))" office:value-type="string" office:string-value="io2" calcext:value-type="string">
            <text:p>io2</text:p>
          </table:table-cell>
          <table:table-cell table:style-name="ce55" office:value-type="string" calcext:value-type="string">
            <text:p>io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Outline level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2</text:p>
          </table:table-cell>
          <table:table-cell table:style-name="ce167" table:number-columns-repeated="2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28]));[.B128];LEFT([.B128];FIND(&quot; &quot;;[.B128])-1))" office:value-type="string" office:string-value="io3" calcext:value-type="string">
            <text:p>io3</text:p>
          </table:table-cell>
          <table:table-cell table:style-name="ce55" office:value-type="string" calcext:value-type="string">
            <text:p>io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Outline level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3</text:p>
          </table:table-cell>
          <table:table-cell table:style-name="ce167" table:number-columns-repeated="2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29]));[.B129];LEFT([.B129];FIND(&quot; &quot;;[.B129])-1))" office:value-type="string" office:string-value="io4" calcext:value-type="string">
            <text:p>io4</text:p>
          </table:table-cell>
          <table:table-cell table:style-name="ce55" office:value-type="string" calcext:value-type="string">
            <text:p>io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Outline level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4</text:p>
          </table:table-cell>
          <table:table-cell table:style-name="ce167" table:number-columns-repeated="2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30]));[.B130];LEFT([.B130];FIND(&quot; &quot;;[.B130])-1))" office:value-type="string" office:string-value="io5" calcext:value-type="string">
            <text:p>io5</text:p>
          </table:table-cell>
          <table:table-cell table:style-name="ce55" office:value-type="string" calcext:value-type="string">
            <text:p>io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Outline level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5</text:p>
          </table:table-cell>
          <table:table-cell table:style-name="ce167" table:number-columns-repeated="2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31]));[.B131];LEFT([.B131];FIND(&quot; &quot;;[.B131])-1))" office:value-type="string" office:string-value="io6" calcext:value-type="string">
            <text:p>io6</text:p>
          </table:table-cell>
          <table:table-cell table:style-name="ce55" office:value-type="string" calcext:value-type="string">
            <text:p>io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Outline level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6</text:p>
          </table:table-cell>
          <table:table-cell table:style-name="ce167" table:number-columns-repeated="2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32]));[.B132];LEFT([.B132];FIND(&quot; &quot;;[.B132])-1))" office:value-type="string" office:string-value="io7" calcext:value-type="string">
            <text:p>io7</text:p>
          </table:table-cell>
          <table:table-cell table:style-name="ce55" office:value-type="string" calcext:value-type="string">
            <text:p>io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Outline level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7</text:p>
          </table:table-cell>
          <table:table-cell table:style-name="ce167" table:number-columns-repeated="2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33]));[.B133];LEFT([.B133];FIND(&quot; &quot;;[.B133])-1))" office:value-type="string" office:string-value="io8" calcext:value-type="string">
            <text:p>io8</text:p>
          </table:table-cell>
          <table:table-cell table:style-name="ce55" office:value-type="string" calcext:value-type="string">
            <text:p>io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Outline level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8</text:p>
          </table:table-cell>
          <table:table-cell table:style-name="ce167" table:number-columns-repeated="2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34]));[.B134];LEFT([.B134];FIND(&quot; &quot;;[.B134])-1))" office:value-type="string" office:string-value="io9" calcext:value-type="string">
            <text:p>io9</text:p>
          </table:table-cell>
          <table:table-cell table:style-name="ce55" office:value-type="string" calcext:value-type="string">
            <text:p>io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Outline level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9</text:p>
          </table:table-cell>
          <table:table-cell table:style-name="ce167" table:number-columns-repeated="2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35]));[.B135];LEFT([.B135];FIND(&quot; &quot;;[.B135])-1))" office:value-type="string" office:string-value="iot" calcext:value-type="string">
            <text:p>iot</text:p>
          </table:table-cell>
          <table:table-cell table:style-name="ce54" office:value-type="string" calcext:value-type="string">
            <text:p>iot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Outline Title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70</text:p>
          </table:table-cell>
          <table:table-cell table:style-name="ce167"/>
          <table:table-cell table:style-name="ce167" office:value-type="string" calcext:value-type="string">
            <text:p>H1</text:p>
          </table:table-cell>
          <table:table-cell table:style-name="ce167" table:number-columns-repeated="2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36]));[.B136];LEFT([.B136];FIND(&quot; &quot;;[.B136])-1))" office:value-type="string" office:string-value="ip" calcext:value-type="string">
            <text:p>ip</text:p>
          </table:table-cell>
          <table:table-cell table:style-name="ce54" office:value-type="string" calcext:value-type="string">
            <text:p>ip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Paragraph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P0</text:p>
          </table:table-cell>
          <table:table-cell table:style-name="ce167" table:number-columns-repeated="2"/>
          <table:table-cell table:style-name="ce85" office:value-type="float" office:value="11" calcext:value-type="float">
            <text:p>11</text:p>
          </table:table-cell>
          <table:table-cell table:number-columns-repeated="2" table:style-name="ce85" office:value-type="float" office:value="14" calcext:value-type="float">
            <text:p>14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37]));[.B137];LEFT([.B137];FIND(&quot; &quot;;[.B137])-1))" office:value-type="string" office:string-value="ipi" calcext:value-type="string">
            <text:p>ipi</text:p>
          </table:table-cell>
          <table:table-cell table:style-name="ce54" office:value-type="string" calcext:value-type="string">
            <text:p>ipi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Indented Paragraph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P2</text:p>
          </table:table-cell>
          <table:table-cell table:style-name="ce167" table:number-columns-repeated="2"/>
          <table:table-cell table:style-name="ce85" office:value-type="float" office:value="11" calcext:value-type="float">
            <text:p>11</text:p>
          </table:table-cell>
          <table:table-cell table:number-columns-repeated="2" table:style-name="ce85" office:value-type="float" office:value="14" calcext:value-type="float">
            <text:p>14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38]));[.B138];LEFT([.B138];FIND(&quot; &quot;;[.B138])-1))" office:value-type="string" office:string-value="ipq" calcext:value-type="string">
            <text:p>ipq</text:p>
          </table:table-cell>
          <table:table-cell table:style-name="ce54" office:value-type="string" calcext:value-type="string">
            <text:p>ipq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Indented Quote Paragraph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P2</text:p>
          </table:table-cell>
          <table:table-cell table:style-name="ce167" table:number-columns-repeated="2"/>
          <table:table-cell table:style-name="ce85" office:value-type="float" office:value="13" calcext:value-type="float">
            <text:p>13</text:p>
          </table:table-cell>
          <table:table-cell table:number-columns-repeated="2" table:style-name="ce85" office:value-type="float" office:value="16" calcext:value-type="float">
            <text:p>1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39]));[.B139];LEFT([.B139];FIND(&quot; &quot;;[.B139])-1))" office:value-type="string" office:string-value="ipr" calcext:value-type="string">
            <text:p>ipr</text:p>
          </table:table-cell>
          <table:table-cell table:style-name="ce54" office:value-type="string" calcext:value-type="string">
            <text:p>ipr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Right align Paragraph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R0</text:p>
          </table:table-cell>
          <table:table-cell table:style-name="ce167" table:number-columns-repeated="2"/>
          <table:table-cell table:style-name="ce85" office:value-type="float" office:value="13" calcext:value-type="float">
            <text:p>13</text:p>
          </table:table-cell>
          <table:table-cell table:number-columns-repeated="2" table:style-name="ce85" office:value-type="float" office:value="16" calcext:value-type="float">
            <text:p>1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40]));[.B140];LEFT([.B140];FIND(&quot; &quot;;[.B140])-1))" office:value-type="string" office:string-value="iq" calcext:value-type="string">
            <text:p>iq</text:p>
          </table:table-cell>
          <table:table-cell table:style-name="ce54" office:value-type="string" calcext:value-type="string">
            <text:p>iq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Poetry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40</text:p>
          </table:table-cell>
          <table:table-cell table:style-name="ce167"/>
          <table:table-cell table:style-name="ce167" office:value-type="string" calcext:value-type="string">
            <text:p>C</text:p>
          </table:table-cell>
          <table:table-cell table:style-name="ce167" table:number-columns-repeated="2"/>
          <table:table-cell table:style-name="ce85" office:value-type="float" office:value="14" calcext:value-type="float">
            <text:p>14</text:p>
          </table:table-cell>
          <table:table-cell table:number-columns-repeated="2" table:style-name="ce85" office:value-type="float" office:value="17" calcext:value-type="float">
            <text:p>17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41]));[.B141];LEFT([.B141];FIND(&quot; &quot;;[.B141])-1))" office:value-type="string" office:string-value="iq0" calcext:value-type="string">
            <text:p>iq0</text:p>
          </table:table-cell>
          <table:table-cell table:style-name="ce54" office:value-type="string" calcext:value-type="string">
            <text:p>iq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(Intro)</text:p>
          </table:table-cell>
          <table:table-cell table:style-name="ce74"/>
          <table:table-cell table:style-name="ce167" office:value-type="string" calcext:value-type="string">
            <text:p>iq</text:p>
          </table:table-cell>
          <table:table-cell table:style-name="ce167" table:number-columns-repeated="2"/>
          <table:table-cell table:style-name="ce167" office:value-type="string" calcext:value-type="string">
            <text:p>Q0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42]));[.B142];LEFT([.B142];FIND(&quot; &quot;;[.B142])-1))" office:value-type="string" office:string-value="iq1" calcext:value-type="string">
            <text:p>iq1</text:p>
          </table:table-cell>
          <table:table-cell table:style-name="ce54" office:value-type="string" calcext:value-type="string">
            <text:p>iq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(Intro)</text:p>
          </table:table-cell>
          <table:table-cell table:style-name="ce74"/>
          <table:table-cell table:style-name="ce167" office:value-type="string" calcext:value-type="string">
            <text:p>iq</text:p>
          </table:table-cell>
          <table:table-cell table:style-name="ce167" table:number-columns-repeated="2"/>
          <table:table-cell table:style-name="ce167" office:value-type="string" calcext:value-type="string">
            <text:p>Q1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43]));[.B143];LEFT([.B143];FIND(&quot; &quot;;[.B143])-1))" office:value-type="string" office:string-value="iq2" calcext:value-type="string">
            <text:p>iq2</text:p>
          </table:table-cell>
          <table:table-cell table:style-name="ce54" office:value-type="string" calcext:value-type="string">
            <text:p>iq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(Intro)</text:p>
          </table:table-cell>
          <table:table-cell table:style-name="ce74"/>
          <table:table-cell table:style-name="ce167" office:value-type="string" calcext:value-type="string">
            <text:p>iq</text:p>
          </table:table-cell>
          <table:table-cell table:style-name="ce167" table:number-columns-repeated="2"/>
          <table:table-cell table:style-name="ce167" office:value-type="string" calcext:value-type="string">
            <text:p>Q2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44]));[.B144];LEFT([.B144];FIND(&quot; &quot;;[.B144])-1))" office:value-type="string" office:string-value="iq3" calcext:value-type="string">
            <text:p>iq3</text:p>
          </table:table-cell>
          <table:table-cell table:style-name="ce54" office:value-type="string" calcext:value-type="string">
            <text:p>iq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(Intro)</text:p>
          </table:table-cell>
          <table:table-cell table:style-name="ce74"/>
          <table:table-cell table:style-name="ce167" office:value-type="string" calcext:value-type="string">
            <text:p>iq</text:p>
          </table:table-cell>
          <table:table-cell table:style-name="ce167" table:number-columns-repeated="2"/>
          <table:table-cell table:style-name="ce167" office:value-type="string" calcext:value-type="string">
            <text:p>Q3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45]));[.B145];LEFT([.B145];FIND(&quot; &quot;;[.B145])-1))" office:value-type="string" office:string-value="iq4" calcext:value-type="string">
            <text:p>iq4</text:p>
          </table:table-cell>
          <table:table-cell table:style-name="ce54" office:value-type="string" calcext:value-type="string">
            <text:p>iq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(Intro)</text:p>
          </table:table-cell>
          <table:table-cell table:style-name="ce74"/>
          <table:table-cell table:style-name="ce167" office:value-type="string" calcext:value-type="string">
            <text:p>iq</text:p>
          </table:table-cell>
          <table:table-cell table:style-name="ce167" table:number-columns-repeated="2"/>
          <table:table-cell table:style-name="ce167" office:value-type="string" calcext:value-type="string">
            <text:p>Q4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46]));[.B146];LEFT([.B146];FIND(&quot; &quot;;[.B146])-1))" office:value-type="string" office:string-value="iq5" calcext:value-type="string">
            <text:p>iq5</text:p>
          </table:table-cell>
          <table:table-cell table:style-name="ce54" office:value-type="string" calcext:value-type="string">
            <text:p>iq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(Intro)</text:p>
          </table:table-cell>
          <table:table-cell table:style-name="ce74"/>
          <table:table-cell table:style-name="ce167" office:value-type="string" calcext:value-type="string">
            <text:p>iq</text:p>
          </table:table-cell>
          <table:table-cell table:style-name="ce167" table:number-columns-repeated="2"/>
          <table:table-cell table:style-name="ce167" office:value-type="string" calcext:value-type="string">
            <text:p>Q5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47]));[.B147];LEFT([.B147];FIND(&quot; &quot;;[.B147])-1))" office:value-type="string" office:string-value="iq6" calcext:value-type="string">
            <text:p>iq6</text:p>
          </table:table-cell>
          <table:table-cell table:style-name="ce54" office:value-type="string" calcext:value-type="string">
            <text:p>iq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(Intro)</text:p>
          </table:table-cell>
          <table:table-cell table:style-name="ce74"/>
          <table:table-cell table:style-name="ce167" office:value-type="string" calcext:value-type="string">
            <text:p>iq</text:p>
          </table:table-cell>
          <table:table-cell table:style-name="ce167" table:number-columns-repeated="2"/>
          <table:table-cell table:style-name="ce167" office:value-type="string" calcext:value-type="string">
            <text:p>Q6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48]));[.B148];LEFT([.B148];FIND(&quot; &quot;;[.B148])-1))" office:value-type="string" office:string-value="iq7" calcext:value-type="string">
            <text:p>iq7</text:p>
          </table:table-cell>
          <table:table-cell table:style-name="ce54" office:value-type="string" calcext:value-type="string">
            <text:p>iq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(Intro)</text:p>
          </table:table-cell>
          <table:table-cell table:style-name="ce74"/>
          <table:table-cell table:style-name="ce167" office:value-type="string" calcext:value-type="string">
            <text:p>iq</text:p>
          </table:table-cell>
          <table:table-cell table:style-name="ce167" table:number-columns-repeated="2"/>
          <table:table-cell table:style-name="ce167" office:value-type="string" calcext:value-type="string">
            <text:p>Q7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49]));[.B149];LEFT([.B149];FIND(&quot; &quot;;[.B149])-1))" office:value-type="string" office:string-value="iq8" calcext:value-type="string">
            <text:p>iq8</text:p>
          </table:table-cell>
          <table:table-cell table:style-name="ce54" office:value-type="string" calcext:value-type="string">
            <text:p>iq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(Intro)</text:p>
          </table:table-cell>
          <table:table-cell table:style-name="ce74"/>
          <table:table-cell table:style-name="ce167" office:value-type="string" calcext:value-type="string">
            <text:p>iq</text:p>
          </table:table-cell>
          <table:table-cell table:style-name="ce167" table:number-columns-repeated="2"/>
          <table:table-cell table:style-name="ce167" office:value-type="string" calcext:value-type="string">
            <text:p>Q8</text:p>
          </table:table-cell>
          <table:table-cell table:style-name="ce167" table:number-columns-repeated="2"/>
          <table:table-cell table:style-name="ce85" table:number-columns-repeated="5"/>
          <table:table-cell table:style-name="ce90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50]));[.B150];LEFT([.B150];FIND(&quot; &quot;;[.B150])-1))" office:value-type="string" office:string-value="iq9" calcext:value-type="string">
            <text:p>iq9</text:p>
          </table:table-cell>
          <table:table-cell table:style-name="ce54" office:value-type="string" calcext:value-type="string">
            <text:p>iq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(Intro)</text:p>
          </table:table-cell>
          <table:table-cell table:style-name="ce74"/>
          <table:table-cell table:style-name="ce167" office:value-type="string" calcext:value-type="string">
            <text:p>iq</text:p>
          </table:table-cell>
          <table:table-cell table:style-name="ce167" table:number-columns-repeated="2"/>
          <table:table-cell table:style-name="ce167" office:value-type="string" calcext:value-type="string">
            <text:p>Q9</text:p>
          </table:table-cell>
          <table:table-cell table:style-name="ce167" table:number-columns-repeated="2"/>
          <table:table-cell table:style-name="ce85" table:number-columns-repeated="5"/>
          <table:table-cell table:style-name="ce91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51]));[.B151];LEFT([.B151];FIND(&quot; &quot;;[.B151])-1))" office:value-type="string" office:string-value="is" calcext:value-type="string">
            <text:p>is</text:p>
          </table:table-cell>
          <table:table-cell table:style-name="ce54" office:value-type="string" calcext:value-type="string">
            <text:p>is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ction Title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90</text:p>
          </table:table-cell>
          <table:table-cell table:style-name="ce167" office:value-type="string" calcext:value-type="string">
            <text:p>L4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92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52]));[.B152];LEFT([.B152];FIND(&quot; &quot;;[.B152])-1))" office:value-type="string" office:string-value="is0" calcext:value-type="string">
            <text:p>is0</text:p>
          </table:table-cell>
          <table:table-cell table:style-name="ce55" office:value-type="string" calcext:value-type="string">
            <text:p>is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91</text:p>
          </table:table-cell>
          <table:table-cell table:style-name="ce167" office:value-type="string" calcext:value-type="string">
            <text:p>L4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table:number-columns-repeated="5"/>
          <table:table-cell table:style-name="ce93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53]));[.B153];LEFT([.B153];FIND(&quot; &quot;;[.B153])-1))" office:value-type="string" office:string-value="is1" calcext:value-type="string">
            <text:p>is1</text:p>
          </table:table-cell>
          <table:table-cell table:style-name="ce55" office:value-type="string" calcext:value-type="string">
            <text:p>is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70</text:p>
          </table:table-cell>
          <table:table-cell table:style-name="ce167" office:value-type="string" calcext:value-type="string">
            <text:p>L3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94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54]));[.B154];LEFT([.B154];FIND(&quot; &quot;;[.B154])-1))" office:value-type="string" office:string-value="is2" calcext:value-type="string">
            <text:p>is2</text:p>
          </table:table-cell>
          <table:table-cell table:style-name="ce55" office:value-type="string" calcext:value-type="string">
            <text:p>is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71</text:p>
          </table:table-cell>
          <table:table-cell table:style-name="ce167" office:value-type="string" calcext:value-type="string">
            <text:p>L3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95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55]));[.B155];LEFT([.B155];FIND(&quot; &quot;;[.B155])-1))" office:value-type="string" office:string-value="is3" calcext:value-type="string">
            <text:p>is3</text:p>
          </table:table-cell>
          <table:table-cell table:style-name="ce55" office:value-type="string" calcext:value-type="string">
            <text:p>is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90</text:p>
          </table:table-cell>
          <table:table-cell table:style-name="ce167" office:value-type="string" calcext:value-type="string">
            <text:p>L2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96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56]));[.B156];LEFT([.B156];FIND(&quot; &quot;;[.B156])-1))" office:value-type="string" office:string-value="is4" calcext:value-type="string">
            <text:p>is4</text:p>
          </table:table-cell>
          <table:table-cell table:style-name="ce55" office:value-type="string" calcext:value-type="string">
            <text:p>is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91</text:p>
          </table:table-cell>
          <table:table-cell table:style-name="ce167" office:value-type="string" calcext:value-type="string">
            <text:p>L2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97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57]));[.B157];LEFT([.B157];FIND(&quot; &quot;;[.B157])-1))" office:value-type="string" office:string-value="is5" calcext:value-type="string">
            <text:p>is5</text:p>
          </table:table-cell>
          <table:table-cell table:style-name="ce55" office:value-type="string" calcext:value-type="string">
            <text:p>is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90</text:p>
          </table:table-cell>
          <table:table-cell table:style-name="ce167" office:value-type="string" calcext:value-type="string">
            <text:p>L1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116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58]));[.B158];LEFT([.B158];FIND(&quot; &quot;;[.B158])-1))" office:value-type="string" office:string-value="is6" calcext:value-type="string">
            <text:p>is6</text:p>
          </table:table-cell>
          <table:table-cell table:style-name="ce55" office:value-type="string" calcext:value-type="string">
            <text:p>is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91</text:p>
          </table:table-cell>
          <table:table-cell table:style-name="ce167" office:value-type="string" calcext:value-type="string">
            <text:p>L1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143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59]));[.B159];LEFT([.B159];FIND(&quot; &quot;;[.B159])-1))" office:value-type="string" office:string-value="is7" calcext:value-type="string">
            <text:p>is7</text:p>
          </table:table-cell>
          <table:table-cell table:style-name="ce55" office:value-type="string" calcext:value-type="string">
            <text:p>is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90</text:p>
          </table:table-cell>
          <table:table-cell table:style-name="ce167" office:value-type="string" calcext:value-type="string">
            <text:p>L08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60]));[.B160];LEFT([.B160];FIND(&quot; &quot;;[.B160])-1))" office:value-type="string" office:string-value="is8" calcext:value-type="string">
            <text:p>is8</text:p>
          </table:table-cell>
          <table:table-cell table:style-name="ce55" office:value-type="string" calcext:value-type="string">
            <text:p>is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91</text:p>
          </table:table-cell>
          <table:table-cell table:style-name="ce167" office:value-type="string" calcext:value-type="string">
            <text:p>L08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61]));[.B161];LEFT([.B161];FIND(&quot; &quot;;[.B161])-1))" office:value-type="string" office:string-value="is9" calcext:value-type="string">
            <text:p>is9</text:p>
          </table:table-cell>
          <table:table-cell table:style-name="ce55" office:value-type="string" calcext:value-type="string">
            <text:p>is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 (Intro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office:value-type="string" calcext:value-type="string">
            <text:p>S91</text:p>
          </table:table-cell>
          <table:table-cell table:style-name="ce167" office:value-type="string" calcext:value-type="string">
            <text:p>L08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SC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62]));[.B162];LEFT([.B162];FIND(&quot; &quot;;[.B162])-1))" office:value-type="string" office:string-value="k0" calcext:value-type="string">
            <text:p>k0</text:p>
          </table:table-cell>
          <table:table-cell table:style-name="ce55" office:value-type="string" calcext:value-type="string">
            <text:p>k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Keyword Tiered paragraph (concordance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0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63]));[.B163];LEFT([.B163];FIND(&quot; &quot;;[.B163])-1))" office:value-type="string" office:string-value="k1" calcext:value-type="string">
            <text:p>k1</text:p>
          </table:table-cell>
          <table:table-cell table:style-name="ce55" office:value-type="string" calcext:value-type="string">
            <text:p>k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Keyword Tiered paragraph (concordance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1</text:p>
          </table:table-cell>
          <table:table-cell table:style-name="ce167" table:number-columns-repeated="2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64]));[.B164];LEFT([.B164];FIND(&quot; &quot;;[.B164])-1))" office:value-type="string" office:string-value="k2" calcext:value-type="string">
            <text:p>k2</text:p>
          </table:table-cell>
          <table:table-cell table:style-name="ce55" office:value-type="string" calcext:value-type="string">
            <text:p>k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Keyword Tiered paragraph (concordance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2</text:p>
          </table:table-cell>
          <table:table-cell table:style-name="ce167" table:number-columns-repeated="2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65]));[.B165];LEFT([.B165];FIND(&quot; &quot;;[.B165])-1))" office:value-type="string" office:string-value="k3" calcext:value-type="string">
            <text:p>k3</text:p>
          </table:table-cell>
          <table:table-cell table:style-name="ce55" office:value-type="string" calcext:value-type="string">
            <text:p>k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Keyword Tiered paragraph (concordance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3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66]));[.B166];LEFT([.B166];FIND(&quot; &quot;;[.B166])-1))" office:value-type="string" office:string-value="k4" calcext:value-type="string">
            <text:p>k4</text:p>
          </table:table-cell>
          <table:table-cell table:style-name="ce55" office:value-type="string" calcext:value-type="string">
            <text:p>k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Keyword Tiered paragraph (concordance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4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67]));[.B167];LEFT([.B167];FIND(&quot; &quot;;[.B167])-1))" office:value-type="string" office:string-value="k5" calcext:value-type="string">
            <text:p>k5</text:p>
          </table:table-cell>
          <table:table-cell table:style-name="ce55" office:value-type="string" calcext:value-type="string">
            <text:p>k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Keyword Tiered paragraph (concordance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5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68]));[.B168];LEFT([.B168];FIND(&quot; &quot;;[.B168])-1))" office:value-type="string" office:string-value="k6" calcext:value-type="string">
            <text:p>k6</text:p>
          </table:table-cell>
          <table:table-cell table:style-name="ce55" office:value-type="string" calcext:value-type="string">
            <text:p>k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Keyword Tiered paragraph (concordance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6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69]));[.B169];LEFT([.B169];FIND(&quot; &quot;;[.B169])-1))" office:value-type="string" office:string-value="k7" calcext:value-type="string">
            <text:p>k7</text:p>
          </table:table-cell>
          <table:table-cell table:style-name="ce55" office:value-type="string" calcext:value-type="string">
            <text:p>k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Keyword Tiered paragraph (concordance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7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70]));[.B170];LEFT([.B170];FIND(&quot; &quot;;[.B170])-1))" office:value-type="string" office:string-value="k8" calcext:value-type="string">
            <text:p>k8</text:p>
          </table:table-cell>
          <table:table-cell table:style-name="ce55" office:value-type="string" calcext:value-type="string">
            <text:p>k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Keyword Tiered paragraph (concordance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8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71]));[.B171];LEFT([.B171];FIND(&quot; &quot;;[.B171])-1))" office:value-type="string" office:string-value="k9" calcext:value-type="string">
            <text:p>k9</text:p>
          </table:table-cell>
          <table:table-cell table:style-name="ce55" office:value-type="string" calcext:value-type="string">
            <text:p>k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Keyword Tiered paragraph (concordance)</text:p>
          </table:table-cell>
          <table:table-cell table:style-name="ce74"/>
          <table:table-cell table:style-name="ce167" office:value-type="string" calcext:value-type="string">
            <text:p>im</text:p>
          </table:table-cell>
          <table:table-cell table:style-name="ce167" table:number-columns-repeated="2"/>
          <table:table-cell table:style-name="ce167" office:value-type="string" calcext:value-type="string">
            <text:p>H9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72]));[.B172];LEFT([.B172];FIND(&quot; &quot;;[.B172])-1))" office:value-type="string" office:string-value="lf" calcext:value-type="string">
            <text:p>lf</text:p>
          </table:table-cell>
          <table:table-cell table:style-name="ce54" office:value-type="string" calcext:value-type="string">
            <text:p>lf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List footer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0</text:p>
          </table:table-cell>
          <table:table-cell table:style-name="ce167" table:number-columns-repeated="2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73]));[.B173];LEFT([.B173];FIND(&quot; &quot;;[.B173])-1))" office:value-type="string" office:string-value="lh" calcext:value-type="string">
            <text:p>lh</text:p>
          </table:table-cell>
          <table:table-cell table:style-name="ce55" office:value-type="string" calcext:value-type="string">
            <text:p>lh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List Header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5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74]));[.B174];LEFT([.B174];FIND(&quot; &quot;;[.B174])-1))" office:value-type="string" office:string-value="li" calcext:value-type="string">
            <text:p>li</text:p>
          </table:table-cell>
          <table:table-cell table:style-name="ce54" office:value-type="string" calcext:value-type="string">
            <text:p>li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B70</text:p>
          </table:table-cell>
          <table:table-cell table:style-name="ce167" office:value-type="string" calcext:value-type="string">
            <text:p>L10</text:p>
          </table:table-cell>
          <table:table-cell table:style-name="ce167" office:value-type="string" calcext:value-type="string">
            <text:p>CB</text:p>
          </table:table-cell>
          <table:table-cell table:style-name="ce167" table:number-columns-repeated="2"/>
          <table:table-cell table:style-name="ce85" office:value-type="float" office:value="32" calcext:value-type="float">
            <text:p>32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75]));[.B175];LEFT([.B175];FIND(&quot; &quot;;[.B175])-1))" office:value-type="string" office:string-value="li0" calcext:value-type="string">
            <text:p>li0</text:p>
          </table:table-cell>
          <table:table-cell table:style-name="ce55" office:value-type="string" calcext:value-type="string">
            <text:p>li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0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76]));[.B176];LEFT([.B176];FIND(&quot; &quot;;[.B176])-1))" office:value-type="string" office:string-value="li1" calcext:value-type="string">
            <text:p>li1</text:p>
          </table:table-cell>
          <table:table-cell table:style-name="ce55" office:value-type="string" calcext:value-type="string">
            <text:p>li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1</text:p>
          </table:table-cell>
          <table:table-cell table:style-name="ce167" table:number-columns-repeated="2"/>
          <table:table-cell table:style-name="ce85" office:value-type="float" office:value="32" calcext:value-type="float">
            <text:p>32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77]));[.B177];LEFT([.B177];FIND(&quot; &quot;;[.B177])-1))" office:value-type="string" office:string-value="li2" calcext:value-type="string">
            <text:p>li2</text:p>
          </table:table-cell>
          <table:table-cell table:style-name="ce55" office:value-type="string" calcext:value-type="string">
            <text:p>li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2</text:p>
          </table:table-cell>
          <table:table-cell table:style-name="ce167" table:number-columns-repeated="2"/>
          <table:table-cell table:style-name="ce85" office:value-type="float" office:value="32" calcext:value-type="float">
            <text:p>32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78]));[.B178];LEFT([.B178];FIND(&quot; &quot;;[.B178])-1))" office:value-type="string" office:string-value="li3" calcext:value-type="string">
            <text:p>li3</text:p>
          </table:table-cell>
          <table:table-cell table:style-name="ce55" office:value-type="string" calcext:value-type="string">
            <text:p>li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3</text:p>
          </table:table-cell>
          <table:table-cell table:style-name="ce167" table:number-columns-repeated="2"/>
          <table:table-cell table:style-name="ce85" office:value-type="float" office:value="32" calcext:value-type="float">
            <text:p>32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79]));[.B179];LEFT([.B179];FIND(&quot; &quot;;[.B179])-1))" office:value-type="string" office:string-value="li4" calcext:value-type="string">
            <text:p>li4</text:p>
          </table:table-cell>
          <table:table-cell table:style-name="ce55" office:value-type="string" calcext:value-type="string">
            <text:p>li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4</text:p>
          </table:table-cell>
          <table:table-cell table:style-name="ce167" table:number-columns-repeated="2"/>
          <table:table-cell table:style-name="ce85" office:value-type="float" office:value="32" calcext:value-type="float">
            <text:p>32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80]));[.B180];LEFT([.B180];FIND(&quot; &quot;;[.B180])-1))" office:value-type="string" office:string-value="li5" calcext:value-type="string">
            <text:p>li5</text:p>
          </table:table-cell>
          <table:table-cell table:style-name="ce55" office:value-type="string" calcext:value-type="string">
            <text:p>li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5</text:p>
          </table:table-cell>
          <table:table-cell table:style-name="ce167" table:number-columns-repeated="2"/>
          <table:table-cell table:style-name="ce85" office:value-type="float" office:value="32" calcext:value-type="float">
            <text:p>32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81]));[.B181];LEFT([.B181];FIND(&quot; &quot;;[.B181])-1))" office:value-type="string" office:string-value="li6" calcext:value-type="string">
            <text:p>li6</text:p>
          </table:table-cell>
          <table:table-cell table:style-name="ce55" office:value-type="string" calcext:value-type="string">
            <text:p>li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6</text:p>
          </table:table-cell>
          <table:table-cell table:style-name="ce167" table:number-columns-repeated="2"/>
          <table:table-cell table:style-name="ce85" office:value-type="float" office:value="32" calcext:value-type="float">
            <text:p>32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82]));[.B182];LEFT([.B182];FIND(&quot; &quot;;[.B182])-1))" office:value-type="string" office:string-value="li7" calcext:value-type="string">
            <text:p>li7</text:p>
          </table:table-cell>
          <table:table-cell table:style-name="ce55" office:value-type="string" calcext:value-type="string">
            <text:p>li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7</text:p>
          </table:table-cell>
          <table:table-cell table:style-name="ce167" table:number-columns-repeated="2"/>
          <table:table-cell table:style-name="ce85" office:value-type="float" office:value="32" calcext:value-type="float">
            <text:p>32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83]));[.B183];LEFT([.B183];FIND(&quot; &quot;;[.B183])-1))" office:value-type="string" office:string-value="li8" calcext:value-type="string">
            <text:p>li8</text:p>
          </table:table-cell>
          <table:table-cell table:style-name="ce55" office:value-type="string" calcext:value-type="string">
            <text:p>li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8</text:p>
          </table:table-cell>
          <table:table-cell table:style-name="ce167" table:number-columns-repeated="2"/>
          <table:table-cell table:style-name="ce85" office:value-type="float" office:value="32" calcext:value-type="float">
            <text:p>32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84]));[.B184];LEFT([.B184];FIND(&quot; &quot;;[.B184])-1))" office:value-type="string" office:string-value="li9" calcext:value-type="string">
            <text:p>li9</text:p>
          </table:table-cell>
          <table:table-cell table:style-name="ce55" office:value-type="string" calcext:value-type="string">
            <text:p>li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9</text:p>
          </table:table-cell>
          <table:table-cell table:style-name="ce167" table:number-columns-repeated="2"/>
          <table:table-cell table:style-name="ce85" office:value-type="float" office:value="32" calcext:value-type="float">
            <text:p>32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85]));[.B185];LEFT([.B185];FIND(&quot; &quot;;[.B185])-1))" office:value-type="string" office:string-value="lim" calcext:value-type="string">
            <text:p>lim</text:p>
          </table:table-cell>
          <table:table-cell table:style-name="ce55" office:value-type="string" calcext:value-type="string">
            <text:p>lim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Embedd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B70</text:p>
          </table:table-cell>
          <table:table-cell table:style-name="ce167" office:value-type="string" calcext:value-type="string">
            <text:p>L10</text:p>
          </table:table-cell>
          <table:table-cell table:style-name="ce167" office:value-type="string" calcext:value-type="string">
            <text:p>C</text:p>
          </table:table-cell>
          <table:table-cell table:style-name="ce167" table:number-columns-repeated="2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86]));[.B186];LEFT([.B186];FIND(&quot; &quot;;[.B186])-1))" office:value-type="string" office:string-value="lim0" calcext:value-type="string">
            <text:p>lim0</text:p>
          </table:table-cell>
          <table:table-cell table:style-name="ce55" office:value-type="string" calcext:value-type="string">
            <text:p>lim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0</text:p>
          </table:table-cell>
          <table:table-cell table:style-name="ce167" table:number-columns-repeated="2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87]));[.B187];LEFT([.B187];FIND(&quot; &quot;;[.B187])-1))" office:value-type="string" office:string-value="lim1" calcext:value-type="string">
            <text:p>lim1</text:p>
          </table:table-cell>
          <table:table-cell table:style-name="ce55" office:value-type="string" calcext:value-type="string">
            <text:p>lim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1</text:p>
          </table:table-cell>
          <table:table-cell table:style-name="ce167" table:number-columns-repeated="2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88]));[.B188];LEFT([.B188];FIND(&quot; &quot;;[.B188])-1))" office:value-type="string" office:string-value="lim2" calcext:value-type="string">
            <text:p>lim2</text:p>
          </table:table-cell>
          <table:table-cell table:style-name="ce55" office:value-type="string" calcext:value-type="string">
            <text:p>lim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2</text:p>
          </table:table-cell>
          <table:table-cell table:style-name="ce167" table:number-columns-repeated="2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89]));[.B189];LEFT([.B189];FIND(&quot; &quot;;[.B189])-1))" office:value-type="string" office:string-value="lim3" calcext:value-type="string">
            <text:p>lim3</text:p>
          </table:table-cell>
          <table:table-cell table:style-name="ce55" office:value-type="string" calcext:value-type="string">
            <text:p>lim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3</text:p>
          </table:table-cell>
          <table:table-cell table:style-name="ce167" table:number-columns-repeated="2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90]));[.B190];LEFT([.B190];FIND(&quot; &quot;;[.B190])-1))" office:value-type="string" office:string-value="lim4" calcext:value-type="string">
            <text:p>lim4</text:p>
          </table:table-cell>
          <table:table-cell table:style-name="ce55" office:value-type="string" calcext:value-type="string">
            <text:p>lim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4</text:p>
          </table:table-cell>
          <table:table-cell table:style-name="ce167" table:number-columns-repeated="2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91]));[.B191];LEFT([.B191];FIND(&quot; &quot;;[.B191])-1))" office:value-type="string" office:string-value="lim5" calcext:value-type="string">
            <text:p>lim5</text:p>
          </table:table-cell>
          <table:table-cell table:style-name="ce55" office:value-type="string" calcext:value-type="string">
            <text:p>lim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5</text:p>
          </table:table-cell>
          <table:table-cell table:style-name="ce167" table:number-columns-repeated="2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92]));[.B192];LEFT([.B192];FIND(&quot; &quot;;[.B192])-1))" office:value-type="string" office:string-value="lim6" calcext:value-type="string">
            <text:p>lim6</text:p>
          </table:table-cell>
          <table:table-cell table:style-name="ce55" office:value-type="string" calcext:value-type="string">
            <text:p>lim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6</text:p>
          </table:table-cell>
          <table:table-cell table:style-name="ce167" table:number-columns-repeated="2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93]));[.B193];LEFT([.B193];FIND(&quot; &quot;;[.B193])-1))" office:value-type="string" office:string-value="lim7" calcext:value-type="string">
            <text:p>lim7</text:p>
          </table:table-cell>
          <table:table-cell table:style-name="ce55" office:value-type="string" calcext:value-type="string">
            <text:p>lim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7</text:p>
          </table:table-cell>
          <table:table-cell table:style-name="ce167" table:number-columns-repeated="2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94]));[.B194];LEFT([.B194];FIND(&quot; &quot;;[.B194])-1))" office:value-type="string" office:string-value="lim8" calcext:value-type="string">
            <text:p>lim8</text:p>
          </table:table-cell>
          <table:table-cell table:style-name="ce55" office:value-type="string" calcext:value-type="string">
            <text:p>lim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8</text:p>
          </table:table-cell>
          <table:table-cell table:style-name="ce167" table:number-columns-repeated="2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95]));[.B195];LEFT([.B195];FIND(&quot; &quot;;[.B195])-1))" office:value-type="string" office:string-value="lim9" calcext:value-type="string">
            <text:p>lim9</text:p>
          </table:table-cell>
          <table:table-cell table:style-name="ce55" office:value-type="string" calcext:value-type="string">
            <text:p>lim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Lis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9</text:p>
          </table:table-cell>
          <table:table-cell table:style-name="ce167" table:number-columns-repeated="2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96]));[.B196];LEFT([.B196];FIND(&quot; &quot;;[.B196])-1))" office:value-type="string" office:string-value="lit" calcext:value-type="string">
            <text:p>lit</text:p>
          </table:table-cell>
          <table:table-cell table:style-name="ce54" office:value-type="string" calcext:value-type="string">
            <text:p>lit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Liturgical Note/comment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B41</text:p>
          </table:table-cell>
          <table:table-cell table:style-name="ce167"/>
          <table:table-cell table:style-name="ce167" office:value-type="string" calcext:value-type="string">
            <text:p>R0</text:p>
          </table:table-cell>
          <table:table-cell table:style-name="ce167" table:number-columns-repeated="2"/>
          <table:table-cell table:style-name="ce85" office:value-type="float" office:value="50" calcext:value-type="float">
            <text:p>50</text:p>
          </table:table-cell>
          <table:table-cell table:number-columns-repeated="2" table:style-name="ce85" office:value-type="float" office:value="53" calcext:value-type="float">
            <text:p>53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97]));[.B197];LEFT([.B197];FIND(&quot; &quot;;[.B197])-1))" office:value-type="string" office:string-value="m" calcext:value-type="string">
            <text:p>m</text:p>
          </table:table-cell>
          <table:table-cell table:style-name="ce54" office:value-type="string" calcext:value-type="string">
            <text:p>m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Flush Left (Margin) Paragraph</text:p>
          </table:table-cell>
          <table:table-cell table:style-name="ce74"/>
          <table:table-cell table:style-name="ce167"/>
          <table:table-cell table:style-name="ce167" office:value-type="string" calcext:value-type="string">
            <text:p>B40</text:p>
          </table:table-cell>
          <table:table-cell table:style-name="ce167" office:value-type="string" calcext:value-type="string">
            <text:p>L10</text:p>
          </table:table-cell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Default</text:p>
          </table:table-cell>
          <table:table-cell table:style-name="ce167"/>
          <table:table-cell table:style-name="ce85" office:value-type="float" office:value="27" calcext:value-type="float">
            <text:p>27</text:p>
          </table:table-cell>
          <table:table-cell table:number-columns-repeated="2" table:style-name="ce85" office:value-type="float" office:value="30" calcext:value-type="float">
            <text:p>30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98]));[.B198];LEFT([.B198];FIND(&quot; &quot;;[.B198])-1))" office:value-type="string" office:string-value="mi" calcext:value-type="string">
            <text:p>mi</text:p>
          </table:table-cell>
          <table:table-cell table:style-name="ce54" office:value-type="string" calcext:value-type="string">
            <text:p>mi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Indented flush lef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2</text:p>
          </table:table-cell>
          <table:table-cell table:style-name="ce167" table:number-columns-repeated="2"/>
          <table:table-cell table:style-name="ce85" office:value-type="float" office:value="30" calcext:value-type="float">
            <text:p>30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199]));[.B199];LEFT([.B199];FIND(&quot; &quot;;[.B199])-1))" office:value-type="string" office:string-value="mr" calcext:value-type="string">
            <text:p>mr</text:p>
          </table:table-cell>
          <table:table-cell table:style-name="ce54" office:value-type="string" calcext:value-type="string">
            <text:p>mr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Reference List at major Section point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1</text:p>
          </table:table-cell>
          <table:table-cell table:style-name="ce167" office:value-type="string" calcext:value-type="string">
            <text:p>L10</text:p>
          </table:table-cell>
          <table:table-cell table:style-name="ce167" table:number-columns-repeated="3"/>
          <table:table-cell table:style-name="ce85" office:value-type="float" office:value="19" calcext:value-type="float">
            <text:p>19</text:p>
          </table:table-cell>
          <table:table-cell table:number-columns-repeated="2" table:style-name="ce85" office:value-type="float" office:value="22" calcext:value-type="float">
            <text:p>2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00]));[.B200];LEFT([.B200];FIND(&quot; &quot;;[.B200])-1))" office:value-type="string" office:string-value="ms" calcext:value-type="string">
            <text:p>ms</text:p>
          </table:table-cell>
          <table:table-cell table:style-name="ce54" office:value-type="string" calcext:value-type="string">
            <text:p>ms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Major Section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S50</text:p>
          </table:table-cell>
          <table:table-cell table:style-name="ce167" office:value-type="string" calcext:value-type="string">
            <text:p>L4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9" calcext:value-type="float">
            <text:p>19</text:p>
          </table:table-cell>
          <table:table-cell table:number-columns-repeated="2" table:style-name="ce85" office:value-type="float" office:value="22" calcext:value-type="float">
            <text:p>2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01]));[.B201];LEFT([.B201];FIND(&quot; &quot;;[.B201])-1))" office:value-type="string" office:string-value="ms0" calcext:value-type="string">
            <text:p>ms0</text:p>
          </table:table-cell>
          <table:table-cell table:style-name="ce55" office:value-type="string" calcext:value-type="string">
            <text:p>ms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Section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S51</text:p>
          </table:table-cell>
          <table:table-cell table:style-name="ce167" office:value-type="string" calcext:value-type="string">
            <text:p>L4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02]));[.B202];LEFT([.B202];FIND(&quot; &quot;;[.B202])-1))" office:value-type="string" office:string-value="ms1" calcext:value-type="string">
            <text:p>ms1</text:p>
          </table:table-cell>
          <table:table-cell table:style-name="ce55" office:value-type="string" calcext:value-type="string">
            <text:p>ms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Section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S50</text:p>
          </table:table-cell>
          <table:table-cell table:style-name="ce167" office:value-type="string" calcext:value-type="string">
            <text:p>L3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9" calcext:value-type="float">
            <text:p>19</text:p>
          </table:table-cell>
          <table:table-cell table:number-columns-repeated="2" table:style-name="ce85" office:value-type="float" office:value="22" calcext:value-type="float">
            <text:p>2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03]));[.B203];LEFT([.B203];FIND(&quot; &quot;;[.B203])-1))" office:value-type="string" office:string-value="ms2" calcext:value-type="string">
            <text:p>ms2</text:p>
          </table:table-cell>
          <table:table-cell table:style-name="ce55" office:value-type="string" calcext:value-type="string">
            <text:p>ms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Section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S51</text:p>
          </table:table-cell>
          <table:table-cell table:style-name="ce167" office:value-type="string" calcext:value-type="string">
            <text:p>L3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9" calcext:value-type="float">
            <text:p>19</text:p>
          </table:table-cell>
          <table:table-cell table:number-columns-repeated="2" table:style-name="ce85" office:value-type="float" office:value="22" calcext:value-type="float">
            <text:p>2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04]));[.B204];LEFT([.B204];FIND(&quot; &quot;;[.B204])-1))" office:value-type="string" office:string-value="ms3" calcext:value-type="string">
            <text:p>ms3</text:p>
          </table:table-cell>
          <table:table-cell table:style-name="ce55" office:value-type="string" calcext:value-type="string">
            <text:p>ms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Section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S70</text:p>
          </table:table-cell>
          <table:table-cell table:style-name="ce167" office:value-type="string" calcext:value-type="string">
            <text:p>L2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9" calcext:value-type="float">
            <text:p>19</text:p>
          </table:table-cell>
          <table:table-cell table:number-columns-repeated="2" table:style-name="ce85" office:value-type="float" office:value="22" calcext:value-type="float">
            <text:p>2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05]));[.B205];LEFT([.B205];FIND(&quot; &quot;;[.B205])-1))" office:value-type="string" office:string-value="ms4" calcext:value-type="string">
            <text:p>ms4</text:p>
          </table:table-cell>
          <table:table-cell table:style-name="ce55" office:value-type="string" calcext:value-type="string">
            <text:p>ms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Section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S71</text:p>
          </table:table-cell>
          <table:table-cell table:style-name="ce167" office:value-type="string" calcext:value-type="string">
            <text:p>L2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9" calcext:value-type="float">
            <text:p>19</text:p>
          </table:table-cell>
          <table:table-cell table:number-columns-repeated="2" table:style-name="ce85" office:value-type="float" office:value="22" calcext:value-type="float">
            <text:p>22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06]));[.B206];LEFT([.B206];FIND(&quot; &quot;;[.B206])-1))" office:value-type="string" office:string-value="ms5" calcext:value-type="string">
            <text:p>ms5</text:p>
          </table:table-cell>
          <table:table-cell table:style-name="ce55" office:value-type="string" calcext:value-type="string">
            <text:p>ms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Section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S70</text:p>
          </table:table-cell>
          <table:table-cell table:style-name="ce167" office:value-type="string" calcext:value-type="string">
            <text:p>L1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9" calcext:value-type="float">
            <text:p>19</text:p>
          </table:table-cell>
          <table:table-cell table:number-columns-repeated="2" table:style-name="ce85" office:value-type="float" office:value="22" calcext:value-type="float">
            <text:p>22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07]));[.B207];LEFT([.B207];FIND(&quot; &quot;;[.B207])-1))" office:value-type="string" office:string-value="ms6" calcext:value-type="string">
            <text:p>ms6</text:p>
          </table:table-cell>
          <table:table-cell table:style-name="ce55" office:value-type="string" calcext:value-type="string">
            <text:p>ms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Section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S71</text:p>
          </table:table-cell>
          <table:table-cell table:style-name="ce167" office:value-type="string" calcext:value-type="string">
            <text:p>L1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9" calcext:value-type="float">
            <text:p>19</text:p>
          </table:table-cell>
          <table:table-cell table:number-columns-repeated="2" table:style-name="ce85" office:value-type="float" office:value="22" calcext:value-type="float">
            <text:p>22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08]));[.B208];LEFT([.B208];FIND(&quot; &quot;;[.B208])-1))" office:value-type="string" office:string-value="ms7" calcext:value-type="string">
            <text:p>ms7</text:p>
          </table:table-cell>
          <table:table-cell table:style-name="ce55" office:value-type="string" calcext:value-type="string">
            <text:p>ms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Section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S70</text:p>
          </table:table-cell>
          <table:table-cell table:style-name="ce167" office:value-type="string" calcext:value-type="string">
            <text:p>L08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9" calcext:value-type="float">
            <text:p>19</text:p>
          </table:table-cell>
          <table:table-cell table:number-columns-repeated="2" table:style-name="ce85" office:value-type="float" office:value="22" calcext:value-type="float">
            <text:p>22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09]));[.B209];LEFT([.B209];FIND(&quot; &quot;;[.B209])-1))" office:value-type="string" office:string-value="ms8" calcext:value-type="string">
            <text:p>ms8</text:p>
          </table:table-cell>
          <table:table-cell table:style-name="ce55" office:value-type="string" calcext:value-type="string">
            <text:p>ms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Section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S71</text:p>
          </table:table-cell>
          <table:table-cell table:style-name="ce167" office:value-type="string" calcext:value-type="string">
            <text:p>L08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9" calcext:value-type="float">
            <text:p>19</text:p>
          </table:table-cell>
          <table:table-cell table:number-columns-repeated="2" table:style-name="ce85" office:value-type="float" office:value="22" calcext:value-type="float">
            <text:p>22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10]));[.B210];LEFT([.B210];FIND(&quot; &quot;;[.B210])-1))" office:value-type="string" office:string-value="ms9" calcext:value-type="string">
            <text:p>ms9</text:p>
          </table:table-cell>
          <table:table-cell table:style-name="ce55" office:value-type="string" calcext:value-type="string">
            <text:p>ms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Section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S70</text:p>
          </table:table-cell>
          <table:table-cell table:style-name="ce167" office:value-type="string" calcext:value-type="string">
            <text:p>L08</text:p>
          </table:table-cell>
          <table:table-cell table:style-name="ce167"/>
          <table:table-cell table:style-name="ce167" office:value-type="string" calcext:value-type="string">
            <text:p>SC</text:p>
          </table:table-cell>
          <table:table-cell table:style-name="ce167"/>
          <table:table-cell table:style-name="ce85" office:value-type="float" office:value="19" calcext:value-type="float">
            <text:p>19</text:p>
          </table:table-cell>
          <table:table-cell table:number-columns-repeated="2" table:style-name="ce85" office:value-type="float" office:value="22" calcext:value-type="float">
            <text:p>22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11]));[.B211];LEFT([.B211];FIND(&quot; &quot;;[.B211])-1))" office:value-type="string" office:string-value="mt" calcext:value-type="string">
            <text:p>mt</text:p>
          </table:table-cell>
          <table:table-cell table:style-name="ce54" office:value-type="string" calcext:value-type="string">
            <text:p>mt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Major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9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KPN</text:p>
          </table:table-cell>
          <table:table-cell table:style-name="ce167" office:value-type="string" calcext:value-type="string">
            <text:p>SPN</text:p>
          </table:table-cell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12]));[.B212];LEFT([.B212];FIND(&quot; &quot;;[.B212])-1))" office:value-type="string" office:string-value="mt0" calcext:value-type="string">
            <text:p>mt0</text:p>
          </table:table-cell>
          <table:table-cell table:style-name="ce55" office:value-type="string" calcext:value-type="string">
            <text:p>mt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8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13]));[.B213];LEFT([.B213];FIND(&quot; &quot;;[.B213])-1))" office:value-type="string" office:string-value="mt1" calcext:value-type="string">
            <text:p>mt1</text:p>
          </table:table-cell>
          <table:table-cell table:style-name="ce55" office:value-type="string" calcext:value-type="string">
            <text:p>mt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7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14]));[.B214];LEFT([.B214];FIND(&quot; &quot;;[.B214])-1))" office:value-type="string" office:string-value="mt2" calcext:value-type="string">
            <text:p>mt2</text:p>
          </table:table-cell>
          <table:table-cell table:style-name="ce55" office:value-type="string" calcext:value-type="string">
            <text:p>mt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6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15]));[.B215];LEFT([.B215];FIND(&quot; &quot;;[.B215])-1))" office:value-type="string" office:string-value="mt3" calcext:value-type="string">
            <text:p>mt3</text:p>
          </table:table-cell>
          <table:table-cell table:style-name="ce55" office:value-type="string" calcext:value-type="string">
            <text:p>mt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5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16]));[.B216];LEFT([.B216];FIND(&quot; &quot;;[.B216])-1))" office:value-type="string" office:string-value="mt4" calcext:value-type="string">
            <text:p>mt4</text:p>
          </table:table-cell>
          <table:table-cell table:style-name="ce55" office:value-type="string" calcext:value-type="string">
            <text:p>mt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4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17]));[.B217];LEFT([.B217];FIND(&quot; &quot;;[.B217])-1))" office:value-type="string" office:string-value="mt5" calcext:value-type="string">
            <text:p>mt5</text:p>
          </table:table-cell>
          <table:table-cell table:style-name="ce55" office:value-type="string" calcext:value-type="string">
            <text:p>mt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3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18]));[.B218];LEFT([.B218];FIND(&quot; &quot;;[.B218])-1))" office:value-type="string" office:string-value="mt6" calcext:value-type="string">
            <text:p>mt6</text:p>
          </table:table-cell>
          <table:table-cell table:style-name="ce55" office:value-type="string" calcext:value-type="string">
            <text:p>mt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2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19]));[.B219];LEFT([.B219];FIND(&quot; &quot;;[.B219])-1))" office:value-type="string" office:string-value="mt7" calcext:value-type="string">
            <text:p>mt7</text:p>
          </table:table-cell>
          <table:table-cell table:style-name="ce55" office:value-type="string" calcext:value-type="string">
            <text:p>mt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1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20]));[.B220];LEFT([.B220];FIND(&quot; &quot;;[.B220])-1))" office:value-type="string" office:string-value="mt8" calcext:value-type="string">
            <text:p>mt8</text:p>
          </table:table-cell>
          <table:table-cell table:style-name="ce55" office:value-type="string" calcext:value-type="string">
            <text:p>mt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08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21]));[.B221];LEFT([.B221];FIND(&quot; &quot;;[.B221])-1))" office:value-type="string" office:string-value="mt9" calcext:value-type="string">
            <text:p>mt9</text:p>
          </table:table-cell>
          <table:table-cell table:style-name="ce55" office:value-type="string" calcext:value-type="string">
            <text:p>mt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Major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1</text:p>
          </table:table-cell>
          <table:table-cell table:style-name="ce167" office:value-type="string" calcext:value-type="string">
            <text:p>L08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22]));[.B222];LEFT([.B222];FIND(&quot; &quot;;[.B222])-1))" office:value-type="string" office:string-value="mte" calcext:value-type="string">
            <text:p>mte</text:p>
          </table:table-cell>
          <table:table-cell table:style-name="ce54" office:value-type="string" calcext:value-type="string">
            <text:p>mte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End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9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23]));[.B223];LEFT([.B223];FIND(&quot; &quot;;[.B223])-1))" office:value-type="string" office:string-value="mte0" calcext:value-type="string">
            <text:p>mte0</text:p>
          </table:table-cell>
          <table:table-cell table:style-name="ce55" office:value-type="string" calcext:value-type="string">
            <text:p>mte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nd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8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24]));[.B224];LEFT([.B224];FIND(&quot; &quot;;[.B224])-1))" office:value-type="string" office:string-value="mte1" calcext:value-type="string">
            <text:p>mte1</text:p>
          </table:table-cell>
          <table:table-cell table:style-name="ce55" office:value-type="string" calcext:value-type="string">
            <text:p>mte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nd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7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25]));[.B225];LEFT([.B225];FIND(&quot; &quot;;[.B225])-1))" office:value-type="string" office:string-value="mte2" calcext:value-type="string">
            <text:p>mte2</text:p>
          </table:table-cell>
          <table:table-cell table:style-name="ce55" office:value-type="string" calcext:value-type="string">
            <text:p>mte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nd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6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26]));[.B226];LEFT([.B226];FIND(&quot; &quot;;[.B226])-1))" office:value-type="string" office:string-value="mte3" calcext:value-type="string">
            <text:p>mte3</text:p>
          </table:table-cell>
          <table:table-cell table:style-name="ce55" office:value-type="string" calcext:value-type="string">
            <text:p>mte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nd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5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27]));[.B227];LEFT([.B227];FIND(&quot; &quot;;[.B227])-1))" office:value-type="string" office:string-value="mte4" calcext:value-type="string">
            <text:p>mte4</text:p>
          </table:table-cell>
          <table:table-cell table:style-name="ce55" office:value-type="string" calcext:value-type="string">
            <text:p>mte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nd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4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28]));[.B228];LEFT([.B228];FIND(&quot; &quot;;[.B228])-1))" office:value-type="string" office:string-value="mte5" calcext:value-type="string">
            <text:p>mte5</text:p>
          </table:table-cell>
          <table:table-cell table:style-name="ce55" office:value-type="string" calcext:value-type="string">
            <text:p>mte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nd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3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29]));[.B229];LEFT([.B229];FIND(&quot; &quot;;[.B229])-1))" office:value-type="string" office:string-value="mte6" calcext:value-type="string">
            <text:p>mte6</text:p>
          </table:table-cell>
          <table:table-cell table:style-name="ce55" office:value-type="string" calcext:value-type="string">
            <text:p>mte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nd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2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30]));[.B230];LEFT([.B230];FIND(&quot; &quot;;[.B230])-1))" office:value-type="string" office:string-value="mte7" calcext:value-type="string">
            <text:p>mte7</text:p>
          </table:table-cell>
          <table:table-cell table:style-name="ce55" office:value-type="string" calcext:value-type="string">
            <text:p>mte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nd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1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31]));[.B231];LEFT([.B231];FIND(&quot; &quot;;[.B231])-1))" office:value-type="string" office:string-value="mte8" calcext:value-type="string">
            <text:p>mte8</text:p>
          </table:table-cell>
          <table:table-cell table:style-name="ce55" office:value-type="string" calcext:value-type="string">
            <text:p>mte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nd Title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08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32]));[.B232];LEFT([.B232];FIND(&quot; &quot;;[.B232])-1))" office:value-type="string" office:string-value="mte9" calcext:value-type="string">
            <text:p>mte9</text:p>
          </table:table-cell>
          <table:table-cell table:style-name="ce55" office:value-type="string" calcext:value-type="string">
            <text:p>mte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(BTL) Scripture End of file marker</text:p>
          </table:table-cell>
          <table:table-cell table:style-name="ce74" office:value-type="string" calcext:value-type="string">
            <text:p>span to balance cols</text:p>
          </table:table-cell>
          <table:table-cell table:style-name="ce167" office:value-type="string" calcext:value-type="string">
            <text:p>rem</text:p>
          </table:table-cell>
          <table:table-cell table:style-name="ce167" table:number-columns-repeated="3"/>
          <table:table-cell table:style-name="ce167" office:value-type="string" calcext:value-type="string">
            <text:p>SPN</text:p>
          </table:table-cell>
          <table:table-cell table:style-name="ce167"/>
          <table:table-cell table:style-name="ce85" office:value-type="float" office:value="18" calcext:value-type="float">
            <text:p>18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3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33]));[.B233];LEFT([.B233];FIND(&quot; &quot;;[.B233])-1))" office:value-type="string" office:string-value="nb" calcext:value-type="string">
            <text:p>nb</text:p>
          </table:table-cell>
          <table:table-cell table:style-name="ce54" office:value-type="string" calcext:value-type="string">
            <text:p>nb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No break (no whitespace)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0</text:p>
          </table:table-cell>
          <table:table-cell table:style-name="ce167" office:value-type="string" calcext:value-type="string">
            <text:p>KP1</text:p>
          </table:table-cell>
          <table:table-cell table:style-name="ce167"/>
          <table:table-cell table:style-name="ce85" office:value-type="float" office:value="31" calcext:value-type="float">
            <text:p>31</text:p>
          </table:table-cell>
          <table:table-cell table:number-columns-repeated="2" table:style-name="ce85" office:value-type="float" office:value="34" calcext:value-type="float">
            <text:p>34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34]));[.B234];LEFT([.B234];FIND(&quot; &quot;;[.B234])-1))" office:value-type="string" office:string-value="p" calcext:value-type="string">
            <text:p>p</text:p>
          </table:table-cell>
          <table:table-cell table:style-name="ce54" office:value-type="string" calcext:value-type="string">
            <text:p>p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0</text:p>
          </table:table-cell>
          <table:table-cell table:style-name="ce167" table:number-columns-repeated="2"/>
          <table:table-cell table:style-name="ce85" office:value-type="float" office:value="27" calcext:value-type="float">
            <text:p>27</text:p>
          </table:table-cell>
          <table:table-cell table:number-columns-repeated="2" table:style-name="ce85" office:value-type="float" office:value="30" calcext:value-type="float">
            <text:p>30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35]));[.B235];LEFT([.B235];FIND(&quot; &quot;;[.B235])-1))" office:value-type="string" office:string-value="p0" calcext:value-type="string">
            <text:p>p0</text:p>
          </table:table-cell>
          <table:table-cell table:style-name="ce54" office:value-type="string" calcext:value-type="string">
            <text:p>p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Front/Back Tier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05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36]));[.B236];LEFT([.B236];FIND(&quot; &quot;;[.B236])-1))" office:value-type="string" office:string-value="p1" calcext:value-type="string">
            <text:p>p1</text:p>
          </table:table-cell>
          <table:table-cell table:style-name="ce54" office:value-type="string" calcext:value-type="string">
            <text:p>p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Front/Back Tier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1</text:p>
          </table:table-cell>
          <table:table-cell table:style-name="ce167" table:number-columns-repeated="2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37]));[.B237];LEFT([.B237];FIND(&quot; &quot;;[.B237])-1))" office:value-type="string" office:string-value="p2" calcext:value-type="string">
            <text:p>p2</text:p>
          </table:table-cell>
          <table:table-cell table:style-name="ce54" office:value-type="string" calcext:value-type="string">
            <text:p>p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Front/Back Tier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2</text:p>
          </table:table-cell>
          <table:table-cell table:style-name="ce167" table:number-columns-repeated="2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38]));[.B238];LEFT([.B238];FIND(&quot; &quot;;[.B238])-1))" office:value-type="string" office:string-value="p3" calcext:value-type="string">
            <text:p>p3</text:p>
          </table:table-cell>
          <table:table-cell table:style-name="ce54" office:value-type="string" calcext:value-type="string">
            <text:p>p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Front/Back Tier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3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39]));[.B239];LEFT([.B239];FIND(&quot; &quot;;[.B239])-1))" office:value-type="string" office:string-value="p4" calcext:value-type="string">
            <text:p>p4</text:p>
          </table:table-cell>
          <table:table-cell table:style-name="ce54" office:value-type="string" calcext:value-type="string">
            <text:p>p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Front/Back Tier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4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40]));[.B240];LEFT([.B240];FIND(&quot; &quot;;[.B240])-1))" office:value-type="string" office:string-value="p5" calcext:value-type="string">
            <text:p>p5</text:p>
          </table:table-cell>
          <table:table-cell table:style-name="ce54" office:value-type="string" calcext:value-type="string">
            <text:p>p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Front/Back Tier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5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41]));[.B241];LEFT([.B241];FIND(&quot; &quot;;[.B241])-1))" office:value-type="string" office:string-value="p6" calcext:value-type="string">
            <text:p>p6</text:p>
          </table:table-cell>
          <table:table-cell table:style-name="ce54" office:value-type="string" calcext:value-type="string">
            <text:p>p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Front/Back Tier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6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42]));[.B242];LEFT([.B242];FIND(&quot; &quot;;[.B242])-1))" office:value-type="string" office:string-value="p7" calcext:value-type="string">
            <text:p>p7</text:p>
          </table:table-cell>
          <table:table-cell table:style-name="ce54" office:value-type="string" calcext:value-type="string">
            <text:p>p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Front/Back Tier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7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43]));[.B243];LEFT([.B243];FIND(&quot; &quot;;[.B243])-1))" office:value-type="string" office:string-value="p8" calcext:value-type="string">
            <text:p>p8</text:p>
          </table:table-cell>
          <table:table-cell table:style-name="ce54" office:value-type="string" calcext:value-type="string">
            <text:p>p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Front/Back Tier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8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44]));[.B244];LEFT([.B244];FIND(&quot; &quot;;[.B244])-1))" office:value-type="string" office:string-value="p9" calcext:value-type="string">
            <text:p>p9</text:p>
          </table:table-cell>
          <table:table-cell table:style-name="ce54" office:value-type="string" calcext:value-type="string">
            <text:p>p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Front/Back Tier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9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45]));[.B245];LEFT([.B245];FIND(&quot; &quot;;[.B245])-1))" office:value-type="string" office:string-value="pb" calcext:value-type="string">
            <text:p>pb</text:p>
          </table:table-cell>
          <table:table-cell table:style-name="ce54" office:value-type="string" calcext:value-type="string">
            <text:p>pb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Page Break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 table:number-columns-repeated="3"/>
          <table:table-cell table:style-name="ce167" office:value-type="string" calcext:value-type="string">
            <text:p>SPN</text:p>
          </table:table-cell>
          <table:table-cell table:style-name="ce167" office:value-type="string" calcext:value-type="string">
            <text:p>PB</text:p>
          </table:table-cell>
          <table:table-cell table:style-name="ce85" office:value-type="float" office:value="53" calcext:value-type="float">
            <text:p>53</text:p>
          </table:table-cell>
          <table:table-cell table:number-columns-repeated="2" table:style-name="ce85" office:value-type="float" office:value="56" calcext:value-type="float">
            <text:p>56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46]));[.B246];LEFT([.B246];FIND(&quot; &quot;;[.B246])-1))" office:value-type="string" office:string-value="pc" calcext:value-type="string">
            <text:p>pc</text:p>
          </table:table-cell>
          <table:table-cell table:style-name="ce54" office:value-type="string" calcext:value-type="string">
            <text:p>pc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Center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C</text:p>
          </table:table-cell>
          <table:table-cell table:style-name="ce167" table:number-columns-repeated="2"/>
          <table:table-cell table:style-name="ce85" office:value-type="float" office:value="32" calcext:value-type="float">
            <text:p>32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47]));[.B247];LEFT([.B247];FIND(&quot; &quot;;[.B247])-1))" office:value-type="string" office:string-value="ph" calcext:value-type="string">
            <text:p>ph</text:p>
          </table:table-cell>
          <table:table-cell table:style-name="ce54" office:value-type="string" calcext:value-type="string">
            <text:p>ph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Hanging inden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1</text:p>
          </table:table-cell>
          <table:table-cell table:style-name="ce167" table:number-columns-repeated="2"/>
          <table:table-cell table:style-name="ce85" office:value-type="float" office:value="33" calcext:value-type="float">
            <text:p>33</text:p>
          </table:table-cell>
          <table:table-cell table:number-columns-repeated="2" table:style-name="ce85" office:value-type="float" office:value="36" calcext:value-type="float">
            <text:p>36</text:p>
          </table:table-cell>
          <table:table-cell table:style-name="ce85" office:value-type="string" calcext:value-type="string">
            <text:p>D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48]));[.B248];LEFT([.B248];FIND(&quot; &quot;;[.B248])-1))" office:value-type="string" office:string-value="ph0" calcext:value-type="string">
            <text:p>ph0</text:p>
          </table:table-cell>
          <table:table-cell table:style-name="ce55" office:value-type="string" calcext:value-type="string">
            <text:p>ph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Hanging Inden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0</text:p>
          </table:table-cell>
          <table:table-cell table:style-name="ce167" table:number-columns-repeated="2"/>
          <table:table-cell table:style-name="ce85" office:value-type="float" office:value="33" calcext:value-type="float">
            <text:p>33</text:p>
          </table:table-cell>
          <table:table-cell table:style-name="ce85" office:value-type="float" office:value="36" calcext:value-type="float">
            <text:p>36</text:p>
          </table:table-cell>
          <table:table-cell table:style-name="ce85" table:number-columns-repeated="3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49]));[.B249];LEFT([.B249];FIND(&quot; &quot;;[.B249])-1))" office:value-type="string" office:string-value="ph1" calcext:value-type="string">
            <text:p>ph1</text:p>
          </table:table-cell>
          <table:table-cell table:style-name="ce55" office:value-type="string" calcext:value-type="string">
            <text:p>ph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Hanging Inden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1</text:p>
          </table:table-cell>
          <table:table-cell table:style-name="ce167" table:number-columns-repeated="2"/>
          <table:table-cell table:style-name="ce85" office:value-type="float" office:value="33" calcext:value-type="float">
            <text:p>33</text:p>
          </table:table-cell>
          <table:table-cell table:number-columns-repeated="2" table:style-name="ce85" office:value-type="float" office:value="36" calcext:value-type="float">
            <text:p>36</text:p>
          </table:table-cell>
          <table:table-cell table:style-name="ce85" office:value-type="string" calcext:value-type="string">
            <text:p>D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50]));[.B250];LEFT([.B250];FIND(&quot; &quot;;[.B250])-1))" office:value-type="string" office:string-value="ph2" calcext:value-type="string">
            <text:p>ph2</text:p>
          </table:table-cell>
          <table:table-cell table:style-name="ce55" office:value-type="string" calcext:value-type="string">
            <text:p>ph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Hanging Inden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2</text:p>
          </table:table-cell>
          <table:table-cell table:style-name="ce167" table:number-columns-repeated="2"/>
          <table:table-cell table:style-name="ce85" office:value-type="float" office:value="33" calcext:value-type="float">
            <text:p>33</text:p>
          </table:table-cell>
          <table:table-cell table:number-columns-repeated="2" table:style-name="ce85" office:value-type="float" office:value="36" calcext:value-type="float">
            <text:p>36</text:p>
          </table:table-cell>
          <table:table-cell table:style-name="ce85" office:value-type="string" calcext:value-type="string">
            <text:p>D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51]));[.B251];LEFT([.B251];FIND(&quot; &quot;;[.B251])-1))" office:value-type="string" office:string-value="ph3" calcext:value-type="string">
            <text:p>ph3</text:p>
          </table:table-cell>
          <table:table-cell table:style-name="ce55" office:value-type="string" calcext:value-type="string">
            <text:p>ph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Hanging Inden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3</text:p>
          </table:table-cell>
          <table:table-cell table:style-name="ce167" table:number-columns-repeated="2"/>
          <table:table-cell table:style-name="ce85" office:value-type="float" office:value="33" calcext:value-type="float">
            <text:p>33</text:p>
          </table:table-cell>
          <table:table-cell table:number-columns-repeated="2" table:style-name="ce85" office:value-type="float" office:value="36" calcext:value-type="float">
            <text:p>36</text:p>
          </table:table-cell>
          <table:table-cell table:style-name="ce85" office:value-type="string" calcext:value-type="string">
            <text:p>D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52]));[.B252];LEFT([.B252];FIND(&quot; &quot;;[.B252])-1))" office:value-type="string" office:string-value="ph4" calcext:value-type="string">
            <text:p>ph4</text:p>
          </table:table-cell>
          <table:table-cell table:style-name="ce55" office:value-type="string" calcext:value-type="string">
            <text:p>ph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Hanging Inden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4</text:p>
          </table:table-cell>
          <table:table-cell table:style-name="ce167" table:number-columns-repeated="2"/>
          <table:table-cell table:style-name="ce85" office:value-type="float" office:value="33" calcext:value-type="float">
            <text:p>33</text:p>
          </table:table-cell>
          <table:table-cell table:number-columns-repeated="2" table:style-name="ce85" office:value-type="float" office:value="36" calcext:value-type="float">
            <text:p>3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53]));[.B253];LEFT([.B253];FIND(&quot; &quot;;[.B253])-1))" office:value-type="string" office:string-value="ph5" calcext:value-type="string">
            <text:p>ph5</text:p>
          </table:table-cell>
          <table:table-cell table:style-name="ce55" office:value-type="string" calcext:value-type="string">
            <text:p>ph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Hanging Inden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5</text:p>
          </table:table-cell>
          <table:table-cell table:style-name="ce167" table:number-columns-repeated="2"/>
          <table:table-cell table:style-name="ce85" office:value-type="float" office:value="33" calcext:value-type="float">
            <text:p>33</text:p>
          </table:table-cell>
          <table:table-cell table:number-columns-repeated="2" table:style-name="ce85" office:value-type="float" office:value="36" calcext:value-type="float">
            <text:p>3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54]));[.B254];LEFT([.B254];FIND(&quot; &quot;;[.B254])-1))" office:value-type="string" office:string-value="ph6" calcext:value-type="string">
            <text:p>ph6</text:p>
          </table:table-cell>
          <table:table-cell table:style-name="ce55" office:value-type="string" calcext:value-type="string">
            <text:p>ph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Hanging Inden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6</text:p>
          </table:table-cell>
          <table:table-cell table:style-name="ce167" table:number-columns-repeated="2"/>
          <table:table-cell table:style-name="ce85" office:value-type="float" office:value="33" calcext:value-type="float">
            <text:p>33</text:p>
          </table:table-cell>
          <table:table-cell table:number-columns-repeated="2" table:style-name="ce85" office:value-type="float" office:value="36" calcext:value-type="float">
            <text:p>3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55]));[.B255];LEFT([.B255];FIND(&quot; &quot;;[.B255])-1))" office:value-type="string" office:string-value="ph7" calcext:value-type="string">
            <text:p>ph7</text:p>
          </table:table-cell>
          <table:table-cell table:style-name="ce55" office:value-type="string" calcext:value-type="string">
            <text:p>ph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Hanging Inden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7</text:p>
          </table:table-cell>
          <table:table-cell table:style-name="ce167" table:number-columns-repeated="2"/>
          <table:table-cell table:style-name="ce85" office:value-type="float" office:value="33" calcext:value-type="float">
            <text:p>33</text:p>
          </table:table-cell>
          <table:table-cell table:number-columns-repeated="2" table:style-name="ce85" office:value-type="float" office:value="36" calcext:value-type="float">
            <text:p>3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56]));[.B256];LEFT([.B256];FIND(&quot; &quot;;[.B256])-1))" office:value-type="string" office:string-value="ph8" calcext:value-type="string">
            <text:p>ph8</text:p>
          </table:table-cell>
          <table:table-cell table:style-name="ce55" office:value-type="string" calcext:value-type="string">
            <text:p>ph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Hanging Inden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8</text:p>
          </table:table-cell>
          <table:table-cell table:style-name="ce167" table:number-columns-repeated="2"/>
          <table:table-cell table:style-name="ce85" office:value-type="float" office:value="33" calcext:value-type="float">
            <text:p>33</text:p>
          </table:table-cell>
          <table:table-cell table:number-columns-repeated="2" table:style-name="ce85" office:value-type="float" office:value="36" calcext:value-type="float">
            <text:p>3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57]));[.B257];LEFT([.B257];FIND(&quot; &quot;;[.B257])-1))" office:value-type="string" office:string-value="ph9" calcext:value-type="string">
            <text:p>ph9</text:p>
          </table:table-cell>
          <table:table-cell table:style-name="ce55" office:value-type="string" calcext:value-type="string">
            <text:p>ph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Hanging Inden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H9</text:p>
          </table:table-cell>
          <table:table-cell table:style-name="ce167" table:number-columns-repeated="2"/>
          <table:table-cell table:style-name="ce85" office:value-type="float" office:value="33" calcext:value-type="float">
            <text:p>33</text:p>
          </table:table-cell>
          <table:table-cell table:number-columns-repeated="2" table:style-name="ce85" office:value-type="float" office:value="36" calcext:value-type="float">
            <text:p>3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58]));[.B258];LEFT([.B258];FIND(&quot; &quot;;[.B258])-1))" office:value-type="string" office:string-value="pi" calcext:value-type="string">
            <text:p>pi</text:p>
          </table:table-cell>
          <table:table-cell table:style-name="ce54" office:value-type="string" calcext:value-type="string">
            <text:p>pi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Indent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1</text:p>
          </table:table-cell>
          <table:table-cell table:style-name="ce167" table:number-columns-repeated="2"/>
          <table:table-cell table:style-name="ce85" office:value-type="float" office:value="30" calcext:value-type="float">
            <text:p>30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59]));[.B259];LEFT([.B259];FIND(&quot; &quot;;[.B259])-1))" office:value-type="string" office:string-value="pi0" calcext:value-type="string">
            <text:p>pi0</text:p>
          </table:table-cell>
          <table:table-cell table:style-name="ce55" office:value-type="string" calcext:value-type="string">
            <text:p>pi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<text:s/>indent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1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60]));[.B260];LEFT([.B260];FIND(&quot; &quot;;[.B260])-1))" office:value-type="string" office:string-value="pi1" calcext:value-type="string">
            <text:p>pi1</text:p>
          </table:table-cell>
          <table:table-cell table:style-name="ce55" office:value-type="string" calcext:value-type="string">
            <text:p>pi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<text:s/>indent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2</text:p>
          </table:table-cell>
          <table:table-cell table:style-name="ce167" table:number-columns-repeated="2"/>
          <table:table-cell table:style-name="ce85" office:value-type="float" office:value="30" calcext:value-type="float">
            <text:p>30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61]));[.B261];LEFT([.B261];FIND(&quot; &quot;;[.B261])-1))" office:value-type="string" office:string-value="pi2" calcext:value-type="string">
            <text:p>pi2</text:p>
          </table:table-cell>
          <table:table-cell table:style-name="ce55" office:value-type="string" calcext:value-type="string">
            <text:p>pi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<text:s/>indent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3</text:p>
          </table:table-cell>
          <table:table-cell table:style-name="ce167" table:number-columns-repeated="2"/>
          <table:table-cell table:style-name="ce85" office:value-type="float" office:value="30" calcext:value-type="float">
            <text:p>30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62]));[.B262];LEFT([.B262];FIND(&quot; &quot;;[.B262])-1))" office:value-type="string" office:string-value="pi3" calcext:value-type="string">
            <text:p>pi3</text:p>
          </table:table-cell>
          <table:table-cell table:style-name="ce55" office:value-type="string" calcext:value-type="string">
            <text:p>pi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<text:s/>indent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4</text:p>
          </table:table-cell>
          <table:table-cell table:style-name="ce167" table:number-columns-repeated="2"/>
          <table:table-cell table:style-name="ce85" office:value-type="float" office:value="30" calcext:value-type="float">
            <text:p>30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63]));[.B263];LEFT([.B263];FIND(&quot; &quot;;[.B263])-1))" office:value-type="string" office:string-value="pi4" calcext:value-type="string">
            <text:p>pi4</text:p>
          </table:table-cell>
          <table:table-cell table:style-name="ce55" office:value-type="string" calcext:value-type="string">
            <text:p>pi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<text:s/>indent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5</text:p>
          </table:table-cell>
          <table:table-cell table:style-name="ce167" table:number-columns-repeated="2"/>
          <table:table-cell table:style-name="ce85" office:value-type="float" office:value="30" calcext:value-type="float">
            <text:p>30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64]));[.B264];LEFT([.B264];FIND(&quot; &quot;;[.B264])-1))" office:value-type="string" office:string-value="pi5" calcext:value-type="string">
            <text:p>pi5</text:p>
          </table:table-cell>
          <table:table-cell table:style-name="ce55" office:value-type="string" calcext:value-type="string">
            <text:p>pi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<text:s/>indent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6</text:p>
          </table:table-cell>
          <table:table-cell table:style-name="ce167" table:number-columns-repeated="2"/>
          <table:table-cell table:style-name="ce85" office:value-type="float" office:value="30" calcext:value-type="float">
            <text:p>30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65]));[.B265];LEFT([.B265];FIND(&quot; &quot;;[.B265])-1))" office:value-type="string" office:string-value="pi6" calcext:value-type="string">
            <text:p>pi6</text:p>
          </table:table-cell>
          <table:table-cell table:style-name="ce55" office:value-type="string" calcext:value-type="string">
            <text:p>pi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<text:s/>indent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7</text:p>
          </table:table-cell>
          <table:table-cell table:style-name="ce167" table:number-columns-repeated="2"/>
          <table:table-cell table:style-name="ce85" office:value-type="float" office:value="30" calcext:value-type="float">
            <text:p>30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66]));[.B266];LEFT([.B266];FIND(&quot; &quot;;[.B266])-1))" office:value-type="string" office:string-value="pi7" calcext:value-type="string">
            <text:p>pi7</text:p>
          </table:table-cell>
          <table:table-cell table:style-name="ce55" office:value-type="string" calcext:value-type="string">
            <text:p>pi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<text:s/>indent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8</text:p>
          </table:table-cell>
          <table:table-cell table:style-name="ce167" table:number-columns-repeated="2"/>
          <table:table-cell table:style-name="ce85" office:value-type="float" office:value="30" calcext:value-type="float">
            <text:p>30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67]));[.B267];LEFT([.B267];FIND(&quot; &quot;;[.B267])-1))" office:value-type="string" office:string-value="pi8" calcext:value-type="string">
            <text:p>pi8</text:p>
          </table:table-cell>
          <table:table-cell table:style-name="ce55" office:value-type="string" calcext:value-type="string">
            <text:p>pi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<text:s/>indent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9</text:p>
          </table:table-cell>
          <table:table-cell table:style-name="ce167" table:number-columns-repeated="2"/>
          <table:table-cell table:style-name="ce85" office:value-type="float" office:value="30" calcext:value-type="float">
            <text:p>30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68]));[.B268];LEFT([.B268];FIND(&quot; &quot;;[.B268])-1))" office:value-type="string" office:string-value="pi9" calcext:value-type="string">
            <text:p>pi9</text:p>
          </table:table-cell>
          <table:table-cell table:style-name="ce55" office:value-type="string" calcext:value-type="string">
            <text:p>pi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<text:s/>indent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9</text:p>
          </table:table-cell>
          <table:table-cell table:style-name="ce167" table:number-columns-repeated="2"/>
          <table:table-cell table:style-name="ce85" office:value-type="float" office:value="30" calcext:value-type="float">
            <text:p>30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69]));[.B269];LEFT([.B269];FIND(&quot; &quot;;[.B269])-1))" office:value-type="string" office:string-value="pm" calcext:value-type="string">
            <text:p>pm</text:p>
          </table:table-cell>
          <table:table-cell table:style-name="ce54" office:value-type="string" calcext:value-type="string">
            <text:p>pm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Embedd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2</text:p>
          </table:table-cell>
          <table:table-cell table:style-name="ce167" table:number-columns-repeated="2"/>
          <table:table-cell table:style-name="ce85" office:value-type="float" office:value="28" calcext:value-type="float">
            <text:p>28</text:p>
          </table:table-cell>
          <table:table-cell table:number-columns-repeated="2" table:style-name="ce85" office:value-type="float" office:value="31" calcext:value-type="float">
            <text:p>31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70]));[.B270];LEFT([.B270];FIND(&quot; &quot;;[.B270])-1))" office:value-type="string" office:string-value="pmc" calcext:value-type="string">
            <text:p>pmc</text:p>
          </table:table-cell>
          <table:table-cell table:style-name="ce54" office:value-type="string" calcext:value-type="string">
            <text:p>pmc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Embedded Text Closing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1</text:p>
          </table:table-cell>
          <table:table-cell table:style-name="ce167" table:number-columns-repeated="2"/>
          <table:table-cell table:style-name="ce85" office:value-type="float" office:value="29" calcext:value-type="float">
            <text:p>29</text:p>
          </table:table-cell>
          <table:table-cell table:number-columns-repeated="2" table:style-name="ce85" office:value-type="float" office:value="32" calcext:value-type="float">
            <text:p>3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71]));[.B271];LEFT([.B271];FIND(&quot; &quot;;[.B271])-1))" office:value-type="string" office:string-value="pmo" calcext:value-type="string">
            <text:p>pmo</text:p>
          </table:table-cell>
          <table:table-cell table:style-name="ce54" office:value-type="string" calcext:value-type="string">
            <text:p>pmo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Embedded Flush lef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1</text:p>
          </table:table-cell>
          <table:table-cell table:style-name="ce167" table:number-columns-repeated="2"/>
          <table:table-cell table:style-name="ce85" office:value-type="float" office:value="28" calcext:value-type="float">
            <text:p>28</text:p>
          </table:table-cell>
          <table:table-cell table:number-columns-repeated="2" table:style-name="ce85" office:value-type="float" office:value="31" calcext:value-type="float">
            <text:p>31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72]));[.B272];LEFT([.B272];FIND(&quot; &quot;;[.B272])-1))" office:value-type="string" office:string-value="pmr" calcext:value-type="string">
            <text:p>pmr</text:p>
          </table:table-cell>
          <table:table-cell table:style-name="ce54" office:value-type="string" calcext:value-type="string">
            <text:p>pmr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Embedded Flush right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R1</text:p>
          </table:table-cell>
          <table:table-cell table:style-name="ce167" table:number-columns-repeated="2"/>
          <table:table-cell table:style-name="ce85" office:value-type="float" office:value="29" calcext:value-type="float">
            <text:p>29</text:p>
          </table:table-cell>
          <table:table-cell table:number-columns-repeated="2" table:style-name="ce85" office:value-type="float" office:value="32" calcext:value-type="float">
            <text:p>3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73]));[.B273];LEFT([.B273];FIND(&quot; &quot;;[.B273])-1))" office:value-type="string" office:string-value="po" calcext:value-type="string">
            <text:p>po</text:p>
          </table:table-cell>
          <table:table-cell table:style-name="ce54" office:value-type="string" calcext:value-type="string">
            <text:p>po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Opening Paragraph (letter)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5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74]));[.B274];LEFT([.B274];FIND(&quot; &quot;;[.B274])-1))" office:value-type="string" office:string-value="pr" calcext:value-type="string">
            <text:p>pr</text:p>
          </table:table-cell>
          <table:table-cell table:style-name="ce54" office:value-type="string" calcext:value-type="string">
            <text:p>pr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Right Aligned Paragraph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R0</text:p>
          </table:table-cell>
          <table:table-cell table:style-name="ce167" table:number-columns-repeated="2"/>
          <table:table-cell table:style-name="ce85" office:value-type="float" office:value="32" calcext:value-type="float">
            <text:p>32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office:value-type="string" calcext:value-type="string">
            <text:p>D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75]));[.B275];LEFT([.B275];FIND(&quot; &quot;;[.B275])-1))" office:value-type="string" office:string-value="ps" calcext:value-type="string">
            <text:p>ps</text:p>
          </table:table-cell>
          <table:table-cell table:style-name="ce54" office:value-type="string" calcext:value-type="string">
            <text:p>ps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Paragraph – No Break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KP1</text:p>
          </table:table-cell>
          <table:table-cell table:style-name="ce167"/>
          <table:table-cell table:style-name="ce85" table:number-columns-repeated="3"/>
          <table:table-cell table:style-name="ce85" office:value-type="string" calcext:value-type="string">
            <text:p>O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76]));[.B276];LEFT([.B276];FIND(&quot; &quot;;[.B276])-1))" office:value-type="string" office:string-value="psi" calcext:value-type="string">
            <text:p>psi</text:p>
          </table:table-cell>
          <table:table-cell table:style-name="ce54" office:value-type="string" calcext:value-type="string">
            <text:p>psi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Paragraph – Indented No Break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P1</text:p>
          </table:table-cell>
          <table:table-cell table:style-name="ce167" office:value-type="string" calcext:value-type="string">
            <text:p>KP1</text:p>
          </table:table-cell>
          <table:table-cell table:style-name="ce167"/>
          <table:table-cell table:style-name="ce85" table:number-columns-repeated="3"/>
          <table:table-cell table:style-name="ce85" office:value-type="string" calcext:value-type="string">
            <text:p>O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77]));[.B277];LEFT([.B277];FIND(&quot; &quot;;[.B277])-1))" office:value-type="string" office:string-value="q" calcext:value-type="string">
            <text:p>q</text:p>
          </table:table-cell>
          <table:table-cell table:style-name="ce54" office:value-type="string" calcext:value-type="string">
            <text:p>q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Line of Poetry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C</text:p>
          </table:table-cell>
          <table:table-cell table:style-name="ce167" office:value-type="string" calcext:value-type="string">
            <text:p>QVS</text:p>
          </table:table-cell>
          <table:table-cell table:style-name="ce167"/>
          <table:table-cell table:style-name="ce85" office:value-type="float" office:value="34" calcext:value-type="float">
            <text:p>34</text:p>
          </table:table-cell>
          <table:table-cell table:number-columns-repeated="2" table:style-name="ce85" office:value-type="float" office:value="37" calcext:value-type="float">
            <text:p>37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78]));[.B278];LEFT([.B278];FIND(&quot; &quot;;[.B278])-1))" office:value-type="string" office:string-value="q0" calcext:value-type="string">
            <text:p>q0</text:p>
          </table:table-cell>
          <table:table-cell table:style-name="ce55" office:value-type="string" calcext:value-type="string">
            <text:p>q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Line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table:number-columns-repeated="2"/>
          <table:table-cell table:style-name="ce167" office:value-type="string" calcext:value-type="string">
            <text:p>Q0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79]));[.B279];LEFT([.B279];FIND(&quot; &quot;;[.B279])-1))" office:value-type="string" office:string-value="q1" calcext:value-type="string">
            <text:p>q1</text:p>
          </table:table-cell>
          <table:table-cell table:style-name="ce55" office:value-type="string" calcext:value-type="string">
            <text:p>q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Line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table:number-columns-repeated="2"/>
          <table:table-cell table:style-name="ce167" office:value-type="string" calcext:value-type="string">
            <text:p>Q1</text:p>
          </table:table-cell>
          <table:table-cell table:style-name="ce167" table:number-columns-repeated="2"/>
          <table:table-cell table:style-name="ce85" office:value-type="float" office:value="34" calcext:value-type="float">
            <text:p>34</text:p>
          </table:table-cell>
          <table:table-cell table:number-columns-repeated="2" table:style-name="ce85" office:value-type="float" office:value="37" calcext:value-type="float">
            <text:p>37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80]));[.B280];LEFT([.B280];FIND(&quot; &quot;;[.B280])-1))" office:value-type="string" office:string-value="q2" calcext:value-type="string">
            <text:p>q2</text:p>
          </table:table-cell>
          <table:table-cell table:style-name="ce55" office:value-type="string" calcext:value-type="string">
            <text:p>q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Line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table:number-columns-repeated="2"/>
          <table:table-cell table:style-name="ce167" office:value-type="string" calcext:value-type="string">
            <text:p>Q2</text:p>
          </table:table-cell>
          <table:table-cell table:style-name="ce167" table:number-columns-repeated="2"/>
          <table:table-cell table:style-name="ce85" office:value-type="float" office:value="34" calcext:value-type="float">
            <text:p>34</text:p>
          </table:table-cell>
          <table:table-cell table:number-columns-repeated="2" table:style-name="ce85" office:value-type="float" office:value="37" calcext:value-type="float">
            <text:p>37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81]));[.B281];LEFT([.B281];FIND(&quot; &quot;;[.B281])-1))" office:value-type="string" office:string-value="q3" calcext:value-type="string">
            <text:p>q3</text:p>
          </table:table-cell>
          <table:table-cell table:style-name="ce55" office:value-type="string" calcext:value-type="string">
            <text:p>q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Line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table:number-columns-repeated="2"/>
          <table:table-cell table:style-name="ce167" office:value-type="string" calcext:value-type="string">
            <text:p>Q3</text:p>
          </table:table-cell>
          <table:table-cell table:style-name="ce167" table:number-columns-repeated="2"/>
          <table:table-cell table:style-name="ce85" office:value-type="float" office:value="34" calcext:value-type="float">
            <text:p>34</text:p>
          </table:table-cell>
          <table:table-cell table:number-columns-repeated="2" table:style-name="ce85" office:value-type="float" office:value="37" calcext:value-type="float">
            <text:p>37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82]));[.B282];LEFT([.B282];FIND(&quot; &quot;;[.B282])-1))" office:value-type="string" office:string-value="q4" calcext:value-type="string">
            <text:p>q4</text:p>
          </table:table-cell>
          <table:table-cell table:style-name="ce55" office:value-type="string" calcext:value-type="string">
            <text:p>q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Line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table:number-columns-repeated="2"/>
          <table:table-cell table:style-name="ce167" office:value-type="string" calcext:value-type="string">
            <text:p>Q4</text:p>
          </table:table-cell>
          <table:table-cell table:style-name="ce167" table:number-columns-repeated="2"/>
          <table:table-cell table:style-name="ce85" office:value-type="float" office:value="34" calcext:value-type="float">
            <text:p>34</text:p>
          </table:table-cell>
          <table:table-cell table:number-columns-repeated="2" table:style-name="ce85" office:value-type="float" office:value="37" calcext:value-type="float">
            <text:p>37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83]));[.B283];LEFT([.B283];FIND(&quot; &quot;;[.B283])-1))" office:value-type="string" office:string-value="q5" calcext:value-type="string">
            <text:p>q5</text:p>
          </table:table-cell>
          <table:table-cell table:style-name="ce55" office:value-type="string" calcext:value-type="string">
            <text:p>q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Line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table:number-columns-repeated="2"/>
          <table:table-cell table:style-name="ce167" office:value-type="string" calcext:value-type="string">
            <text:p>Q5</text:p>
          </table:table-cell>
          <table:table-cell table:style-name="ce167" table:number-columns-repeated="2"/>
          <table:table-cell table:style-name="ce85" office:value-type="float" office:value="34" calcext:value-type="float">
            <text:p>34</text:p>
          </table:table-cell>
          <table:table-cell table:number-columns-repeated="2" table:style-name="ce85" office:value-type="float" office:value="37" calcext:value-type="float">
            <text:p>37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84]));[.B284];LEFT([.B284];FIND(&quot; &quot;;[.B284])-1))" office:value-type="string" office:string-value="q6" calcext:value-type="string">
            <text:p>q6</text:p>
          </table:table-cell>
          <table:table-cell table:style-name="ce55" office:value-type="string" calcext:value-type="string">
            <text:p>q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Line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table:number-columns-repeated="2"/>
          <table:table-cell table:style-name="ce167" office:value-type="string" calcext:value-type="string">
            <text:p>Q6</text:p>
          </table:table-cell>
          <table:table-cell table:style-name="ce167" table:number-columns-repeated="2"/>
          <table:table-cell table:style-name="ce85" office:value-type="float" office:value="34" calcext:value-type="float">
            <text:p>34</text:p>
          </table:table-cell>
          <table:table-cell table:number-columns-repeated="2" table:style-name="ce85" office:value-type="float" office:value="37" calcext:value-type="float">
            <text:p>37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85]));[.B285];LEFT([.B285];FIND(&quot; &quot;;[.B285])-1))" office:value-type="string" office:string-value="q7" calcext:value-type="string">
            <text:p>q7</text:p>
          </table:table-cell>
          <table:table-cell table:style-name="ce55" office:value-type="string" calcext:value-type="string">
            <text:p>q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Line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table:number-columns-repeated="2"/>
          <table:table-cell table:style-name="ce167" office:value-type="string" calcext:value-type="string">
            <text:p>Q7</text:p>
          </table:table-cell>
          <table:table-cell table:style-name="ce167" table:number-columns-repeated="2"/>
          <table:table-cell table:style-name="ce85" office:value-type="float" office:value="34" calcext:value-type="float">
            <text:p>34</text:p>
          </table:table-cell>
          <table:table-cell table:number-columns-repeated="2" table:style-name="ce85" office:value-type="float" office:value="37" calcext:value-type="float">
            <text:p>37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86]));[.B286];LEFT([.B286];FIND(&quot; &quot;;[.B286])-1))" office:value-type="string" office:string-value="q8" calcext:value-type="string">
            <text:p>q8</text:p>
          </table:table-cell>
          <table:table-cell table:style-name="ce55" office:value-type="string" calcext:value-type="string">
            <text:p>q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Line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table:number-columns-repeated="2"/>
          <table:table-cell table:style-name="ce167" office:value-type="string" calcext:value-type="string">
            <text:p>Q8</text:p>
          </table:table-cell>
          <table:table-cell table:style-name="ce167" table:number-columns-repeated="2"/>
          <table:table-cell table:style-name="ce85" office:value-type="float" office:value="34" calcext:value-type="float">
            <text:p>34</text:p>
          </table:table-cell>
          <table:table-cell table:number-columns-repeated="2" table:style-name="ce85" office:value-type="float" office:value="37" calcext:value-type="float">
            <text:p>37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87]));[.B287];LEFT([.B287];FIND(&quot; &quot;;[.B287])-1))" office:value-type="string" office:string-value="q9" calcext:value-type="string">
            <text:p>q9</text:p>
          </table:table-cell>
          <table:table-cell table:style-name="ce55" office:value-type="string" calcext:value-type="string">
            <text:p>q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Poetry Line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table:number-columns-repeated="2"/>
          <table:table-cell table:style-name="ce167" office:value-type="string" calcext:value-type="string">
            <text:p>Q9</text:p>
          </table:table-cell>
          <table:table-cell table:style-name="ce167" table:number-columns-repeated="2"/>
          <table:table-cell table:style-name="ce85" office:value-type="float" office:value="34" calcext:value-type="float">
            <text:p>34</text:p>
          </table:table-cell>
          <table:table-cell table:number-columns-repeated="2" table:style-name="ce85" office:value-type="float" office:value="37" calcext:value-type="float">
            <text:p>37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88]));[.B288];LEFT([.B288];FIND(&quot; &quot;;[.B288])-1))" office:value-type="string" office:string-value="qa" calcext:value-type="string">
            <text:p>qa</text:p>
          </table:table-cell>
          <table:table-cell table:style-name="ce54" office:value-type="string" calcext:value-type="string">
            <text:p>qa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Acrostic Heading</text:p>
          </table:table-cell>
          <table:table-cell table:style-name="ce74"/>
          <table:table-cell table:style-name="ce167" office:value-type="string" calcext:value-type="string">
            <text:p>mt</text:p>
          </table:table-cell>
          <table:table-cell table:style-name="ce167" office:value-type="string" calcext:value-type="string">
            <text:p>T50</text:p>
          </table:table-cell>
          <table:table-cell table:style-name="ce167" office:value-type="string" calcext:value-type="string">
            <text:p>L20</text:p>
          </table:table-cell>
          <table:table-cell table:style-name="ce167"/>
          <table:table-cell table:style-name="ce167" office:value-type="string" calcext:value-type="string">
            <text:p>VC1</text:p>
          </table:table-cell>
          <table:table-cell table:style-name="ce167"/>
          <table:table-cell table:style-name="ce85" office:value-type="float" office:value="36" calcext:value-type="float">
            <text:p>36</text:p>
          </table:table-cell>
          <table:table-cell table:number-columns-repeated="2" table:style-name="ce85" office:value-type="float" office:value="39" calcext:value-type="float">
            <text:p>39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89]));[.B289];LEFT([.B289];FIND(&quot; &quot;;[.B289])-1))" office:value-type="string" office:string-value="qc" calcext:value-type="string">
            <text:p>qc</text:p>
          </table:table-cell>
          <table:table-cell table:style-name="ce54" office:value-type="string" calcext:value-type="string">
            <text:p>qc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Poetry Centered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table:number-columns-repeated="2"/>
          <table:table-cell table:style-name="ce167" office:value-type="string" calcext:value-type="string">
            <text:p>C</text:p>
          </table:table-cell>
          <table:table-cell table:style-name="ce167" table:number-columns-repeated="2"/>
          <table:table-cell table:style-name="ce85" office:value-type="float" office:value="35" calcext:value-type="float">
            <text:p>35</text:p>
          </table:table-cell>
          <table:table-cell table:number-columns-repeated="2" table:style-name="ce85" office:value-type="float" office:value="38" calcext:value-type="float">
            <text:p>38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90]));[.B290];LEFT([.B290];FIND(&quot; &quot;;[.B290])-1))" office:value-type="string" office:string-value="qd" calcext:value-type="string">
            <text:p>qd</text:p>
          </table:table-cell>
          <table:table-cell table:style-name="ce54" office:value-type="string" calcext:value-type="string">
            <text:p>qd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Poetry directive (habakkuk)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B61</text:p>
          </table:table-cell>
          <table:table-cell table:style-name="ce167" office:value-type="string" calcext:value-type="string">
            <text:p>L08</text:p>
          </table:table-cell>
          <table:table-cell table:style-name="ce167" office:value-type="string" calcext:value-type="string">
            <text:p>CB</text:p>
          </table:table-cell>
          <table:table-cell table:style-name="ce167" table:number-columns-repeated="2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91]));[.B291];LEFT([.B291];FIND(&quot; &quot;;[.B291])-1))" office:value-type="string" office:string-value="qm" calcext:value-type="string">
            <text:p>qm</text:p>
          </table:table-cell>
          <table:table-cell table:style-name="ce54" office:value-type="string" calcext:value-type="string">
            <text:p>qm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Embedded Poetry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office:value-type="string" calcext:value-type="string">
            <text:p>B41</text:p>
          </table:table-cell>
          <table:table-cell table:style-name="ce167"/>
          <table:table-cell table:style-name="ce167" office:value-type="string" calcext:value-type="string">
            <text:p>C</text:p>
          </table:table-cell>
          <table:table-cell table:style-name="ce167" table:number-columns-repeated="2"/>
          <table:table-cell table:style-name="ce85" office:value-type="float" office:value="37" calcext:value-type="float">
            <text:p>37</text:p>
          </table:table-cell>
          <table:table-cell table:number-columns-repeated="2" table:style-name="ce85" office:value-type="float" office:value="40" calcext:value-type="float">
            <text:p>40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92]));[.B292];LEFT([.B292];FIND(&quot; &quot;;[.B292])-1))" office:value-type="string" office:string-value="qm0" calcext:value-type="string">
            <text:p>qm0</text:p>
          </table:table-cell>
          <table:table-cell table:style-name="ce55" office:value-type="string" calcext:value-type="string">
            <text:p>qm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Poetry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office:value-type="string" calcext:value-type="string">
            <text:p>B41</text:p>
          </table:table-cell>
          <table:table-cell table:style-name="ce167"/>
          <table:table-cell table:style-name="ce167" office:value-type="string" calcext:value-type="string">
            <text:p>Q0</text:p>
          </table:table-cell>
          <table:table-cell table:style-name="ce167" table:number-columns-repeated="2"/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93]));[.B293];LEFT([.B293];FIND(&quot; &quot;;[.B293])-1))" office:value-type="string" office:string-value="qm1" calcext:value-type="string">
            <text:p>qm1</text:p>
          </table:table-cell>
          <table:table-cell table:style-name="ce55" office:value-type="string" calcext:value-type="string">
            <text:p>qm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Poetry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office:value-type="string" calcext:value-type="string">
            <text:p>B41</text:p>
          </table:table-cell>
          <table:table-cell table:style-name="ce167"/>
          <table:table-cell table:style-name="ce167" office:value-type="string" calcext:value-type="string">
            <text:p>Q1</text:p>
          </table:table-cell>
          <table:table-cell table:style-name="ce167" table:number-columns-repeated="2"/>
          <table:table-cell table:style-name="ce85" office:value-type="float" office:value="37" calcext:value-type="float">
            <text:p>37</text:p>
          </table:table-cell>
          <table:table-cell table:number-columns-repeated="2" table:style-name="ce85" office:value-type="float" office:value="40" calcext:value-type="float">
            <text:p>40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94]));[.B294];LEFT([.B294];FIND(&quot; &quot;;[.B294])-1))" office:value-type="string" office:string-value="qm2" calcext:value-type="string">
            <text:p>qm2</text:p>
          </table:table-cell>
          <table:table-cell table:style-name="ce55" office:value-type="string" calcext:value-type="string">
            <text:p>qm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Poetry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office:value-type="string" calcext:value-type="string">
            <text:p>B41</text:p>
          </table:table-cell>
          <table:table-cell table:style-name="ce167"/>
          <table:table-cell table:style-name="ce167" office:value-type="string" calcext:value-type="string">
            <text:p>Q2</text:p>
          </table:table-cell>
          <table:table-cell table:style-name="ce167" table:number-columns-repeated="2"/>
          <table:table-cell table:style-name="ce85" office:value-type="float" office:value="37" calcext:value-type="float">
            <text:p>37</text:p>
          </table:table-cell>
          <table:table-cell table:number-columns-repeated="2" table:style-name="ce85" office:value-type="float" office:value="40" calcext:value-type="float">
            <text:p>40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95]));[.B295];LEFT([.B295];FIND(&quot; &quot;;[.B295])-1))" office:value-type="string" office:string-value="qm3" calcext:value-type="string">
            <text:p>qm3</text:p>
          </table:table-cell>
          <table:table-cell table:style-name="ce55" office:value-type="string" calcext:value-type="string">
            <text:p>qm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Poetry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office:value-type="string" calcext:value-type="string">
            <text:p>B41</text:p>
          </table:table-cell>
          <table:table-cell table:style-name="ce167"/>
          <table:table-cell table:style-name="ce167" office:value-type="string" calcext:value-type="string">
            <text:p>Q3</text:p>
          </table:table-cell>
          <table:table-cell table:style-name="ce167" table:number-columns-repeated="2"/>
          <table:table-cell table:style-name="ce85" office:value-type="float" office:value="37" calcext:value-type="float">
            <text:p>37</text:p>
          </table:table-cell>
          <table:table-cell table:number-columns-repeated="2" table:style-name="ce85" office:value-type="float" office:value="40" calcext:value-type="float">
            <text:p>40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96]));[.B296];LEFT([.B296];FIND(&quot; &quot;;[.B296])-1))" office:value-type="string" office:string-value="qm4" calcext:value-type="string">
            <text:p>qm4</text:p>
          </table:table-cell>
          <table:table-cell table:style-name="ce55" office:value-type="string" calcext:value-type="string">
            <text:p>qm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Poetry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office:value-type="string" calcext:value-type="string">
            <text:p>B41</text:p>
          </table:table-cell>
          <table:table-cell table:style-name="ce167"/>
          <table:table-cell table:style-name="ce167" office:value-type="string" calcext:value-type="string">
            <text:p>Q4</text:p>
          </table:table-cell>
          <table:table-cell table:style-name="ce167" table:number-columns-repeated="2"/>
          <table:table-cell table:style-name="ce85" office:value-type="float" office:value="37" calcext:value-type="float">
            <text:p>37</text:p>
          </table:table-cell>
          <table:table-cell table:number-columns-repeated="2" table:style-name="ce85" office:value-type="float" office:value="40" calcext:value-type="float">
            <text:p>4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97]));[.B297];LEFT([.B297];FIND(&quot; &quot;;[.B297])-1))" office:value-type="string" office:string-value="qm5" calcext:value-type="string">
            <text:p>qm5</text:p>
          </table:table-cell>
          <table:table-cell table:style-name="ce55" office:value-type="string" calcext:value-type="string">
            <text:p>qm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Poetry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office:value-type="string" calcext:value-type="string">
            <text:p>B41</text:p>
          </table:table-cell>
          <table:table-cell table:style-name="ce167"/>
          <table:table-cell table:style-name="ce167" office:value-type="string" calcext:value-type="string">
            <text:p>Q5</text:p>
          </table:table-cell>
          <table:table-cell table:style-name="ce167" table:number-columns-repeated="2"/>
          <table:table-cell table:style-name="ce85" office:value-type="float" office:value="37" calcext:value-type="float">
            <text:p>37</text:p>
          </table:table-cell>
          <table:table-cell table:number-columns-repeated="2" table:style-name="ce85" office:value-type="float" office:value="40" calcext:value-type="float">
            <text:p>4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98]));[.B298];LEFT([.B298];FIND(&quot; &quot;;[.B298])-1))" office:value-type="string" office:string-value="qm6" calcext:value-type="string">
            <text:p>qm6</text:p>
          </table:table-cell>
          <table:table-cell table:style-name="ce55" office:value-type="string" calcext:value-type="string">
            <text:p>qm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Poetry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office:value-type="string" calcext:value-type="string">
            <text:p>B41</text:p>
          </table:table-cell>
          <table:table-cell table:style-name="ce167"/>
          <table:table-cell table:style-name="ce167" office:value-type="string" calcext:value-type="string">
            <text:p>Q6</text:p>
          </table:table-cell>
          <table:table-cell table:style-name="ce167" table:number-columns-repeated="2"/>
          <table:table-cell table:style-name="ce85" office:value-type="float" office:value="37" calcext:value-type="float">
            <text:p>37</text:p>
          </table:table-cell>
          <table:table-cell table:number-columns-repeated="2" table:style-name="ce85" office:value-type="float" office:value="40" calcext:value-type="float">
            <text:p>4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299]));[.B299];LEFT([.B299];FIND(&quot; &quot;;[.B299])-1))" office:value-type="string" office:string-value="qm7" calcext:value-type="string">
            <text:p>qm7</text:p>
          </table:table-cell>
          <table:table-cell table:style-name="ce55" office:value-type="string" calcext:value-type="string">
            <text:p>qm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Poetry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office:value-type="string" calcext:value-type="string">
            <text:p>B41</text:p>
          </table:table-cell>
          <table:table-cell table:style-name="ce167"/>
          <table:table-cell table:style-name="ce167" office:value-type="string" calcext:value-type="string">
            <text:p>Q7</text:p>
          </table:table-cell>
          <table:table-cell table:style-name="ce167" table:number-columns-repeated="2"/>
          <table:table-cell table:style-name="ce85" office:value-type="float" office:value="37" calcext:value-type="float">
            <text:p>37</text:p>
          </table:table-cell>
          <table:table-cell table:number-columns-repeated="2" table:style-name="ce85" office:value-type="float" office:value="40" calcext:value-type="float">
            <text:p>4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00]));[.B300];LEFT([.B300];FIND(&quot; &quot;;[.B300])-1))" office:value-type="string" office:string-value="qm8" calcext:value-type="string">
            <text:p>qm8</text:p>
          </table:table-cell>
          <table:table-cell table:style-name="ce55" office:value-type="string" calcext:value-type="string">
            <text:p>qm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Poetry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office:value-type="string" calcext:value-type="string">
            <text:p>B41</text:p>
          </table:table-cell>
          <table:table-cell table:style-name="ce167"/>
          <table:table-cell table:style-name="ce167" office:value-type="string" calcext:value-type="string">
            <text:p>Q8</text:p>
          </table:table-cell>
          <table:table-cell table:style-name="ce167" table:number-columns-repeated="2"/>
          <table:table-cell table:style-name="ce85" office:value-type="float" office:value="37" calcext:value-type="float">
            <text:p>37</text:p>
          </table:table-cell>
          <table:table-cell table:number-columns-repeated="2" table:style-name="ce85" office:value-type="float" office:value="40" calcext:value-type="float">
            <text:p>4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01]));[.B301];LEFT([.B301];FIND(&quot; &quot;;[.B301])-1))" office:value-type="string" office:string-value="qm9" calcext:value-type="string">
            <text:p>qm9</text:p>
          </table:table-cell>
          <table:table-cell table:style-name="ce55" office:value-type="string" calcext:value-type="string">
            <text:p>qm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Embedded Poetry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office:value-type="string" calcext:value-type="string">
            <text:p>B41</text:p>
          </table:table-cell>
          <table:table-cell table:style-name="ce167"/>
          <table:table-cell table:style-name="ce167" office:value-type="string" calcext:value-type="string">
            <text:p>Q9</text:p>
          </table:table-cell>
          <table:table-cell table:style-name="ce167" table:number-columns-repeated="2"/>
          <table:table-cell table:style-name="ce85" office:value-type="float" office:value="37" calcext:value-type="float">
            <text:p>37</text:p>
          </table:table-cell>
          <table:table-cell table:number-columns-repeated="2" table:style-name="ce85" office:value-type="float" office:value="40" calcext:value-type="float">
            <text:p>40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02]));[.B302];LEFT([.B302];FIND(&quot; &quot;;[.B302])-1))" office:value-type="string" office:string-value="qr" calcext:value-type="string">
            <text:p>qr</text:p>
          </table:table-cell>
          <table:table-cell table:style-name="ce54" office:value-type="string" calcext:value-type="string">
            <text:p>qr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Poetry Right Aligned</text:p>
          </table:table-cell>
          <table:table-cell table:style-name="ce74"/>
          <table:table-cell table:style-name="ce167" office:value-type="string" calcext:value-type="string">
            <text:p>q</text:p>
          </table:table-cell>
          <table:table-cell table:style-name="ce167" office:value-type="string" calcext:value-type="string">
            <text:p>B41</text:p>
          </table:table-cell>
          <table:table-cell table:style-name="ce167"/>
          <table:table-cell table:style-name="ce167" office:value-type="string" calcext:value-type="string">
            <text:p>R1</text:p>
          </table:table-cell>
          <table:table-cell table:style-name="ce167" table:number-columns-repeated="2"/>
          <table:table-cell table:style-name="ce85" office:value-type="float" office:value="34" calcext:value-type="float">
            <text:p>34</text:p>
          </table:table-cell>
          <table:table-cell table:style-name="ce85" office:value-type="float" office:value="35" calcext:value-type="float">
            <text:p>35</text:p>
          </table:table-cell>
          <table:table-cell table:style-name="ce85" office:value-type="float" office:value="37" calcext:value-type="float">
            <text:p>37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03]));[.B303];LEFT([.B303];FIND(&quot; &quot;;[.B303])-1))" office:value-type="string" office:string-value="r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Parallel Passage at section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T71</text:p>
          </table:table-cell>
          <table:table-cell table:style-name="ce167" office:value-type="string" calcext:value-type="string">
            <text:p>L08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S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21" calcext:value-type="float">
            <text:p>21</text:p>
          </table:table-cell>
          <table:table-cell table:number-columns-repeated="2" table:style-name="ce85" office:value-type="float" office:value="24" calcext:value-type="float">
            <text:p>24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04]));[.B304];LEFT([.B304];FIND(&quot; &quot;;[.B304])-1))" office:value-type="string" office:string-value="s" calcext:value-type="string">
            <text:p>s</text:p>
          </table:table-cell>
          <table:table-cell table:style-name="ce54" office:value-type="string" calcext:value-type="string">
            <text:p>s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ction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3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2" table:style-name="ce85" office:value-type="float" office:value="23" calcext:value-type="float">
            <text:p>23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05]));[.B305];LEFT([.B305];FIND(&quot; &quot;;[.B305])-1))" office:value-type="string" office:string-value="s0" calcext:value-type="string">
            <text:p>s0</text:p>
          </table:table-cell>
          <table:table-cell table:style-name="ce55" office:value-type="string" calcext:value-type="string">
            <text:p>s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T71</text:p>
          </table:table-cell>
          <table:table-cell table:style-name="ce167" office:value-type="string" calcext:value-type="string">
            <text:p>L3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table:number-columns-repeated="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06]));[.B306];LEFT([.B306];FIND(&quot; &quot;;[.B306])-1))" office:value-type="string" office:string-value="s1" calcext:value-type="string">
            <text:p>s1</text:p>
          </table:table-cell>
          <table:table-cell table:style-name="ce55" office:value-type="string" calcext:value-type="string">
            <text:p>s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2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2" table:style-name="ce85" office:value-type="float" office:value="23" calcext:value-type="float">
            <text:p>23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07]));[.B307];LEFT([.B307];FIND(&quot; &quot;;[.B307])-1))" office:value-type="string" office:string-value="s2" calcext:value-type="string">
            <text:p>s2</text:p>
          </table:table-cell>
          <table:table-cell table:style-name="ce55" office:value-type="string" calcext:value-type="string">
            <text:p>s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T71</text:p>
          </table:table-cell>
          <table:table-cell table:style-name="ce167" office:value-type="string" calcext:value-type="string">
            <text:p>L2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2" table:style-name="ce85" office:value-type="float" office:value="23" calcext:value-type="float">
            <text:p>23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08]));[.B308];LEFT([.B308];FIND(&quot; &quot;;[.B308])-1))" office:value-type="string" office:string-value="s3" calcext:value-type="string">
            <text:p>s3</text:p>
          </table:table-cell>
          <table:table-cell table:style-name="ce55" office:value-type="string" calcext:value-type="string">
            <text:p>s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1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2" table:style-name="ce85" office:value-type="float" office:value="23" calcext:value-type="float">
            <text:p>23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09]));[.B309];LEFT([.B309];FIND(&quot; &quot;;[.B309])-1))" office:value-type="string" office:string-value="s4" calcext:value-type="string">
            <text:p>s4</text:p>
          </table:table-cell>
          <table:table-cell table:style-name="ce55" office:value-type="string" calcext:value-type="string">
            <text:p>s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T71</text:p>
          </table:table-cell>
          <table:table-cell table:style-name="ce167" office:value-type="string" calcext:value-type="string">
            <text:p>L10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2" table:style-name="ce85" office:value-type="float" office:value="23" calcext:value-type="float">
            <text:p>23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10]));[.B310];LEFT([.B310];FIND(&quot; &quot;;[.B310])-1))" office:value-type="string" office:string-value="s5" calcext:value-type="string">
            <text:p>s5</text:p>
          </table:table-cell>
          <table:table-cell table:style-name="ce55" office:value-type="string" calcext:value-type="string">
            <text:p>s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08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2" table:style-name="ce85" office:value-type="float" office:value="23" calcext:value-type="float">
            <text:p>2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11]));[.B311];LEFT([.B311];FIND(&quot; &quot;;[.B311])-1))" office:value-type="string" office:string-value="s6" calcext:value-type="string">
            <text:p>s6</text:p>
          </table:table-cell>
          <table:table-cell table:style-name="ce55" office:value-type="string" calcext:value-type="string">
            <text:p>s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T71</text:p>
          </table:table-cell>
          <table:table-cell table:style-name="ce167" office:value-type="string" calcext:value-type="string">
            <text:p>L08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2" table:style-name="ce85" office:value-type="float" office:value="23" calcext:value-type="float">
            <text:p>2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12]));[.B312];LEFT([.B312];FIND(&quot; &quot;;[.B312])-1))" office:value-type="string" office:string-value="s7" calcext:value-type="string">
            <text:p>s7</text:p>
          </table:table-cell>
          <table:table-cell table:style-name="ce55" office:value-type="string" calcext:value-type="string">
            <text:p>s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T70</text:p>
          </table:table-cell>
          <table:table-cell table:style-name="ce167" office:value-type="string" calcext:value-type="string">
            <text:p>L08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SC</text:p>
          </table:table-cell>
          <table:table-cell table:style-name="ce167" office:value-type="string" calcext:value-type="string">
            <text:p>VC1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2" table:style-name="ce85" office:value-type="float" office:value="23" calcext:value-type="float">
            <text:p>2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13]));[.B313];LEFT([.B313];FIND(&quot; &quot;;[.B313])-1))" office:value-type="string" office:string-value="s8" calcext:value-type="string">
            <text:p>s8</text:p>
          </table:table-cell>
          <table:table-cell table:style-name="ce55" office:value-type="string" calcext:value-type="string">
            <text:p>s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B70</text:p>
          </table:table-cell>
          <table:table-cell table:style-name="ce167" office:value-type="string" calcext:value-type="string">
            <text:p>L08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2" table:style-name="ce85" office:value-type="float" office:value="23" calcext:value-type="float">
            <text:p>2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14]));[.B314];LEFT([.B314];FIND(&quot; &quot;;[.B314])-1))" office:value-type="string" office:string-value="s9" calcext:value-type="string">
            <text:p>s9</text:p>
          </table:table-cell>
          <table:table-cell table:style-name="ce55" office:value-type="string" calcext:value-type="string">
            <text:p>s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Tiered Section Titl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B71</text:p>
          </table:table-cell>
          <table:table-cell table:style-name="ce167" office:value-type="string" calcext:value-type="string">
            <text:p>L08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C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2" table:style-name="ce85" office:value-type="float" office:value="23" calcext:value-type="float">
            <text:p>2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15]));[.B315];LEFT([.B315];FIND(&quot; &quot;;[.B315])-1))" office:value-type="string" office:string-value="sd" calcext:value-type="string">
            <text:p>sd</text:p>
          </table:table-cell>
          <table:table-cell table:style-name="ce54" office:value-type="string" calcext:value-type="string">
            <text:p>sd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mantic Division (tiered)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00</text:p>
          </table:table-cell>
          <table:table-cell table:style-name="ce167" table:number-columns-repeated="3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16]));[.B316];LEFT([.B316];FIND(&quot; &quot;;[.B316])-1))" office:value-type="string" office:string-value="sd0" calcext:value-type="string">
            <text:p>sd0</text:p>
          </table:table-cell>
          <table:table-cell table:style-name="ce54" office:value-type="string" calcext:value-type="string">
            <text:p>sd0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mantic Division (tiered)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R05</text:p>
          </table:table-cell>
          <table:table-cell table:style-name="ce167" table:number-columns-repeated="3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17]));[.B317];LEFT([.B317];FIND(&quot; &quot;;[.B317])-1))" office:value-type="string" office:string-value="sd1" calcext:value-type="string">
            <text:p>sd1</text:p>
          </table:table-cell>
          <table:table-cell table:style-name="ce54" office:value-type="string" calcext:value-type="string">
            <text:p>sd1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mantic Division (tiered)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10</text:p>
          </table:table-cell>
          <table:table-cell table:style-name="ce167" table:number-columns-repeated="3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18]));[.B318];LEFT([.B318];FIND(&quot; &quot;;[.B318])-1))" office:value-type="string" office:string-value="sd2" calcext:value-type="string">
            <text:p>sd2</text:p>
          </table:table-cell>
          <table:table-cell table:style-name="ce54" office:value-type="string" calcext:value-type="string">
            <text:p>sd2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mantic Division (tiered)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20</text:p>
          </table:table-cell>
          <table:table-cell table:style-name="ce167" table:number-columns-repeated="3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19]));[.B319];LEFT([.B319];FIND(&quot; &quot;;[.B319])-1))" office:value-type="string" office:string-value="sd3" calcext:value-type="string">
            <text:p>sd3</text:p>
          </table:table-cell>
          <table:table-cell table:style-name="ce54" office:value-type="string" calcext:value-type="string">
            <text:p>sd3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mantic Division (tiered)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30</text:p>
          </table:table-cell>
          <table:table-cell table:style-name="ce167" table:number-columns-repeated="3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20]));[.B320];LEFT([.B320];FIND(&quot; &quot;;[.B320])-1))" office:value-type="string" office:string-value="sd4" calcext:value-type="string">
            <text:p>sd4</text:p>
          </table:table-cell>
          <table:table-cell table:style-name="ce54" office:value-type="string" calcext:value-type="string">
            <text:p>sd4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mantic Division (tiered)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40</text:p>
          </table:table-cell>
          <table:table-cell table:style-name="ce167" table:number-columns-repeated="3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21]));[.B321];LEFT([.B321];FIND(&quot; &quot;;[.B321])-1))" office:value-type="string" office:string-value="sd5" calcext:value-type="string">
            <text:p>sd5</text:p>
          </table:table-cell>
          <table:table-cell table:style-name="ce54" office:value-type="string" calcext:value-type="string">
            <text:p>sd5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mantic Division (tiered)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50</text:p>
          </table:table-cell>
          <table:table-cell table:style-name="ce167" table:number-columns-repeated="3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22]));[.B322];LEFT([.B322];FIND(&quot; &quot;;[.B322])-1))" office:value-type="string" office:string-value="sd6" calcext:value-type="string">
            <text:p>sd6</text:p>
          </table:table-cell>
          <table:table-cell table:style-name="ce54" office:value-type="string" calcext:value-type="string">
            <text:p>sd6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mantic Division (tiered)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60</text:p>
          </table:table-cell>
          <table:table-cell table:style-name="ce167" table:number-columns-repeated="3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23]));[.B323];LEFT([.B323];FIND(&quot; &quot;;[.B323])-1))" office:value-type="string" office:string-value="sd7" calcext:value-type="string">
            <text:p>sd7</text:p>
          </table:table-cell>
          <table:table-cell table:style-name="ce54" office:value-type="string" calcext:value-type="string">
            <text:p>sd7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mantic Division (tiered)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70</text:p>
          </table:table-cell>
          <table:table-cell table:style-name="ce167" table:number-columns-repeated="3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24]));[.B324];LEFT([.B324];FIND(&quot; &quot;;[.B324])-1))" office:value-type="string" office:string-value="sd8" calcext:value-type="string">
            <text:p>sd8</text:p>
          </table:table-cell>
          <table:table-cell table:style-name="ce54" office:value-type="string" calcext:value-type="string">
            <text:p>sd8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mantic Division (tiered)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80</text:p>
          </table:table-cell>
          <table:table-cell table:style-name="ce167" table:number-columns-repeated="3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25]));[.B325];LEFT([.B325];FIND(&quot; &quot;;[.B325])-1))" office:value-type="string" office:string-value="sd9" calcext:value-type="string">
            <text:p>sd9</text:p>
          </table:table-cell>
          <table:table-cell table:style-name="ce54" office:value-type="string" calcext:value-type="string">
            <text:p>sd9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mantic Division (tiered)</text:p>
          </table:table-cell>
          <table:table-cell table:style-name="ce74"/>
          <table:table-cell table:style-name="ce167" office:value-type="string" calcext:value-type="string">
            <text:p>rem</text:p>
          </table:table-cell>
          <table:table-cell table:style-name="ce167"/>
          <table:table-cell table:style-name="ce167" office:value-type="string" calcext:value-type="string">
            <text:p>B90</text:p>
          </table:table-cell>
          <table:table-cell table:style-name="ce167" table:number-columns-repeated="3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26]));[.B326];LEFT([.B326];FIND(&quot; &quot;;[.B326])-1))" office:value-type="string" office:string-value="sp" calcext:value-type="string">
            <text:p>sp</text:p>
          </table:table-cell>
          <table:table-cell table:style-name="ce54" office:value-type="string" calcext:value-type="string">
            <text:p>sp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peaker Identification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B41</text:p>
          </table:table-cell>
          <table:table-cell table:style-name="ce167" office:value-type="string" calcext:value-type="string">
            <text:p>L10</text:p>
          </table:table-cell>
          <table:table-cell table:style-name="ce167" office:value-type="string" calcext:value-type="string">
            <text:p>M0</text:p>
          </table:table-cell>
          <table:table-cell table:style-name="ce167" table:number-columns-repeated="2"/>
          <table:table-cell table:style-name="ce85" office:value-type="float" office:value="22" calcext:value-type="float">
            <text:p>22</text:p>
          </table:table-cell>
          <table:table-cell table:number-columns-repeated="2" table:style-name="ce85" office:value-type="float" office:value="25" calcext:value-type="float">
            <text:p>25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27]));[.B327];LEFT([.B327];FIND(&quot; &quot;;[.B327])-1))" office:value-type="string" office:string-value="sr" calcext:value-type="string">
            <text:p>sr</text:p>
          </table:table-cell>
          <table:table-cell table:style-name="ce54" office:value-type="string" calcext:value-type="string">
            <text:p>sr</text:p>
          </table:table-cell>
          <table:table-cell table:style-name="ce61" office:value-type="string" calcext:value-type="string">
            <text:p>P</text:p>
          </table:table-cell>
          <table:table-cell table:style-name="ce64" office:value-type="string" calcext:value-type="string">
            <text:p>Section Verse Range</text:p>
          </table:table-cell>
          <table:table-cell table:style-name="ce7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T71</text:p>
          </table:table-cell>
          <table:table-cell table:style-name="ce167" office:value-type="string" calcext:value-type="string">
            <text:p>L08</text:p>
          </table:table-cell>
          <table:table-cell table:style-name="ce167" office:value-type="string" calcext:value-type="string">
            <text:p>CB</text:p>
          </table:table-cell>
          <table:table-cell table:style-name="ce167" office:value-type="string" calcext:value-type="string">
            <text:p>VS1</text:p>
          </table:table-cell>
          <table:table-cell table:style-name="ce167" office:value-type="string" calcext:value-type="string">
            <text:p>KPN</text:p>
          </table:table-cell>
          <table:table-cell table:style-name="ce85" office:value-type="float" office:value="21" calcext:value-type="float">
            <text:p>21</text:p>
          </table:table-cell>
          <table:table-cell table:number-columns-repeated="2" table:style-name="ce85" office:value-type="float" office:value="24" calcext:value-type="float">
            <text:p>24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number-columns-repeated="996"/>
        </table:table-row>
        <table:table-row table:style-name="ro2">
          <table:table-cell table:style-name="ce34" table:formula="of:=IF(ISERR(FIND(&quot; &quot;;[.B328]));[.B328];LEFT([.B328];FIND(&quot; &quot;;[.B328])-1))" office:value-type="string" office:string-value="ef" calcext:value-type="string">
            <text:p>ef</text:p>
          </table:table-cell>
          <table:table-cell table:style-name="ce56" office:value-type="string" calcext:value-type="string">
            <text:p>ef ... ef*</text:p>
          </table:table-cell>
          <table:table-cell table:style-name="ce61" office:value-type="string" calcext:value-type="string">
            <text:p>F</text:p>
          </table:table-cell>
          <table:table-cell table:style-name="ce64" office:value-type="string" calcext:value-type="string">
            <text:p>Study Bible Extended Footnote (SE)</text:p>
          </table:table-cell>
          <table:table-cell table:style-name="ce74" office:value-type="string" calcext:value-type="string">
            <text:p>Convert to Footnote</text:p>
          </table:table-cell>
          <table:table-cell table:style-name="ce167" office:value-type="string" calcext:value-type="string">
            <text:p>f</text:p>
          </table:table-cell>
          <table:table-cell table:style-name="ce167" office:value-type="string" calcext:value-type="string">
            <text:p>C40</text:p>
          </table:table-cell>
          <table:table-cell table:style-name="ce167" office:value-type="string" calcext:value-type="string">
            <text:p>F10</text:p>
          </table:table-cell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85" office:value-type="float" office:value="74" calcext:value-type="float">
            <text:p>74</text:p>
          </table:table-cell>
          <table:table-cell table:style-name="ce85" office:value-type="float" office:value="81" calcext:value-type="float">
            <text:p>81</text:p>
          </table:table-cell>
          <table:table-cell table:style-name="ce85" office:value-type="float" office:value="83" calcext:value-type="float">
            <text:p>8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2"/>
          <table:table-cell table:style-name="ce312" office:value-type="float" office:value="1" calcext:value-type="float">
            <text:p>1</text:p>
          </table:table-cell>
          <table:table-cell table:style-name="ce312" table:number-columns-repeated="2"/>
          <table:table-cell table:number-columns-repeated="996"/>
        </table:table-row>
        <table:table-row table:style-name="ro2">
          <table:table-cell table:style-name="ce34" table:formula="of:=IF(ISERR(FIND(&quot; &quot;;[.B329]));[.B329];LEFT([.B329];FIND(&quot; &quot;;[.B329])-1))" office:value-type="string" office:string-value="ex" calcext:value-type="string">
            <text:p>ex</text:p>
          </table:table-cell>
          <table:table-cell table:style-name="ce56" office:value-type="string" calcext:value-type="string">
            <text:p>ex ... ex*</text:p>
          </table:table-cell>
          <table:table-cell table:style-name="ce61" office:value-type="string" calcext:value-type="string">
            <text:p>F</text:p>
          </table:table-cell>
          <table:table-cell table:style-name="ce64" office:value-type="string" calcext:value-type="string">
            <text:p>Study Bible Cross Reference (S/E)</text:p>
          </table:table-cell>
          <table:table-cell table:style-name="ce74" office:value-type="string" calcext:value-type="string">
            <text:p>Convert to Footnote</text:p>
          </table:table-cell>
          <table:table-cell table:style-name="ce167" office:value-type="string" calcext:value-type="string">
            <text:p>f</text:p>
          </table:table-cell>
          <table:table-cell table:style-name="ce167" table:number-columns-repeated="5"/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83" calcext:value-type="float">
            <text:p>83</text:p>
          </table:table-cell>
          <table:table-cell table:style-name="ce85" office:value-type="float" office:value="85" calcext:value-type="float">
            <text:p>8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2"/>
          <table:table-cell table:style-name="ce312" office:value-type="float" office:value="1" calcext:value-type="float">
            <text:p>1</text:p>
          </table:table-cell>
          <table:table-cell table:style-name="ce312" table:number-columns-repeated="2"/>
          <table:table-cell table:number-columns-repeated="996"/>
        </table:table-row>
        <table:table-row table:style-name="ro2">
          <table:table-cell table:style-name="ce34" table:formula="of:=IF(ISERR(FIND(&quot; &quot;;[.B330]));[.B330];LEFT([.B330];FIND(&quot; &quot;;[.B330])-1))" office:value-type="string" office:string-value="f" calcext:value-type="string">
            <text:p>f</text:p>
          </table:table-cell>
          <table:table-cell table:style-name="ce56" office:value-type="string" calcext:value-type="string">
            <text:p>f ... f*</text:p>
          </table:table-cell>
          <table:table-cell table:style-name="ce61" office:value-type="string" calcext:value-type="string">
            <text:p>F</text:p>
          </table:table-cell>
          <table:table-cell table:style-name="ce64" office:value-type="string" calcext:value-type="string">
            <text:p>Footnote (S/E)</text:p>
          </table:table-cell>
          <table:table-cell table:style-name="ce74" office:value-type="string" calcext:value-type="string">
            <text:p>Convert to Footnote</text:p>
          </table:table-cell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C76</text:p>
          </table:table-cell>
          <table:table-cell table:style-name="ce167" office:value-type="string" calcext:value-type="string">
            <text:p>F10</text:p>
          </table:table-cell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85" office:value-type="float" office:value="41" calcext:value-type="float">
            <text:p>41</text:p>
          </table:table-cell>
          <table:table-cell table:number-columns-repeated="2" table:style-name="ce85" office:value-type="float" office:value="44" calcext:value-type="float">
            <text:p>44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2"/>
          <table:table-cell table:style-name="ce312" office:value-type="float" office:value="1" calcext:value-type="float">
            <text:p>1</text:p>
          </table:table-cell>
          <table:table-cell table:style-name="ce312" table:number-columns-repeated="2"/>
          <table:table-cell table:number-columns-repeated="996"/>
        </table:table-row>
        <table:table-row table:style-name="ro2">
          <table:table-cell table:style-name="ce34" table:formula="of:=IF(ISERR(FIND(&quot; &quot;;[.B331]));[.B331];LEFT([.B331];FIND(&quot; &quot;;[.B331])-1))" office:value-type="string" office:string-value="fdc" calcext:value-type="string">
            <text:p>fdc</text:p>
          </table:table-cell>
          <table:table-cell table:style-name="ce56" office:value-type="string" calcext:value-type="string">
            <text:p>fdc ... fdc*</text:p>
          </table:table-cell>
          <table:table-cell table:style-name="ce61" office:value-type="string" calcext:value-type="string">
            <text:p>F</text:p>
          </table:table-cell>
          <table:table-cell table:style-name="ce64" office:value-type="string" calcext:value-type="string">
            <text:p>DC Footnotes (S/E)</text:p>
          </table:table-cell>
          <table:table-cell table:style-name="ce74" office:value-type="string" calcext:value-type="string">
            <text:p>Convert to footnote (exclude if not DC)</text:p>
          </table:table-cell>
          <table:table-cell table:style-name="ce167" office:value-type="string" calcext:value-type="string">
            <text:p>f</text:p>
          </table:table-cell>
          <table:table-cell table:style-name="ce167" table:number-columns-repeated="5"/>
          <table:table-cell table:style-name="ce85" office:value-type="float" office:value="42" calcext:value-type="float">
            <text:p>42</text:p>
          </table:table-cell>
          <table:table-cell table:style-name="ce85" office:value-type="float" office:value="45" calcext:value-type="float">
            <text:p>45</text:p>
          </table:table-cell>
          <table:table-cell table:style-name="ce85" office:value-type="float" office:value="46" calcext:value-type="float">
            <text:p>4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2"/>
          <table:table-cell table:style-name="ce312" office:value-type="float" office:value="1" calcext:value-type="float">
            <text:p>1</text:p>
          </table:table-cell>
          <table:table-cell table:style-name="ce312" table:number-columns-repeated="2"/>
          <table:table-cell table:number-columns-repeated="996"/>
        </table:table-row>
        <table:table-row table:style-name="ro2">
          <table:table-cell table:style-name="ce34" table:formula="of:=IF(ISERR(FIND(&quot; &quot;;[.B332]));[.B332];LEFT([.B332];FIND(&quot; &quot;;[.B332])-1))" office:value-type="string" office:string-value="fe" calcext:value-type="string">
            <text:p>fe</text:p>
          </table:table-cell>
          <table:table-cell table:style-name="ce56" office:value-type="string" calcext:value-type="string">
            <text:p>fe ... fe*</text:p>
          </table:table-cell>
          <table:table-cell table:style-name="ce61" office:value-type="string" calcext:value-type="string">
            <text:p>F</text:p>
          </table:table-cell>
          <table:table-cell table:style-name="ce64" office:value-type="string" calcext:value-type="string">
            <text:p>Endnote (S/E)</text:p>
          </table:table-cell>
          <table:table-cell table:style-name="ce74" office:value-type="string" calcext:value-type="string">
            <text:p>Convert to Footnote</text:p>
          </table:table-cell>
          <table:table-cell table:style-name="ce167" office:value-type="string" calcext:value-type="string">
            <text:p>f</text:p>
          </table:table-cell>
          <table:table-cell table:style-name="ce167" office:value-type="string" calcext:value-type="string">
            <text:p>C47</text:p>
          </table:table-cell>
          <table:table-cell table:style-name="ce167" table:number-columns-repeated="4"/>
          <table:table-cell table:style-name="ce85" office:value-type="float" office:value="41" calcext:value-type="float">
            <text:p>41</text:p>
          </table:table-cell>
          <table:table-cell table:number-columns-repeated="2" table:style-name="ce85" office:value-type="float" office:value="44" calcext:value-type="float">
            <text:p>44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2"/>
          <table:table-cell table:style-name="ce312" office:value-type="float" office:value="1" calcext:value-type="float">
            <text:p>1</text:p>
          </table:table-cell>
          <table:table-cell table:style-name="ce312" table:number-columns-repeated="2"/>
          <table:table-cell table:number-columns-repeated="996"/>
        </table:table-row>
        <table:table-row table:style-name="ro2">
          <table:table-cell table:style-name="ce34" table:formula="of:=IF(ISERR(FIND(&quot; &quot;;[.B333]));[.B333];LEFT([.B333];FIND(&quot; &quot;;[.B333])-1))" office:value-type="string" office:string-value="fp" calcext:value-type="string">
            <text:p>fp</text:p>
          </table:table-cell>
          <table:table-cell table:style-name="ce56" office:value-type="string" calcext:value-type="string">
            <text:p>fp ... <text:s/>fp*</text:p>
          </table:table-cell>
          <table:table-cell table:style-name="ce59" office:value-type="string" calcext:value-type="string">
            <text:p>F</text:p>
          </table:table-cell>
          <table:table-cell table:style-name="ce64" office:value-type="string" calcext:value-type="string">
            <text:p>Footnote new paragraph</text:p>
          </table:table-cell>
          <table:table-cell table:style-name="ce74"/>
          <table:table-cell table:style-name="ce167" office:value-type="string" calcext:value-type="string">
            <text:p>f</text:p>
          </table:table-cell>
          <table:table-cell table:style-name="ce167" office:value-type="string" calcext:value-type="string">
            <text:p>C46</text:p>
          </table:table-cell>
          <table:table-cell table:style-name="ce167"/>
          <table:table-cell table:style-name="ce167" office:value-type="string" calcext:value-type="string">
            <text:p>P1</text:p>
          </table:table-cell>
          <table:table-cell table:style-name="ce167" table:number-columns-repeated="2"/>
          <table:table-cell table:style-name="ce85" office:value-type="float" office:value="42" calcext:value-type="float">
            <text:p>42</text:p>
          </table:table-cell>
          <table:table-cell table:number-columns-repeated="2" table:style-name="ce85" office:value-type="float" office:value="45" calcext:value-type="float">
            <text:p>4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2"/>
          <table:table-cell table:style-name="ce312" office:value-type="float" office:value="1" calcext:value-type="float">
            <text:p>1</text:p>
          </table:table-cell>
          <table:table-cell table:style-name="ce312"/>
          <table:table-cell table:style-name="ce311"/>
          <table:table-cell table:number-columns-repeated="996"/>
        </table:table-row>
        <table:table-row table:style-name="ro2">
          <table:table-cell table:style-name="ce34" table:formula="of:=IF(ISERR(FIND(&quot; &quot;;[.B334]));[.B334];LEFT([.B334];FIND(&quot; &quot;;[.B334])-1))" office:value-type="string" office:string-value="fs" calcext:value-type="string">
            <text:p>fs</text:p>
          </table:table-cell>
          <table:table-cell table:style-name="ce56" office:value-type="string" calcext:value-type="string">
            <text:p>fs ... <text:s/>fs*</text:p>
          </table:table-cell>
          <table:table-cell table:style-name="ce59" office:value-type="string" calcext:value-type="string">
            <text:p>F</text:p>
          </table:table-cell>
          <table:table-cell table:style-name="ce64" office:value-type="string" calcext:value-type="string">
            <text:p>Footnote Summary</text:p>
          </table:table-cell>
          <table:table-cell table:style-name="ce74"/>
          <table:table-cell table:style-name="ce167" office:value-type="string" calcext:value-type="string">
            <text:p>f</text:p>
          </table:table-cell>
          <table:table-cell table:style-name="ce167" office:value-type="string" calcext:value-type="string">
            <text:p>C76</text:p>
          </table:table-cell>
          <table:table-cell table:style-name="ce167"/>
          <table:table-cell table:style-name="ce167" office:value-type="string" calcext:value-type="string">
            <text:p>CB</text:p>
          </table:table-cell>
          <table:table-cell table:style-name="ce167" table:number-columns-repeated="2"/>
          <table:table-cell table:style-name="ce85" office:value-type="float" office:value="76" calcext:value-type="float">
            <text:p>76</text:p>
          </table:table-cell>
          <table:table-cell table:style-name="ce85" office:value-type="string" calcext:value-type="string">
            <text:p>D</text:p>
          </table:table-cell>
          <table:table-cell table:style-name="ce85" table:number-columns-repeated="3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2"/>
          <table:table-cell table:style-name="ce312" office:value-type="float" office:value="1" calcext:value-type="float">
            <text:p>1</text:p>
          </table:table-cell>
          <table:table-cell table:style-name="ce312"/>
          <table:table-cell table:style-name="ce311"/>
          <table:table-cell table:number-columns-repeated="996"/>
        </table:table-row>
        <table:table-row table:style-name="ro2">
          <table:table-cell table:style-name="ce34" table:formula="of:=IF(ISERR(FIND(&quot; &quot;;[.B335]));[.B335];LEFT([.B335];FIND(&quot; &quot;;[.B335])-1))" office:value-type="string" office:string-value="x" calcext:value-type="string">
            <text:p>x</text:p>
          </table:table-cell>
          <table:table-cell table:style-name="ce56" office:value-type="string" calcext:value-type="string">
            <text:p>x ... x*</text:p>
          </table:table-cell>
          <table:table-cell table:style-name="ce61" office:value-type="string" calcext:value-type="string">
            <text:p>F</text:p>
          </table:table-cell>
          <table:table-cell table:style-name="ce64" office:value-type="string" calcext:value-type="string">
            <text:p>Cross Reference (S/E)</text:p>
          </table:table-cell>
          <table:table-cell table:style-name="ce74" office:value-type="string" calcext:value-type="string">
            <text:p>Convert to footnote</text:p>
          </table:table-cell>
          <table:table-cell table:style-name="ce167" office:value-type="string" calcext:value-type="string">
            <text:p>f</text:p>
          </table:table-cell>
          <table:table-cell table:style-name="ce167" table:number-columns-repeated="5"/>
          <table:table-cell table:style-name="ce85" office:value-type="float" office:value="45" calcext:value-type="float">
            <text:p>45</text:p>
          </table:table-cell>
          <table:table-cell table:number-columns-repeated="2" table:style-name="ce85" office:value-type="float" office:value="48" calcext:value-type="float">
            <text:p>4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2"/>
          <table:table-cell table:style-name="ce312" office:value-type="float" office:value="1" calcext:value-type="float">
            <text:p>1</text:p>
          </table:table-cell>
          <table:table-cell table:style-name="ce312" table:number-columns-repeated="2"/>
          <table:table-cell table:number-columns-repeated="996"/>
        </table:table-row>
        <table:table-row table:style-name="ro2">
          <table:table-cell table:style-name="ce34" table:formula="of:=IF(ISERR(FIND(&quot; &quot;;[.B336]));[.B336];LEFT([.B336];FIND(&quot; &quot;;[.B336])-1))" office:value-type="string" office:string-value="xdc" calcext:value-type="string">
            <text:p>xdc</text:p>
          </table:table-cell>
          <table:table-cell table:style-name="ce56" office:value-type="string" calcext:value-type="string">
            <text:p>xdc ... xdc*</text:p>
          </table:table-cell>
          <table:table-cell table:style-name="ce61" office:value-type="string" calcext:value-type="string">
            <text:p>F</text:p>
          </table:table-cell>
          <table:table-cell table:style-name="ce64" office:value-type="string" calcext:value-type="string">
            <text:p>Cross Reference (S/E) to DC</text:p>
          </table:table-cell>
          <table:table-cell table:style-name="ce74" office:value-type="string" calcext:value-type="string">
            <text:p>Convert to footnote</text:p>
          </table:table-cell>
          <table:table-cell table:style-name="ce167" office:value-type="string" calcext:value-type="string">
            <text:p>f</text:p>
          </table:table-cell>
          <table:table-cell table:style-name="ce167" table:number-columns-repeated="5"/>
          <table:table-cell table:style-name="ce85" office:value-type="float" office:value="46" calcext:value-type="float">
            <text:p>46</text:p>
          </table:table-cell>
          <table:table-cell table:number-columns-repeated="2" table:style-name="ce85" office:value-type="float" office:value="49" calcext:value-type="float">
            <text:p>4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2"/>
          <table:table-cell table:style-name="ce312" office:value-type="float" office:value="1" calcext:value-type="float">
            <text:p>1</text:p>
          </table:table-cell>
          <table:table-cell table:style-name="ce312" table:number-columns-repeated="2"/>
          <table:table-cell table:number-columns-repeated="996"/>
        </table:table-row>
        <table:table-row table:style-name="ro2">
          <table:table-cell table:style-name="ce34" table:formula="of:=IF(ISERR(FIND(&quot; &quot;;[.B337]));[.B337];LEFT([.B337];FIND(&quot; &quot;;[.B337])-1))" office:value-type="string" office:string-value="xnt" calcext:value-type="string">
            <text:p>xnt</text:p>
          </table:table-cell>
          <table:table-cell table:style-name="ce56" office:value-type="string" calcext:value-type="string">
            <text:p>xnt ... xnt*</text:p>
          </table:table-cell>
          <table:table-cell table:style-name="ce61" office:value-type="string" calcext:value-type="string">
            <text:p>F</text:p>
          </table:table-cell>
          <table:table-cell table:style-name="ce64" office:value-type="string" calcext:value-type="string">
            <text:p>Cross Reference (S/E) to NT</text:p>
          </table:table-cell>
          <table:table-cell table:style-name="ce74" office:value-type="string" calcext:value-type="string">
            <text:p>Convert to footnote</text:p>
          </table:table-cell>
          <table:table-cell table:style-name="ce167" office:value-type="string" calcext:value-type="string">
            <text:p>f</text:p>
          </table:table-cell>
          <table:table-cell table:style-name="ce167" table:number-columns-repeated="5"/>
          <table:table-cell table:style-name="ce85" office:value-type="float" office:value="46" calcext:value-type="float">
            <text:p>46</text:p>
          </table:table-cell>
          <table:table-cell table:number-columns-repeated="2" table:style-name="ce85" office:value-type="float" office:value="49" calcext:value-type="float">
            <text:p>4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2"/>
          <table:table-cell table:style-name="ce312" office:value-type="float" office:value="1" calcext:value-type="float">
            <text:p>1</text:p>
          </table:table-cell>
          <table:table-cell table:style-name="ce312" table:number-columns-repeated="2"/>
          <table:table-cell table:number-columns-repeated="996"/>
        </table:table-row>
        <table:table-row table:style-name="ro2">
          <table:table-cell table:style-name="ce34" table:formula="of:=IF(ISERR(FIND(&quot; &quot;;[.B338]));[.B338];LEFT([.B338];FIND(&quot; &quot;;[.B338])-1))" office:value-type="string" office:string-value="xot" calcext:value-type="string">
            <text:p>xot</text:p>
          </table:table-cell>
          <table:table-cell table:style-name="ce56" office:value-type="string" calcext:value-type="string">
            <text:p>xot ... xot*</text:p>
          </table:table-cell>
          <table:table-cell table:style-name="ce61" office:value-type="string" calcext:value-type="string">
            <text:p>F</text:p>
          </table:table-cell>
          <table:table-cell table:style-name="ce64" office:value-type="string" calcext:value-type="string">
            <text:p>Cross Reference (S/E) to OT</text:p>
          </table:table-cell>
          <table:table-cell table:style-name="ce74" office:value-type="string" calcext:value-type="string">
            <text:p>Convert to footnote</text:p>
          </table:table-cell>
          <table:table-cell table:style-name="ce167" office:value-type="string" calcext:value-type="string">
            <text:p>f</text:p>
          </table:table-cell>
          <table:table-cell table:style-name="ce167" table:number-columns-repeated="5"/>
          <table:table-cell table:style-name="ce85" office:value-type="float" office:value="46" calcext:value-type="float">
            <text:p>46</text:p>
          </table:table-cell>
          <table:table-cell table:number-columns-repeated="2" table:style-name="ce85" office:value-type="float" office:value="49" calcext:value-type="float">
            <text:p>4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2"/>
          <table:table-cell table:style-name="ce312" office:value-type="float" office:value="1" calcext:value-type="float">
            <text:p>1</text:p>
          </table:table-cell>
          <table:table-cell table:style-name="ce312" table:number-columns-repeated="2"/>
          <table:table-cell table:number-columns-repeated="996"/>
        </table:table-row>
        <table:table-row table:style-name="ro2">
          <table:table-cell table:style-name="ce34" table:formula="of:=IF(ISERR(FIND(&quot; &quot;;[.B339]));[.B339];LEFT([.B339];FIND(&quot; &quot;;[.B339])-1))" office:value-type="string" office:string-value="-" calcext:value-type="string">
            <text:p>-</text:p>
          </table:table-cell>
          <table:table-cell table:style-name="ce45" office:value-type="string" calcext:value-type="string">
            <text:p>- [ ... ]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Footnote marker style (invisible)</text:p>
          </table:table-cell>
          <table:table-cell table:style-name="ce74"/>
          <table:table-cell table:style-name="ce167" table:number-columns-repeated="2"/>
          <table:table-cell table:style-name="ce167" office:value-type="string" calcext:value-type="string">
            <text:p>R00</text:p>
          </table:table-cell>
          <table:table-cell table:style-name="ce167"/>
          <table:table-cell table:style-name="ce167" office:value-type="string" calcext:value-type="string">
            <text:p>Clear</text:p>
          </table:table-cell>
          <table:table-cell table:style-name="ce167"/>
          <table:table-cell table:style-name="ce85" office:value-type="float" office:value="41" calcext:value-type="float">
            <text:p>41</text:p>
          </table:table-cell>
          <table:table-cell table:number-columns-repeated="2" table:style-name="ce85" office:value-type="float" office:value="44" calcext:value-type="float">
            <text:p>44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40]));[.B340];LEFT([.B340];FIND(&quot; &quot;;[.B340])-1))" office:value-type="string" office:string-value="+" calcext:value-type="string">
            <text:p>+</text:p>
          </table:table-cell>
          <table:table-cell table:style-name="ce45" office:value-type="string" calcext:value-type="string">
            <text:p>+ [ ... ]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Footnote marker style (visible)</text:p>
          </table:table-cell>
          <table:table-cell table:style-name="ce74"/>
          <table:table-cell table:style-name="ce167"/>
          <table:table-cell table:style-name="ce167" office:value-type="string" calcext:value-type="string">
            <text:p>S71</text:p>
          </table:table-cell>
          <table:table-cell table:style-name="ce167" table:number-columns-repeated="2"/>
          <table:table-cell table:style-name="ce167" office:value-type="string" calcext:value-type="string">
            <text:p>SUP</text:p>
          </table:table-cell>
          <table:table-cell table:style-name="ce167"/>
          <table:table-cell table:style-name="ce85" office:value-type="float" office:value="41" calcext:value-type="float">
            <text:p>41</text:p>
          </table:table-cell>
          <table:table-cell table:number-columns-repeated="2" table:style-name="ce85" office:value-type="float" office:value="44" calcext:value-type="float">
            <text:p>44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41]));[.B341];LEFT([.B341];FIND(&quot; &quot;;[.B341])-1))" office:value-type="string" office:string-value="add" calcext:value-type="string">
            <text:p>add</text:p>
          </table:table-cell>
          <table:table-cell table:style-name="ce45" office:value-type="string" calcext:value-type="string">
            <text:p>add ... add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Added word(s)</text:p>
          </table:table-cell>
          <table:table-cell table:style-name="ce74"/>
          <table:table-cell table:style-name="ce167"/>
          <table:table-cell table:style-name="ce167" office:value-type="string" calcext:value-type="string">
            <text:p>B41</text:p>
          </table:table-cell>
          <table:table-cell table:style-name="ce167" table:number-columns-repeated="4"/>
          <table:table-cell table:style-name="ce85" office:value-type="float" office:value="49" calcext:value-type="float">
            <text:p>49</text:p>
          </table:table-cell>
          <table:table-cell table:number-columns-repeated="2" table:style-name="ce85" office:value-type="float" office:value="52" calcext:value-type="float">
            <text:p>52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6">
          <table:table-cell table:style-name="ce34" table:formula="of:=IF(ISERR(FIND(&quot; &quot;;[.B342]));[.B342];LEFT([.B342];FIND(&quot; &quot;;[.B342])-1))" office:value-type="string" office:string-value="addpn" calcext:value-type="string">
            <text:p>addpn</text:p>
          </table:table-cell>
          <table:table-cell table:style-name="ce45" office:value-type="string" calcext:value-type="string">
            <text:p>addpn ... addpn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Added word(s)</text:p>
          </table:table-cell>
          <table:table-cell table:style-name="ce74"/>
          <table:table-cell table:style-name="ce167"/>
          <table:table-cell table:style-name="ce167" office:value-type="string" calcext:value-type="string">
            <text:p>B41</text:p>
          </table:table-cell>
          <table:table-cell table:style-name="ce167" table:number-columns-repeated="4"/>
          <table:table-cell table:style-name="ce85" office:value-type="float" office:value="49" calcext:value-type="float">
            <text:p>49</text:p>
          </table:table-cell>
          <table:table-cell table:number-columns-repeated="2" table:style-name="ce85" office:value-type="float" office:value="52" calcext:value-type="float">
            <text:p>52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43]));[.B343];LEFT([.B343];FIND(&quot; &quot;;[.B343])-1))" office:value-type="string" office:string-value="bd" calcext:value-type="string">
            <text:p>bd</text:p>
          </table:table-cell>
          <table:table-cell table:style-name="ce45" office:value-type="string" calcext:value-type="string">
            <text:p>bd ... bd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Bold</text:p>
          </table:table-cell>
          <table:table-cell table:style-name="ce74"/>
          <table:table-cell table:style-name="ce167"/>
          <table:table-cell table:style-name="ce167" office:value-type="string" calcext:value-type="string">
            <text:p>B70</text:p>
          </table:table-cell>
          <table:table-cell table:style-name="ce167" table:number-columns-repeated="4"/>
          <table:table-cell table:style-name="ce85" office:value-type="float" office:value="53" calcext:value-type="float">
            <text:p>53</text:p>
          </table:table-cell>
          <table:table-cell table:number-columns-repeated="2" table:style-name="ce85" office:value-type="float" office:value="56" calcext:value-type="float">
            <text:p>5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44]));[.B344];LEFT([.B344];FIND(&quot; &quot;;[.B344])-1))" office:value-type="string" office:string-value="bdit" calcext:value-type="string">
            <text:p>bdit</text:p>
          </table:table-cell>
          <table:table-cell table:style-name="ce45" office:value-type="string" calcext:value-type="string">
            <text:p>bdit ... bdit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Bold Italics</text:p>
          </table:table-cell>
          <table:table-cell table:style-name="ce74"/>
          <table:table-cell table:style-name="ce167"/>
          <table:table-cell table:style-name="ce167" office:value-type="string" calcext:value-type="string">
            <text:p>B71</text:p>
          </table:table-cell>
          <table:table-cell table:style-name="ce167" table:number-columns-repeated="4"/>
          <table:table-cell table:style-name="ce85" office:value-type="float" office:value="53" calcext:value-type="float">
            <text:p>53</text:p>
          </table:table-cell>
          <table:table-cell table:number-columns-repeated="2" table:style-name="ce85" office:value-type="float" office:value="56" calcext:value-type="float">
            <text:p>5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45]));[.B345];LEFT([.B345];FIND(&quot; &quot;;[.B345])-1))" office:value-type="string" office:string-value="bk" calcext:value-type="string">
            <text:p>bk</text:p>
          </table:table-cell>
          <table:table-cell table:style-name="ce45" office:value-type="string" calcext:value-type="string">
            <text:p>bk ... bk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Book Title (quoted elsewhere)</text:p>
          </table:table-cell>
          <table:table-cell table:style-name="ce74"/>
          <table:table-cell table:style-name="ce167"/>
          <table:table-cell table:style-name="ce167" office:value-type="string" calcext:value-type="string">
            <text:p>B41</text:p>
          </table:table-cell>
          <table:table-cell table:style-name="ce167" table:number-columns-repeated="4"/>
          <table:table-cell table:style-name="ce85" office:value-type="float" office:value="49" calcext:value-type="float">
            <text:p>49</text:p>
          </table:table-cell>
          <table:table-cell table:number-columns-repeated="2" table:style-name="ce85" office:value-type="float" office:value="52" calcext:value-type="float">
            <text:p>52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46]));[.B346];LEFT([.B346];FIND(&quot; &quot;;[.B346])-1))" office:value-type="string" office:string-value="ca" calcext:value-type="string">
            <text:p>ca</text:p>
          </table:table-cell>
          <table:table-cell table:style-name="ce45" office:value-type="string" calcext:value-type="string">
            <text:p>ca ... ca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Alternate Chapter Number</text:p>
          </table:table-cell>
          <table:table-cell table:style-name="ce74"/>
          <table:table-cell table:style-name="ce167"/>
          <table:table-cell table:style-name="ce167" office:value-type="string" calcext:value-type="string">
            <text:p>S70</text:p>
          </table:table-cell>
          <table:table-cell table:style-name="ce167" office:value-type="string" calcext:value-type="string">
            <text:p>L10</text:p>
          </table:table-cell>
          <table:table-cell table:style-name="ce167" table:number-columns-repeated="3"/>
          <table:table-cell table:style-name="ce85" office:value-type="float" office:value="23" calcext:value-type="float">
            <text:p>23</text:p>
          </table:table-cell>
          <table:table-cell table:number-columns-repeated="2" table:style-name="ce85" office:value-type="float" office:value="26" calcext:value-type="float">
            <text:p>2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47]));[.B347];LEFT([.B347];FIND(&quot; &quot;;[.B347])-1))" office:value-type="string" office:string-value="dc" calcext:value-type="string">
            <text:p>dc</text:p>
          </table:table-cell>
          <table:table-cell table:style-name="ce45" office:value-type="string" calcext:value-type="string">
            <text:p>dc ... dc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DC Text (in body text)</text:p>
          </table:table-cell>
          <table:table-cell table:style-name="ce74"/>
          <table:table-cell table:style-name="ce167"/>
          <table:table-cell table:style-name="ce167" office:value-type="string" calcext:value-type="string">
            <text:p>B41</text:p>
          </table:table-cell>
          <table:table-cell table:style-name="ce167" table:number-columns-repeated="4"/>
          <table:table-cell table:style-name="ce85" office:value-type="float" office:value="49" calcext:value-type="float">
            <text:p>49</text:p>
          </table:table-cell>
          <table:table-cell table:number-columns-repeated="2" table:style-name="ce85" office:value-type="float" office:value="52" calcext:value-type="float">
            <text:p>52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48]));[.B348];LEFT([.B348];FIND(&quot; &quot;;[.B348])-1))" office:value-type="string" office:string-value="em" calcext:value-type="string">
            <text:p>em</text:p>
          </table:table-cell>
          <table:table-cell table:style-name="ce45" office:value-type="string" calcext:value-type="string">
            <text:p>em ... em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Emphasis</text:p>
          </table:table-cell>
          <table:table-cell table:style-name="ce74"/>
          <table:table-cell table:style-name="ce167"/>
          <table:table-cell table:style-name="ce167" office:value-type="string" calcext:value-type="string">
            <text:p>B71</text:p>
          </table:table-cell>
          <table:table-cell table:style-name="ce167" table:number-columns-repeated="4"/>
          <table:table-cell table:style-name="ce85" office:value-type="float" office:value="53" calcext:value-type="float">
            <text:p>53</text:p>
          </table:table-cell>
          <table:table-cell table:number-columns-repeated="2" table:style-name="ce85" office:value-type="float" office:value="56" calcext:value-type="float">
            <text:p>5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49]));[.B349];LEFT([.B349];FIND(&quot; &quot;;[.B349])-1))" office:value-type="string" office:string-value="fk" calcext:value-type="string">
            <text:p>fk</text:p>
          </table:table-cell>
          <table:table-cell table:style-name="ce45" office:value-type="string" calcext:value-type="string">
            <text:p>fk ... fk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Footnote Keyword</text:p>
          </table:table-cell>
          <table:table-cell table:style-name="ce74"/>
          <table:table-cell table:style-name="ce167"/>
          <table:table-cell table:style-name="ce167" office:value-type="string" calcext:value-type="string">
            <text:p>C76</text:p>
          </table:table-cell>
          <table:table-cell table:style-name="ce167" table:number-columns-repeated="4"/>
          <table:table-cell table:style-name="ce85" office:value-type="float" office:value="42" calcext:value-type="float">
            <text:p>42</text:p>
          </table:table-cell>
          <table:table-cell table:number-columns-repeated="2" table:style-name="ce85" office:value-type="float" office:value="45" calcext:value-type="float">
            <text:p>4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50]));[.B350];LEFT([.B350];FIND(&quot; &quot;;[.B350])-1))" office:value-type="string" office:string-value="fl" calcext:value-type="string">
            <text:p>fl</text:p>
          </table:table-cell>
          <table:table-cell table:style-name="ce45" office:value-type="string" calcext:value-type="string">
            <text:p>fl ... fl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Footnote Label</text:p>
          </table:table-cell>
          <table:table-cell table:style-name="ce74"/>
          <table:table-cell table:style-name="ce167"/>
          <table:table-cell table:style-name="ce167" office:value-type="string" calcext:value-type="string">
            <text:p>C77</text:p>
          </table:table-cell>
          <table:table-cell table:style-name="ce167" table:number-columns-repeated="4"/>
          <table:table-cell table:style-name="ce85" office:value-type="float" office:value="42" calcext:value-type="float">
            <text:p>42</text:p>
          </table:table-cell>
          <table:table-cell table:number-columns-repeated="2" table:style-name="ce85" office:value-type="float" office:value="45" calcext:value-type="float">
            <text:p>4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51]));[.B351];LEFT([.B351];FIND(&quot; &quot;;[.B351])-1))" office:value-type="string" office:string-value="fm" calcext:value-type="string">
            <text:p>fm</text:p>
          </table:table-cell>
          <table:table-cell table:style-name="ce45" office:value-type="string" calcext:value-type="string">
            <text:p>fm ... fm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Fake Footnote Marker (in body text)</text:p>
          </table:table-cell>
          <table:table-cell table:style-name="ce74"/>
          <table:table-cell table:style-name="ce167"/>
          <table:table-cell table:style-name="ce167" office:value-type="string" calcext:value-type="string">
            <text:p>C77</text:p>
          </table:table-cell>
          <table:table-cell table:style-name="ce167" table:number-columns-repeated="2"/>
          <table:table-cell table:style-name="ce167" office:value-type="string" calcext:value-type="string">
            <text:p>SUP</text:p>
          </table:table-cell>
          <table:table-cell table:style-name="ce167"/>
          <table:table-cell table:style-name="ce85" office:value-type="float" office:value="43" calcext:value-type="float">
            <text:p>43</text:p>
          </table:table-cell>
          <table:table-cell table:number-columns-repeated="2" table:style-name="ce85" office:value-type="float" office:value="46" calcext:value-type="float">
            <text:p>4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52]));[.B352];LEFT([.B352];FIND(&quot; &quot;;[.B352])-1))" office:value-type="string" office:string-value="fq" calcext:value-type="string">
            <text:p>fq</text:p>
          </table:table-cell>
          <table:table-cell table:style-name="ce45" office:value-type="string" calcext:value-type="string">
            <text:p>fq ... fq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Footnote Quotation </text:p>
          </table:table-cell>
          <table:table-cell table:style-name="ce74"/>
          <table:table-cell table:style-name="ce167"/>
          <table:table-cell table:style-name="ce167" office:value-type="string" calcext:value-type="string">
            <text:p>C47</text:p>
          </table:table-cell>
          <table:table-cell table:style-name="ce167" table:number-columns-repeated="4"/>
          <table:table-cell table:style-name="ce85" office:value-type="float" office:value="42" calcext:value-type="float">
            <text:p>42</text:p>
          </table:table-cell>
          <table:table-cell table:number-columns-repeated="2" table:style-name="ce85" office:value-type="float" office:value="45" calcext:value-type="float">
            <text:p>4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53]));[.B353];LEFT([.B353];FIND(&quot; &quot;;[.B353])-1))" office:value-type="string" office:string-value="fqa" calcext:value-type="string">
            <text:p>fqa</text:p>
          </table:table-cell>
          <table:table-cell table:style-name="ce45" office:value-type="string" calcext:value-type="string">
            <text:p>fqa ... fqa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Footnote Alternate Quote </text:p>
          </table:table-cell>
          <table:table-cell table:style-name="ce74"/>
          <table:table-cell table:style-name="ce167"/>
          <table:table-cell table:style-name="ce167" office:value-type="string" calcext:value-type="string">
            <text:p>C47</text:p>
          </table:table-cell>
          <table:table-cell table:style-name="ce167" table:number-columns-repeated="4"/>
          <table:table-cell table:style-name="ce85" office:value-type="float" office:value="42" calcext:value-type="float">
            <text:p>42</text:p>
          </table:table-cell>
          <table:table-cell table:number-columns-repeated="2" table:style-name="ce85" office:value-type="float" office:value="45" calcext:value-type="float">
            <text:p>4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54]));[.B354];LEFT([.B354];FIND(&quot; &quot;;[.B354])-1))" office:value-type="string" office:string-value="fr" calcext:value-type="string">
            <text:p>fr</text:p>
          </table:table-cell>
          <table:table-cell table:style-name="ce45" office:value-type="string" calcext:value-type="string">
            <text:p>fr ... fr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Footnote Backreference (ch:vs)</text:p>
          </table:table-cell>
          <table:table-cell table:style-name="ce74"/>
          <table:table-cell table:style-name="ce167"/>
          <table:table-cell table:style-name="ce167" office:value-type="string" calcext:value-type="string">
            <text:p>C77</text:p>
          </table:table-cell>
          <table:table-cell table:style-name="ce167" table:number-columns-repeated="4"/>
          <table:table-cell table:style-name="ce85" office:value-type="float" office:value="42" calcext:value-type="float">
            <text:p>42</text:p>
          </table:table-cell>
          <table:table-cell table:number-columns-repeated="2" table:style-name="ce85" office:value-type="float" office:value="45" calcext:value-type="float">
            <text:p>4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55]));[.B355];LEFT([.B355];FIND(&quot; &quot;;[.B355])-1))" office:value-type="string" office:string-value="ft" calcext:value-type="string">
            <text:p>ft</text:p>
          </table:table-cell>
          <table:table-cell table:style-name="ce45" office:value-type="string" calcext:value-type="string">
            <text:p>ft ... ft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Footnote Text </text:p>
          </table:table-cell>
          <table:table-cell table:style-name="ce74"/>
          <table:table-cell table:style-name="ce167"/>
          <table:table-cell table:style-name="ce167" office:value-type="string" calcext:value-type="string">
            <text:p>C46</text:p>
          </table:table-cell>
          <table:table-cell table:style-name="ce167" table:number-columns-repeated="4"/>
          <table:table-cell table:style-name="ce85" office:value-type="float" office:value="42" calcext:value-type="float">
            <text:p>42</text:p>
          </table:table-cell>
          <table:table-cell table:number-columns-repeated="2" table:style-name="ce85" office:value-type="float" office:value="45" calcext:value-type="float">
            <text:p>4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56]));[.B356];LEFT([.B356];FIND(&quot; &quot;;[.B356])-1))" office:value-type="string" office:string-value="fv" calcext:value-type="string">
            <text:p>fv</text:p>
          </table:table-cell>
          <table:table-cell table:style-name="ce45" office:value-type="string" calcext:value-type="string">
            <text:p>fv ... fv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Verse number in footnote</text:p>
          </table:table-cell>
          <table:table-cell table:style-name="ce74"/>
          <table:table-cell table:style-name="ce167"/>
          <table:table-cell table:style-name="ce167" office:value-type="string" calcext:value-type="string">
            <text:p>C76</text:p>
          </table:table-cell>
          <table:table-cell table:style-name="ce167"/>
          <table:table-cell table:style-name="ce171"/>
          <table:table-cell table:style-name="ce167" office:value-type="string" calcext:value-type="string">
            <text:p>SUP</text:p>
          </table:table-cell>
          <table:table-cell table:style-name="ce167"/>
          <table:table-cell table:style-name="ce85" office:value-type="float" office:value="42" calcext:value-type="float">
            <text:p>42</text:p>
          </table:table-cell>
          <table:table-cell table:style-name="ce85" office:value-type="float" office:value="45" calcext:value-type="float">
            <text:p>45</text:p>
          </table:table-cell>
          <table:table-cell table:style-name="ce85" office:value-type="float" office:value="48" calcext:value-type="float">
            <text:p>4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57]));[.B357];LEFT([.B357];FIND(&quot; &quot;;[.B357])-1))" office:value-type="string" office:string-value="ior" calcext:value-type="string">
            <text:p>ior</text:p>
          </table:table-cell>
          <table:table-cell table:style-name="ce45" office:value-type="string" calcext:value-type="string">
            <text:p>ior ... ior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Outline reference (intro)</text:p>
          </table:table-cell>
          <table:table-cell table:style-name="ce74"/>
          <table:table-cell table:style-name="ce167"/>
          <table:table-cell table:style-name="ce167" office:value-type="string" calcext:value-type="string">
            <text:p>S41</text:p>
          </table:table-cell>
          <table:table-cell table:style-name="ce167" table:number-columns-repeated="4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58]));[.B358];LEFT([.B358];FIND(&quot; &quot;;[.B358])-1))" office:value-type="string" office:string-value="iqt" calcext:value-type="string">
            <text:p>iqt</text:p>
          </table:table-cell>
          <table:table-cell table:style-name="ce45" office:value-type="string" calcext:value-type="string">
            <text:p>iqt ... iqt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Quoted Text (intro)</text:p>
          </table:table-cell>
          <table:table-cell table:style-name="ce74"/>
          <table:table-cell table:style-name="ce167"/>
          <table:table-cell table:style-name="ce167" office:value-type="string" calcext:value-type="string">
            <text:p>S41</text:p>
          </table:table-cell>
          <table:table-cell table:style-name="ce167" table:number-columns-repeated="4"/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59]));[.B359];LEFT([.B359];FIND(&quot; &quot;;[.B359])-1))" office:value-type="string" office:string-value="it" calcext:value-type="string">
            <text:p>it</text:p>
          </table:table-cell>
          <table:table-cell table:style-name="ce45" office:value-type="string" calcext:value-type="string">
            <text:p>it ... it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Italics</text:p>
          </table:table-cell>
          <table:table-cell table:style-name="ce74"/>
          <table:table-cell table:style-name="ce167"/>
          <table:table-cell table:style-name="ce167" office:value-type="string" calcext:value-type="string">
            <text:p>B41</text:p>
          </table:table-cell>
          <table:table-cell table:style-name="ce167" table:number-columns-repeated="4"/>
          <table:table-cell table:style-name="ce85" office:value-type="float" office:value="53" calcext:value-type="float">
            <text:p>53</text:p>
          </table:table-cell>
          <table:table-cell table:number-columns-repeated="2" table:style-name="ce85" office:value-type="float" office:value="56" calcext:value-type="float">
            <text:p>5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60]));[.B360];LEFT([.B360];FIND(&quot; &quot;;[.B360])-1))" office:value-type="string" office:string-value="k" calcext:value-type="string">
            <text:p>k</text:p>
          </table:table-cell>
          <table:table-cell table:style-name="ce45" office:value-type="string" calcext:value-type="string">
            <text:p>k ... k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Keyword Key Term (signal in glossary)</text:p>
          </table:table-cell>
          <table:table-cell table:style-name="ce74"/>
          <table:table-cell table:style-name="ce167"/>
          <table:table-cell table:style-name="ce167" office:value-type="string" calcext:value-type="string">
            <text:p>B70</text:p>
          </table:table-cell>
          <table:table-cell table:style-name="ce167" table:number-columns-repeated="4"/>
          <table:table-cell table:style-name="ce85" table:number-columns-repeated="2"/>
          <table:table-cell table:style-name="ce85" office:value-type="float" office:value="52" calcext:value-type="float">
            <text:p>52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61]));[.B361];LEFT([.B361];FIND(&quot; &quot;;[.B361])-1))" office:value-type="string" office:string-value="lik" calcext:value-type="string">
            <text:p>lik</text:p>
          </table:table-cell>
          <table:table-cell table:style-name="ce45" office:value-type="string" calcext:value-type="string">
            <text:p>lik ... lik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List key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62]));[.B362];LEFT([.B362];FIND(&quot; &quot;;[.B362])-1))" office:value-type="string" office:string-value="litl" calcext:value-type="string">
            <text:p>litl</text:p>
          </table:table-cell>
          <table:table-cell table:style-name="ce45" office:value-type="string" calcext:value-type="string">
            <text:p>litl ... litl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List total (sum)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63]));[.B363];LEFT([.B363];FIND(&quot; &quot;;[.B363])-1))" office:value-type="string" office:string-value="liv" calcext:value-type="string">
            <text:p>liv</text:p>
          </table:table-cell>
          <table:table-cell table:style-name="ce45" office:value-type="string" calcext:value-type="string">
            <text:p>liv ... liv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List item 1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64]));[.B364];LEFT([.B364];FIND(&quot; &quot;;[.B364])-1))" office:value-type="string" office:string-value="liv0" calcext:value-type="string">
            <text:p>liv0</text:p>
          </table:table-cell>
          <table:table-cell table:style-name="ce45" office:value-type="string" calcext:value-type="string">
            <text:p>liv0 ... liv0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List item 2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65]));[.B365];LEFT([.B365];FIND(&quot; &quot;;[.B365])-1))" office:value-type="string" office:string-value="liv1" calcext:value-type="string">
            <text:p>liv1</text:p>
          </table:table-cell>
          <table:table-cell table:style-name="ce45" office:value-type="string" calcext:value-type="string">
            <text:p>liv1 ... liv1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List item 1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66]));[.B366];LEFT([.B366];FIND(&quot; &quot;;[.B366])-1))" office:value-type="string" office:string-value="liv2" calcext:value-type="string">
            <text:p>liv2</text:p>
          </table:table-cell>
          <table:table-cell table:style-name="ce45" office:value-type="string" calcext:value-type="string">
            <text:p>liv2 ... liv2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List item 2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67]));[.B367];LEFT([.B367];FIND(&quot; &quot;;[.B367])-1))" office:value-type="string" office:string-value="liv3" calcext:value-type="string">
            <text:p>liv3</text:p>
          </table:table-cell>
          <table:table-cell table:style-name="ce45" office:value-type="string" calcext:value-type="string">
            <text:p>liv3 ... liv3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List item 3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68]));[.B368];LEFT([.B368];FIND(&quot; &quot;;[.B368])-1))" office:value-type="string" office:string-value="liv4" calcext:value-type="string">
            <text:p>liv4</text:p>
          </table:table-cell>
          <table:table-cell table:style-name="ce45" office:value-type="string" calcext:value-type="string">
            <text:p>liv4 ... lIv4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List item 4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69]));[.B369];LEFT([.B369];FIND(&quot; &quot;;[.B369])-1))" office:value-type="string" office:string-value="liv5" calcext:value-type="string">
            <text:p>liv5</text:p>
          </table:table-cell>
          <table:table-cell table:style-name="ce45" office:value-type="string" calcext:value-type="string">
            <text:p>liv5 ... lIv5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List item 5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70]));[.B370];LEFT([.B370];FIND(&quot; &quot;;[.B370])-1))" office:value-type="string" office:string-value="liv6" calcext:value-type="string">
            <text:p>liv6</text:p>
          </table:table-cell>
          <table:table-cell table:style-name="ce45" office:value-type="string" calcext:value-type="string">
            <text:p>liv6 ... lIv6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List item 6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71]));[.B371];LEFT([.B371];FIND(&quot; &quot;;[.B371])-1))" office:value-type="string" office:string-value="lIv7" calcext:value-type="string">
            <text:p>lIv7</text:p>
          </table:table-cell>
          <table:table-cell table:style-name="ce45" office:value-type="string" calcext:value-type="string">
            <text:p>lIv7 ... lIv7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List item 7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72]));[.B372];LEFT([.B372];FIND(&quot; &quot;;[.B372])-1))" office:value-type="string" office:string-value="lIv8" calcext:value-type="string">
            <text:p>lIv8</text:p>
          </table:table-cell>
          <table:table-cell table:style-name="ce45" office:value-type="string" calcext:value-type="string">
            <text:p>lIv8 ... lIv8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List item 8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73]));[.B373];LEFT([.B373];FIND(&quot; &quot;;[.B373])-1))" office:value-type="string" office:string-value="liv9" calcext:value-type="string">
            <text:p>liv9</text:p>
          </table:table-cell>
          <table:table-cell table:style-name="ce45" office:value-type="string" calcext:value-type="string">
            <text:p>liv9 ... lIv9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List item 9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74]));[.B374];LEFT([.B374];FIND(&quot; &quot;;[.B374])-1))" office:value-type="string" office:string-value="nd" calcext:value-type="string">
            <text:p>nd</text:p>
          </table:table-cell>
          <table:table-cell table:style-name="ce45" office:value-type="string" calcext:value-type="string">
            <text:p>nd ... nd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Name of God/Diety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SC</text:p>
          </table:table-cell>
          <table:table-cell table:style-name="ce167"/>
          <table:table-cell table:style-name="ce85" office:value-type="float" office:value="50" calcext:value-type="float">
            <text:p>50</text:p>
          </table:table-cell>
          <table:table-cell table:number-columns-repeated="2" table:style-name="ce85" office:value-type="float" office:value="53" calcext:value-type="float">
            <text:p>5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75]));[.B375];LEFT([.B375];FIND(&quot; &quot;;[.B375])-1))" office:value-type="string" office:string-value="ndx" calcext:value-type="string">
            <text:p>ndx</text:p>
          </table:table-cell>
          <table:table-cell table:style-name="ce45" office:value-type="string" calcext:value-type="string">
            <text:p>ndx ... ndx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Indexed Word 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UND</text:p>
          </table:table-cell>
          <table:table-cell table:style-name="ce167"/>
          <table:table-cell table:style-name="ce85" office:value-type="float" office:value="55" calcext:value-type="float">
            <text:p>55</text:p>
          </table:table-cell>
          <table:table-cell table:number-columns-repeated="2" table:style-name="ce85" office:value-type="float" office:value="58" calcext:value-type="float">
            <text:p>5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76]));[.B376];LEFT([.B376];FIND(&quot; &quot;;[.B376])-1))" office:value-type="string" office:string-value="no" calcext:value-type="string">
            <text:p>no</text:p>
          </table:table-cell>
          <table:table-cell table:style-name="ce45" office:value-type="string" calcext:value-type="string">
            <text:p>no ... no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Normal Text</text:p>
          </table:table-cell>
          <table:table-cell table:style-name="ce74"/>
          <table:table-cell table:style-name="ce167"/>
          <table:table-cell table:style-name="ce167" office:value-type="string" calcext:value-type="string">
            <text:p>B40</text:p>
          </table:table-cell>
          <table:table-cell table:style-name="ce167" table:number-columns-repeated="4"/>
          <table:table-cell table:style-name="ce85" office:value-type="float" office:value="53" calcext:value-type="float">
            <text:p>53</text:p>
          </table:table-cell>
          <table:table-cell table:number-columns-repeated="2" table:style-name="ce85" office:value-type="float" office:value="56" calcext:value-type="float">
            <text:p>5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77]));[.B377];LEFT([.B377];FIND(&quot; &quot;;[.B377])-1))" office:value-type="string" office:string-value="ord" calcext:value-type="string">
            <text:p>ord</text:p>
          </table:table-cell>
          <table:table-cell table:style-name="ce45" office:value-type="string" calcext:value-type="string">
            <text:p>ord ... ord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Ordinal (superscript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SUP</text:p>
          </table:table-cell>
          <table:table-cell table:style-name="ce167"/>
          <table:table-cell table:style-name="ce85" office:value-type="float" office:value="50" calcext:value-type="float">
            <text:p>50</text:p>
          </table:table-cell>
          <table:table-cell table:style-name="ce85" office:value-type="float" office:value="53" calcext:value-type="float">
            <text:p>53</text:p>
          </table:table-cell>
          <table:table-cell table:style-name="ce85" office:value-type="float" office:value="56" calcext:value-type="float">
            <text:p>5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78]));[.B378];LEFT([.B378];FIND(&quot; &quot;;[.B378])-1))" office:value-type="string" office:string-value="pn" calcext:value-type="string">
            <text:p>pn</text:p>
          </table:table-cell>
          <table:table-cell table:style-name="ce45" office:value-type="string" calcext:value-type="string">
            <text:p>pn ... pn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Proper Name</text:p>
          </table:table-cell>
          <table:table-cell table:style-name="ce74"/>
          <table:table-cell table:style-name="ce167" table:number-columns-repeated="6"/>
          <table:table-cell table:style-name="ce85" office:value-type="float" office:value="50" calcext:value-type="float">
            <text:p>50</text:p>
          </table:table-cell>
          <table:table-cell table:number-columns-repeated="2" table:style-name="ce85" office:value-type="float" office:value="53" calcext:value-type="float">
            <text:p>53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79]));[.B379];LEFT([.B379];FIND(&quot; &quot;;[.B379])-1))" office:value-type="string" office:string-value="png" calcext:value-type="string">
            <text:p>png</text:p>
          </table:table-cell>
          <table:table-cell table:style-name="ce45" office:value-type="string" calcext:value-type="string">
            <text:p>png ... png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Proper Name Geography</text:p>
          </table:table-cell>
          <table:table-cell table:style-name="ce74"/>
          <table:table-cell table:style-name="ce167" table:number-columns-repeated="6"/>
          <table:table-cell table:style-name="ce85" office:value-type="float" office:value="50" calcext:value-type="float">
            <text:p>50</text:p>
          </table:table-cell>
          <table:table-cell table:number-columns-repeated="2" table:style-name="ce85" office:value-type="float" office:value="53" calcext:value-type="float">
            <text:p>53</text:p>
          </table:table-cell>
          <table:table-cell table:style-name="ce85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80]));[.B380];LEFT([.B380];FIND(&quot; &quot;;[.B380])-1))" office:value-type="string" office:string-value="pro" calcext:value-type="string">
            <text:p>pro</text:p>
          </table:table-cell>
          <table:table-cell table:style-name="ce45" office:value-type="string" calcext:value-type="string">
            <text:p>pro ... pro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Pronunciation (in body text)</text:p>
          </table:table-cell>
          <table:table-cell table:style-name="ce74"/>
          <table:table-cell table:style-name="ce167" table:number-columns-repeated="6"/>
          <table:table-cell table:style-name="ce85" office:value-type="float" office:value="55" calcext:value-type="float">
            <text:p>55</text:p>
          </table:table-cell>
          <table:table-cell table:number-columns-repeated="2" table:style-name="ce85" office:value-type="float" office:value="58" calcext:value-type="float">
            <text:p>5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81]));[.B381];LEFT([.B381];FIND(&quot; &quot;;[.B381])-1))" office:value-type="string" office:string-value="qac" calcext:value-type="string">
            <text:p>qac</text:p>
          </table:table-cell>
          <table:table-cell table:style-name="ce45" office:value-type="string" calcext:value-type="string">
            <text:p>qac ... qac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Inline Acrostic</text:p>
          </table:table-cell>
          <table:table-cell table:style-name="ce74"/>
          <table:table-cell table:style-name="ce167"/>
          <table:table-cell table:style-name="ce167" office:value-type="string" calcext:value-type="string">
            <text:p>B60</text:p>
          </table:table-cell>
          <table:table-cell table:style-name="ce170"/>
          <table:table-cell table:style-name="ce167"/>
          <table:table-cell table:style-name="ce167" office:value-type="string" calcext:value-type="string">
            <text:p>T75</text:p>
          </table:table-cell>
          <table:table-cell table:style-name="ce167"/>
          <table:table-cell table:style-name="ce85" office:value-type="float" office:value="36" calcext:value-type="float">
            <text:p>36</text:p>
          </table:table-cell>
          <table:table-cell table:number-columns-repeated="2" table:style-name="ce85" office:value-type="float" office:value="39" calcext:value-type="float">
            <text:p>3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82]));[.B382];LEFT([.B382];FIND(&quot; &quot;;[.B382])-1))" office:value-type="string" office:string-value="qt" calcext:value-type="string">
            <text:p>qt</text:p>
          </table:table-cell>
          <table:table-cell table:style-name="ce45" office:value-type="string" calcext:value-type="string">
            <text:p>qt ... qt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Quoted Text</text:p>
          </table:table-cell>
          <table:table-cell table:style-name="ce74"/>
          <table:table-cell table:style-name="ce167"/>
          <table:table-cell table:style-name="ce167" office:value-type="string" calcext:value-type="string">
            <text:p>B41</text:p>
          </table:table-cell>
          <table:table-cell table:style-name="ce167" table:number-columns-repeated="4"/>
          <table:table-cell table:style-name="ce85" office:value-type="float" office:value="51" calcext:value-type="float">
            <text:p>51</text:p>
          </table:table-cell>
          <table:table-cell table:number-columns-repeated="2" table:style-name="ce85" office:value-type="float" office:value="54" calcext:value-type="float">
            <text:p>54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83]));[.B383];LEFT([.B383];FIND(&quot; &quot;;[.B383])-1))" office:value-type="string" office:string-value="rb" calcext:value-type="string">
            <text:p>rb</text:p>
          </table:table-cell>
          <table:table-cell table:style-name="ce45" office:value-type="string" calcext:value-type="string">
            <text:p>rb ... rb*</text:p>
          </table:table-cell>
          <table:table-cell table:style-name="ce62" office:value-type="string" calcext:value-type="string">
            <text:p>C</text:p>
          </table:table-cell>
          <table:table-cell table:style-name="ce64" office:value-type="string" calcext:value-type="string">
            <text:p>Ruby Base</text:p>
          </table:table-cell>
          <table:table-cell table:style-name="ce74"/>
          <table:table-cell table:style-name="ce168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84]));[.B384];LEFT([.B384];FIND(&quot; &quot;;[.B384])-1))" office:value-type="string" office:string-value="rq" calcext:value-type="string">
            <text:p>rq</text:p>
          </table:table-cell>
          <table:table-cell table:style-name="ce45" office:value-type="string" calcext:value-type="string">
            <text:p>rq ... rq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Inline Reference (in body text)</text:p>
          </table:table-cell>
          <table:table-cell table:style-name="ce74"/>
          <table:table-cell table:style-name="ce167"/>
          <table:table-cell table:style-name="ce167" office:value-type="string" calcext:value-type="string">
            <text:p>B41</text:p>
          </table:table-cell>
          <table:table-cell table:style-name="ce167" table:number-columns-repeated="4"/>
          <table:table-cell table:style-name="ce85" office:value-type="float" office:value="21" calcext:value-type="float">
            <text:p>21</text:p>
          </table:table-cell>
          <table:table-cell table:number-columns-repeated="2" table:style-name="ce85" office:value-type="float" office:value="24" calcext:value-type="float">
            <text:p>24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85]));[.B385];LEFT([.B385];FIND(&quot; &quot;;[.B385])-1))" office:value-type="string" office:string-value="rt" calcext:value-type="string">
            <text:p>rt</text:p>
          </table:table-cell>
          <table:table-cell table:style-name="ce45" office:value-type="string" calcext:value-type="string">
            <text:p>rt ... rt*</text:p>
          </table:table-cell>
          <table:table-cell table:style-name="ce62" office:value-type="string" calcext:value-type="string">
            <text:p>C</text:p>
          </table:table-cell>
          <table:table-cell table:style-name="ce64" office:value-type="string" calcext:value-type="string">
            <text:p>Ruby Annotation</text:p>
          </table:table-cell>
          <table:table-cell table:style-name="ce74"/>
          <table:table-cell table:style-name="ce168" table:number-columns-repeated="4"/>
          <table:table-cell table:style-name="ce167" office:value-type="string" calcext:value-type="string">
            <text:p>SUP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86]));[.B386];LEFT([.B386];FIND(&quot; &quot;;[.B386])-1))" office:value-type="string" office:string-value="sc" calcext:value-type="string">
            <text:p>sc</text:p>
          </table:table-cell>
          <table:table-cell table:style-name="ce45" office:value-type="string" calcext:value-type="string">
            <text:p>sc ... sc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Small Caps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SC</text:p>
          </table:table-cell>
          <table:table-cell table:style-name="ce167"/>
          <table:table-cell table:style-name="ce85" office:value-type="float" office:value="53" calcext:value-type="float">
            <text:p>53</text:p>
          </table:table-cell>
          <table:table-cell table:number-columns-repeated="2" table:style-name="ce85" office:value-type="float" office:value="56" calcext:value-type="float">
            <text:p>56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87]));[.B387];LEFT([.B387];FIND(&quot; &quot;;[.B387])-1))" office:value-type="string" office:string-value="sig" calcext:value-type="string">
            <text:p>sig</text:p>
          </table:table-cell>
          <table:table-cell table:style-name="ce45" office:value-type="string" calcext:value-type="string">
            <text:p>sig ... sig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Signature</text:p>
          </table:table-cell>
          <table:table-cell table:style-name="ce74"/>
          <table:table-cell table:style-name="ce167"/>
          <table:table-cell table:style-name="ce167" office:value-type="string" calcext:value-type="string">
            <text:p>B41</text:p>
          </table:table-cell>
          <table:table-cell table:style-name="ce167" table:number-columns-repeated="4"/>
          <table:table-cell table:style-name="ce85" office:value-type="float" office:value="51" calcext:value-type="float">
            <text:p>51</text:p>
          </table:table-cell>
          <table:table-cell table:number-columns-repeated="2" table:style-name="ce85" office:value-type="float" office:value="54" calcext:value-type="float">
            <text:p>54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88]));[.B388];LEFT([.B388];FIND(&quot; &quot;;[.B388])-1))" office:value-type="string" office:string-value="sls" calcext:value-type="string">
            <text:p>sls</text:p>
          </table:table-cell>
          <table:table-cell table:style-name="ce45" office:value-type="string" calcext:value-type="string">
            <text:p>sls ... sls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Mark text is from a different language</text:p>
          </table:table-cell>
          <table:table-cell table:style-name="ce74"/>
          <table:table-cell table:style-name="ce167" table:number-columns-repeated="6"/>
          <table:table-cell table:style-name="ce85" office:value-type="float" office:value="52" calcext:value-type="float">
            <text:p>52</text:p>
          </table:table-cell>
          <table:table-cell table:number-columns-repeated="2" table:style-name="ce85" office:value-type="float" office:value="55" calcext:value-type="float">
            <text:p>5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89]));[.B389];LEFT([.B389];FIND(&quot; &quot;;[.B389])-1))" office:value-type="string" office:string-value="tl" calcext:value-type="string">
            <text:p>tl</text:p>
          </table:table-cell>
          <table:table-cell table:style-name="ce45" office:value-type="string" calcext:value-type="string">
            <text:p>tl ... tl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Transliterated or Foreign word</text:p>
          </table:table-cell>
          <table:table-cell table:style-name="ce74"/>
          <table:table-cell table:style-name="ce167" table:number-columns-repeated="6"/>
          <table:table-cell table:style-name="ce85" office:value-type="float" office:value="52" calcext:value-type="float">
            <text:p>52</text:p>
          </table:table-cell>
          <table:table-cell table:number-columns-repeated="2" table:style-name="ce85" office:value-type="float" office:value="55" calcext:value-type="float">
            <text:p>5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90]));[.B390];LEFT([.B390];FIND(&quot; &quot;;[.B390])-1))" office:value-type="string" office:string-value="va" calcext:value-type="string">
            <text:p>va</text:p>
          </table:table-cell>
          <table:table-cell table:style-name="ce45" office:value-type="string" calcext:value-type="string">
            <text:p>va ... va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Alternate Verse Number</text:p>
          </table:table-cell>
          <table:table-cell table:style-name="ce74" office:value-type="string" calcext:value-type="string">
            <text:p>?? (REPLACE OR DUAL?)</text:p>
          </table:table-cell>
          <table:table-cell table:style-name="ce167"/>
          <table:table-cell table:style-name="ce167" office:value-type="string" calcext:value-type="string">
            <text:p>C77</text:p>
          </table:table-cell>
          <table:table-cell table:style-name="ce167" table:number-columns-repeated="2"/>
          <table:table-cell table:style-name="ce167" office:value-type="string" calcext:value-type="string">
            <text:p>SUP</text:p>
          </table:table-cell>
          <table:table-cell table:style-name="ce167" office:value-type="string" calcext:value-type="string">
            <text:p>FPL</text:p>
          </table:table-cell>
          <table:table-cell table:style-name="ce85" office:value-type="float" office:value="25" calcext:value-type="float">
            <text:p>25</text:p>
          </table:table-cell>
          <table:table-cell table:number-columns-repeated="2" table:style-name="ce85" office:value-type="float" office:value="28" calcext:value-type="float">
            <text:p>2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91]));[.B391];LEFT([.B391];FIND(&quot; &quot;;[.B391])-1))" office:value-type="string" office:string-value="w" calcext:value-type="string">
            <text:p>w</text:p>
          </table:table-cell>
          <table:table-cell table:style-name="ce45" office:value-type="string" calcext:value-type="string">
            <text:p>w ... w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Wordlist Marker</text:p>
          </table:table-cell>
          <table:table-cell table:style-name="ce74"/>
          <table:table-cell table:style-name="ce167" table:number-columns-repeated="6"/>
          <table:table-cell table:style-name="ce85" office:value-type="float" office:value="55" calcext:value-type="float">
            <text:p>55</text:p>
          </table:table-cell>
          <table:table-cell table:number-columns-repeated="2" table:style-name="ce85" office:value-type="float" office:value="58" calcext:value-type="float">
            <text:p>5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92]));[.B392];LEFT([.B392];FIND(&quot; &quot;;[.B392])-1))" office:value-type="string" office:string-value="wa" calcext:value-type="string">
            <text:p>wa</text:p>
          </table:table-cell>
          <table:table-cell table:style-name="ce45" office:value-type="string" calcext:value-type="string">
            <text:p>wa ... wa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Aramaic Wordlist Marker</text:p>
          </table:table-cell>
          <table:table-cell table:style-name="ce74"/>
          <table:table-cell table:style-name="ce167" table:number-columns-repeated="6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93]));[.B393];LEFT([.B393];FIND(&quot; &quot;;[.B393])-1))" office:value-type="string" office:string-value="wg" calcext:value-type="string">
            <text:p>wg</text:p>
          </table:table-cell>
          <table:table-cell table:style-name="ce45" office:value-type="string" calcext:value-type="string">
            <text:p>wg ... wg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Greek Wordlist Marker</text:p>
          </table:table-cell>
          <table:table-cell table:style-name="ce74"/>
          <table:table-cell table:style-name="ce167" table:number-columns-repeated="6"/>
          <table:table-cell table:style-name="ce85" office:value-type="float" office:value="55" calcext:value-type="float">
            <text:p>55</text:p>
          </table:table-cell>
          <table:table-cell table:number-columns-repeated="2" table:style-name="ce85" office:value-type="float" office:value="58" calcext:value-type="float">
            <text:p>5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94]));[.B394];LEFT([.B394];FIND(&quot; &quot;;[.B394])-1))" office:value-type="string" office:string-value="wh" calcext:value-type="string">
            <text:p>wh</text:p>
          </table:table-cell>
          <table:table-cell table:style-name="ce45" office:value-type="string" calcext:value-type="string">
            <text:p>wh ... wh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Hebrew Word List Marker</text:p>
          </table:table-cell>
          <table:table-cell table:style-name="ce74"/>
          <table:table-cell table:style-name="ce167" table:number-columns-repeated="6"/>
          <table:table-cell table:style-name="ce85" office:value-type="float" office:value="55" calcext:value-type="float">
            <text:p>55</text:p>
          </table:table-cell>
          <table:table-cell table:number-columns-repeated="2" table:style-name="ce85" office:value-type="float" office:value="58" calcext:value-type="float">
            <text:p>58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95]));[.B395];LEFT([.B395];FIND(&quot; &quot;;[.B395])-1))" office:value-type="string" office:string-value="wj" calcext:value-type="string">
            <text:p>wj</text:p>
          </table:table-cell>
          <table:table-cell table:style-name="ce45" office:value-type="string" calcext:value-type="string">
            <text:p>wj ... wj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Words of Jesus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WOC</text:p>
          </table:table-cell>
          <table:table-cell table:style-name="ce167"/>
          <table:table-cell table:style-name="ce85" office:value-type="float" office:value="52" calcext:value-type="float">
            <text:p>52</text:p>
          </table:table-cell>
          <table:table-cell table:number-columns-repeated="2" table:style-name="ce85" office:value-type="float" office:value="55" calcext:value-type="float">
            <text:p>55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96]));[.B396];LEFT([.B396];FIND(&quot; &quot;;[.B396])-1))" office:value-type="string" office:string-value="wr" calcext:value-type="string">
            <text:p>wr</text:p>
          </table:table-cell>
          <table:table-cell table:style-name="ce45" office:value-type="string" calcext:value-type="string">
            <text:p>wr ... wr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Auxiliary Wordlist entry</text:p>
          </table:table-cell>
          <table:table-cell table:style-name="ce74"/>
          <table:table-cell table:style-name="ce167" table:number-columns-repeated="6"/>
          <table:table-cell table:style-name="ce85" table:number-columns-repeated="3"/>
          <table:table-cell table:style-name="ce85" office:value-type="string" calcext:value-type="string">
            <text:p>O</text:p>
          </table:table-cell>
          <table:table-cell table:style-name="ce85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97]));[.B397];LEFT([.B397];FIND(&quot; &quot;;[.B397])-1))" office:value-type="string" office:string-value="xk" calcext:value-type="string">
            <text:p>xk</text:p>
          </table:table-cell>
          <table:table-cell table:style-name="ce45" office:value-type="string" calcext:value-type="string">
            <text:p>xk ... xk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Cross Reference Keyword</text:p>
          </table:table-cell>
          <table:table-cell table:style-name="ce74"/>
          <table:table-cell table:style-name="ce167"/>
          <table:table-cell table:style-name="ce167" office:value-type="string" calcext:value-type="string">
            <text:p>C76</text:p>
          </table:table-cell>
          <table:table-cell table:style-name="ce167" table:number-columns-repeated="4"/>
          <table:table-cell table:style-name="ce85" office:value-type="float" office:value="46" calcext:value-type="float">
            <text:p>46</text:p>
          </table:table-cell>
          <table:table-cell table:number-columns-repeated="2" table:style-name="ce85" office:value-type="float" office:value="49" calcext:value-type="float">
            <text:p>4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98]));[.B398];LEFT([.B398];FIND(&quot; &quot;;[.B398])-1))" office:value-type="string" office:string-value="xo" calcext:value-type="string">
            <text:p>xo</text:p>
          </table:table-cell>
          <table:table-cell table:style-name="ce45" office:value-type="string" calcext:value-type="string">
            <text:p>xo ... xo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Cross Reference Origin</text:p>
          </table:table-cell>
          <table:table-cell table:style-name="ce74"/>
          <table:table-cell table:style-name="ce167"/>
          <table:table-cell table:style-name="ce167" office:value-type="string" calcext:value-type="string">
            <text:p>C77</text:p>
          </table:table-cell>
          <table:table-cell table:style-name="ce167" table:number-columns-repeated="4"/>
          <table:table-cell table:style-name="ce85" office:value-type="float" office:value="46" calcext:value-type="float">
            <text:p>46</text:p>
          </table:table-cell>
          <table:table-cell table:number-columns-repeated="2" table:style-name="ce85" office:value-type="float" office:value="49" calcext:value-type="float">
            <text:p>4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399]));[.B399];LEFT([.B399];FIND(&quot; &quot;;[.B399])-1))" office:value-type="string" office:string-value="xq" calcext:value-type="string">
            <text:p>xq</text:p>
          </table:table-cell>
          <table:table-cell table:style-name="ce45" office:value-type="string" calcext:value-type="string">
            <text:p>xq ... xq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Cross Reference Quote</text:p>
          </table:table-cell>
          <table:table-cell table:style-name="ce74"/>
          <table:table-cell table:style-name="ce167"/>
          <table:table-cell table:style-name="ce167" office:value-type="string" calcext:value-type="string">
            <text:p>C47</text:p>
          </table:table-cell>
          <table:table-cell table:style-name="ce167" table:number-columns-repeated="4"/>
          <table:table-cell table:style-name="ce85" office:value-type="float" office:value="46" calcext:value-type="float">
            <text:p>46</text:p>
          </table:table-cell>
          <table:table-cell table:number-columns-repeated="2" table:style-name="ce85" office:value-type="float" office:value="49" calcext:value-type="float">
            <text:p>4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00]));[.B400];LEFT([.B400];FIND(&quot; &quot;;[.B400])-1))" office:value-type="string" office:string-value="xt" calcext:value-type="string">
            <text:p>xt</text:p>
          </table:table-cell>
          <table:table-cell table:style-name="ce45" office:value-type="string" calcext:value-type="string">
            <text:p>xt ... xt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Cross Reference Target</text:p>
          </table:table-cell>
          <table:table-cell table:style-name="ce74"/>
          <table:table-cell table:style-name="ce167"/>
          <table:table-cell table:style-name="ce167" office:value-type="string" calcext:value-type="string">
            <text:p>C46</text:p>
          </table:table-cell>
          <table:table-cell table:style-name="ce167" table:number-columns-repeated="4"/>
          <table:table-cell table:style-name="ce85" office:value-type="float" office:value="46" calcext:value-type="float">
            <text:p>46</text:p>
          </table:table-cell>
          <table:table-cell table:number-columns-repeated="2" table:style-name="ce85" office:value-type="float" office:value="49" calcext:value-type="float">
            <text:p>49</text:p>
          </table:table-cell>
          <table:table-cell table:style-name="ce85" table:number-columns-repeated="2"/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01]));[.B401];LEFT([.B401];FIND(&quot; &quot;;[.B401])-1))" office:value-type="string" office:string-value="xta" calcext:value-type="string">
            <text:p>xta</text:p>
          </table:table-cell>
          <table:table-cell table:style-name="ce45" office:value-type="string" calcext:value-type="string">
            <text:p>xta ... xta*</text:p>
          </table:table-cell>
          <table:table-cell table:style-name="ce59" office:value-type="string" calcext:value-type="string">
            <text:p>C</text:p>
          </table:table-cell>
          <table:table-cell table:style-name="ce64" office:value-type="string" calcext:value-type="string">
            <text:p>Cross Reference Additional Text</text:p>
          </table:table-cell>
          <table:table-cell table:style-name="ce74"/>
          <table:table-cell table:style-name="ce167"/>
          <table:table-cell table:style-name="ce167" office:value-type="string" calcext:value-type="string">
            <text:p>C46</text:p>
          </table:table-cell>
          <table:table-cell table:style-name="ce167" table:number-columns-repeated="4"/>
          <table:table-cell table:style-name="ce85" office:value-type="float" office:value="46" calcext:value-type="float">
            <text:p>46</text:p>
          </table:table-cell>
          <table:table-cell table:number-columns-repeated="2" table:style-name="ce85" office:value-type="float" office:value="49" calcext:value-type="float">
            <text:p>49</text:p>
          </table:table-cell>
          <table:table-cell table:style-name="ce85"/>
          <table:table-cell table:style-name="ce85" office:value-type="string" calcext:value-type="string">
            <text:p>N</text:p>
          </table:table-cell>
          <table:table-cell table:style-name="ce89" office:value-type="float" office:value="1" calcext:value-type="float">
            <text:p>1</text:p>
          </table:table-cell>
          <table:table-cell table:style-name="ce310"/>
          <table:table-cell table:style-name="ce312" table:number-columns-repeated="4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02]));[.B402];LEFT([.B402];FIND(&quot; &quot;;[.B402])-1))" office:value-type="string" office:string-value="tc1" calcext:value-type="string">
            <text:p>tc1</text:p>
          </table:table-cell>
          <table:table-cell table:style-name="ce57" office:value-type="string" calcext:value-type="string">
            <text:p>tc1 ... tc1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144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03]));[.B403];LEFT([.B403];FIND(&quot; &quot;;[.B403])-1))" office:value-type="string" office:string-value="tc2" calcext:value-type="string">
            <text:p>tc2</text:p>
          </table:table-cell>
          <table:table-cell table:style-name="ce57" office:value-type="string" calcext:value-type="string">
            <text:p>tc2 ... tc2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145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04]));[.B404];LEFT([.B404];FIND(&quot; &quot;;[.B404])-1))" office:value-type="string" office:string-value="tc3" calcext:value-type="string">
            <text:p>tc3</text:p>
          </table:table-cell>
          <table:table-cell table:style-name="ce57" office:value-type="string" calcext:value-type="string">
            <text:p>tc3 ... tc3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155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05]));[.B405];LEFT([.B405];FIND(&quot; &quot;;[.B405])-1))" office:value-type="string" office:string-value="tc4" calcext:value-type="string">
            <text:p>tc4</text:p>
          </table:table-cell>
          <table:table-cell table:style-name="ce57" office:value-type="string" calcext:value-type="string">
            <text:p>tc4 ... tc4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160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06]));[.B406];LEFT([.B406];FIND(&quot; &quot;;[.B406])-1))" office:value-type="string" office:string-value="tc5" calcext:value-type="string">
            <text:p>tc5</text:p>
          </table:table-cell>
          <table:table-cell table:style-name="ce57" office:value-type="string" calcext:value-type="string">
            <text:p>tc5 ... tc5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166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07]));[.B407];LEFT([.B407];FIND(&quot; &quot;;[.B407])-1))" office:value-type="string" office:string-value="tc6" calcext:value-type="string">
            <text:p>tc6</text:p>
          </table:table-cell>
          <table:table-cell table:style-name="ce57" office:value-type="string" calcext:value-type="string">
            <text:p>tc6 ... tc6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173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08]));[.B408];LEFT([.B408];FIND(&quot; &quot;;[.B408])-1))" office:value-type="string" office:string-value="tc7" calcext:value-type="string">
            <text:p>tc7</text:p>
          </table:table-cell>
          <table:table-cell table:style-name="ce57" office:value-type="string" calcext:value-type="string">
            <text:p>tc7 ... tc7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175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09]));[.B409];LEFT([.B409];FIND(&quot; &quot;;[.B409])-1))" office:value-type="string" office:string-value="tc8" calcext:value-type="string">
            <text:p>tc8</text:p>
          </table:table-cell>
          <table:table-cell table:style-name="ce57" office:value-type="string" calcext:value-type="string">
            <text:p>tc8 ... tc8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177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10]));[.B410];LEFT([.B410];FIND(&quot; &quot;;[.B410])-1))" office:value-type="string" office:string-value="tc9" calcext:value-type="string">
            <text:p>tc9</text:p>
          </table:table-cell>
          <table:table-cell table:style-name="ce57" office:value-type="string" calcext:value-type="string">
            <text:p>tc9 ... tc9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178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11]));[.B411];LEFT([.B411];FIND(&quot; &quot;;[.B411])-1))" office:value-type="string" office:string-value="tcc1" calcext:value-type="string">
            <text:p>tcc1</text:p>
          </table:table-cell>
          <table:table-cell table:style-name="ce57" office:value-type="string" calcext:value-type="string">
            <text:p>tcc1 ... tcc1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centered text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17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12]));[.B412];LEFT([.B412];FIND(&quot; &quot;;[.B412])-1))" office:value-type="string" office:string-value="tcc2" calcext:value-type="string">
            <text:p>tcc2</text:p>
          </table:table-cell>
          <table:table-cell table:style-name="ce57" office:value-type="string" calcext:value-type="string">
            <text:p>tcc2 ... tcc2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centered text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180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13]));[.B413];LEFT([.B413];FIND(&quot; &quot;;[.B413])-1))" office:value-type="string" office:string-value="tcc3" calcext:value-type="string">
            <text:p>tcc3</text:p>
          </table:table-cell>
          <table:table-cell table:style-name="ce57" office:value-type="string" calcext:value-type="string">
            <text:p>tcc3 ... tcc3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centered text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182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14]));[.B414];LEFT([.B414];FIND(&quot; &quot;;[.B414])-1))" office:value-type="string" office:string-value="tcc4" calcext:value-type="string">
            <text:p>tcc4</text:p>
          </table:table-cell>
          <table:table-cell table:style-name="ce57" office:value-type="string" calcext:value-type="string">
            <text:p>tcc4 ... tcc4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centered text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183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15]));[.B415];LEFT([.B415];FIND(&quot; &quot;;[.B415])-1))" office:value-type="string" office:string-value="tcc5" calcext:value-type="string">
            <text:p>tcc5</text:p>
          </table:table-cell>
          <table:table-cell table:style-name="ce57" office:value-type="string" calcext:value-type="string">
            <text:p>tcc5 ... tcc5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centered text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184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16]));[.B416];LEFT([.B416];FIND(&quot; &quot;;[.B416])-1))" office:value-type="string" office:string-value="tcc6" calcext:value-type="string">
            <text:p>tcc6</text:p>
          </table:table-cell>
          <table:table-cell table:style-name="ce57" office:value-type="string" calcext:value-type="string">
            <text:p>tcc6 ... tcc6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centered text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185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17]));[.B417];LEFT([.B417];FIND(&quot; &quot;;[.B417])-1))" office:value-type="string" office:string-value="tcc7" calcext:value-type="string">
            <text:p>tcc7</text:p>
          </table:table-cell>
          <table:table-cell table:style-name="ce57" office:value-type="string" calcext:value-type="string">
            <text:p>tcc7 ... tcc7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centered text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186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18]));[.B418];LEFT([.B418];FIND(&quot; &quot;;[.B418])-1))" office:value-type="string" office:string-value="tcc8" calcext:value-type="string">
            <text:p>tcc8</text:p>
          </table:table-cell>
          <table:table-cell table:style-name="ce57" office:value-type="string" calcext:value-type="string">
            <text:p>tcc8 ... tcc8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centered text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187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19]));[.B419];LEFT([.B419];FIND(&quot; &quot;;[.B419])-1))" office:value-type="string" office:string-value="tcc9" calcext:value-type="string">
            <text:p>tcc9</text:p>
          </table:table-cell>
          <table:table-cell table:style-name="ce57" office:value-type="string" calcext:value-type="string">
            <text:p>tcc9 ... tcc9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centered text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3"/>
          <table:table-cell table:style-name="ce85" office:value-type="string" calcext:value-type="string">
            <text:p>S</text:p>
          </table:table-cell>
          <table:table-cell table:style-name="ce85"/>
          <table:table-cell table:style-name="ce188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20]));[.B420];LEFT([.B420];FIND(&quot; &quot;;[.B420])-1))" office:value-type="string" office:string-value="tcr1" calcext:value-type="string">
            <text:p>tcr1</text:p>
          </table:table-cell>
          <table:table-cell table:style-name="ce57" office:value-type="string" calcext:value-type="string">
            <text:p>tcr1 ... tcr1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right align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18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21]));[.B421];LEFT([.B421];FIND(&quot; &quot;;[.B421])-1))" office:value-type="string" office:string-value="tcr2" calcext:value-type="string">
            <text:p>tcr2</text:p>
          </table:table-cell>
          <table:table-cell table:style-name="ce57" office:value-type="string" calcext:value-type="string">
            <text:p>tcr2 ... tcr2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right align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191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22]));[.B422];LEFT([.B422];FIND(&quot; &quot;;[.B422])-1))" office:value-type="string" office:string-value="tcr3" calcext:value-type="string">
            <text:p>tcr3</text:p>
          </table:table-cell>
          <table:table-cell table:style-name="ce57" office:value-type="string" calcext:value-type="string">
            <text:p>tcr3 ... tcr3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right align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192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23]));[.B423];LEFT([.B423];FIND(&quot; &quot;;[.B423])-1))" office:value-type="string" office:string-value="tcr4" calcext:value-type="string">
            <text:p>tcr4</text:p>
          </table:table-cell>
          <table:table-cell table:style-name="ce57" office:value-type="string" calcext:value-type="string">
            <text:p>tcr4 ... tcr4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right align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8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24]));[.B424];LEFT([.B424];FIND(&quot; &quot;;[.B424])-1))" office:value-type="string" office:string-value="tcr5" calcext:value-type="string">
            <text:p>tcr5</text:p>
          </table:table-cell>
          <table:table-cell table:style-name="ce57" office:value-type="string" calcext:value-type="string">
            <text:p>tcr5 ... tcr5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right align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8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25]));[.B425];LEFT([.B425];FIND(&quot; &quot;;[.B425])-1))" office:value-type="string" office:string-value="tcr6" calcext:value-type="string">
            <text:p>tcr6</text:p>
          </table:table-cell>
          <table:table-cell table:style-name="ce57" office:value-type="string" calcext:value-type="string">
            <text:p>tcr6 ... tcr6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right align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8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26]));[.B426];LEFT([.B426];FIND(&quot; &quot;;[.B426])-1))" office:value-type="string" office:string-value="tcr7" calcext:value-type="string">
            <text:p>tcr7</text:p>
          </table:table-cell>
          <table:table-cell table:style-name="ce57" office:value-type="string" calcext:value-type="string">
            <text:p>tcr7 ... tcr7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right align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8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27]));[.B427];LEFT([.B427];FIND(&quot; &quot;;[.B427])-1))" office:value-type="string" office:string-value="tcr8" calcext:value-type="string">
            <text:p>tcr8</text:p>
          </table:table-cell>
          <table:table-cell table:style-name="ce57" office:value-type="string" calcext:value-type="string">
            <text:p>tcr8 ... tcr8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right align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8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28]));[.B428];LEFT([.B428];FIND(&quot; &quot;;[.B428])-1))" office:value-type="string" office:string-value="tcr9" calcext:value-type="string">
            <text:p>tcr9</text:p>
          </table:table-cell>
          <table:table-cell table:style-name="ce57" office:value-type="string" calcext:value-type="string">
            <text:p>tcr9 ... tcr9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ell Value (right align)</text:p>
          </table:table-cell>
          <table:table-cell table:style-name="ce74"/>
          <table:table-cell table:style-name="ce167" table:number-columns-repeated="4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8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29]));[.B429];LEFT([.B429];FIND(&quot; &quot;;[.B429])-1))" office:value-type="string" office:string-value="th1" calcext:value-type="string">
            <text:p>th1</text:p>
          </table:table-cell>
          <table:table-cell table:style-name="ce57" office:value-type="string" calcext:value-type="string">
            <text:p>th1 ... th1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1 Title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8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30]));[.B430];LEFT([.B430];FIND(&quot; &quot;;[.B430])-1))" office:value-type="string" office:string-value="th2" calcext:value-type="string">
            <text:p>th2</text:p>
          </table:table-cell>
          <table:table-cell table:style-name="ce57" office:value-type="string" calcext:value-type="string">
            <text:p>th2 ... th2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2 Title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8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31]));[.B431];LEFT([.B431];FIND(&quot; &quot;;[.B431])-1))" office:value-type="string" office:string-value="th3" calcext:value-type="string">
            <text:p>th3</text:p>
          </table:table-cell>
          <table:table-cell table:style-name="ce57" office:value-type="string" calcext:value-type="string">
            <text:p>th3 ... th3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3 Title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8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32]));[.B432];LEFT([.B432];FIND(&quot; &quot;;[.B432])-1))" office:value-type="string" office:string-value="th4" calcext:value-type="string">
            <text:p>th4</text:p>
          </table:table-cell>
          <table:table-cell table:style-name="ce57" office:value-type="string" calcext:value-type="string">
            <text:p>th4 ... th4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4 Title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8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33]));[.B433];LEFT([.B433];FIND(&quot; &quot;;[.B433])-1))" office:value-type="string" office:string-value="th5" calcext:value-type="string">
            <text:p>th5</text:p>
          </table:table-cell>
          <table:table-cell table:style-name="ce57" office:value-type="string" calcext:value-type="string">
            <text:p>th5 ... th5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5 Title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8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34]));[.B434];LEFT([.B434];FIND(&quot; &quot;;[.B434])-1))" office:value-type="string" office:string-value="th6" calcext:value-type="string">
            <text:p>th6</text:p>
          </table:table-cell>
          <table:table-cell table:style-name="ce57" office:value-type="string" calcext:value-type="string">
            <text:p>th6 ... th6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6 Title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8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35]));[.B435];LEFT([.B435];FIND(&quot; &quot;;[.B435])-1))" office:value-type="string" office:string-value="th7" calcext:value-type="string">
            <text:p>th7</text:p>
          </table:table-cell>
          <table:table-cell table:style-name="ce57" office:value-type="string" calcext:value-type="string">
            <text:p>th7 ... th7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7 Title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195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36]));[.B436];LEFT([.B436];FIND(&quot; &quot;;[.B436])-1))" office:value-type="string" office:string-value="th8" calcext:value-type="string">
            <text:p>th8</text:p>
          </table:table-cell>
          <table:table-cell table:style-name="ce57" office:value-type="string" calcext:value-type="string">
            <text:p>th8 ... th8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8 Title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196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37]));[.B437];LEFT([.B437];FIND(&quot; &quot;;[.B437])-1))" office:value-type="string" office:string-value="th9" calcext:value-type="string">
            <text:p>th9</text:p>
          </table:table-cell>
          <table:table-cell table:style-name="ce57" office:value-type="string" calcext:value-type="string">
            <text:p>th9 ... th9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9 Title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197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38]));[.B438];LEFT([.B438];FIND(&quot; &quot;;[.B438])-1))" office:value-type="string" office:string-value="thc1" calcext:value-type="string">
            <text:p>thc1</text:p>
          </table:table-cell>
          <table:table-cell table:style-name="ce57" office:value-type="string" calcext:value-type="string">
            <text:p>thc1 ... thc1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1 Title (align center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198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39]));[.B439];LEFT([.B439];FIND(&quot; &quot;;[.B439])-1))" office:value-type="string" office:string-value="thc2" calcext:value-type="string">
            <text:p>thc2</text:p>
          </table:table-cell>
          <table:table-cell table:style-name="ce57" office:value-type="string" calcext:value-type="string">
            <text:p>thc2 ... thc2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2 Title (align center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19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40]));[.B440];LEFT([.B440];FIND(&quot; &quot;;[.B440])-1))" office:value-type="string" office:string-value="thc3" calcext:value-type="string">
            <text:p>thc3</text:p>
          </table:table-cell>
          <table:table-cell table:style-name="ce57" office:value-type="string" calcext:value-type="string">
            <text:p>thc3 ... thc3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3 Title (align center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201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41]));[.B441];LEFT([.B441];FIND(&quot; &quot;;[.B441])-1))" office:value-type="string" office:string-value="thc4" calcext:value-type="string">
            <text:p>thc4</text:p>
          </table:table-cell>
          <table:table-cell table:style-name="ce57" office:value-type="string" calcext:value-type="string">
            <text:p>thc4 ... thc4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4 Title (align center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202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42]));[.B442];LEFT([.B442];FIND(&quot; &quot;;[.B442])-1))" office:value-type="string" office:string-value="thc5" calcext:value-type="string">
            <text:p>thc5</text:p>
          </table:table-cell>
          <table:table-cell table:style-name="ce57" office:value-type="string" calcext:value-type="string">
            <text:p>thc5 ... thc5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5 Title (align center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203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43]));[.B443];LEFT([.B443];FIND(&quot; &quot;;[.B443])-1))" office:value-type="string" office:string-value="thc6" calcext:value-type="string">
            <text:p>thc6</text:p>
          </table:table-cell>
          <table:table-cell table:style-name="ce57" office:value-type="string" calcext:value-type="string">
            <text:p>thc6 ... thc6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6 Title (align center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204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44]));[.B444];LEFT([.B444];FIND(&quot; &quot;;[.B444])-1))" office:value-type="string" office:string-value="thc7" calcext:value-type="string">
            <text:p>thc7</text:p>
          </table:table-cell>
          <table:table-cell table:style-name="ce57" office:value-type="string" calcext:value-type="string">
            <text:p>thc7 ... thc7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7 Title (align center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205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45]));[.B445];LEFT([.B445];FIND(&quot; &quot;;[.B445])-1))" office:value-type="string" office:string-value="thc8" calcext:value-type="string">
            <text:p>thc8</text:p>
          </table:table-cell>
          <table:table-cell table:style-name="ce57" office:value-type="string" calcext:value-type="string">
            <text:p>thc8 ... thc8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8 Title (align center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206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46]));[.B446];LEFT([.B446];FIND(&quot; &quot;;[.B446])-1))" office:value-type="string" office:string-value="thc9" calcext:value-type="string">
            <text:p>thc9</text:p>
          </table:table-cell>
          <table:table-cell table:style-name="ce57" office:value-type="string" calcext:value-type="string">
            <text:p>thc9 ... thc9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9 Title (align center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207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47]));[.B447];LEFT([.B447];FIND(&quot; &quot;;[.B447])-1))" office:value-type="string" office:string-value="thr1" calcext:value-type="string">
            <text:p>thr1</text:p>
          </table:table-cell>
          <table:table-cell table:style-name="ce57" office:value-type="string" calcext:value-type="string">
            <text:p>thr1 ... thr1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1 Title (align right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208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48]));[.B448];LEFT([.B448];FIND(&quot; &quot;;[.B448])-1))" office:value-type="string" office:string-value="thr2" calcext:value-type="string">
            <text:p>thr2</text:p>
          </table:table-cell>
          <table:table-cell table:style-name="ce57" office:value-type="string" calcext:value-type="string">
            <text:p>thr2 ... thr2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2 Title (align right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209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49]));[.B449];LEFT([.B449];FIND(&quot; &quot;;[.B449])-1))" office:value-type="string" office:string-value="thr3" calcext:value-type="string">
            <text:p>thr3</text:p>
          </table:table-cell>
          <table:table-cell table:style-name="ce57" office:value-type="string" calcext:value-type="string">
            <text:p>thr3 ... thr3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3 Title (align right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210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50]));[.B450];LEFT([.B450];FIND(&quot; &quot;;[.B450])-1))" office:value-type="string" office:string-value="thr4" calcext:value-type="string">
            <text:p>thr4</text:p>
          </table:table-cell>
          <table:table-cell table:style-name="ce57" office:value-type="string" calcext:value-type="string">
            <text:p>thr4 ... thr4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4 Title (align right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211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51]));[.B451];LEFT([.B451];FIND(&quot; &quot;;[.B451])-1))" office:value-type="string" office:string-value="thr5" calcext:value-type="string">
            <text:p>thr5</text:p>
          </table:table-cell>
          <table:table-cell table:style-name="ce57" office:value-type="string" calcext:value-type="string">
            <text:p>thr5 ... thr5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5 Title (align right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212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52]));[.B452];LEFT([.B452];FIND(&quot; &quot;;[.B452])-1))" office:value-type="string" office:string-value="thr6" calcext:value-type="string">
            <text:p>thr6</text:p>
          </table:table-cell>
          <table:table-cell table:style-name="ce57" office:value-type="string" calcext:value-type="string">
            <text:p>thr6 ... thr6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6 Title (align right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213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53]));[.B453];LEFT([.B453];FIND(&quot; &quot;;[.B453])-1))" office:value-type="string" office:string-value="thr7" calcext:value-type="string">
            <text:p>thr7</text:p>
          </table:table-cell>
          <table:table-cell table:style-name="ce57" office:value-type="string" calcext:value-type="string">
            <text:p>thr7 ... thr7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7 Title (align right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214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54]));[.B454];LEFT([.B454];FIND(&quot; &quot;;[.B454])-1))" office:value-type="string" office:string-value="thr8" calcext:value-type="string">
            <text:p>thr8</text:p>
          </table:table-cell>
          <table:table-cell table:style-name="ce57" office:value-type="string" calcext:value-type="string">
            <text:p>thr8 ... thr8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8 Title (align right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Red</text:p>
          </table:table-cell>
          <table:table-cell table:style-name="ce167"/>
          <table:table-cell table:style-name="ce85" table:number-columns-repeated="5"/>
          <table:table-cell table:style-name="ce215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34" table:formula="of:=IF(ISERR(FIND(&quot; &quot;;[.B455]));[.B455];LEFT([.B455];FIND(&quot; &quot;;[.B455])-1))" office:value-type="string" office:string-value="thr9" calcext:value-type="string">
            <text:p>thr9</text:p>
          </table:table-cell>
          <table:table-cell table:style-name="ce57" office:value-type="string" calcext:value-type="string">
            <text:p>thr9 ... thr9*</text:p>
          </table:table-cell>
          <table:table-cell table:style-name="ce59" office:value-type="string" calcext:value-type="string">
            <text:p>A</text:p>
          </table:table-cell>
          <table:table-cell table:style-name="ce64" office:value-type="string" calcext:value-type="string">
            <text:p>Table Collumn 9 Title (align right)</text:p>
          </table:table-cell>
          <table:table-cell table:style-name="ce74"/>
          <table:table-cell table:style-name="ce167"/>
          <table:table-cell table:style-name="ce167" office:value-type="string" calcext:value-type="string">
            <text:p>T71</text:p>
          </table:table-cell>
          <table:table-cell table:style-name="ce167" table:number-columns-repeated="2"/>
          <table:table-cell table:style-name="ce167" office:value-type="string" calcext:value-type="string">
            <text:p>Blue</text:p>
          </table:table-cell>
          <table:table-cell table:style-name="ce167"/>
          <table:table-cell table:style-name="ce85" table:number-columns-repeated="5"/>
          <table:table-cell table:style-name="ce216" office:value-type="float" office:value="0.5" calcext:value-type="float">
            <text:p>0.5</text:p>
          </table:table-cell>
          <table:table-cell table:style-name="ce310"/>
          <table:table-cell table:style-name="ce312" table:number-columns-repeated="3"/>
          <table:table-cell table:number-columns-repeated="2"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56]));[.B456];LEFT([.B456];FIND(&quot; &quot;;[.B456])-1))" office:value-type="string" office:string-value="tr" calcext:value-type="string">
            <text:p>tr</text:p>
          </table:table-cell>
          <table:table-cell table:style-name="ce57" office:value-type="string" calcext:value-type="string">
            <text:p>tr</text:p>
          </table:table-cell>
          <table:table-cell table:style-name="ce61" office:value-type="string" calcext:value-type="string">
            <text:p>A</text:p>
          </table:table-cell>
          <table:table-cell table:style-name="ce72" office:value-type="string" calcext:value-type="string">
            <text:p>New Table (row) (table centered to collumn)</text:p>
          </table:table-cell>
          <table:table-cell table:style-name="ce76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C</text:p>
          </table:table-cell>
          <table:table-cell table:style-name="ce167" table:number-columns-repeated="2"/>
          <table:table-cell table:style-name="ce85" office:value-type="float" office:value="39" calcext:value-type="float">
            <text:p>39</text:p>
          </table:table-cell>
          <table:table-cell table:number-columns-repeated="2" table:style-name="ce85" office:value-type="float" office:value="42" calcext:value-type="float">
            <text:p>4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217" office:value-type="float" office:value="0.5" calcext:value-type="float">
            <text:p>0.5</text:p>
          </table:table-cell>
          <table:table-cell table:style-name="ce311" table:number-columns-repeated="2"/>
          <table:table-cell table:style-name="ce312" office:value-type="float" office:value="1" calcext:value-type="float">
            <text:p>1</text:p>
          </table:table-cell>
          <table:table-cell table:style-name="ce311"/>
          <table:table-cell table:style-name="ce312" office:value-type="float" office:value="1" calcext:value-type="float">
            <text:p>1</text:p>
          </table:table-cell>
          <table:table-cell table:style-name="ce311"/>
          <table:table-cell table:number-columns-repeated="996"/>
        </table:table-row>
        <table:table-row table:style-name="ro2">
          <table:table-cell table:style-name="ce34" table:formula="of:=IF(ISERR(FIND(&quot; &quot;;[.B457]));[.B457];LEFT([.B457];FIND(&quot; &quot;;[.B457])-1))" office:value-type="string" office:string-value="tr0" calcext:value-type="string">
            <text:p>tr0</text:p>
          </table:table-cell>
          <table:table-cell table:style-name="ce57" office:value-type="string" calcext:value-type="string">
            <text:p>tr0</text:p>
          </table:table-cell>
          <table:table-cell table:style-name="ce61" office:value-type="string" calcext:value-type="string">
            <text:p>A</text:p>
          </table:table-cell>
          <table:table-cell table:style-name="ce72" office:value-type="string" calcext:value-type="string">
            <text:p>New Table (row) (table fills to margins)</text:p>
          </table:table-cell>
          <table:table-cell table:style-name="ce76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0</text:p>
          </table:table-cell>
          <table:table-cell table:style-name="ce167" table:number-columns-repeated="2"/>
          <table:table-cell table:style-name="ce86" table:number-columns-repeated="5"/>
          <table:table-cell table:style-name="ce218" office:value-type="float" office:value="0.5" calcext:value-type="float">
            <text:p>0.5</text:p>
          </table:table-cell>
          <table:table-cell table:style-name="ce311" table:number-columns-repeated="2"/>
          <table:table-cell table:style-name="ce312" office:value-type="float" office:value="1" calcext:value-type="float">
            <text:p>1</text:p>
          </table:table-cell>
          <table:table-cell table:style-name="ce311"/>
          <table:table-cell table:style-name="ce312" office:value-type="float" office:value="1" calcext:value-type="float">
            <text:p>1</text:p>
          </table:table-cell>
          <table:table-cell table:style-name="ce311"/>
          <table:table-cell table:number-columns-repeated="996"/>
        </table:table-row>
        <table:table-row table:style-name="ro4">
          <table:table-cell table:style-name="ce34" table:formula="of:=IF(ISERR(FIND(&quot; &quot;;[.B458]));[.B458];LEFT([.B458];FIND(&quot; &quot;;[.B458])-1))" office:value-type="string" office:string-value="tr1" calcext:value-type="string">
            <text:p>tr1</text:p>
          </table:table-cell>
          <table:table-cell table:style-name="ce57" office:value-type="string" calcext:value-type="string">
            <text:p>tr1</text:p>
          </table:table-cell>
          <table:table-cell table:style-name="ce61" office:value-type="string" calcext:value-type="string">
            <text:p>A</text:p>
          </table:table-cell>
          <table:table-cell table:style-name="ce72" office:value-type="string" calcext:value-type="string">
            <text:p>New Table (row) (table embedded level 1)</text:p>
          </table:table-cell>
          <table:table-cell table:style-name="ce76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1</text:p>
          </table:table-cell>
          <table:table-cell table:style-name="ce167" table:number-columns-repeated="2"/>
          <table:table-cell table:style-name="ce85" office:value-type="float" office:value="39" calcext:value-type="float">
            <text:p>39</text:p>
          </table:table-cell>
          <table:table-cell table:number-columns-repeated="2" table:style-name="ce85" office:value-type="float" office:value="42" calcext:value-type="float">
            <text:p>4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219" office:value-type="float" office:value="0.5" calcext:value-type="float">
            <text:p>0.5</text:p>
          </table:table-cell>
          <table:table-cell table:style-name="ce311" table:number-columns-repeated="2"/>
          <table:table-cell table:style-name="ce312" office:value-type="float" office:value="1" calcext:value-type="float">
            <text:p>1</text:p>
          </table:table-cell>
          <table:table-cell table:style-name="ce311"/>
          <table:table-cell table:style-name="ce312" office:value-type="float" office:value="1" calcext:value-type="float">
            <text:p>1</text:p>
          </table:table-cell>
          <table:table-cell table:style-name="ce311"/>
          <table:table-cell table:number-columns-repeated="996"/>
        </table:table-row>
        <table:table-row table:style-name="ro4">
          <table:table-cell table:style-name="ce34" table:formula="of:=IF(ISERR(FIND(&quot; &quot;;[.B459]));[.B459];LEFT([.B459];FIND(&quot; &quot;;[.B459])-1))" office:value-type="string" office:string-value="tr2" calcext:value-type="string">
            <text:p>tr2</text:p>
          </table:table-cell>
          <table:table-cell table:style-name="ce57" office:value-type="string" calcext:value-type="string">
            <text:p>tr2</text:p>
          </table:table-cell>
          <table:table-cell table:style-name="ce61" office:value-type="string" calcext:value-type="string">
            <text:p>A</text:p>
          </table:table-cell>
          <table:table-cell table:style-name="ce72" office:value-type="string" calcext:value-type="string">
            <text:p>New Table (row) (table embedded level 2)</text:p>
          </table:table-cell>
          <table:table-cell table:style-name="ce76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2</text:p>
          </table:table-cell>
          <table:table-cell table:style-name="ce167" table:number-columns-repeated="2"/>
          <table:table-cell table:style-name="ce85" office:value-type="float" office:value="39" calcext:value-type="float">
            <text:p>39</text:p>
          </table:table-cell>
          <table:table-cell table:number-columns-repeated="2" table:style-name="ce85" office:value-type="float" office:value="42" calcext:value-type="float">
            <text:p>4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225" office:value-type="float" office:value="0.5" calcext:value-type="float">
            <text:p>0.5</text:p>
          </table:table-cell>
          <table:table-cell table:style-name="ce311" table:number-columns-repeated="2"/>
          <table:table-cell table:style-name="ce312" office:value-type="float" office:value="1" calcext:value-type="float">
            <text:p>1</text:p>
          </table:table-cell>
          <table:table-cell table:style-name="ce311"/>
          <table:table-cell table:style-name="ce312" office:value-type="float" office:value="1" calcext:value-type="float">
            <text:p>1</text:p>
          </table:table-cell>
          <table:table-cell table:style-name="ce311"/>
          <table:table-cell table:number-columns-repeated="996"/>
        </table:table-row>
        <table:table-row table:style-name="ro4">
          <table:table-cell table:style-name="ce34" table:formula="of:=IF(ISERR(FIND(&quot; &quot;;[.B460]));[.B460];LEFT([.B460];FIND(&quot; &quot;;[.B460])-1))" office:value-type="string" office:string-value="tr3" calcext:value-type="string">
            <text:p>tr3</text:p>
          </table:table-cell>
          <table:table-cell table:style-name="ce57" office:value-type="string" calcext:value-type="string">
            <text:p>tr3</text:p>
          </table:table-cell>
          <table:table-cell table:style-name="ce61" office:value-type="string" calcext:value-type="string">
            <text:p>A</text:p>
          </table:table-cell>
          <table:table-cell table:style-name="ce72" office:value-type="string" calcext:value-type="string">
            <text:p>New Table (row) (table embedded level 3)</text:p>
          </table:table-cell>
          <table:table-cell table:style-name="ce76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3</text:p>
          </table:table-cell>
          <table:table-cell table:style-name="ce167" table:number-columns-repeated="2"/>
          <table:table-cell table:style-name="ce85" office:value-type="float" office:value="39" calcext:value-type="float">
            <text:p>39</text:p>
          </table:table-cell>
          <table:table-cell table:number-columns-repeated="2" table:style-name="ce85" office:value-type="float" office:value="42" calcext:value-type="float">
            <text:p>4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237" office:value-type="float" office:value="0.5" calcext:value-type="float">
            <text:p>0.5</text:p>
          </table:table-cell>
          <table:table-cell table:style-name="ce311" table:number-columns-repeated="2"/>
          <table:table-cell table:style-name="ce312" office:value-type="float" office:value="1" calcext:value-type="float">
            <text:p>1</text:p>
          </table:table-cell>
          <table:table-cell table:style-name="ce311"/>
          <table:table-cell table:style-name="ce312" office:value-type="float" office:value="1" calcext:value-type="float">
            <text:p>1</text:p>
          </table:table-cell>
          <table:table-cell table:style-name="ce311"/>
          <table:table-cell table:number-columns-repeated="996"/>
        </table:table-row>
        <table:table-row table:style-name="ro4">
          <table:table-cell table:style-name="ce34" table:formula="of:=IF(ISERR(FIND(&quot; &quot;;[.B461]));[.B461];LEFT([.B461];FIND(&quot; &quot;;[.B461])-1))" office:value-type="string" office:string-value="tr4" calcext:value-type="string">
            <text:p>tr4</text:p>
          </table:table-cell>
          <table:table-cell table:style-name="ce57" office:value-type="string" calcext:value-type="string">
            <text:p>tr4</text:p>
          </table:table-cell>
          <table:table-cell table:style-name="ce61" office:value-type="string" calcext:value-type="string">
            <text:p>A</text:p>
          </table:table-cell>
          <table:table-cell table:style-name="ce72" office:value-type="string" calcext:value-type="string">
            <text:p>New Table (row) (table embedded level 4)</text:p>
          </table:table-cell>
          <table:table-cell table:style-name="ce76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4</text:p>
          </table:table-cell>
          <table:table-cell table:style-name="ce167" table:number-columns-repeated="2"/>
          <table:table-cell table:style-name="ce85" office:value-type="float" office:value="39" calcext:value-type="float">
            <text:p>39</text:p>
          </table:table-cell>
          <table:table-cell table:number-columns-repeated="2" table:style-name="ce85" office:value-type="float" office:value="42" calcext:value-type="float">
            <text:p>4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238" office:value-type="float" office:value="0.5" calcext:value-type="float">
            <text:p>0.5</text:p>
          </table:table-cell>
          <table:table-cell table:style-name="ce311" table:number-columns-repeated="2"/>
          <table:table-cell table:style-name="ce312" office:value-type="float" office:value="1" calcext:value-type="float">
            <text:p>1</text:p>
          </table:table-cell>
          <table:table-cell table:style-name="ce311"/>
          <table:table-cell table:style-name="ce312" office:value-type="float" office:value="1" calcext:value-type="float">
            <text:p>1</text:p>
          </table:table-cell>
          <table:table-cell table:style-name="ce311"/>
          <table:table-cell table:number-columns-repeated="996"/>
        </table:table-row>
        <table:table-row table:style-name="ro4">
          <table:table-cell table:style-name="ce34" table:formula="of:=IF(ISERR(FIND(&quot; &quot;;[.B462]));[.B462];LEFT([.B462];FIND(&quot; &quot;;[.B462])-1))" office:value-type="string" office:string-value="tr5" calcext:value-type="string">
            <text:p>tr5</text:p>
          </table:table-cell>
          <table:table-cell table:style-name="ce57" office:value-type="string" calcext:value-type="string">
            <text:p>tr5</text:p>
          </table:table-cell>
          <table:table-cell table:style-name="ce61" office:value-type="string" calcext:value-type="string">
            <text:p>A</text:p>
          </table:table-cell>
          <table:table-cell table:style-name="ce72" office:value-type="string" calcext:value-type="string">
            <text:p>New Table (row) (table embedded level 5)</text:p>
          </table:table-cell>
          <table:table-cell table:style-name="ce76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5</text:p>
          </table:table-cell>
          <table:table-cell table:style-name="ce167" table:number-columns-repeated="2"/>
          <table:table-cell table:style-name="ce85" office:value-type="float" office:value="39" calcext:value-type="float">
            <text:p>39</text:p>
          </table:table-cell>
          <table:table-cell table:number-columns-repeated="2" table:style-name="ce85" office:value-type="float" office:value="42" calcext:value-type="float">
            <text:p>4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239" office:value-type="float" office:value="0.5" calcext:value-type="float">
            <text:p>0.5</text:p>
          </table:table-cell>
          <table:table-cell table:style-name="ce311" table:number-columns-repeated="2"/>
          <table:table-cell table:style-name="ce312" office:value-type="float" office:value="1" calcext:value-type="float">
            <text:p>1</text:p>
          </table:table-cell>
          <table:table-cell table:style-name="ce311"/>
          <table:table-cell table:style-name="ce312" office:value-type="float" office:value="1" calcext:value-type="float">
            <text:p>1</text:p>
          </table:table-cell>
          <table:table-cell table:style-name="ce311"/>
          <table:table-cell table:number-columns-repeated="996"/>
        </table:table-row>
        <table:table-row table:style-name="ro4">
          <table:table-cell table:style-name="ce34" table:formula="of:=IF(ISERR(FIND(&quot; &quot;;[.B463]));[.B463];LEFT([.B463];FIND(&quot; &quot;;[.B463])-1))" office:value-type="string" office:string-value="tr6" calcext:value-type="string">
            <text:p>tr6</text:p>
          </table:table-cell>
          <table:table-cell table:style-name="ce57" office:value-type="string" calcext:value-type="string">
            <text:p>tr6</text:p>
          </table:table-cell>
          <table:table-cell table:style-name="ce61" office:value-type="string" calcext:value-type="string">
            <text:p>A</text:p>
          </table:table-cell>
          <table:table-cell table:style-name="ce72" office:value-type="string" calcext:value-type="string">
            <text:p>New Table (row) (table embedded level 6)</text:p>
          </table:table-cell>
          <table:table-cell table:style-name="ce76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6</text:p>
          </table:table-cell>
          <table:table-cell table:style-name="ce167" table:number-columns-repeated="2"/>
          <table:table-cell table:style-name="ce85" office:value-type="float" office:value="39" calcext:value-type="float">
            <text:p>39</text:p>
          </table:table-cell>
          <table:table-cell table:number-columns-repeated="2" table:style-name="ce85" office:value-type="float" office:value="42" calcext:value-type="float">
            <text:p>4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253" office:value-type="float" office:value="0.5" calcext:value-type="float">
            <text:p>0.5</text:p>
          </table:table-cell>
          <table:table-cell table:style-name="ce311" table:number-columns-repeated="2"/>
          <table:table-cell table:style-name="ce312" office:value-type="float" office:value="1" calcext:value-type="float">
            <text:p>1</text:p>
          </table:table-cell>
          <table:table-cell table:style-name="ce311"/>
          <table:table-cell table:style-name="ce312" office:value-type="float" office:value="1" calcext:value-type="float">
            <text:p>1</text:p>
          </table:table-cell>
          <table:table-cell table:style-name="ce311"/>
          <table:table-cell table:number-columns-repeated="996"/>
        </table:table-row>
        <table:table-row table:style-name="ro4">
          <table:table-cell table:style-name="ce34" table:formula="of:=IF(ISERR(FIND(&quot; &quot;;[.B464]));[.B464];LEFT([.B464];FIND(&quot; &quot;;[.B464])-1))" office:value-type="string" office:string-value="tr7" calcext:value-type="string">
            <text:p>tr7</text:p>
          </table:table-cell>
          <table:table-cell table:style-name="ce57" office:value-type="string" calcext:value-type="string">
            <text:p>tr7</text:p>
          </table:table-cell>
          <table:table-cell table:style-name="ce61" office:value-type="string" calcext:value-type="string">
            <text:p>A</text:p>
          </table:table-cell>
          <table:table-cell table:style-name="ce72" office:value-type="string" calcext:value-type="string">
            <text:p>New Table (row) (table embedded level 7)</text:p>
          </table:table-cell>
          <table:table-cell table:style-name="ce76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7</text:p>
          </table:table-cell>
          <table:table-cell table:style-name="ce167" table:number-columns-repeated="2"/>
          <table:table-cell table:style-name="ce85" office:value-type="float" office:value="39" calcext:value-type="float">
            <text:p>39</text:p>
          </table:table-cell>
          <table:table-cell table:number-columns-repeated="2" table:style-name="ce85" office:value-type="float" office:value="42" calcext:value-type="float">
            <text:p>4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256" office:value-type="float" office:value="0.5" calcext:value-type="float">
            <text:p>0.5</text:p>
          </table:table-cell>
          <table:table-cell table:style-name="ce311" table:number-columns-repeated="2"/>
          <table:table-cell table:style-name="ce312" office:value-type="float" office:value="1" calcext:value-type="float">
            <text:p>1</text:p>
          </table:table-cell>
          <table:table-cell table:style-name="ce311"/>
          <table:table-cell table:style-name="ce312" office:value-type="float" office:value="1" calcext:value-type="float">
            <text:p>1</text:p>
          </table:table-cell>
          <table:table-cell table:style-name="ce311"/>
          <table:table-cell table:number-columns-repeated="996"/>
        </table:table-row>
        <table:table-row table:style-name="ro4">
          <table:table-cell table:style-name="ce34" table:formula="of:=IF(ISERR(FIND(&quot; &quot;;[.B465]));[.B465];LEFT([.B465];FIND(&quot; &quot;;[.B465])-1))" office:value-type="string" office:string-value="tr8" calcext:value-type="string">
            <text:p>tr8</text:p>
          </table:table-cell>
          <table:table-cell table:style-name="ce57" office:value-type="string" calcext:value-type="string">
            <text:p>tr8</text:p>
          </table:table-cell>
          <table:table-cell table:style-name="ce61" office:value-type="string" calcext:value-type="string">
            <text:p>A</text:p>
          </table:table-cell>
          <table:table-cell table:style-name="ce72" office:value-type="string" calcext:value-type="string">
            <text:p>New Table (row) (table embedded level 8)</text:p>
          </table:table-cell>
          <table:table-cell table:style-name="ce76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8</text:p>
          </table:table-cell>
          <table:table-cell table:style-name="ce167" table:number-columns-repeated="2"/>
          <table:table-cell table:style-name="ce85" office:value-type="float" office:value="39" calcext:value-type="float">
            <text:p>39</text:p>
          </table:table-cell>
          <table:table-cell table:number-columns-repeated="2" table:style-name="ce85" office:value-type="float" office:value="42" calcext:value-type="float">
            <text:p>4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261" office:value-type="float" office:value="0.5" calcext:value-type="float">
            <text:p>0.5</text:p>
          </table:table-cell>
          <table:table-cell table:style-name="ce311" table:number-columns-repeated="2"/>
          <table:table-cell table:style-name="ce312" office:value-type="float" office:value="1" calcext:value-type="float">
            <text:p>1</text:p>
          </table:table-cell>
          <table:table-cell table:style-name="ce311"/>
          <table:table-cell table:style-name="ce312" office:value-type="float" office:value="1" calcext:value-type="float">
            <text:p>1</text:p>
          </table:table-cell>
          <table:table-cell table:style-name="ce311"/>
          <table:table-cell table:number-columns-repeated="996"/>
        </table:table-row>
        <table:table-row table:style-name="ro4">
          <table:table-cell table:style-name="ce34" table:formula="of:=IF(ISERR(FIND(&quot; &quot;;[.B466]));[.B466];LEFT([.B466];FIND(&quot; &quot;;[.B466])-1))" office:value-type="string" office:string-value="tr9" calcext:value-type="string">
            <text:p>tr9</text:p>
          </table:table-cell>
          <table:table-cell table:style-name="ce57" office:value-type="string" calcext:value-type="string">
            <text:p>tr9</text:p>
          </table:table-cell>
          <table:table-cell table:style-name="ce61" office:value-type="string" calcext:value-type="string">
            <text:p>A</text:p>
          </table:table-cell>
          <table:table-cell table:style-name="ce72" office:value-type="string" calcext:value-type="string">
            <text:p>New Table (row) (table embedded level 9)</text:p>
          </table:table-cell>
          <table:table-cell table:style-name="ce76"/>
          <table:table-cell table:style-name="ce167" office:value-type="string" calcext:value-type="string">
            <text:p>m</text:p>
          </table:table-cell>
          <table:table-cell table:style-name="ce167" table:number-columns-repeated="2"/>
          <table:table-cell table:style-name="ce167" office:value-type="string" calcext:value-type="string">
            <text:p>M9</text:p>
          </table:table-cell>
          <table:table-cell table:style-name="ce167" table:number-columns-repeated="2"/>
          <table:table-cell table:style-name="ce85" office:value-type="float" office:value="39" calcext:value-type="float">
            <text:p>39</text:p>
          </table:table-cell>
          <table:table-cell table:number-columns-repeated="2" table:style-name="ce85" office:value-type="float" office:value="42" calcext:value-type="float">
            <text:p>42</text:p>
          </table:table-cell>
          <table:table-cell table:style-name="ce85" office:value-type="string" calcext:value-type="string">
            <text:p>S</text:p>
          </table:table-cell>
          <table:table-cell table:style-name="ce85"/>
          <table:table-cell table:style-name="ce264" office:value-type="float" office:value="0.5" calcext:value-type="float">
            <text:p>0.5</text:p>
          </table:table-cell>
          <table:table-cell table:style-name="ce311" table:number-columns-repeated="2"/>
          <table:table-cell table:style-name="ce312" office:value-type="float" office:value="1" calcext:value-type="float">
            <text:p>1</text:p>
          </table:table-cell>
          <table:table-cell table:style-name="ce311"/>
          <table:table-cell table:style-name="ce312" office:value-type="float" office:value="1" calcext:value-type="float">
            <text:p>1</text:p>
          </table:table-cell>
          <table:table-cell table:style-name="ce311"/>
          <table:table-cell table:number-columns-repeated="996"/>
        </table:table-row>
        <table:table-row table:style-name="ro2">
          <table:table-cell table:style-name="ce34" table:formula="of:=IF(ISERR(FIND(&quot; &quot;;[.B467]));[.B467];LEFT([.B467];FIND(&quot; &quot;;[.B467])-1))" office:value-type="string" office:string-value="qt-e" calcext:value-type="string">
            <text:p>qt-e</text:p>
          </table:table-cell>
          <table:table-cell table:style-name="ce46" office:value-type="string" calcext:value-type="string">
            <text:p>qt-e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66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68]));[.B468];LEFT([.B468];FIND(&quot; &quot;;[.B468])-1))" office:value-type="string" office:string-value="qt-s" calcext:value-type="string">
            <text:p>qt-s</text:p>
          </table:table-cell>
          <table:table-cell table:style-name="ce46" office:value-type="string" calcext:value-type="string">
            <text:p>qt-s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71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69]));[.B469];LEFT([.B469];FIND(&quot; &quot;;[.B469])-1))" office:value-type="string" office:string-value="qt0-e" calcext:value-type="string">
            <text:p>qt0-e</text:p>
          </table:table-cell>
          <table:table-cell table:style-name="ce46" office:value-type="string" calcext:value-type="string">
            <text:p>qt0-e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74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70]));[.B470];LEFT([.B470];FIND(&quot; &quot;;[.B470])-1))" office:value-type="string" office:string-value="qt0-s" calcext:value-type="string">
            <text:p>qt0-s</text:p>
          </table:table-cell>
          <table:table-cell table:style-name="ce46" office:value-type="string" calcext:value-type="string">
            <text:p>qt0-s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77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71]));[.B471];LEFT([.B471];FIND(&quot; &quot;;[.B471])-1))" office:value-type="string" office:string-value="qt1-e" calcext:value-type="string">
            <text:p>qt1-e</text:p>
          </table:table-cell>
          <table:table-cell table:style-name="ce46" office:value-type="string" calcext:value-type="string">
            <text:p>qt1-e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78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72]));[.B472];LEFT([.B472];FIND(&quot; &quot;;[.B472])-1))" office:value-type="string" office:string-value="qt1-s" calcext:value-type="string">
            <text:p>qt1-s</text:p>
          </table:table-cell>
          <table:table-cell table:style-name="ce46" office:value-type="string" calcext:value-type="string">
            <text:p>qt1-s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80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73]));[.B473];LEFT([.B473];FIND(&quot; &quot;;[.B473])-1))" office:value-type="string" office:string-value="qt2-e" calcext:value-type="string">
            <text:p>qt2-e</text:p>
          </table:table-cell>
          <table:table-cell table:style-name="ce46" office:value-type="string" calcext:value-type="string">
            <text:p>qt2-e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82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74]));[.B474];LEFT([.B474];FIND(&quot; &quot;;[.B474])-1))" office:value-type="string" office:string-value="qt2-s" calcext:value-type="string">
            <text:p>qt2-s</text:p>
          </table:table-cell>
          <table:table-cell table:style-name="ce46" office:value-type="string" calcext:value-type="string">
            <text:p>qt2-s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83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75]));[.B475];LEFT([.B475];FIND(&quot; &quot;;[.B475])-1))" office:value-type="string" office:string-value="qt3-e" calcext:value-type="string">
            <text:p>qt3-e</text:p>
          </table:table-cell>
          <table:table-cell table:style-name="ce46" office:value-type="string" calcext:value-type="string">
            <text:p>qt3-e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84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76]));[.B476];LEFT([.B476];FIND(&quot; &quot;;[.B476])-1))" office:value-type="string" office:string-value="qt3-s" calcext:value-type="string">
            <text:p>qt3-s</text:p>
          </table:table-cell>
          <table:table-cell table:style-name="ce46" office:value-type="string" calcext:value-type="string">
            <text:p>qt3-s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85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77]));[.B477];LEFT([.B477];FIND(&quot; &quot;;[.B477])-1))" office:value-type="string" office:string-value="qt4-e" calcext:value-type="string">
            <text:p>qt4-e</text:p>
          </table:table-cell>
          <table:table-cell table:style-name="ce46" office:value-type="string" calcext:value-type="string">
            <text:p>qt4-e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86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78]));[.B478];LEFT([.B478];FIND(&quot; &quot;;[.B478])-1))" office:value-type="string" office:string-value="qt4-s" calcext:value-type="string">
            <text:p>qt4-s</text:p>
          </table:table-cell>
          <table:table-cell table:style-name="ce46" office:value-type="string" calcext:value-type="string">
            <text:p>qt4-s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87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79]));[.B479];LEFT([.B479];FIND(&quot; &quot;;[.B479])-1))" office:value-type="string" office:string-value="qt5-e" calcext:value-type="string">
            <text:p>qt5-e</text:p>
          </table:table-cell>
          <table:table-cell table:style-name="ce46" office:value-type="string" calcext:value-type="string">
            <text:p>qt5-e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89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80]));[.B480];LEFT([.B480];FIND(&quot; &quot;;[.B480])-1))" office:value-type="string" office:string-value="qt5-s" calcext:value-type="string">
            <text:p>qt5-s</text:p>
          </table:table-cell>
          <table:table-cell table:style-name="ce46" office:value-type="string" calcext:value-type="string">
            <text:p>qt5-s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93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81]));[.B481];LEFT([.B481];FIND(&quot; &quot;;[.B481])-1))" office:value-type="string" office:string-value="qt6-e" calcext:value-type="string">
            <text:p>qt6-e</text:p>
          </table:table-cell>
          <table:table-cell table:style-name="ce46" office:value-type="string" calcext:value-type="string">
            <text:p>qt6-e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94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82]));[.B482];LEFT([.B482];FIND(&quot; &quot;;[.B482])-1))" office:value-type="string" office:string-value="qt6-s" calcext:value-type="string">
            <text:p>qt6-s</text:p>
          </table:table-cell>
          <table:table-cell table:style-name="ce46" office:value-type="string" calcext:value-type="string">
            <text:p>qt6-s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295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83]));[.B483];LEFT([.B483];FIND(&quot; &quot;;[.B483])-1))" office:value-type="string" office:string-value="qt7-e" calcext:value-type="string">
            <text:p>qt7-e</text:p>
          </table:table-cell>
          <table:table-cell table:style-name="ce46" office:value-type="string" calcext:value-type="string">
            <text:p>qt7-e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303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84]));[.B484];LEFT([.B484];FIND(&quot; &quot;;[.B484])-1))" office:value-type="string" office:string-value="qt7-s" calcext:value-type="string">
            <text:p>qt7-s</text:p>
          </table:table-cell>
          <table:table-cell table:style-name="ce46" office:value-type="string" calcext:value-type="string">
            <text:p>qt7-s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304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85]));[.B485];LEFT([.B485];FIND(&quot; &quot;;[.B485])-1))" office:value-type="string" office:string-value="qt8-e" calcext:value-type="string">
            <text:p>qt8-e</text:p>
          </table:table-cell>
          <table:table-cell table:style-name="ce46" office:value-type="string" calcext:value-type="string">
            <text:p>qt8-e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305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86]));[.B486];LEFT([.B486];FIND(&quot; &quot;;[.B486])-1))" office:value-type="string" office:string-value="qt8-s" calcext:value-type="string">
            <text:p>qt8-s</text:p>
          </table:table-cell>
          <table:table-cell table:style-name="ce46" office:value-type="string" calcext:value-type="string">
            <text:p>qt8-s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307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87]));[.B487];LEFT([.B487];FIND(&quot; &quot;;[.B487])-1))" office:value-type="string" office:string-value="qt9-e" calcext:value-type="string">
            <text:p>qt9-e</text:p>
          </table:table-cell>
          <table:table-cell table:style-name="ce46" office:value-type="string" calcext:value-type="string">
            <text:p>qt9-e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/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308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4" table:formula="of:=IF(ISERR(FIND(&quot; &quot;;[.B488]));[.B488];LEFT([.B488];FIND(&quot; &quot;;[.B488])-1))" office:value-type="string" office:string-value="qt9-s" calcext:value-type="string">
            <text:p>qt9-s</text:p>
          </table:table-cell>
          <table:table-cell table:style-name="ce46" office:value-type="string" calcext:value-type="string">
            <text:p>qt9-s ...*</text:p>
          </table:table-cell>
          <table:table-cell table:style-name="ce62" office:value-type="string" calcext:value-type="string">
            <text:p><text:s/>U</text:p>
          </table:table-cell>
          <table:table-cell table:style-name="ce64" office:value-type="string" calcext:value-type="string">
            <text:p>quotation speaker info</text:p>
          </table:table-cell>
          <table:table-cell table:style-name="ce74" office:value-type="string" calcext:value-type="string">
            <text:p>rem</text:p>
          </table:table-cell>
          <table:table-cell table:style-name="ce167"/>
          <table:table-cell table:style-name="ce168"/>
          <table:table-cell table:style-name="ce167" office:value-type="string" calcext:value-type="string">
            <text:p>R00</text:p>
          </table:table-cell>
          <table:table-cell table:style-name="ce168"/>
          <table:table-cell table:style-name="ce171" office:value-type="string" calcext:value-type="string">
            <text:p>Clear</text:p>
          </table:table-cell>
          <table:table-cell table:style-name="ce168"/>
          <table:table-cell table:style-name="ce85" table:number-columns-repeated="4"/>
          <table:table-cell table:style-name="ce85" office:value-type="string" calcext:value-type="string">
            <text:p>N</text:p>
          </table:table-cell>
          <table:table-cell table:style-name="ce309" office:value-type="float" office:value="0.25" calcext:value-type="float">
            <text:p>0.25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2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number-rows-repeated="1048087">
          <table:table-cell table:number-columns-repeated="1019"/>
        </table:table-row>
        <table:table-row table:style-name="ro2">
          <table:table-cell table:number-columns-repeated="1019"/>
        </table:table-row>
        <calcext:conditional-formats>
          <calcext:conditional-format calcext:target-range-address="'P.SFM'.Q449:'P.SFM'.Q488 'P.SFM'.Q1:'P.SFM'.Q148 'P.SFM'.Q423:'P.SFM'.Q434 'P.SFM'.Q159:'P.SFM'.Q40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149:'P.SFM'.Q14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150:'P.SFM'.Q15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151:'P.SFM'.Q15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152:'P.SFM'.Q15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153:'P.SFM'.Q15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154:'P.SFM'.Q15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155:'P.SFM'.Q15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156:'P.SFM'.Q15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157:'P.SFM'.Q15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158:'P.SFM'.Q15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35:'P.SFM'.Q43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36:'P.SFM'.Q43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37:'P.SFM'.Q43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38:'P.SFM'.Q43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39:'P.SFM'.Q43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40:'P.SFM'.Q44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41:'P.SFM'.Q44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42:'P.SFM'.Q44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43:'P.SFM'.Q44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44:'P.SFM'.Q44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45:'P.SFM'.Q44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46:'P.SFM'.Q44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47:'P.SFM'.Q44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48:'P.SFM'.Q44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49:'P.SFM'.Q44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50:'P.SFM'.Q45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51:'P.SFM'.Q45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52:'P.SFM'.Q45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53:'P.SFM'.Q45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54:'P.SFM'.Q45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55:'P.SFM'.Q45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56:'P.SFM'.Q45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57:'P.SFM'.Q45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58:'P.SFM'.Q45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59:'P.SFM'.Q45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60:'P.SFM'.Q46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61:'P.SFM'.Q46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62:'P.SFM'.Q46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63:'P.SFM'.Q46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64:'P.SFM'.Q46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65:'P.SFM'.Q46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66:'P.SFM'.Q46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67:'P.SFM'.Q46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68:'P.SFM'.Q46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69:'P.SFM'.Q46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70:'P.SFM'.Q47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71:'P.SFM'.Q47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72:'P.SFM'.Q47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73:'P.SFM'.Q47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74:'P.SFM'.Q47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75:'P.SFM'.Q47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76:'P.SFM'.Q47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77:'P.SFM'.Q47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78:'P.SFM'.Q47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79:'P.SFM'.Q47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80:'P.SFM'.Q48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81:'P.SFM'.Q48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82:'P.SFM'.Q48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83:'P.SFM'.Q48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84:'P.SFM'.Q48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85:'P.SFM'.Q48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86:'P.SFM'.Q48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87:'P.SFM'.Q48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88:'P.SFM'.Q48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02:'P.SFM'.Q40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03:'P.SFM'.Q40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04:'P.SFM'.Q40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05:'P.SFM'.Q40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06:'P.SFM'.Q40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07:'P.SFM'.Q40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08:'P.SFM'.Q40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09:'P.SFM'.Q40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10:'P.SFM'.Q4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11:'P.SFM'.Q4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12:'P.SFM'.Q4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13:'P.SFM'.Q41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14:'P.SFM'.Q41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15:'P.SFM'.Q41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16:'P.SFM'.Q41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17:'P.SFM'.Q41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18:'P.SFM'.Q41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19:'P.SFM'.Q41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20:'P.SFM'.Q42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21:'P.SFM'.Q42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Q422:'P.SFM'.Q42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P.SFM'.R2:'P.SFM'.W488">
            <calcext:color-scale>
              <calcext:color-scale-entry calcext:value="0" calcext:type="number" calcext:color="#e5e5e5"/>
              <calcext:color-scale-entry calcext:value="1" calcext:type="number" calcext:color="#0000ff"/>
            </calcext:color-scale>
          </calcext:conditional-format>
        </calcext:conditional-formats>
      </table:table>
      <table:table table:name="Codes" table:style-name="ta2">
        <office:forms form:automatic-focus="false" form:apply-design-mode="false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visibility="collapse" table:default-cell-style-name="Default"/>
        <table:table-column table:style-name="co19" table:visibility="collapse" table:default-cell-style-name="ce403"/>
        <table:table-column table:style-name="co20" table:visibility="collapse" table:default-cell-style-name="ce429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default-cell-style-name="ce1650"/>
        <table:table-column table:style-name="co7" table:default-cell-style-name="Default"/>
        <table:table-column table:style-name="co24" table:default-cell-style-name="ce504"/>
        <table:table-column table:style-name="co25" table:default-cell-style-name="Default"/>
        <table:table-column table:style-name="co26" table:default-cell-style-name="Default"/>
        <table:table-column table:style-name="co16" table:number-columns-repeated="2" table:default-cell-style-name="Default"/>
        <table:table-column table:style-name="co27" table:default-cell-style-name="Default"/>
        <table:table-column table:style-name="co28" table:default-cell-style-name="ce504"/>
        <table:table-column table:style-name="co16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6" table:default-cell-style-name="Default"/>
        <table:table-row table:style-name="ro2">
          <table:table-cell/>
          <table:table-cell table:style-name="ce315" office:value-type="string" calcext:value-type="string" table:number-columns-spanned="3" table:number-rows-spanned="1">
            <text:p>Face : Font Face Table</text:p>
          </table:table-cell>
          <table:covered-table-cell table:number-columns-repeated="2"/>
          <table:table-cell table:style-name="ce224" office:value-type="string" calcext:value-type="string">
            <text:p>.</text:p>
          </table:table-cell>
          <table:table-cell table:style-name="ce326"/>
          <table:table-cell table:style-name="ce404"/>
          <table:table-cell table:style-name="ce430" table:number-columns-repeated="2"/>
          <table:table-cell table:style-name="ce479"/>
          <table:table-cell table:style-name="ce336" office:value-type="string" calcext:value-type="string" table:number-columns-spanned="2" table:number-rows-spanned="1">
            <text:p>Vert : Vertical Size Table</text:p>
          </table:table-cell>
          <table:covered-table-cell table:style-name="ce501"/>
          <table:table-cell table:style-name="ce505" office:value-type="string" calcext:value-type="string" table:number-columns-spanned="2" table:number-rows-spanned="1">
            <text:p>Example Pts</text:p>
          </table:table-cell>
          <table:covered-table-cell table:style-name="ce343"/>
          <table:table-cell table:style-name="ce1650" office:value-type="string" calcext:value-type="string">
            <text:p>.</text:p>
          </table:table-cell>
          <table:table-cell table:style-name="ce336" office:value-type="string" calcext:value-type="string" table:number-columns-spanned="3" table:number-rows-spanned="1">
            <text:p>Horz: Horizontal Spacing Table</text:p>
          </table:table-cell>
          <table:covered-table-cell table:style-name="ce337"/>
          <table:covered-table-cell table:style-name="ce339"/>
          <table:table-cell table:style-name="ce1650" office:value-type="string" calcext:value-type="string">
            <text:p>.</text:p>
          </table:table-cell>
          <table:table-cell table:style-name="ce336" office:value-type="string" calcext:value-type="string" table:number-columns-spanned="4" table:number-rows-spanned="1">
            <text:p>Extra, X2: Other Formatting Table</text:p>
          </table:table-cell>
          <table:covered-table-cell table:style-name="ce351"/>
          <table:covered-table-cell table:style-name="ce224"/>
          <table:covered-table-cell table:style-name="ce224" office:value-type="string" calcext:value-type="string">
            <text:p>.</text:p>
          </table:covered-table-cell>
        </table:table-row>
        <table:table-row table:style-name="ro2">
          <table:table-cell/>
          <table:table-cell table:style-name="ce316" office:value-type="string" calcext:value-type="string">
            <text:p>IDX</text:p>
          </table:table-cell>
          <table:table-cell table:style-name="ce320" office:value-type="string" calcext:value-type="string">
            <text:p>Style</text:p>
          </table:table-cell>
          <table:table-cell table:style-name="ce320" office:value-type="string" calcext:value-type="string">
            <text:p>Weight</text:p>
          </table:table-cell>
          <table:table-cell table:style-name="ce224"/>
          <table:table-cell table:style-name="ce327" office:value-type="string" calcext:value-type="string" table:number-columns-spanned="3" table:number-rows-spanned="1">
            <text:p>Basic Page Settings</text:p>
          </table:table-cell>
          <table:covered-table-cell table:style-name="ce405"/>
          <table:covered-table-cell table:style-name="ce431"/>
          <table:table-cell table:style-name="ce224"/>
          <table:table-cell/>
          <table:table-cell table:style-name="ce337" office:value-type="string" calcext:value-type="string">
            <text:p>IDX</text:p>
          </table:table-cell>
          <table:table-cell table:style-name="ce339" office:value-type="string" calcext:value-type="string">
            <text:p>Description</text:p>
          </table:table-cell>
          <table:table-cell table:style-name="ce343" office:value-type="string" calcext:value-type="string">
            <text:p>Font</text:p>
          </table:table-cell>
          <table:table-cell table:style-name="ce343" office:value-type="string" calcext:value-type="string">
            <text:p>Lead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IDX</text:p>
          </table:table-cell>
          <table:table-cell table:style-name="ce339" office:value-type="string" calcext:value-type="string">
            <text:p>Description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IDX</text:p>
          </table:table-cell>
          <table:table-cell table:style-name="ce527" office:value-type="string" calcext:value-type="string">
            <text:p>Description</text:p>
          </table:table-cell>
          <table:table-cell table:style-name="ce224"/>
        </table:table-row>
        <table:table-row table:style-name="ro2">
          <table:table-cell/>
          <table:table-cell table:style-name="ce317" office:value-type="string" calcext:value-type="string">
            <text:p>B10</text:p>
          </table:table-cell>
          <table:table-cell table:style-name="ce321" office:value-type="string" calcext:value-type="string">
            <text:p>Body</text:p>
          </table:table-cell>
          <table:table-cell table:style-name="ce322" office:value-type="string" calcext:value-type="string">
            <text:p>Thin Roman</text:p>
          </table:table-cell>
          <table:table-cell table:style-name="ce224"/>
          <table:table-cell table:style-name="ce346" office:value-type="string" calcext:value-type="string">
            <text:p>Pt Size</text:p>
          </table:table-cell>
          <table:table-cell table:style-name="ce406" office:value-type="float" office:value="9" calcext:value-type="float">
            <text:p>9</text:p>
          </table:table-cell>
          <table:table-cell table:style-name="ce432"/>
          <table:table-cell table:style-name="ce224"/>
          <table:table-cell/>
          <table:table-cell table:style-name="ce337" office:value-type="string" calcext:value-type="string">
            <text:p>B10</text:p>
          </table:table-cell>
          <table:table-cell table:style-name="ce503" office:value-type="string" calcext:value-type="string">
            <text:p>Blank line</text:p>
          </table:table-cell>
          <table:table-cell table:style-name="ce507" office:value-type="float" office:value="0.1" calcext:value-type="float">
            <text:p>0.1</text:p>
          </table:table-cell>
          <table:table-cell table:style-name="ce512" table:formula="of:=[.$N$17]" office:value-type="float" office:value="11.3" calcext:value-type="float">
            <text:p>11.3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C</text:p>
          </table:table-cell>
          <table:table-cell table:style-name="ce503" office:value-type="string" calcext:value-type="string">
            <text:p>Centered</text:p>
          </table:table-cell>
          <table:table-cell table:style-name="ce515"/>
          <table:table-cell table:style-name="ce516"/>
          <table:table-cell table:style-name="ce351" office:value-type="string" calcext:value-type="string">
            <text:p>AC</text:p>
          </table:table-cell>
          <table:table-cell table:style-name="ce224" office:value-type="string" calcext:value-type="string">
            <text:p>Override: All Caps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B11</text:p>
          </table:table-cell>
          <table:table-cell table:style-name="ce322" office:value-type="string" calcext:value-type="string">
            <text:p>Body</text:p>
          </table:table-cell>
          <table:table-cell table:style-name="ce322" office:value-type="string" calcext:value-type="string">
            <text:p>Thin Italic</text:p>
          </table:table-cell>
          <table:table-cell table:style-name="ce224"/>
          <table:table-cell table:style-name="ce370" office:value-type="string" calcext:value-type="string">
            <text:p>Leading Ratio</text:p>
          </table:table-cell>
          <table:table-cell table:style-name="ce407" table:formula="of:=POWER(2;1/3)" office:value-type="float" office:value="1.25992104989487" calcext:value-type="float">
            <text:p>1.260</text:p>
          </table:table-cell>
          <table:table-cell table:style-name="ce433" office:value-type="string" calcext:value-type="string">
            <text:p>Multiplier for leading</text:p>
          </table:table-cell>
          <table:table-cell table:style-name="ce224"/>
          <table:table-cell/>
          <table:table-cell table:style-name="ce337" office:value-type="string" calcext:value-type="string">
            <text:p>B20</text:p>
          </table:table-cell>
          <table:table-cell table:style-name="ce503" office:value-type="string" calcext:value-type="string">
            <text:p>2 Blank Lines</text:p>
          </table:table-cell>
          <table:table-cell table:style-name="ce507" office:value-type="float" office:value="0.1" calcext:value-type="float">
            <text:p>0.1</text:p>
          </table:table-cell>
          <table:table-cell table:style-name="ce512" table:formula="of:=[.$N$17]*2" office:value-type="float" office:value="22.6" calcext:value-type="float">
            <text:p>22.6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CB</text:p>
          </table:table-cell>
          <table:table-cell table:style-name="ce503" office:value-type="string" calcext:value-type="string">
            <text:p>Centered, Balanced</text:p>
          </table:table-cell>
          <table:table-cell table:style-name="ce515"/>
          <table:table-cell table:style-name="ce516"/>
          <table:table-cell table:style-name="ce519" office:value-type="string" calcext:value-type="string">
            <text:p>Blue</text:p>
          </table:table-cell>
          <table:table-cell table:style-name="ce516" office:value-type="string" calcext:value-type="string">
            <text:p>Text Color = Blue</text:p>
          </table:table-cell>
          <table:table-cell table:style-name="ce224"/>
        </table:table-row>
        <table:table-row table:style-name="ro2">
          <table:table-cell/>
          <table:table-cell table:style-name="ce317" office:value-type="string" calcext:value-type="string">
            <text:p>B30</text:p>
          </table:table-cell>
          <table:table-cell table:style-name="ce321" office:value-type="string" calcext:value-type="string">
            <text:p>Body</text:p>
          </table:table-cell>
          <table:table-cell table:style-name="ce322" office:value-type="string" calcext:value-type="string">
            <text:p>Light Roman</text:p>
          </table:table-cell>
          <table:table-cell table:style-name="ce224"/>
          <table:table-cell table:style-name="ce370" office:value-type="string" calcext:value-type="string">
            <text:p>Scaling Ratio</text:p>
          </table:table-cell>
          <table:table-cell table:style-name="ce407" table:formula="of:=POWER(2;1/4)" office:value-type="float" office:value="1.18920711500272" calcext:value-type="float">
            <text:p>1.189</text:p>
          </table:table-cell>
          <table:table-cell table:style-name="ce433" office:value-type="string" calcext:value-type="string">
            <text:p>Text Levels</text:p>
          </table:table-cell>
          <table:table-cell table:style-name="ce224"/>
          <table:table-cell/>
          <table:table-cell table:style-name="ce337" office:value-type="string" calcext:value-type="string">
            <text:p>B30</text:p>
          </table:table-cell>
          <table:table-cell table:style-name="ce503" office:value-type="string" calcext:value-type="string">
            <text:p>3 Blank Lines</text:p>
          </table:table-cell>
          <table:table-cell table:style-name="ce507" office:value-type="float" office:value="0.1" calcext:value-type="float">
            <text:p>0.1</text:p>
          </table:table-cell>
          <table:table-cell table:style-name="ce512" table:formula="of:=[.$N$17]*3" office:value-type="float" office:value="33.9" calcext:value-type="float">
            <text:p>33.9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H0</text:p>
          </table:table-cell>
          <table:table-cell table:style-name="ce503" office:value-type="string" calcext:value-type="string">
            <text:p>Hanging, Margin</text:p>
          </table:table-cell>
          <table:table-cell table:style-name="ce515"/>
          <table:table-cell table:style-name="ce516"/>
          <table:table-cell table:style-name="ce519" office:value-type="string" calcext:value-type="string">
            <text:p>Clear</text:p>
          </table:table-cell>
          <table:table-cell table:style-name="ce516" office:value-type="string" calcext:value-type="string">
            <text:p>Width = .1%; Text Color = clear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B31</text:p>
          </table:table-cell>
          <table:table-cell table:style-name="ce322" office:value-type="string" calcext:value-type="string">
            <text:p>Body</text:p>
          </table:table-cell>
          <table:table-cell table:style-name="ce322" office:value-type="string" calcext:value-type="string">
            <text:p>Light Italic</text:p>
          </table:table-cell>
          <table:table-cell table:style-name="ce224"/>
          <table:table-cell table:style-name="ce377"/>
          <table:table-cell table:style-name="ce408"/>
          <table:table-cell table:style-name="ce432"/>
          <table:table-cell table:style-name="ce224"/>
          <table:table-cell/>
          <table:table-cell table:style-name="ce337" office:value-type="string" calcext:value-type="string">
            <text:p>B40</text:p>
          </table:table-cell>
          <table:table-cell table:style-name="ce503" office:value-type="string" calcext:value-type="string">
            <text:p>4 Blank Lines</text:p>
          </table:table-cell>
          <table:table-cell table:style-name="ce507" office:value-type="float" office:value="0.1" calcext:value-type="float">
            <text:p>0.1</text:p>
          </table:table-cell>
          <table:table-cell table:style-name="ce512" table:formula="of:=[.$N$17]*4" office:value-type="float" office:value="45.2" calcext:value-type="float">
            <text:p>45.2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H1</text:p>
          </table:table-cell>
          <table:table-cell table:style-name="ce503" office:value-type="string" calcext:value-type="string">
            <text:p>Hanging, Indent 1</text:p>
          </table:table-cell>
          <table:table-cell table:style-name="ce515"/>
          <table:table-cell table:style-name="ce516"/>
          <table:table-cell table:style-name="ce519" office:value-type="string" calcext:value-type="string">
            <text:p>DC</text:p>
          </table:table-cell>
          <table:table-cell table:style-name="ce516" office:value-type="string" calcext:value-type="string">
            <text:p>Drop Cap First 3 Characters</text:p>
          </table:table-cell>
          <table:table-cell table:style-name="ce224"/>
        </table:table-row>
        <table:table-row table:style-name="ro2">
          <table:table-cell/>
          <table:table-cell table:style-name="ce317" office:value-type="string" calcext:value-type="string">
            <text:p>B40</text:p>
          </table:table-cell>
          <table:table-cell table:style-name="ce321" office:value-type="string" calcext:value-type="string">
            <text:p>Body</text:p>
          </table:table-cell>
          <table:table-cell table:style-name="ce322" office:value-type="string" calcext:value-type="string">
            <text:p>Book Roman</text:p>
          </table:table-cell>
          <table:table-cell table:style-name="ce224"/>
          <table:table-cell table:style-name="ce370" office:value-type="string" calcext:value-type="string">
            <text:p>Hyphenate?</text:p>
          </table:table-cell>
          <table:table-cell table:style-name="ce409" office:value-type="float" office:value="1" calcext:value-type="float">
            <text:p>1</text:p>
          </table:table-cell>
          <table:table-cell table:style-name="ce434" table:formula="of:=IF([.G7]=1;&quot;(1=YES): 0=No&quot;;&quot;1=Yes: (0=NO)&quot;)" office:value-type="string" office:string-value="(1=YES): 0=No" calcext:value-type="string">
            <text:p>(1=YES): 0=No</text:p>
          </table:table-cell>
          <table:table-cell table:style-name="ce224"/>
          <table:table-cell/>
          <table:table-cell table:style-name="ce337" office:value-type="string" calcext:value-type="string">
            <text:p>B50</text:p>
          </table:table-cell>
          <table:table-cell table:style-name="ce503" office:value-type="string" calcext:value-type="string">
            <text:p>5 Blank Lines</text:p>
          </table:table-cell>
          <table:table-cell table:style-name="ce507" office:value-type="float" office:value="0.1" calcext:value-type="float">
            <text:p>0.1</text:p>
          </table:table-cell>
          <table:table-cell table:style-name="ce512" table:formula="of:=[.$N$17]*5" office:value-type="float" office:value="56.5" calcext:value-type="float">
            <text:p>56.5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H2</text:p>
          </table:table-cell>
          <table:table-cell table:style-name="ce503" office:value-type="string" calcext:value-type="string">
            <text:p>Hanging, Indent 2</text:p>
          </table:table-cell>
          <table:table-cell table:style-name="ce1650"/>
          <table:table-cell table:style-name="ce224"/>
          <table:table-cell table:style-name="ce519" office:value-type="string" calcext:value-type="string">
            <text:p>Default</text:p>
          </table:table-cell>
          <table:table-cell table:style-name="ce528" office:value-type="string" calcext:value-type="string">
            <text:p>Default Paragraph Style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B41</text:p>
          </table:table-cell>
          <table:table-cell table:style-name="ce322" office:value-type="string" calcext:value-type="string">
            <text:p>Body</text:p>
          </table:table-cell>
          <table:table-cell table:style-name="ce322" office:value-type="string" calcext:value-type="string">
            <text:p>Book Italic</text:p>
          </table:table-cell>
          <table:table-cell table:style-name="ce224"/>
          <table:table-cell table:style-name="ce370" office:value-type="string" calcext:value-type="string">
            <text:p>Justify?</text:p>
          </table:table-cell>
          <table:table-cell table:style-name="ce409" office:value-type="float" office:value="1" calcext:value-type="float">
            <text:p>1</text:p>
          </table:table-cell>
          <table:table-cell table:style-name="ce434" table:formula="of:=IF([.G8]=1;&quot;(1=YES): 0=No&quot;;&quot;1=Yes: (0=NO)&quot;)" office:value-type="string" office:string-value="(1=YES): 0=No" calcext:value-type="string">
            <text:p>(1=YES): 0=No</text:p>
          </table:table-cell>
          <table:table-cell table:style-name="ce224"/>
          <table:table-cell/>
          <table:table-cell table:style-name="ce337" office:value-type="string" calcext:value-type="string">
            <text:p>B60</text:p>
          </table:table-cell>
          <table:table-cell table:style-name="ce503" office:value-type="string" calcext:value-type="string">
            <text:p>6 Blank Lines</text:p>
          </table:table-cell>
          <table:table-cell table:style-name="ce507" office:value-type="float" office:value="0.1" calcext:value-type="float">
            <text:p>0.1</text:p>
          </table:table-cell>
          <table:table-cell table:style-name="ce512" table:formula="of:=[.$N$17]*6" office:value-type="float" office:value="67.8" calcext:value-type="float">
            <text:p>67.8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H3</text:p>
          </table:table-cell>
          <table:table-cell table:style-name="ce503" office:value-type="string" calcext:value-type="string">
            <text:p>Hanging, Indent 3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FPL</text:p>
          </table:table-cell>
          <table:table-cell table:style-name="ce529" office:value-type="string" calcext:value-type="string">
            <text:p>Override FigureStyle Proportional Lining</text:p>
          </table:table-cell>
          <table:table-cell table:style-name="ce224"/>
        </table:table-row>
        <table:table-row table:style-name="ro2">
          <table:table-cell/>
          <table:table-cell table:style-name="ce317" office:value-type="string" calcext:value-type="string">
            <text:p>B50</text:p>
          </table:table-cell>
          <table:table-cell table:style-name="ce321" office:value-type="string" calcext:value-type="string">
            <text:p>Body</text:p>
          </table:table-cell>
          <table:table-cell table:style-name="ce322" office:value-type="string" calcext:value-type="string">
            <text:p>Medium Roman</text:p>
          </table:table-cell>
          <table:table-cell table:style-name="ce224"/>
          <table:table-cell table:style-name="ce370" office:value-type="string" calcext:value-type="string">
            <text:p>Ligatures?</text:p>
          </table:table-cell>
          <table:table-cell table:style-name="ce409" office:value-type="float" office:value="1" calcext:value-type="float">
            <text:p>1</text:p>
          </table:table-cell>
          <table:table-cell table:style-name="ce434" table:formula="of:=IF([.G9]=1;&quot;(1=YES): 0=No&quot;;&quot;1=Yes: (0=NO)&quot;)" office:value-type="string" office:string-value="(1=YES): 0=No" calcext:value-type="string">
            <text:p>(1=YES): 0=No</text:p>
          </table:table-cell>
          <table:table-cell table:style-name="ce224"/>
          <table:table-cell/>
          <table:table-cell table:style-name="ce337" office:value-type="string" calcext:value-type="string">
            <text:p>B70</text:p>
          </table:table-cell>
          <table:table-cell table:style-name="ce503" office:value-type="string" calcext:value-type="string">
            <text:p>7 Blank Lines</text:p>
          </table:table-cell>
          <table:table-cell table:style-name="ce507" office:value-type="float" office:value="0.1" calcext:value-type="float">
            <text:p>0.1</text:p>
          </table:table-cell>
          <table:table-cell table:style-name="ce512" table:formula="of:=[.$N$17]*7" office:value-type="float" office:value="79.1" calcext:value-type="float">
            <text:p>79.1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H4</text:p>
          </table:table-cell>
          <table:table-cell table:style-name="ce503" office:value-type="string" calcext:value-type="string">
            <text:p>Hanging, Indent 4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FPO</text:p>
          </table:table-cell>
          <table:table-cell table:style-name="ce529" office:value-type="string" calcext:value-type="string">
            <text:p>Override FigureStyle:Proportional Oldstyle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B51</text:p>
          </table:table-cell>
          <table:table-cell table:style-name="ce322" office:value-type="string" calcext:value-type="string">
            <text:p>Body</text:p>
          </table:table-cell>
          <table:table-cell table:style-name="ce322" office:value-type="string" calcext:value-type="string">
            <text:p>Medium Italic</text:p>
          </table:table-cell>
          <table:table-cell table:style-name="ce224"/>
          <table:table-cell table:style-name="ce370" office:value-type="string" calcext:value-type="string">
            <text:p>Figure Style?</text:p>
          </table:table-cell>
          <table:table-cell table:style-name="ce409" office:value-type="float" office:value="1" calcext:value-type="float">
            <text:p>1</text:p>
          </table:table-cell>
          <table:table-cell table:style-name="ce434" table:formula="of:=IF([.G10]=1;&quot;(1=Oldstyle): 0=Lining&quot;;&quot;1=Oldstyle: (0=Lining)&quot;)" office:value-type="string" office:string-value="(1=Oldstyle): 0=Lining" calcext:value-type="string">
            <text:p>(1=Oldstyle): 0=Lining</text:p>
          </table:table-cell>
          <table:table-cell table:style-name="ce224"/>
          <table:table-cell/>
          <table:table-cell table:style-name="ce337" office:value-type="string" calcext:value-type="string">
            <text:p>B80</text:p>
          </table:table-cell>
          <table:table-cell table:style-name="ce503" office:value-type="string" calcext:value-type="string">
            <text:p>8 Blank Lines</text:p>
          </table:table-cell>
          <table:table-cell table:style-name="ce507" office:value-type="float" office:value="0.1" calcext:value-type="float">
            <text:p>0.1</text:p>
          </table:table-cell>
          <table:table-cell table:style-name="ce512" table:formula="of:=[.$N$17]*8" office:value-type="float" office:value="90.4" calcext:value-type="float">
            <text:p>90.4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H5</text:p>
          </table:table-cell>
          <table:table-cell table:style-name="ce503" office:value-type="string" calcext:value-type="string">
            <text:p>Hanging, Indent 5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FTL</text:p>
          </table:table-cell>
          <table:table-cell table:style-name="ce529" office:value-type="string" calcext:value-type="string">
            <text:p>Override FigureStyle Tabular Lining</text:p>
          </table:table-cell>
          <table:table-cell table:style-name="ce224"/>
        </table:table-row>
        <table:table-row table:style-name="ro2">
          <table:table-cell/>
          <table:table-cell table:style-name="ce317" office:value-type="string" calcext:value-type="string">
            <text:p>B60</text:p>
          </table:table-cell>
          <table:table-cell table:style-name="ce321" office:value-type="string" calcext:value-type="string">
            <text:p>Body</text:p>
          </table:table-cell>
          <table:table-cell table:style-name="ce322" office:value-type="string" calcext:value-type="string">
            <text:p>Semibold Roman</text:p>
          </table:table-cell>
          <table:table-cell table:style-name="ce224"/>
          <table:table-cell table:style-name="ce378" office:value-type="string" calcext:value-type="string">
            <text:p>Figure Width?</text:p>
          </table:table-cell>
          <table:table-cell table:style-name="ce410" office:value-type="float" office:value="0" calcext:value-type="float">
            <text:p>0</text:p>
          </table:table-cell>
          <table:table-cell table:style-name="ce435" table:formula="of:=IF([.G11]=1;&quot;(1=Tabular): 0=Proportional&quot;;&quot;(0=Proportional): 1=Tabular&quot;)" office:value-type="string" office:string-value="(0=Proportional): 1=Tabular" calcext:value-type="string">
            <text:p>(0=Proportional): 1=Tabular</text:p>
          </table:table-cell>
          <table:table-cell table:style-name="ce224"/>
          <table:table-cell/>
          <table:table-cell table:style-name="ce337" office:value-type="string" calcext:value-type="string">
            <text:p>B90</text:p>
          </table:table-cell>
          <table:table-cell table:style-name="ce503" office:value-type="string" calcext:value-type="string">
            <text:p>9 Blank Lines</text:p>
          </table:table-cell>
          <table:table-cell table:style-name="ce507" office:value-type="float" office:value="0.1" calcext:value-type="float">
            <text:p>0.1</text:p>
          </table:table-cell>
          <table:table-cell table:style-name="ce512" table:formula="of:=[.$N$17]*9" office:value-type="float" office:value="101.7" calcext:value-type="float">
            <text:p>101.7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H6</text:p>
          </table:table-cell>
          <table:table-cell table:style-name="ce503" office:value-type="string" calcext:value-type="string">
            <text:p>Hanging, Indent 6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FTO</text:p>
          </table:table-cell>
          <table:table-cell table:style-name="ce529" office:value-type="string" calcext:value-type="string">
            <text:p>Override FigureStyle:Tabular Oldstyle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B61</text:p>
          </table:table-cell>
          <table:table-cell table:style-name="ce322" office:value-type="string" calcext:value-type="string">
            <text:p>Body</text:p>
          </table:table-cell>
          <table:table-cell table:style-name="ce322" office:value-type="string" calcext:value-type="string">
            <text:p>Semibold Italic</text:p>
          </table:table-cell>
          <table:table-cell table:style-name="ce224" table:number-columns-repeated="5"/>
          <table:table-cell/>
          <table:table-cell table:style-name="ce337" office:value-type="string" calcext:value-type="string">
            <text:p>F09</text:p>
          </table:table-cell>
          <table:table-cell table:style-name="ce503" office:value-type="string" calcext:value-type="string">
            <text:p>Footnote Grid -1</text:p>
          </table:table-cell>
          <table:table-cell table:style-name="ce508" table:formula="of:=[.M13]/[.$G$5]" office:value-type="float" office:value="6.36396103067893" calcext:value-type="float">
            <text:p>6.4</text:p>
          </table:table-cell>
          <table:table-cell table:style-name="ce508" table:formula="of:=[.$N$13]" office:value-type="float" office:value="9.5" calcext:value-type="float">
            <text:p>9.5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H7</text:p>
          </table:table-cell>
          <table:table-cell table:style-name="ce503" office:value-type="string" calcext:value-type="string">
            <text:p>Hanging, Indent 7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KP1</text:p>
          </table:table-cell>
          <table:table-cell table:style-name="ce224" office:value-type="string" calcext:value-type="string">
            <text:p>Keep with Previous 1 <text:s/>line of text</text:p>
          </table:table-cell>
          <table:table-cell table:style-name="ce224"/>
        </table:table-row>
        <table:table-row table:style-name="ro7">
          <table:table-cell/>
          <table:table-cell table:style-name="ce318" office:value-type="string" calcext:value-type="string">
            <text:p>B70</text:p>
          </table:table-cell>
          <table:table-cell table:style-name="ce322" office:value-type="string" calcext:value-type="string">
            <text:p>Body</text:p>
          </table:table-cell>
          <table:table-cell table:style-name="ce322" office:value-type="string" calcext:value-type="string">
            <text:p>Bold Roman</text:p>
          </table:table-cell>
          <table:table-cell table:style-name="ce224" table:number-columns-repeated="5"/>
          <table:table-cell/>
          <table:table-cell table:style-name="ce337" office:value-type="string" calcext:value-type="string">
            <text:p>F10</text:p>
          </table:table-cell>
          <table:table-cell table:style-name="ce503" office:value-type="string" calcext:value-type="string">
            <text:p>Footnote Grid</text:p>
          </table:table-cell>
          <table:table-cell table:style-name="ce508" table:formula="of:=[.M17]/[.$G$5]" office:value-type="float" office:value="7.56806773728343" calcext:value-type="float">
            <text:p>7.6</text:p>
          </table:table-cell>
          <table:table-cell table:style-name="ce507" table:formula="of:=INT([.M13]*[.$G$4]*10)/10" office:value-type="float" office:value="9.5" calcext:value-type="float">
            <text:p>9.5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H8</text:p>
          </table:table-cell>
          <table:table-cell table:style-name="ce503" office:value-type="string" calcext:value-type="string">
            <text:p>Hanging, Indent 8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KPN</text:p>
          </table:table-cell>
          <table:table-cell table:style-name="ce224" office:value-type="string" calcext:value-type="string">
            <text:p>Keep with Next 1 line of text</text:p>
          </table:table-cell>
          <table:table-cell table:style-name="ce224"/>
        </table:table-row>
        <table:table-row table:style-name="ro7">
          <table:table-cell/>
          <table:table-cell table:style-name="ce318" office:value-type="string" calcext:value-type="string">
            <text:p>B71</text:p>
          </table:table-cell>
          <table:table-cell table:style-name="ce322" office:value-type="string" calcext:value-type="string">
            <text:p>Body</text:p>
          </table:table-cell>
          <table:table-cell table:style-name="ce322" office:value-type="string" calcext:value-type="string">
            <text:p>Bold Italic</text:p>
          </table:table-cell>
          <table:table-cell table:style-name="ce224"/>
          <table:table-cell table:style-name="ce379" table:number-columns-spanned="3" table:number-rows-spanned="1"/>
          <table:covered-table-cell table:style-name="ce412"/>
          <table:covered-table-cell table:style-name="ce436"/>
          <table:table-cell table:style-name="ce224"/>
          <table:table-cell/>
          <table:table-cell table:style-name="ce337" office:value-type="string" calcext:value-type="string">
            <text:p>F20</text:p>
          </table:table-cell>
          <table:table-cell table:style-name="ce503" office:value-type="string" calcext:value-type="string">
            <text:p>Footnote +1</text:p>
          </table:table-cell>
          <table:table-cell table:style-name="ce508" table:formula="of:=[.M13]*[.$G$5]" office:value-type="float" office:value="9" calcext:value-type="float">
            <text:p>9.0</text:p>
          </table:table-cell>
          <table:table-cell table:style-name="ce508" table:formula="of:=[.$N$13]/(INT([.$N$13]/[.M14]*2)/2)" office:value-type="float" office:value="9.5" calcext:value-type="float">
            <text:p>9.5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H9</text:p>
          </table:table-cell>
          <table:table-cell table:style-name="ce503" office:value-type="string" calcext:value-type="string">
            <text:p>Hanging, Indent 9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NB</text:p>
          </table:table-cell>
          <table:table-cell table:style-name="ce224" office:value-type="string" calcext:value-type="string">
            <text:p>Override: No break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B80</text:p>
          </table:table-cell>
          <table:table-cell table:style-name="ce322" office:value-type="string" calcext:value-type="string">
            <text:p>Body</text:p>
          </table:table-cell>
          <table:table-cell table:style-name="ce322" office:value-type="string" calcext:value-type="string">
            <text:p>Heavy Roman</text:p>
          </table:table-cell>
          <table:table-cell table:style-name="ce224"/>
          <table:table-cell table:style-name="ce384" table:formula="of:=&quot;Fontsheet : &quot;&amp;#REF!" office:value-type="string" office:string-value="" calcext:value-type="error" table:number-columns-spanned="3" table:number-rows-spanned="1">
            <text:p>#REF!</text:p>
          </table:table-cell>
          <table:covered-table-cell table:style-name="ce413"/>
          <table:covered-table-cell table:style-name="ce298"/>
          <table:table-cell table:style-name="ce224"/>
          <table:table-cell/>
          <table:table-cell table:style-name="ce337" office:value-type="string" calcext:value-type="string">
            <text:p>F30</text:p>
          </table:table-cell>
          <table:table-cell table:style-name="ce503" office:value-type="string" calcext:value-type="string">
            <text:p>Footnote Grid +2</text:p>
          </table:table-cell>
          <table:table-cell table:style-name="ce508" table:formula="of:=[.M14]*[.$G$5]" office:value-type="float" office:value="10.7028640350245" calcext:value-type="float">
            <text:p>10.7</text:p>
          </table:table-cell>
          <table:table-cell table:style-name="ce508" table:formula="of:=[.$N$13]/(INT([.$N$13]/[.M15]*2)/2)" office:value-type="float" office:value="19" calcext:value-type="float">
            <text:p>19.0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M</text:p>
          </table:table-cell>
          <table:table-cell table:style-name="ce503" office:value-type="string" calcext:value-type="string">
            <text:p>Block Text, Margin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NB50</text:p>
          </table:table-cell>
          <table:table-cell table:style-name="ce224" office:value-type="string" calcext:value-type="string">
            <text:p>Override: No break; Width = 50%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B81</text:p>
          </table:table-cell>
          <table:table-cell table:style-name="ce322" office:value-type="string" calcext:value-type="string">
            <text:p>Body</text:p>
          </table:table-cell>
          <table:table-cell table:style-name="ce322" office:value-type="string" calcext:value-type="string">
            <text:p>Heavy Italic</text:p>
          </table:table-cell>
          <table:table-cell table:style-name="ce224"/>
          <table:table-cell table:style-name="ce385" table:formula="of:=&quot;Stylesheet : &quot;&amp;#REF!" office:value-type="string" office:string-value="" calcext:value-type="error" table:number-columns-spanned="3" table:number-rows-spanned="1">
            <text:p>#REF!</text:p>
          </table:table-cell>
          <table:covered-table-cell table:style-name="ce413"/>
          <table:covered-table-cell table:style-name="ce298"/>
          <table:table-cell table:style-name="ce224"/>
          <table:table-cell/>
          <table:table-cell table:style-name="ce337" office:value-type="string" calcext:value-type="string">
            <text:p>L08</text:p>
          </table:table-cell>
          <table:table-cell table:style-name="ce503" office:value-type="string" calcext:value-type="string">
            <text:p>Text Grid - 1</text:p>
          </table:table-cell>
          <table:table-cell table:style-name="ce508" table:formula="of:=[.M17]/SQRT([.$G$5])" office:value-type="float" office:value="8.25303638884204" calcext:value-type="float">
            <text:p>8.3</text:p>
          </table:table-cell>
          <table:table-cell table:style-name="ce507" table:formula="of:=[.$N$17]" office:value-type="float" office:value="11.3" calcext:value-type="float">
            <text:p>11.3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M0</text:p>
          </table:table-cell>
          <table:table-cell table:style-name="ce503" office:value-type="string" calcext:value-type="string">
            <text:p>Block Text, Indent 1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PB</text:p>
          </table:table-cell>
          <table:table-cell table:style-name="ce224" office:value-type="string" calcext:value-type="string">
            <text:p>Page Break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B90</text:p>
          </table:table-cell>
          <table:table-cell table:style-name="ce322" office:value-type="string" calcext:value-type="string">
            <text:p>Body</text:p>
          </table:table-cell>
          <table:table-cell table:style-name="ce322" office:value-type="string" calcext:value-type="string">
            <text:p>Black Roman</text:p>
          </table:table-cell>
          <table:table-cell table:style-name="ce224"/>
          <table:table-cell table:style-name="ce386" table:formula="of:=&quot;Body Text: &quot;&amp;[.$M$17]&amp;&quot;/&quot;&amp;[.$N$17]&amp;&quot; | L4: &quot;&amp;[.$M$21]&amp;&quot;/&quot;&amp;[.$N$21]&amp;&quot; | L9: &quot;&amp;[.$M$26]&amp;&quot;/&quot;&amp;[.$N$26]" office:value-type="string" office:string-value="Body Text: 9/11.3 | L4: 17.9/22.6 | L9: 42.2/45.2" calcext:value-type="string" table:number-columns-spanned="3" table:number-rows-spanned="1">
            <text:p>Body Text: 9/11.3 | L4: 17.9/22.6 | L9: 42.2/45.2</text:p>
          </table:table-cell>
          <table:covered-table-cell table:style-name="ce416"/>
          <table:covered-table-cell table:style-name="ce298"/>
          <table:table-cell table:style-name="ce224"/>
          <table:table-cell/>
          <table:table-cell table:style-name="ce337" office:value-type="string" calcext:value-type="string">
            <text:p>L10</text:p>
          </table:table-cell>
          <table:table-cell table:style-name="ce503" office:value-type="string" calcext:value-type="string">
            <text:p>Text Grid</text:p>
          </table:table-cell>
          <table:table-cell table:style-name="ce507" table:formula="of:=[.G3]" office:value-type="float" office:value="9" calcext:value-type="float">
            <text:p>9.0</text:p>
          </table:table-cell>
          <table:table-cell table:style-name="ce507" table:formula="of:=INT([.G3]*[.G4]*10)/10" office:value-type="float" office:value="11.3" calcext:value-type="float">
            <text:p>11.3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M1</text:p>
          </table:table-cell>
          <table:table-cell table:style-name="ce503" office:value-type="string" calcext:value-type="string">
            <text:p>Block Text, Indent 2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QVS</text:p>
          </table:table-cell>
          <table:table-cell table:style-name="ce224" office:value-type="string" calcext:value-type="string">
            <text:p>Back Space (for poetry verse number alignment)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B91</text:p>
          </table:table-cell>
          <table:table-cell table:style-name="ce322" office:value-type="string" calcext:value-type="string">
            <text:p>Body</text:p>
          </table:table-cell>
          <table:table-cell table:style-name="ce322" office:value-type="string" calcext:value-type="string">
            <text:p>Black Italic</text:p>
          </table:table-cell>
          <table:table-cell table:style-name="ce224"/>
          <table:table-cell table:style-name="ce387"/>
          <table:table-cell table:style-name="ce418"/>
          <table:table-cell table:style-name="ce298"/>
          <table:table-cell table:style-name="ce224"/>
          <table:table-cell/>
          <table:table-cell table:style-name="ce337" office:value-type="string" calcext:value-type="string">
            <text:p>L20</text:p>
          </table:table-cell>
          <table:table-cell table:style-name="ce503" office:value-type="string" calcext:value-type="string">
            <text:p>Text Grid +1</text:p>
          </table:table-cell>
          <table:table-cell table:style-name="ce507" table:formula="of:=INT([.M17]*[.$G$5]*10)/10" office:value-type="float" office:value="10.7" calcext:value-type="float">
            <text:p>10.7</text:p>
          </table:table-cell>
          <table:table-cell table:style-name="ce512" table:formula="of:=[.$N$17]*(1+INT(([.M18]/[.$N$17]/2)*2))" office:value-type="float" office:value="11.3" calcext:value-type="float">
            <text:p>11.3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M2</text:p>
          </table:table-cell>
          <table:table-cell table:style-name="ce503" office:value-type="string" calcext:value-type="string">
            <text:p>Block Text, Indent 3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Red</text:p>
          </table:table-cell>
          <table:table-cell table:style-name="ce224" office:value-type="string" calcext:value-type="string">
            <text:p>Text Color = Red</text:p>
          </table:table-cell>
          <table:table-cell table:style-name="ce224"/>
        </table:table-row>
        <table:table-row table:style-name="ro2">
          <table:table-cell/>
          <table:table-cell table:style-name="ce317" office:value-type="string" calcext:value-type="string">
            <text:p>C40</text:p>
          </table:table-cell>
          <table:table-cell table:style-name="ce321" office:value-type="string" calcext:value-type="string">
            <text:p>Caption</text:p>
          </table:table-cell>
          <table:table-cell table:style-name="ce322" office:value-type="string" calcext:value-type="string">
            <text:p>Caption Text</text:p>
          </table:table-cell>
          <table:table-cell table:style-name="ce224"/>
          <table:table-cell table:style-name="ce394"/>
          <table:table-cell table:style-name="ce419"/>
          <table:table-cell table:style-name="ce438"/>
          <table:table-cell table:style-name="ce224"/>
          <table:table-cell/>
          <table:table-cell table:style-name="ce337" office:value-type="string" calcext:value-type="string">
            <text:p>L30</text:p>
          </table:table-cell>
          <table:table-cell table:style-name="ce503" office:value-type="string" calcext:value-type="string">
            <text:p>Text Grid +2</text:p>
          </table:table-cell>
          <table:table-cell table:style-name="ce507" table:formula="of:=INT([.M18]*[.$G$5]*10)/10" office:value-type="float" office:value="12.7" calcext:value-type="float">
            <text:p>12.7</text:p>
          </table:table-cell>
          <table:table-cell table:style-name="ce512" table:formula="of:=[.$N$17]*(1+INT(([.M19]/[.$N$17]/2)*2))" office:value-type="float" office:value="22.6" calcext:value-type="float">
            <text:p>22.6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M3</text:p>
          </table:table-cell>
          <table:table-cell table:style-name="ce503" office:value-type="string" calcext:value-type="string">
            <text:p>Block Text, Indent 4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SC</text:p>
          </table:table-cell>
          <table:table-cell table:style-name="ce224" office:value-type="string" calcext:value-type="string">
            <text:p>Override: Small Caps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C41</text:p>
          </table:table-cell>
          <table:table-cell table:style-name="ce322" office:value-type="string" calcext:value-type="string">
            <text:p>Caption</text:p>
          </table:table-cell>
          <table:table-cell table:style-name="ce322" office:value-type="string" calcext:value-type="string">
            <text:p>Caption Italics</text:p>
          </table:table-cell>
          <table:table-cell table:style-name="ce224" table:number-columns-repeated="5"/>
          <table:table-cell/>
          <table:table-cell table:style-name="ce337" office:value-type="string" calcext:value-type="string">
            <text:p>L40</text:p>
          </table:table-cell>
          <table:table-cell table:style-name="ce503" office:value-type="string" calcext:value-type="string">
            <text:p>Text Grid +3</text:p>
          </table:table-cell>
          <table:table-cell table:style-name="ce507" table:formula="of:=INT([.M19]*[.$G$5]*10)/10" office:value-type="float" office:value="15.1" calcext:value-type="float">
            <text:p>15.1</text:p>
          </table:table-cell>
          <table:table-cell table:style-name="ce512" table:formula="of:=[.$N$17]*(1+INT(([.M20]/[.$N$17]/2)*2))" office:value-type="float" office:value="22.6" calcext:value-type="float">
            <text:p>22.6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M4</text:p>
          </table:table-cell>
          <table:table-cell table:style-name="ce503" office:value-type="string" calcext:value-type="string">
            <text:p>Block Text, Indent 5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SC3</text:p>
          </table:table-cell>
          <table:table-cell table:style-name="ce224" office:value-type="string" calcext:value-type="string">
            <text:p>All Caps 1<text:span text:style-name="T3">st</text:span> 3 words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C46</text:p>
          </table:table-cell>
          <table:table-cell table:style-name="ce322" office:value-type="string" calcext:value-type="string">
            <text:p>Caption</text:p>
          </table:table-cell>
          <table:table-cell table:style-name="ce322" office:value-type="string" calcext:value-type="string">
            <text:p>Caption Text</text:p>
          </table:table-cell>
          <table:table-cell/>
          <table:table-cell table:style-name="Default" table:number-columns-repeated="2"/>
          <table:table-cell table:number-columns-repeated="3"/>
          <table:table-cell table:style-name="ce337" office:value-type="string" calcext:value-type="string">
            <text:p>L50</text:p>
          </table:table-cell>
          <table:table-cell table:style-name="ce503" office:value-type="string" calcext:value-type="string">
            <text:p>Text Grid +4</text:p>
          </table:table-cell>
          <table:table-cell table:style-name="ce507" table:formula="of:=INT([.M20]*[.$G$5]*10)/10" office:value-type="float" office:value="17.9" calcext:value-type="float">
            <text:p>17.9</text:p>
          </table:table-cell>
          <table:table-cell table:style-name="ce512" table:formula="of:=[.$N$17]*(1+INT(([.M21]/[.$N$17]/2)*2))" office:value-type="float" office:value="22.6" calcext:value-type="float">
            <text:p>22.6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M5</text:p>
          </table:table-cell>
          <table:table-cell table:style-name="ce503" office:value-type="string" calcext:value-type="string">
            <text:p>Block Text, Indent 6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SNUM</text:p>
          </table:table-cell>
          <table:table-cell table:style-name="ce224" office:value-type="string" calcext:value-type="string">
            <text:p>Override: Use Alternate Font for numbers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C47</text:p>
          </table:table-cell>
          <table:table-cell table:style-name="ce322" office:value-type="string" calcext:value-type="string">
            <text:p>Caption</text:p>
          </table:table-cell>
          <table:table-cell table:style-name="ce322" office:value-type="string" calcext:value-type="string">
            <text:p>Caption Italics</text:p>
          </table:table-cell>
          <table:table-cell table:style-name="ce224" table:number-columns-repeated="5"/>
          <table:table-cell/>
          <table:table-cell table:style-name="ce337" office:value-type="string" calcext:value-type="string">
            <text:p>L50</text:p>
          </table:table-cell>
          <table:table-cell table:style-name="ce503" office:value-type="string" calcext:value-type="string">
            <text:p>Text Grid +5</text:p>
          </table:table-cell>
          <table:table-cell table:style-name="ce507" table:formula="of:=INT([.M21]*[.$G$5]*10)/10" office:value-type="float" office:value="21.2" calcext:value-type="float">
            <text:p>21.2</text:p>
          </table:table-cell>
          <table:table-cell table:style-name="ce512" table:formula="of:=[.$N$17]*(1+INT(([.M22]/[.$N$17]/2)*2))" office:value-type="float" office:value="22.6" calcext:value-type="float">
            <text:p>22.6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M6</text:p>
          </table:table-cell>
          <table:table-cell table:style-name="ce503" office:value-type="string" calcext:value-type="string">
            <text:p>Block Text, Indent 7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SPLT</text:p>
          </table:table-cell>
          <table:table-cell table:style-name="ce224" office:value-type="string" calcext:value-type="string">
            <text:p>Override: split columns (use template) </text:p>
          </table:table-cell>
          <table:table-cell table:style-name="ce224"/>
        </table:table-row>
        <table:table-row table:style-name="ro2">
          <table:table-cell/>
          <table:table-cell table:style-name="ce317" office:value-type="string" calcext:value-type="string">
            <text:p>C70</text:p>
          </table:table-cell>
          <table:table-cell table:style-name="ce321" office:value-type="string" calcext:value-type="string">
            <text:p>Caption</text:p>
          </table:table-cell>
          <table:table-cell table:style-name="ce322" office:value-type="string" calcext:value-type="string">
            <text:p>Caption Bold</text:p>
          </table:table-cell>
          <table:table-cell table:style-name="ce224"/>
          <table:table-cell table:style-name="ce395" office:value-type="string" calcext:value-type="string" table:number-columns-spanned="3" table:number-rows-spanned="1">
            <text:p>Default Options</text:p>
          </table:table-cell>
          <table:covered-table-cell table:style-name="ce420"/>
          <table:covered-table-cell table:style-name="ce444"/>
          <table:table-cell table:style-name="ce224"/>
          <table:table-cell/>
          <table:table-cell table:style-name="ce337" office:value-type="string" calcext:value-type="string">
            <text:p>L60</text:p>
          </table:table-cell>
          <table:table-cell table:style-name="ce503" office:value-type="string" calcext:value-type="string">
            <text:p>Text Grid +6</text:p>
          </table:table-cell>
          <table:table-cell table:style-name="ce507" table:formula="of:=INT([.M22]*[.$G$5]*10)/10" office:value-type="float" office:value="25.2" calcext:value-type="float">
            <text:p>25.2</text:p>
          </table:table-cell>
          <table:table-cell table:style-name="ce512" table:formula="of:=[.$N$17]*(1+INT(([.M23]/[.$N$17]/2)*2))" office:value-type="float" office:value="33.9" calcext:value-type="float">
            <text:p>33.9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M7</text:p>
          </table:table-cell>
          <table:table-cell table:style-name="ce503" office:value-type="string" calcext:value-type="string">
            <text:p>Block Text, Indent 8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SPN</text:p>
          </table:table-cell>
          <table:table-cell table:style-name="ce224" office:value-type="string" calcext:value-type="string">
            <text:p>Override: Span all columns (use entire page width)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C71</text:p>
          </table:table-cell>
          <table:table-cell table:style-name="ce322" office:value-type="string" calcext:value-type="string">
            <text:p>Caption</text:p>
          </table:table-cell>
          <table:table-cell table:style-name="ce322" office:value-type="string" calcext:value-type="string">
            <text:p>Caption Bold Italic</text:p>
          </table:table-cell>
          <table:table-cell table:style-name="ce325" office:value-type="float" office:value="24" calcext:value-type="float">
            <text:p>24</text:p>
          </table:table-cell>
          <table:table-cell table:style-name="ce396" office:value-type="string" calcext:value-type="string">
            <text:p>Language</text:p>
          </table:table-cell>
          <table:table-cell table:style-name="ce421" office:value-type="string" calcext:value-type="string">
            <text:p>Eng-us</text:p>
          </table:table-cell>
          <table:table-cell table:style-name="ce445" office:value-type="string" calcext:value-type="string">
            <text:p>SIL(-ISO3166:optional)</text:p>
          </table:table-cell>
          <table:table-cell table:style-name="ce460"/>
          <table:table-cell table:style-name="ce483"/>
          <table:table-cell table:style-name="ce337" office:value-type="string" calcext:value-type="string">
            <text:p>L70</text:p>
          </table:table-cell>
          <table:table-cell table:style-name="ce503" office:value-type="string" calcext:value-type="string">
            <text:p>Text Grid +7</text:p>
          </table:table-cell>
          <table:table-cell table:style-name="ce507" table:formula="of:=INT([.M23]*[.$G$5]*10)/10" office:value-type="float" office:value="29.9" calcext:value-type="float">
            <text:p>29.9</text:p>
          </table:table-cell>
          <table:table-cell table:style-name="ce512" table:formula="of:=[.$N$17]*(1+INT(([.M24]/[.$N$17]/2)*2))" office:value-type="float" office:value="33.9" calcext:value-type="float">
            <text:p>33.9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M8</text:p>
          </table:table-cell>
          <table:table-cell table:style-name="ce503" office:value-type="string" calcext:value-type="string">
            <text:p>Block Text, Indent 9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SUP</text:p>
          </table:table-cell>
          <table:table-cell table:style-name="ce224" office:value-type="string" calcext:value-type="string">
            <text:p>Override: Superscript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C76</text:p>
          </table:table-cell>
          <table:table-cell table:style-name="ce322" office:value-type="string" calcext:value-type="string">
            <text:p>Caption</text:p>
          </table:table-cell>
          <table:table-cell table:style-name="ce322" office:value-type="string" calcext:value-type="string">
            <text:p>Caption Bold</text:p>
          </table:table-cell>
          <table:table-cell table:style-name="ce325" office:value-type="float" office:value="25" calcext:value-type="float">
            <text:p>25</text:p>
          </table:table-cell>
          <table:table-cell table:style-name="ce397"/>
          <table:table-cell table:style-name="ce269"/>
          <table:table-cell table:style-name="ce445"/>
          <table:table-cell table:style-name="ce460"/>
          <table:table-cell table:style-name="ce483"/>
          <table:table-cell table:style-name="ce337" office:value-type="string" calcext:value-type="string">
            <text:p>L80</text:p>
          </table:table-cell>
          <table:table-cell table:style-name="ce503" office:value-type="string" calcext:value-type="string">
            <text:p>Text Grid +8</text:p>
          </table:table-cell>
          <table:table-cell table:style-name="ce507" table:formula="of:=INT([.M24]*[.$G$5]*10)/10" office:value-type="float" office:value="35.5" calcext:value-type="float">
            <text:p>35.5</text:p>
          </table:table-cell>
          <table:table-cell table:style-name="ce512" table:formula="of:=[.$N$17]*(1+INT(([.M25]/[.$N$17]/2)*2))" office:value-type="float" office:value="45.2" calcext:value-type="float">
            <text:p>45.2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M9</text:p>
          </table:table-cell>
          <table:table-cell table:style-name="ce503" office:value-type="string" calcext:value-type="string">
            <text:p>Block Text, Indent 10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T75</text:p>
          </table:table-cell>
          <table:table-cell table:style-name="ce224" office:value-type="string" calcext:value-type="string">
            <text:p>Override: apply tracking +75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C77</text:p>
          </table:table-cell>
          <table:table-cell table:style-name="ce322" office:value-type="string" calcext:value-type="string">
            <text:p>Caption</text:p>
          </table:table-cell>
          <table:table-cell table:style-name="ce322" office:value-type="string" calcext:value-type="string">
            <text:p>Caption Bold Italic</text:p>
          </table:table-cell>
          <table:table-cell table:style-name="ce325" office:value-type="float" office:value="26" calcext:value-type="float">
            <text:p>26</text:p>
          </table:table-cell>
          <table:table-cell table:style-name="ce399" table:formula="of:=&quot;Hyphenation is  &quot;&amp;IF([.G7]=1;&quot;Active&quot;;&quot;Disabled&quot;)" office:value-type="string" office:string-value="Hyphenation is  Active" calcext:value-type="string" table:number-columns-spanned="3" table:number-rows-spanned="1">
            <text:p>Hyphenation is <text:s/>Active</text:p>
          </table:table-cell>
          <table:covered-table-cell table:style-name="ce269" table:formula="of:=[.$G$7]" office:value-type="float" office:value="1" calcext:value-type="float">
            <text:p>1</text:p>
          </table:covered-table-cell>
          <table:covered-table-cell table:style-name="ce446" office:value-type="string" calcext:value-type="string">
            <text:p>1=Yes: 0=No</text:p>
          </table:covered-table-cell>
          <table:table-cell table:style-name="ce463"/>
          <table:table-cell table:style-name="ce485"/>
          <table:table-cell table:style-name="ce337" office:value-type="string" calcext:value-type="string">
            <text:p>L90</text:p>
          </table:table-cell>
          <table:table-cell table:style-name="ce503" office:value-type="string" calcext:value-type="string">
            <text:p>Text Grid +9</text:p>
          </table:table-cell>
          <table:table-cell table:style-name="ce507" table:formula="of:=INT([.M25]*[.$G$5]*10)/10" office:value-type="float" office:value="42.2" calcext:value-type="float">
            <text:p>42.2</text:p>
          </table:table-cell>
          <table:table-cell table:style-name="ce512" table:formula="of:=[.$N$17]*(1+INT(([.M26]/[.$N$17]/2)*2))" office:value-type="float" office:value="45.2" calcext:value-type="float">
            <text:p>45.2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P0</text:p>
          </table:table-cell>
          <table:table-cell table:style-name="ce503" office:value-type="string" calcext:value-type="string">
            <text:p>Indented, Margin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UND</text:p>
          </table:table-cell>
          <table:table-cell table:style-name="ce224" office:value-type="string" calcext:value-type="string">
            <text:p>Override: apply underline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S10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Thin Text</text:p>
          </table:table-cell>
          <table:table-cell table:style-name="ce325" office:value-type="float" office:value="27" calcext:value-type="float">
            <text:p>27</text:p>
          </table:table-cell>
          <table:table-cell table:style-name="ce400" office:value-type="string" calcext:value-type="string">
            <text:p>min Word Length</text:p>
          </table:table-cell>
          <table:table-cell table:style-name="ce269" office:value-type="float" office:value="6" calcext:value-type="float">
            <text:p>6</text:p>
          </table:table-cell>
          <table:table-cell table:style-name="ce445" office:value-type="string" calcext:value-type="string">
            <text:p>Letters</text:p>
          </table:table-cell>
          <table:table-cell table:style-name="ce460"/>
          <table:table-cell table:style-name="ce483"/>
          <table:table-cell table:style-name="ce337" office:value-type="string" calcext:value-type="string">
            <text:p>R00</text:p>
          </table:table-cell>
          <table:table-cell table:style-name="ce503" office:value-type="string" calcext:value-type="string">
            <text:p>Remarks</text:p>
          </table:table-cell>
          <table:table-cell table:style-name="ce511" office:value-type="float" office:value="0.1" calcext:value-type="float">
            <text:p>0.1</text:p>
          </table:table-cell>
          <table:table-cell table:style-name="ce511" office:value-type="float" office:value="0" calcext:value-type="float">
            <text:p>0.0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P1</text:p>
          </table:table-cell>
          <table:table-cell table:style-name="ce503" office:value-type="string" calcext:value-type="string">
            <text:p>Indented, Indented 1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VB1</text:p>
          </table:table-cell>
          <table:table-cell table:style-name="ce224" office:value-type="string" calcext:value-type="string">
            <text:p>Space Before = 1 Row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S11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Thin Italic</text:p>
          </table:table-cell>
          <table:table-cell table:style-name="ce325" office:value-type="float" office:value="28" calcext:value-type="float">
            <text:p>28</text:p>
          </table:table-cell>
          <table:table-cell table:style-name="ce400" office:value-type="string" calcext:value-type="string">
            <text:p>min before split</text:p>
          </table:table-cell>
          <table:table-cell table:style-name="ce269" office:value-type="float" office:value="3" calcext:value-type="float">
            <text:p>3</text:p>
          </table:table-cell>
          <table:table-cell table:style-name="ce445" office:value-type="string" calcext:value-type="string">
            <text:p>Letters</text:p>
          </table:table-cell>
          <table:table-cell table:style-name="ce460"/>
          <table:table-cell table:style-name="ce483"/>
          <table:table-cell table:style-name="ce337" office:value-type="string" calcext:value-type="string">
            <text:p>R05</text:p>
          </table:table-cell>
          <table:table-cell table:style-name="ce503" office:value-type="string" calcext:value-type="string">
            <text:p>Rem2 (Text Grid .5)</text:p>
          </table:table-cell>
          <table:table-cell table:style-name="ce511" office:value-type="float" office:value="0.1" calcext:value-type="float">
            <text:p>0.1</text:p>
          </table:table-cell>
          <table:table-cell table:style-name="ce511" table:formula="of:=[.$N$17]/2" office:value-type="float" office:value="5.65" calcext:value-type="float">
            <text:p>5.7</text:p>
          </table:table-cell>
          <table:table-cell table:style-name="ce1650"/>
          <table:table-cell table:style-name="ce224"/>
          <table:table-cell table:style-name="ce337" office:value-type="string" calcext:value-type="string">
            <text:p>P2</text:p>
          </table:table-cell>
          <table:table-cell table:style-name="ce503" office:value-type="string" calcext:value-type="string">
            <text:p>Indented, Indented 2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VB2</text:p>
          </table:table-cell>
          <table:table-cell table:style-name="ce224" office:value-type="string" calcext:value-type="string">
            <text:p>Space Before = 2 Rows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S30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Light Roman</text:p>
          </table:table-cell>
          <table:table-cell table:style-name="ce325" office:value-type="float" office:value="29" calcext:value-type="float">
            <text:p>29</text:p>
          </table:table-cell>
          <table:table-cell table:style-name="ce400" office:value-type="string" calcext:value-type="string">
            <text:p>min after split</text:p>
          </table:table-cell>
          <table:table-cell table:style-name="ce269" office:value-type="float" office:value="3" calcext:value-type="float">
            <text:p>3</text:p>
          </table:table-cell>
          <table:table-cell table:style-name="ce445" office:value-type="string" calcext:value-type="string">
            <text:p>Letters</text:p>
          </table:table-cell>
          <table:table-cell table:style-name="ce460"/>
          <table:table-cell table:style-name="ce483"/>
          <table:table-cell table:style-name="ce337"/>
          <table:table-cell table:style-name="ce339"/>
          <table:table-cell table:style-name="ce508"/>
          <table:table-cell table:style-name="ce512"/>
          <table:table-cell table:style-name="ce1650"/>
          <table:table-cell table:style-name="ce224"/>
          <table:table-cell table:style-name="ce337" office:value-type="string" calcext:value-type="string">
            <text:p>P3</text:p>
          </table:table-cell>
          <table:table-cell table:style-name="ce503" office:value-type="string" calcext:value-type="string">
            <text:p>Indented, Indented 3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VC1</text:p>
          </table:table-cell>
          <table:table-cell table:style-name="ce224" office:value-type="string" calcext:value-type="string">
            <text:p>Set text on the half grid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S31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Light Italic</text:p>
          </table:table-cell>
          <table:table-cell table:style-name="ce325" office:value-type="float" office:value="30" calcext:value-type="float">
            <text:p>30</text:p>
          </table:table-cell>
          <table:table-cell table:style-name="ce400" office:value-type="string" calcext:value-type="string">
            <text:p>max consecutive</text:p>
          </table:table-cell>
          <table:table-cell table:style-name="ce269" office:value-type="float" office:value="2" calcext:value-type="float">
            <text:p>2</text:p>
          </table:table-cell>
          <table:table-cell table:style-name="ce445" office:value-type="string" calcext:value-type="string">
            <text:p>Rows</text:p>
          </table:table-cell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P4</text:p>
          </table:table-cell>
          <table:table-cell table:style-name="ce503" office:value-type="string" calcext:value-type="string">
            <text:p>Indented, Indented 4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VC2</text:p>
          </table:table-cell>
          <table:table-cell table:style-name="ce224" office:value-type="string" calcext:value-type="string">
            <text:p>Set with extra row before/after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S40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Book Roman</text:p>
          </table:table-cell>
          <table:table-cell table:style-name="ce325" office:value-type="float" office:value="31" calcext:value-type="float">
            <text:p>31</text:p>
          </table:table-cell>
          <table:table-cell table:style-name="ce400" office:value-type="string" calcext:value-type="string">
            <text:p>Warning Bell</text:p>
          </table:table-cell>
          <table:table-cell table:style-name="ce269" office:value-type="float" office:value="30" calcext:value-type="float">
            <text:p>30</text:p>
          </table:table-cell>
          <table:table-cell table:style-name="ce445" office:value-type="string" calcext:value-type="string">
            <text:p>Points (warning bell)</text:p>
          </table:table-cell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P5</text:p>
          </table:table-cell>
          <table:table-cell table:style-name="ce503" office:value-type="string" calcext:value-type="string">
            <text:p>Indented, Indented 5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VC3</text:p>
          </table:table-cell>
          <table:table-cell table:style-name="ce224" office:value-type="string" calcext:value-type="string">
            <text:p>Set on half grid + extra row Before/After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S41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Book Italic</text:p>
          </table:table-cell>
          <table:table-cell table:style-name="ce325" office:value-type="float" office:value="32" calcext:value-type="float">
            <text:p>32</text:p>
          </table:table-cell>
          <table:table-cell table:style-name="ce400" office:value-type="string" calcext:value-type="string">
            <text:p>Spacing Ratio</text:p>
          </table:table-cell>
          <table:table-cell table:style-name="ce269" office:value-type="float" office:value="4" calcext:value-type="float">
            <text:p>4</text:p>
          </table:table-cell>
          <table:table-cell table:style-name="ce445" office:value-type="string" calcext:value-type="string">
            <text:p>0 to 10 </text:p>
          </table:table-cell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P6</text:p>
          </table:table-cell>
          <table:table-cell table:style-name="ce503" office:value-type="string" calcext:value-type="string">
            <text:p>Indented, Indented 6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VS1</text:p>
          </table:table-cell>
          <table:table-cell table:style-name="ce224" office:value-type="string" calcext:value-type="string">
            <text:p>Snuggle up half grid (no extra space.)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S50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Medium Roman</text:p>
          </table:table-cell>
          <table:table-cell table:style-name="ce325" office:value-type="float" office:value="33" calcext:value-type="float">
            <text:p>33</text:p>
          </table:table-cell>
          <table:table-cell table:style-name="ce400" office:value-type="string" calcext:value-type="string">
            <text:p>Split Capitalized</text:p>
          </table:table-cell>
          <table:table-cell table:style-name="ce269" office:value-type="float" office:value="1" calcext:value-type="float">
            <text:p>1</text:p>
          </table:table-cell>
          <table:table-cell table:style-name="ce434" table:formula="of:=IF([.G33]=1;&quot;(1=YES): 0=No&quot;;&quot;1=Yes: (0=NO)&quot;)" office:value-type="string" office:string-value="(1=YES): 0=No" calcext:value-type="string">
            <text:p>(1=YES): 0=No</text:p>
          </table:table-cell>
          <table:table-cell table:style-name="ce463"/>
          <table:table-cell table:style-name="ce485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P7</text:p>
          </table:table-cell>
          <table:table-cell table:style-name="ce503" office:value-type="string" calcext:value-type="string">
            <text:p>Indented, Indented 7</text:p>
          </table:table-cell>
          <table:table-cell table:style-name="ce1650"/>
          <table:table-cell table:style-name="ce224"/>
          <table:table-cell table:style-name="ce351" office:value-type="string" calcext:value-type="string">
            <text:p>WOC</text:p>
          </table:table-cell>
          <table:table-cell table:style-name="ce224" office:value-type="string" calcext:value-type="string">
            <text:p>Text color - Red (words of Christ, don't remove.)</text:p>
          </table:table-cell>
          <table:table-cell table:style-name="ce224"/>
        </table:table-row>
        <table:table-row table:style-name="ro2">
          <table:table-cell/>
          <table:table-cell table:style-name="ce318" office:value-type="string" calcext:value-type="string">
            <text:p>S51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Medium Italic</text:p>
          </table:table-cell>
          <table:table-cell table:style-name="ce325" office:value-type="float" office:value="34" calcext:value-type="float">
            <text:p>34</text:p>
          </table:table-cell>
          <table:table-cell table:style-name="ce400" office:value-type="string" calcext:value-type="string">
            <text:p>Split Last Word</text:p>
          </table:table-cell>
          <table:table-cell table:style-name="ce269" office:value-type="float" office:value="0" calcext:value-type="float">
            <text:p>0</text:p>
          </table:table-cell>
          <table:table-cell table:style-name="ce434" table:formula="of:=IF([.G34]=1;&quot;(1=YES): 0=No&quot;;&quot;1=Yes: (0=NO)&quot;)" office:value-type="string" office:string-value="1=Yes: (0=NO)" calcext:value-type="string">
            <text:p>1=Yes: (0=NO)</text:p>
          </table:table-cell>
          <table:table-cell table:style-name="ce463"/>
          <table:table-cell table:style-name="ce485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P8</text:p>
          </table:table-cell>
          <table:table-cell table:style-name="ce503" office:value-type="string" calcext:value-type="string">
            <text:p>Indented, Indented 8</text:p>
          </table:table-cell>
          <table:table-cell table:style-name="ce1650"/>
          <table:table-cell table:style-name="ce224"/>
          <table:table-cell table:style-name="ce351"/>
          <table:table-cell table:style-name="ce224" table:number-columns-repeated="2"/>
        </table:table-row>
        <table:table-row table:style-name="ro2">
          <table:table-cell/>
          <table:table-cell table:style-name="ce318" office:value-type="string" calcext:value-type="string">
            <text:p>S60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Semibold Roman</text:p>
          </table:table-cell>
          <table:table-cell table:style-name="ce325" office:value-type="float" office:value="35" calcext:value-type="float">
            <text:p>35</text:p>
          </table:table-cell>
          <table:table-cell table:style-name="ce400" office:value-type="string" calcext:value-type="string">
            <text:p>Split Across Column</text:p>
          </table:table-cell>
          <table:table-cell table:style-name="ce269" office:value-type="float" office:value="0" calcext:value-type="float">
            <text:p>0</text:p>
          </table:table-cell>
          <table:table-cell table:style-name="ce434" table:formula="of:=IF([.G35]=1;&quot;(1=YES): 0=No&quot;;&quot;1=Yes: (0=NO)&quot;)" office:value-type="string" office:string-value="1=Yes: (0=NO)" calcext:value-type="string">
            <text:p>1=Yes: (0=NO)</text:p>
          </table:table-cell>
          <table:table-cell table:style-name="ce463"/>
          <table:table-cell table:style-name="ce485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P9</text:p>
          </table:table-cell>
          <table:table-cell table:style-name="ce503" office:value-type="string" calcext:value-type="string">
            <text:p>Indented, Indented 9</text:p>
          </table:table-cell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S61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Semibold Italic</text:p>
          </table:table-cell>
          <table:table-cell table:style-name="ce325" office:value-type="float" office:value="36" calcext:value-type="float">
            <text:p>36</text:p>
          </table:table-cell>
          <table:table-cell table:style-name="ce400" office:value-type="string" calcext:value-type="string">
            <text:p><text:s/></text:p>
          </table:table-cell>
          <table:table-cell table:style-name="ce269"/>
          <table:table-cell table:style-name="ce445"/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Q0</text:p>
          </table:table-cell>
          <table:table-cell table:style-name="ce503" office:value-type="string" calcext:value-type="string">
            <text:p>Poetry, Margin</text:p>
          </table:table-cell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S70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Bold Text</text:p>
          </table:table-cell>
          <table:table-cell table:style-name="ce325" office:value-type="float" office:value="37" calcext:value-type="float">
            <text:p>37</text:p>
          </table:table-cell>
          <table:table-cell table:style-name="ce397" office:value-type="string" calcext:value-type="string">
            <text:p>Composer</text:p>
          </table:table-cell>
          <table:table-cell table:style-name="ce424" office:value-type="string" calcext:value-type="string">
            <text:p>W</text:p>
          </table:table-cell>
          <table:table-cell table:style-name="ce445" table:formula="of:=LOOKUP([.G37];#REF!;#REF!)" office:value-type="string" office:string-value="" calcext:value-type="error">
            <text:p>Err:504</text:p>
          </table:table-cell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Q1</text:p>
          </table:table-cell>
          <table:table-cell table:style-name="ce503" office:value-type="string" calcext:value-type="string">
            <text:p>Poetry, Indent 1</text:p>
          </table:table-cell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S71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Bold Italic</text:p>
          </table:table-cell>
          <table:table-cell table:style-name="ce325" office:value-type="float" office:value="38" calcext:value-type="float">
            <text:p>38</text:p>
          </table:table-cell>
          <table:table-cell table:style-name="ce400" office:value-type="string" calcext:value-type="string">
            <text:p>Word Spacing Minimum</text:p>
          </table:table-cell>
          <table:table-cell table:style-name="ce269" office:value-type="float" office:value="85" calcext:value-type="float">
            <text:p>85</text:p>
          </table:table-cell>
          <table:table-cell table:style-name="ce445" office:value-type="string" calcext:value-type="string">
            <text:p>Percent</text:p>
          </table:table-cell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Q2</text:p>
          </table:table-cell>
          <table:table-cell table:style-name="ce503" office:value-type="string" calcext:value-type="string">
            <text:p>Poetry, Indent 2</text:p>
          </table:table-cell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S80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Heavy Text</text:p>
          </table:table-cell>
          <table:table-cell table:style-name="ce325" office:value-type="float" office:value="39" calcext:value-type="float">
            <text:p>39</text:p>
          </table:table-cell>
          <table:table-cell table:style-name="ce400" office:value-type="string" calcext:value-type="string">
            <text:p>Word Spacing Target</text:p>
          </table:table-cell>
          <table:table-cell table:style-name="ce269" office:value-type="float" office:value="100" calcext:value-type="float">
            <text:p>100</text:p>
          </table:table-cell>
          <table:table-cell table:style-name="ce445" office:value-type="string" calcext:value-type="string">
            <text:p>Percent</text:p>
          </table:table-cell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Q3</text:p>
          </table:table-cell>
          <table:table-cell table:style-name="ce503" office:value-type="string" calcext:value-type="string">
            <text:p>Poetry, Indent 3</text:p>
          </table:table-cell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S81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Heavy Italic</text:p>
          </table:table-cell>
          <table:table-cell table:style-name="ce325" office:value-type="float" office:value="40" calcext:value-type="float">
            <text:p>40</text:p>
          </table:table-cell>
          <table:table-cell table:style-name="ce400" office:value-type="string" calcext:value-type="string">
            <text:p>Word Spacing Max</text:p>
          </table:table-cell>
          <table:table-cell table:style-name="ce269" office:value-type="float" office:value="125" calcext:value-type="float">
            <text:p>125</text:p>
          </table:table-cell>
          <table:table-cell table:style-name="ce445" office:value-type="string" calcext:value-type="string">
            <text:p>Percent</text:p>
          </table:table-cell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Q4</text:p>
          </table:table-cell>
          <table:table-cell table:style-name="ce503" office:value-type="string" calcext:value-type="string">
            <text:p>Poetry, Indent 4</text:p>
          </table:table-cell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S90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Black Text</text:p>
          </table:table-cell>
          <table:table-cell table:style-name="ce325" office:value-type="float" office:value="41" calcext:value-type="float">
            <text:p>41</text:p>
          </table:table-cell>
          <table:table-cell table:style-name="ce400" office:value-type="string" calcext:value-type="string">
            <text:p>Letter Spacing Min</text:p>
          </table:table-cell>
          <table:table-cell table:style-name="ce269" office:value-type="float" office:value="-4" calcext:value-type="float">
            <text:p>-4</text:p>
          </table:table-cell>
          <table:table-cell table:style-name="ce445" office:value-type="string" calcext:value-type="string">
            <text:p>Percent</text:p>
          </table:table-cell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Q5</text:p>
          </table:table-cell>
          <table:table-cell table:style-name="ce503" office:value-type="string" calcext:value-type="string">
            <text:p>Poetry, Indent 5</text:p>
          </table:table-cell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S91</text:p>
          </table:table-cell>
          <table:table-cell table:style-name="ce322" office:value-type="string" calcext:value-type="string">
            <text:p>Sans</text:p>
          </table:table-cell>
          <table:table-cell table:style-name="ce322" office:value-type="string" calcext:value-type="string">
            <text:p>Black Italic</text:p>
          </table:table-cell>
          <table:table-cell table:style-name="ce325" office:value-type="float" office:value="42" calcext:value-type="float">
            <text:p>42</text:p>
          </table:table-cell>
          <table:table-cell table:style-name="ce400" office:value-type="string" calcext:value-type="string">
            <text:p>Letter Spacing Target</text:p>
          </table:table-cell>
          <table:table-cell table:style-name="ce269" office:value-type="float" office:value="0" calcext:value-type="float">
            <text:p>0</text:p>
          </table:table-cell>
          <table:table-cell table:style-name="ce445" office:value-type="string" calcext:value-type="string">
            <text:p>Percent</text:p>
          </table:table-cell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Q6</text:p>
          </table:table-cell>
          <table:table-cell table:style-name="ce503" office:value-type="string" calcext:value-type="string">
            <text:p>Poetry, Indent 6</text:p>
          </table:table-cell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T10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Thin Text</text:p>
          </table:table-cell>
          <table:table-cell table:style-name="ce325" office:value-type="float" office:value="43" calcext:value-type="float">
            <text:p>43</text:p>
          </table:table-cell>
          <table:table-cell table:style-name="ce400" office:value-type="string" calcext:value-type="string">
            <text:p>Letter Spacing Max</text:p>
          </table:table-cell>
          <table:table-cell table:style-name="ce269" office:value-type="float" office:value="1" calcext:value-type="float">
            <text:p>1</text:p>
          </table:table-cell>
          <table:table-cell table:style-name="ce445" office:value-type="string" calcext:value-type="string">
            <text:p>Percent</text:p>
          </table:table-cell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Q7</text:p>
          </table:table-cell>
          <table:table-cell table:style-name="ce503" office:value-type="string" calcext:value-type="string">
            <text:p>Poetry, Indent 7</text:p>
          </table:table-cell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T11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Thin Italics</text:p>
          </table:table-cell>
          <table:table-cell table:style-name="ce325" office:value-type="float" office:value="44" calcext:value-type="float">
            <text:p>44</text:p>
          </table:table-cell>
          <table:table-cell table:style-name="ce400" office:value-type="string" calcext:value-type="string">
            <text:p>Glyph Scaling Min</text:p>
          </table:table-cell>
          <table:table-cell table:style-name="ce269" office:value-type="float" office:value="97" calcext:value-type="float">
            <text:p>97</text:p>
          </table:table-cell>
          <table:table-cell table:style-name="ce445" office:value-type="string" calcext:value-type="string">
            <text:p>Percent</text:p>
          </table:table-cell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Q8</text:p>
          </table:table-cell>
          <table:table-cell table:style-name="ce503" office:value-type="string" calcext:value-type="string">
            <text:p>Poetry, Indent 8</text:p>
          </table:table-cell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T30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Light Roman</text:p>
          </table:table-cell>
          <table:table-cell table:style-name="ce325" office:value-type="float" office:value="45" calcext:value-type="float">
            <text:p>45</text:p>
          </table:table-cell>
          <table:table-cell table:style-name="ce400" office:value-type="string" calcext:value-type="string">
            <text:p>Glyph Scaling Target</text:p>
          </table:table-cell>
          <table:table-cell table:style-name="ce269" office:value-type="float" office:value="100" calcext:value-type="float">
            <text:p>100</text:p>
          </table:table-cell>
          <table:table-cell table:style-name="ce445" office:value-type="string" calcext:value-type="string">
            <text:p>Percent</text:p>
          </table:table-cell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Q9</text:p>
          </table:table-cell>
          <table:table-cell table:style-name="ce503" office:value-type="string" calcext:value-type="string">
            <text:p>Poetry, Indent 9</text:p>
          </table:table-cell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T31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Light Italic</text:p>
          </table:table-cell>
          <table:table-cell table:style-name="ce325" office:value-type="float" office:value="46" calcext:value-type="float">
            <text:p>46</text:p>
          </table:table-cell>
          <table:table-cell table:style-name="ce400" office:value-type="string" calcext:value-type="string">
            <text:p>Glyph Scaling Max</text:p>
          </table:table-cell>
          <table:table-cell table:style-name="ce269" office:value-type="float" office:value="102" calcext:value-type="float">
            <text:p>102</text:p>
          </table:table-cell>
          <table:table-cell table:style-name="ce445" office:value-type="string" calcext:value-type="string">
            <text:p>Percent</text:p>
          </table:table-cell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R0</text:p>
          </table:table-cell>
          <table:table-cell table:style-name="ce503" office:value-type="string" calcext:value-type="string">
            <text:p>Right Aligned</text:p>
          </table:table-cell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T40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Book Roman</text:p>
          </table:table-cell>
          <table:table-cell table:style-name="ce325" office:value-type="float" office:value="47" calcext:value-type="float">
            <text:p>47</text:p>
          </table:table-cell>
          <table:table-cell table:style-name="ce400"/>
          <table:table-cell table:style-name="ce269"/>
          <table:table-cell table:style-name="ce445"/>
          <table:table-cell table:style-name="ce460"/>
          <table:table-cell table:style-name="ce483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 office:value-type="string" calcext:value-type="string">
            <text:p>R1</text:p>
          </table:table-cell>
          <table:table-cell table:style-name="ce503" office:value-type="string" calcext:value-type="string">
            <text:p>Right Aligned, Ind 1</text:p>
          </table:table-cell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T41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Book Italic</text:p>
          </table:table-cell>
          <table:table-cell table:style-name="ce325" office:value-type="float" office:value="48" calcext:value-type="float">
            <text:p>48</text:p>
          </table:table-cell>
          <table:table-cell table:style-name="ce399" table:formula="of:=&quot;World Ready Composer is &quot;&amp;IF([.$G$37]=&quot;W&quot;;&quot;Active&quot;;&quot;Disabled&quot;)" office:value-type="string" office:string-value="World Ready Composer is Active" calcext:value-type="string" table:number-columns-spanned="3" table:number-rows-spanned="1">
            <text:p>World Ready Composer is Active</text:p>
          </table:table-cell>
          <table:covered-table-cell table:style-name="ce269"/>
          <table:covered-table-cell table:style-name="ce446"/>
          <table:table-cell table:style-name="ce463"/>
          <table:table-cell table:style-name="ce485"/>
          <table:table-cell/>
          <table:table-cell table:style-name="Default"/>
          <table:table-cell table:number-columns-repeated="2"/>
          <table:table-cell table:style-name="ce1650"/>
          <table:table-cell table:style-name="ce224"/>
          <table:table-cell table:style-name="ce337"/>
          <table:table-cell table:style-name="ce339"/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T50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Medium Roman</text:p>
          </table:table-cell>
          <table:table-cell table:style-name="ce325" office:value-type="float" office:value="49" calcext:value-type="float">
            <text:p>49</text:p>
          </table:table-cell>
          <table:table-cell table:style-name="ce400" office:value-type="string" calcext:value-type="string">
            <text:p>Paragraph Direction</text:p>
          </table:table-cell>
          <table:table-cell table:style-name="ce269"/>
          <table:table-cell table:style-name="ce306" office:value-type="string" calcext:value-type="string">
            <text:p>Blank:n/a, 0: Default, 1:LTR, 2=RTL</text:p>
          </table:table-cell>
          <table:table-cell table:style-name="ce325"/>
          <table:table-cell table:style-name="ce491"/>
          <table:table-cell/>
          <table:table-cell table:style-name="Default"/>
          <table:table-cell table:number-columns-repeated="2"/>
          <table:table-cell table:style-name="ce1650"/>
          <table:table-cell table:number-columns-repeated="3"/>
          <table:table-cell table:style-name="ce1650"/>
          <table:table-cell table:number-columns-repeated="4"/>
        </table:table-row>
        <table:table-row table:style-name="ro2">
          <table:table-cell/>
          <table:table-cell table:style-name="ce318" office:value-type="string" calcext:value-type="string">
            <text:p>T51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Medium Italic</text:p>
          </table:table-cell>
          <table:table-cell table:style-name="ce325" office:value-type="float" office:value="50" calcext:value-type="float">
            <text:p>50</text:p>
          </table:table-cell>
          <table:table-cell table:style-name="ce400" office:value-type="string" calcext:value-type="string">
            <text:p>Digit type</text:p>
          </table:table-cell>
          <table:table-cell table:style-name="ce269"/>
          <table:table-cell table:style-name="ce306" office:value-type="string" calcext:value-type="string">
            <text:p>(see table)</text:p>
          </table:table-cell>
          <table:table-cell table:style-name="ce325"/>
          <table:table-cell table:style-name="ce491"/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ce318" office:value-type="string" calcext:value-type="string">
            <text:p>T60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SemiBold Text</text:p>
          </table:table-cell>
          <table:table-cell table:style-name="ce325" office:value-type="float" office:value="51" calcext:value-type="float">
            <text:p>51</text:p>
          </table:table-cell>
          <table:table-cell table:style-name="ce400" office:value-type="string" calcext:value-type="string">
            <text:p>Kashidas</text:p>
          </table:table-cell>
          <table:table-cell table:style-name="ce269"/>
          <table:table-cell table:style-name="ce306" office:value-type="string" calcext:value-type="string">
            <text:p>Blank:n/a, 0:off, 1:on</text:p>
          </table:table-cell>
          <table:table-cell table:style-name="ce325"/>
          <table:table-cell table:style-name="ce491"/>
          <table:table-cell/>
          <table:table-cell table:style-name="Default"/>
          <table:table-cell table:number-columns-repeated="11"/>
        </table:table-row>
        <table:table-row table:style-name="ro8">
          <table:table-cell/>
          <table:table-cell table:style-name="ce318" office:value-type="string" calcext:value-type="string">
            <text:p>T61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Semibold Italic</text:p>
          </table:table-cell>
          <table:table-cell table:style-name="ce325" office:value-type="float" office:value="52" calcext:value-type="float">
            <text:p>52</text:p>
          </table:table-cell>
          <table:table-cell table:style-name="ce400" office:value-type="string" calcext:value-type="string">
            <text:p>Diacritic Position</text:p>
          </table:table-cell>
          <table:table-cell table:style-name="ce269"/>
          <table:table-cell table:style-name="ce457" office:value-type="string" calcext:value-type="string">
            <text:p>Blank:n/a, 0:off, 1:Loose, 2:Medium, 3:Tight, 4:OpenType</text:p>
          </table:table-cell>
          <table:table-cell table:style-name="ce325"/>
          <table:table-cell table:style-name="ce491"/>
          <table:table-cell table:number-columns-repeated="13"/>
        </table:table-row>
        <table:table-row table:style-name="ro2">
          <table:table-cell/>
          <table:table-cell table:style-name="ce318" office:value-type="string" calcext:value-type="string">
            <text:p>T70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Bold Text</text:p>
          </table:table-cell>
          <table:table-cell table:style-name="ce325" office:value-type="float" office:value="53" calcext:value-type="float">
            <text:p>53</text:p>
          </table:table-cell>
          <table:table-cell table:style-name="ce400" office:value-type="string" calcext:value-type="string">
            <text:p>Vertical Adjust</text:p>
          </table:table-cell>
          <table:table-cell table:style-name="ce269"/>
          <table:table-cell table:style-name="ce306" office:value-type="string" calcext:value-type="string">
            <text:p>Points for Diacritic Adjust</text:p>
          </table:table-cell>
          <table:table-cell table:style-name="ce325"/>
          <table:table-cell table:style-name="ce491"/>
          <table:table-cell table:number-columns-repeated="13"/>
        </table:table-row>
        <table:table-row table:style-name="ro2">
          <table:table-cell/>
          <table:table-cell table:style-name="ce318" office:value-type="string" calcext:value-type="string">
            <text:p>T71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Bold Italic</text:p>
          </table:table-cell>
          <table:table-cell table:style-name="ce325" office:value-type="float" office:value="54" calcext:value-type="float">
            <text:p>54</text:p>
          </table:table-cell>
          <table:table-cell table:style-name="ce400" office:value-type="string" calcext:value-type="string">
            <text:p>Horizontal Adjust</text:p>
          </table:table-cell>
          <table:table-cell table:style-name="ce269"/>
          <table:table-cell table:style-name="ce306" office:value-type="string" calcext:value-type="string">
            <text:p>Points for Diacritic Adjust</text:p>
          </table:table-cell>
          <table:table-cell table:style-name="ce325"/>
          <table:table-cell table:style-name="ce491"/>
          <table:table-cell table:number-columns-repeated="13"/>
        </table:table-row>
        <table:table-row table:style-name="ro2">
          <table:table-cell/>
          <table:table-cell table:style-name="ce318" office:value-type="string" calcext:value-type="string">
            <text:p>T80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Heavy Text</text:p>
          </table:table-cell>
          <table:table-cell table:style-name="ce325" office:value-type="float" office:value="55" calcext:value-type="float">
            <text:p>55</text:p>
          </table:table-cell>
          <table:table-cell table:style-name="ce400"/>
          <table:table-cell table:style-name="ce269"/>
          <table:table-cell table:style-name="ce306"/>
          <table:table-cell table:style-name="ce325"/>
          <table:table-cell table:style-name="ce491"/>
          <table:table-cell table:number-columns-repeated="13"/>
        </table:table-row>
        <table:table-row table:style-name="ro2">
          <table:table-cell/>
          <table:table-cell table:style-name="ce318" office:value-type="string" calcext:value-type="string">
            <text:p>T81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Heavy Italic</text:p>
          </table:table-cell>
          <table:table-cell table:style-name="ce325" office:value-type="float" office:value="56" calcext:value-type="float">
            <text:p>56</text:p>
          </table:table-cell>
          <table:table-cell table:style-name="ce399" office:value-type="string" calcext:value-type="string" table:number-columns-spanned="3" table:number-rows-spanned="1">
            <text:p>OpenType Options Depend on the Font</text:p>
          </table:table-cell>
          <table:covered-table-cell table:style-name="ce269"/>
          <table:covered-table-cell table:style-name="ce306"/>
          <table:table-cell table:style-name="ce325"/>
          <table:table-cell table:style-name="ce491"/>
          <table:table-cell table:number-columns-repeated="13"/>
        </table:table-row>
        <table:table-row table:style-name="ro2">
          <table:table-cell/>
          <table:table-cell table:style-name="ce318" office:value-type="string" calcext:value-type="string">
            <text:p>T90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Black Text</text:p>
          </table:table-cell>
          <table:table-cell table:style-name="ce325" office:value-type="float" office:value="57" calcext:value-type="float">
            <text:p>57</text:p>
          </table:table-cell>
          <table:table-cell table:style-name="ce400" office:value-type="string" calcext:value-type="string">
            <text:p>Auto Kerning</text:p>
          </table:table-cell>
          <table:table-cell table:style-name="ce424" office:value-type="string" calcext:value-type="string">
            <text:p>Metrics</text:p>
          </table:table-cell>
          <table:table-cell table:style-name="ce306" office:value-type="string" calcext:value-type="string">
            <text:p>See Tagged Text Manual</text:p>
          </table:table-cell>
          <table:table-cell table:style-name="ce325"/>
          <table:table-cell table:style-name="ce491"/>
          <table:table-cell table:number-columns-repeated="13"/>
        </table:table-row>
        <table:table-row table:style-name="ro2">
          <table:table-cell/>
          <table:table-cell table:style-name="ce318" office:value-type="string" calcext:value-type="string">
            <text:p>T91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Black Italic</text:p>
          </table:table-cell>
          <table:table-cell table:style-name="ce325" office:value-type="float" office:value="58" calcext:value-type="float">
            <text:p>58</text:p>
          </table:table-cell>
          <table:table-cell table:style-name="ce400" office:value-type="string" calcext:value-type="string">
            <text:p>Text aligns to</text:p>
          </table:table-cell>
          <table:table-cell table:style-name="ce424" office:value-type="string" calcext:value-type="string">
            <text:p>Baseline</text:p>
          </table:table-cell>
          <table:table-cell table:style-name="ce306" office:value-type="string" calcext:value-type="string">
            <text:p>See Tagged Text Manual</text:p>
          </table:table-cell>
          <table:table-cell table:style-name="ce325"/>
          <table:table-cell table:style-name="ce491"/>
          <table:table-cell table:number-columns-repeated="13"/>
        </table:table-row>
        <table:table-row table:style-name="ro2">
          <table:table-cell/>
          <table:table-cell table:style-name="ce319" office:value-type="string" calcext:value-type="string">
            <text:p>V30</text:p>
          </table:table-cell>
          <table:table-cell table:style-name="ce323" office:value-type="string" calcext:value-type="string">
            <text:p>Verse</text:p>
          </table:table-cell>
          <table:table-cell table:style-name="ce322" office:value-type="string" calcext:value-type="string">
            <text:p>Light Text</text:p>
          </table:table-cell>
          <table:table-cell table:style-name="ce325" office:value-type="float" office:value="59" calcext:value-type="float">
            <text:p>59</text:p>
          </table:table-cell>
          <table:table-cell table:style-name="ce400" office:value-type="string" calcext:value-type="string">
            <text:p>Ligatures</text:p>
          </table:table-cell>
          <table:table-cell table:style-name="ce425" table:formula="of:=[.$G$9]" office:value-type="float" office:value="1" calcext:value-type="float">
            <text:p>1</text:p>
          </table:table-cell>
          <table:table-cell table:style-name="ce434" table:formula="of:=IF([.G59]=1;&quot;(1=YES): 0=No&quot;;&quot;1=Yes: (0=NO)&quot;)" office:value-type="string" office:string-value="(1=YES): 0=No" calcext:value-type="string">
            <text:p>(1=YES): 0=No</text:p>
          </table:table-cell>
          <table:table-cell table:style-name="ce325"/>
          <table:table-cell table:style-name="ce491"/>
          <table:table-cell table:number-columns-repeated="13"/>
        </table:table-row>
        <table:table-row table:style-name="ro2">
          <table:table-cell/>
          <table:table-cell table:style-name="ce319" office:value-type="string" calcext:value-type="string">
            <text:p>V31</text:p>
          </table:table-cell>
          <table:table-cell table:style-name="ce323" office:value-type="string" calcext:value-type="string">
            <text:p>Verse</text:p>
          </table:table-cell>
          <table:table-cell table:style-name="ce322" office:value-type="string" calcext:value-type="string">
            <text:p>Light Italic</text:p>
          </table:table-cell>
          <table:table-cell table:style-name="ce325" office:value-type="float" office:value="60" calcext:value-type="float">
            <text:p>60</text:p>
          </table:table-cell>
          <table:table-cell table:style-name="ce400" office:value-type="string" calcext:value-type="string">
            <text:p>Discrete Ligatures</text:p>
          </table:table-cell>
          <table:table-cell table:style-name="ce269"/>
          <table:table-cell table:style-name="ce306" office:value-type="string" calcext:value-type="string">
            <text:p>Blank:n/a, 1:Yes, 0:No</text:p>
          </table:table-cell>
          <table:table-cell table:style-name="ce325"/>
          <table:table-cell table:style-name="ce491"/>
          <table:table-cell table:number-columns-repeated="13"/>
        </table:table-row>
        <table:table-row table:style-name="ro2">
          <table:table-cell/>
          <table:table-cell table:style-name="ce319" office:value-type="string" calcext:value-type="string">
            <text:p>V50</text:p>
          </table:table-cell>
          <table:table-cell table:style-name="ce323" office:value-type="string" calcext:value-type="string">
            <text:p>Verse</text:p>
          </table:table-cell>
          <table:table-cell table:style-name="ce322" office:value-type="string" calcext:value-type="string">
            <text:p>Medium Text</text:p>
          </table:table-cell>
          <table:table-cell table:style-name="ce325" office:value-type="float" office:value="61" calcext:value-type="float">
            <text:p>61</text:p>
          </table:table-cell>
          <table:table-cell table:style-name="ce400" office:value-type="string" calcext:value-type="string">
            <text:p>Default Figure Style?</text:p>
          </table:table-cell>
          <table:table-cell table:style-name="ce426" table:formula="of:=IF([.G10]=1;&quot;Oldstyle&quot;;&quot;Lining&quot;)" office:value-type="string" office:string-value="Oldstyle" calcext:value-type="string">
            <text:p>Oldstyle</text:p>
          </table:table-cell>
          <table:table-cell table:style-name="ce306" office:value-type="string" calcext:value-type="string">
            <text:p>See Tagged Text Manual</text:p>
          </table:table-cell>
          <table:table-cell table:style-name="ce325"/>
          <table:table-cell table:style-name="ce491"/>
          <table:table-cell table:number-columns-repeated="13"/>
        </table:table-row>
        <table:table-row table:style-name="ro9">
          <table:table-cell/>
          <table:table-cell table:style-name="ce319" office:value-type="string" calcext:value-type="string">
            <text:p>V51</text:p>
          </table:table-cell>
          <table:table-cell table:style-name="ce323" office:value-type="string" calcext:value-type="string">
            <text:p>Verse</text:p>
          </table:table-cell>
          <table:table-cell table:style-name="ce322" office:value-type="string" calcext:value-type="string">
            <text:p>Medium Italic</text:p>
          </table:table-cell>
          <table:table-cell table:style-name="ce325" office:value-type="float" office:value="62" calcext:value-type="float">
            <text:p>62</text:p>
          </table:table-cell>
          <table:table-cell table:style-name="ce400" office:value-type="string" calcext:value-type="string">
            <text:p>Default Figure Width?</text:p>
          </table:table-cell>
          <table:table-cell table:style-name="ce426" table:formula="of:=IF([.G11]=1;&quot;Tabular &quot;;&quot;Proportional &quot;)" office:value-type="string" office:string-value="Proportional " calcext:value-type="string">
            <text:p>Proportional </text:p>
          </table:table-cell>
          <table:table-cell table:style-name="ce306" office:value-type="string" calcext:value-type="string">
            <text:p>See Tagged Text Manual</text:p>
          </table:table-cell>
          <table:table-cell table:style-name="ce325"/>
          <table:table-cell table:style-name="ce491"/>
          <table:table-cell table:number-columns-repeated="13"/>
        </table:table-row>
        <table:table-row table:style-name="ro2">
          <table:table-cell/>
          <table:table-cell table:style-name="ce319" office:value-type="string" calcext:value-type="string">
            <text:p>V70</text:p>
          </table:table-cell>
          <table:table-cell table:style-name="ce323" office:value-type="string" calcext:value-type="string">
            <text:p>Verse</text:p>
          </table:table-cell>
          <table:table-cell table:style-name="ce322" office:value-type="string" calcext:value-type="string">
            <text:p>Bold Text</text:p>
          </table:table-cell>
          <table:table-cell table:style-name="ce325" office:value-type="float" office:value="63" calcext:value-type="float">
            <text:p>63</text:p>
          </table:table-cell>
          <table:table-cell table:style-name="ce400" office:value-type="string" calcext:value-type="string">
            <text:p>Contextual Alternates</text:p>
          </table:table-cell>
          <table:table-cell table:style-name="ce269"/>
          <table:table-cell table:style-name="ce434" table:formula="of:=IF([.G63]=1;&quot;(1=YES): 0=No&quot;;&quot;1=Yes: (0=NO)&quot;)" office:value-type="string" office:string-value="1=Yes: (0=NO)" calcext:value-type="string">
            <text:p>1=Yes: (0=NO)</text:p>
          </table:table-cell>
          <table:table-cell table:style-name="ce325"/>
          <table:table-cell table:style-name="ce491"/>
          <table:table-cell table:number-columns-repeated="13"/>
        </table:table-row>
        <table:table-row table:style-name="ro2">
          <table:table-cell/>
          <table:table-cell table:style-name="ce319" office:value-type="string" calcext:value-type="string">
            <text:p>V71</text:p>
          </table:table-cell>
          <table:table-cell table:style-name="ce323" office:value-type="string" calcext:value-type="string">
            <text:p>Verse</text:p>
          </table:table-cell>
          <table:table-cell table:style-name="ce322" office:value-type="string" calcext:value-type="string">
            <text:p>Bold Italic</text:p>
          </table:table-cell>
          <table:table-cell table:style-name="ce325" office:value-type="float" office:value="64" calcext:value-type="float">
            <text:p>64</text:p>
          </table:table-cell>
          <table:table-cell table:style-name="ce400" office:value-type="string" calcext:value-type="string">
            <text:p>Adobe Justification</text:p>
          </table:table-cell>
          <table:table-cell table:style-name="ce269" table:formula="of:=[.$G$8]" office:value-type="float" office:value="1" calcext:value-type="float">
            <text:p>1</text:p>
          </table:table-cell>
          <table:table-cell table:style-name="ce306" office:value-type="string" calcext:value-type="string">
            <text:p>blank:ragged, 1:justified</text:p>
          </table:table-cell>
          <table:table-cell table:style-name="ce325"/>
          <table:table-cell table:style-name="ce491"/>
          <table:table-cell table:number-columns-repeated="13"/>
        </table:table-row>
        <table:table-row table:style-name="ro2">
          <table:table-cell table:number-columns-repeated="4"/>
          <table:table-cell table:style-name="ce325" office:value-type="float" office:value="65" calcext:value-type="float">
            <text:p>65</text:p>
          </table:table-cell>
          <table:table-cell table:style-name="ce400" office:value-type="string" calcext:value-type="string">
            <text:p>Alternate Justification</text:p>
          </table:table-cell>
          <table:table-cell table:style-name="ce269"/>
          <table:table-cell table:style-name="ce306" office:value-type="string" calcext:value-type="string">
            <text:p>blank:n/a, 0:off, 1:Arabic, 2:Naskh</text:p>
          </table:table-cell>
          <table:table-cell table:style-name="ce325"/>
          <table:table-cell table:style-name="ce491"/>
          <table:table-cell table:number-columns-repeated="13"/>
        </table:table-row>
        <table:table-row table:style-name="ro2" table:number-rows-repeated="4">
          <table:table-cell table:number-columns-repeated="4"/>
          <table:table-cell table:style-name="ce224"/>
          <table:table-cell table:style-name="ce400"/>
          <table:table-cell table:style-name="ce269"/>
          <table:table-cell table:style-name="ce306"/>
          <table:table-cell table:style-name="ce325"/>
          <table:table-cell table:style-name="ce491"/>
          <table:table-cell table:number-columns-repeated="13"/>
        </table:table-row>
        <table:table-row table:style-name="ro2">
          <table:table-cell table:number-columns-repeated="4"/>
          <table:table-cell table:style-name="ce224"/>
          <table:table-cell table:style-name="ce401"/>
          <table:table-cell table:style-name="ce427"/>
          <table:table-cell table:style-name="ce458"/>
          <table:table-cell table:style-name="ce325"/>
          <table:table-cell table:style-name="ce491"/>
          <table:table-cell table:number-columns-repeated="13"/>
        </table:table-row>
        <table:table-row table:style-name="ro2" table:number-rows-repeated="46">
          <table:table-cell table:number-columns-repeated="4"/>
          <table:table-cell table:style-name="ce224"/>
          <table:table-cell table:style-name="ce402"/>
          <table:table-cell table:style-name="ce428"/>
          <table:table-cell table:style-name="ce224" table:number-columns-repeated="2"/>
          <table:table-cell table:number-columns-repeated="14"/>
        </table:table-row>
        <table:table-row table:style-name="ro2" table:number-rows-repeated="1048459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  <table:database-ranges>
        <table:database-range table:name="__Anonymous_Sheet_DB__0" table:target-range-address="'P.SFM'.A1:'P.SFM'.W488" table:display-filter-buttons="true" table:orientation="column"/>
        <table:database-range table:name="__Anonymous_Sheet_DB__1" table:target-range-address="Codes.U2:Codes.W3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0/00/0000</text:date>, <text:time style:data-style-name="N2" text:time-value="23:10:48.36084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6:30:59.626330000</meta:creation-date>
    <meta:editing-duration>PT9H3M48S</meta:editing-duration>
    <meta:editing-cycles>10</meta:editing-cycles>
    <meta:generator>LibreOffice/5.3.4.2$MacOSX_X86_64 LibreOffice_project/f82d347ccc0be322489bf7da61d7e4ad13fe2ff3</meta:generator>
    <dc:date>2018-01-06T04:43:02.791298000</dc:date>
    <meta:document-statistic meta:table-count="2" meta:cell-count="5861" meta:object-count="0"/>
  </office:meta>
</office:document-meta>
</file>